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4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51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3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1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48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49" style:family="paragraph" style:parent-style-name="Standard">
      <style:text-properties officeooo:rsid="0015f1ff" officeooo:paragraph-rsid="0015f1ff"/>
    </style:style>
    <style:style style:name="P250" style:family="paragraph" style:parent-style-name="Standard">
      <style:text-properties officeooo:rsid="0015f1ff" officeooo:paragraph-rsid="0013268f"/>
    </style:style>
    <style:style style:name="P25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2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4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5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4" style:family="paragraph" style:parent-style-name="Standard">
      <style:text-properties fo:font-style="normal" officeooo:paragraph-rsid="02be3c45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7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8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3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6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2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6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4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2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0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0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0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0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0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0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07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08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09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10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12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1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1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15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1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1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1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1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2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2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2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2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2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2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2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2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2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2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3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3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3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4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67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69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37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38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39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40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41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42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43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44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45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46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47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48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49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50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61" style:family="paragraph" style:parent-style-name="Standard">
      <style:text-properties officeooo:rsid="0033fbdf" officeooo:paragraph-rsid="0033fbdf"/>
    </style:style>
    <style:style style:name="P662" style:family="paragraph" style:parent-style-name="Standard">
      <style:text-properties officeooo:rsid="0034ed8b" officeooo:paragraph-rsid="0106c767"/>
    </style:style>
    <style:style style:name="P66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6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6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6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6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6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6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7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7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83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8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bf92cd" officeooo:paragraph-rsid="0744fff5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0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1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paragraph-rsid="04e915f4"/>
    </style:style>
    <style:style style:name="P725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26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27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28" style:family="paragraph" style:parent-style-name="Standard">
      <style:text-properties officeooo:rsid="0012a0dc" officeooo:paragraph-rsid="0012a0dc"/>
    </style:style>
    <style:style style:name="P729" style:family="paragraph" style:parent-style-name="Standard">
      <style:text-properties officeooo:paragraph-rsid="003eeb50"/>
    </style:style>
    <style:style style:name="P730" style:family="paragraph" style:parent-style-name="Standard">
      <style:text-properties officeooo:rsid="00205d85" officeooo:paragraph-rsid="005f7223"/>
    </style:style>
    <style:style style:name="P731" style:family="paragraph" style:parent-style-name="Standard">
      <style:text-properties officeooo:rsid="002436f5" officeooo:paragraph-rsid="00ed9297"/>
    </style:style>
    <style:style style:name="P732" style:family="paragraph" style:parent-style-name="Standard">
      <style:text-properties officeooo:rsid="0056d959" officeooo:paragraph-rsid="0056d959"/>
    </style:style>
    <style:style style:name="P733" style:family="paragraph" style:parent-style-name="Standard">
      <style:paragraph-properties fo:line-height="150%"/>
      <style:text-properties officeooo:paragraph-rsid="0013268f"/>
    </style:style>
    <style:style style:name="P734" style:family="paragraph" style:parent-style-name="Standard">
      <style:paragraph-properties fo:line-height="150%"/>
      <style:text-properties officeooo:paragraph-rsid="0040eb9d"/>
    </style:style>
    <style:style style:name="P735" style:family="paragraph" style:parent-style-name="Standard">
      <style:paragraph-properties fo:line-height="150%"/>
      <style:text-properties officeooo:paragraph-rsid="00c6421c"/>
    </style:style>
    <style:style style:name="P736" style:family="paragraph" style:parent-style-name="Standard">
      <style:paragraph-properties fo:line-height="150%"/>
      <style:text-properties officeooo:paragraph-rsid="0106c767"/>
    </style:style>
    <style:style style:name="P737" style:family="paragraph" style:parent-style-name="Standard">
      <style:paragraph-properties fo:line-height="150%"/>
      <style:text-properties officeooo:paragraph-rsid="01d80854"/>
    </style:style>
    <style:style style:name="P738" style:family="paragraph" style:parent-style-name="Standard">
      <style:paragraph-properties fo:line-height="150%"/>
      <style:text-properties officeooo:paragraph-rsid="020068b3"/>
    </style:style>
    <style:style style:name="P739" style:family="paragraph" style:parent-style-name="Standard">
      <style:paragraph-properties fo:line-height="150%"/>
      <style:text-properties officeooo:paragraph-rsid="0265f14b"/>
    </style:style>
    <style:style style:name="P740" style:family="paragraph" style:parent-style-name="Standard">
      <style:paragraph-properties fo:line-height="150%"/>
      <style:text-properties officeooo:paragraph-rsid="00cab904"/>
    </style:style>
    <style:style style:name="P741" style:family="paragraph" style:parent-style-name="Standard">
      <style:paragraph-properties fo:line-height="150%"/>
      <style:text-properties officeooo:paragraph-rsid="0339abb7"/>
    </style:style>
    <style:style style:name="P742" style:family="paragraph" style:parent-style-name="Standard">
      <style:paragraph-properties fo:line-height="150%"/>
      <style:text-properties officeooo:paragraph-rsid="031857c7"/>
    </style:style>
    <style:style style:name="P743" style:family="paragraph" style:parent-style-name="Standard">
      <style:paragraph-properties fo:line-height="150%"/>
      <style:text-properties officeooo:paragraph-rsid="0347bb43"/>
    </style:style>
    <style:style style:name="P744" style:family="paragraph" style:parent-style-name="Standard">
      <style:paragraph-properties fo:line-height="150%"/>
      <style:text-properties officeooo:paragraph-rsid="03af7bf7"/>
    </style:style>
    <style:style style:name="P745" style:family="paragraph" style:parent-style-name="Standard">
      <style:paragraph-properties fo:line-height="150%"/>
      <style:text-properties officeooo:paragraph-rsid="03becfb9"/>
    </style:style>
    <style:style style:name="P746" style:family="paragraph" style:parent-style-name="Standard">
      <style:paragraph-properties fo:line-height="150%"/>
      <style:text-properties officeooo:paragraph-rsid="03e90de3"/>
    </style:style>
    <style:style style:name="P747" style:family="paragraph" style:parent-style-name="Standard">
      <style:paragraph-properties fo:line-height="150%"/>
      <style:text-properties officeooo:paragraph-rsid="03ffa765"/>
    </style:style>
    <style:style style:name="P748" style:family="paragraph" style:parent-style-name="Standard">
      <style:paragraph-properties fo:line-height="150%"/>
      <style:text-properties officeooo:paragraph-rsid="04226783"/>
    </style:style>
    <style:style style:name="P749" style:family="paragraph" style:parent-style-name="Standard">
      <style:paragraph-properties fo:line-height="150%"/>
      <style:text-properties officeooo:paragraph-rsid="04ddd894"/>
    </style:style>
    <style:style style:name="P750" style:family="paragraph" style:parent-style-name="Standard">
      <style:paragraph-properties fo:line-height="150%"/>
      <style:text-properties officeooo:paragraph-rsid="05319739"/>
    </style:style>
    <style:style style:name="P751" style:family="paragraph" style:parent-style-name="Standard">
      <style:paragraph-properties fo:line-height="150%"/>
      <style:text-properties officeooo:paragraph-rsid="057d2115"/>
    </style:style>
    <style:style style:name="P752" style:family="paragraph" style:parent-style-name="Standard">
      <style:paragraph-properties fo:line-height="150%"/>
      <style:text-properties officeooo:paragraph-rsid="058bbc5e"/>
    </style:style>
    <style:style style:name="P753" style:family="paragraph" style:parent-style-name="Standard">
      <style:paragraph-properties fo:line-height="150%"/>
      <style:text-properties officeooo:paragraph-rsid="054d7055"/>
    </style:style>
    <style:style style:name="P754" style:family="paragraph" style:parent-style-name="Standard">
      <style:paragraph-properties fo:line-height="150%"/>
      <style:text-properties officeooo:paragraph-rsid="05cd3bc5"/>
    </style:style>
    <style:style style:name="P755" style:family="paragraph" style:parent-style-name="Standard">
      <style:paragraph-properties fo:line-height="150%"/>
      <style:text-properties officeooo:paragraph-rsid="05e46ca0"/>
    </style:style>
    <style:style style:name="P756" style:family="paragraph" style:parent-style-name="Standard">
      <style:paragraph-properties fo:line-height="150%"/>
      <style:text-properties officeooo:paragraph-rsid="05e8bd08"/>
    </style:style>
    <style:style style:name="P757" style:family="paragraph" style:parent-style-name="Standard">
      <style:paragraph-properties fo:line-height="150%"/>
      <style:text-properties officeooo:paragraph-rsid="05ef59a4"/>
    </style:style>
    <style:style style:name="P758" style:family="paragraph" style:parent-style-name="Standard">
      <style:paragraph-properties fo:line-height="150%"/>
      <style:text-properties officeooo:paragraph-rsid="06052a63"/>
    </style:style>
    <style:style style:name="P759" style:family="paragraph" style:parent-style-name="Standard">
      <style:paragraph-properties fo:line-height="150%"/>
      <style:text-properties officeooo:paragraph-rsid="0608abbd"/>
    </style:style>
    <style:style style:name="P760" style:family="paragraph" style:parent-style-name="Standard">
      <style:paragraph-properties fo:line-height="150%"/>
      <style:text-properties officeooo:paragraph-rsid="061a2a29"/>
    </style:style>
    <style:style style:name="P761" style:family="paragraph" style:parent-style-name="Standard">
      <style:paragraph-properties fo:line-height="150%"/>
      <style:text-properties officeooo:paragraph-rsid="06130d41"/>
    </style:style>
    <style:style style:name="P762" style:family="paragraph" style:parent-style-name="Standard">
      <style:paragraph-properties fo:line-height="150%"/>
      <style:text-properties officeooo:paragraph-rsid="062535ed"/>
    </style:style>
    <style:style style:name="P763" style:family="paragraph" style:parent-style-name="Standard">
      <style:paragraph-properties fo:line-height="150%"/>
      <style:text-properties officeooo:paragraph-rsid="06257b22"/>
    </style:style>
    <style:style style:name="P764" style:family="paragraph" style:parent-style-name="Standard">
      <style:paragraph-properties fo:line-height="150%"/>
      <style:text-properties officeooo:paragraph-rsid="067e3ef2"/>
    </style:style>
    <style:style style:name="P765" style:family="paragraph" style:parent-style-name="Standard">
      <style:paragraph-properties fo:line-height="150%"/>
      <style:text-properties officeooo:paragraph-rsid="063bda54"/>
    </style:style>
    <style:style style:name="P766" style:family="paragraph" style:parent-style-name="Standard">
      <style:paragraph-properties fo:line-height="150%"/>
      <style:text-properties officeooo:paragraph-rsid="07267459"/>
    </style:style>
    <style:style style:name="P767" style:family="paragraph" style:parent-style-name="Standard">
      <style:paragraph-properties fo:line-height="150%"/>
      <style:text-properties officeooo:paragraph-rsid="05f80830"/>
    </style:style>
    <style:style style:name="P768" style:family="paragraph" style:parent-style-name="Standard">
      <style:text-properties officeooo:paragraph-rsid="00883289"/>
    </style:style>
    <style:style style:name="P769" style:family="paragraph" style:parent-style-name="Standard">
      <style:text-properties officeooo:rsid="008872eb" officeooo:paragraph-rsid="008872eb"/>
    </style:style>
    <style:style style:name="P770" style:family="paragraph" style:parent-style-name="Standard">
      <style:text-properties officeooo:paragraph-rsid="00a75993"/>
    </style:style>
    <style:style style:name="P771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72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73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74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42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43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71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72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7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80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72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73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7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7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7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7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7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79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8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40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41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42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43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65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68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69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70" style:family="paragraph" style:parent-style-name="Standard">
      <style:text-properties style:use-window-font-color="true" officeooo:paragraph-rsid="02be3c45"/>
    </style:style>
    <style:style style:name="P1071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7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7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7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7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7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7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7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7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8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8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8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83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84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8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8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87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88" style:family="paragraph" style:parent-style-name="Standard">
      <style:text-properties style:use-window-font-color="true" officeooo:paragraph-rsid="02ecf51e"/>
    </style:style>
    <style:style style:name="P1089" style:family="paragraph" style:parent-style-name="Standard">
      <style:paragraph-properties fo:line-height="150%"/>
      <style:text-properties style:use-window-font-color="true" officeooo:paragraph-rsid="02edc963"/>
    </style:style>
    <style:style style:name="P1090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9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93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94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9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9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97" style:family="paragraph" style:parent-style-name="Standard">
      <style:text-properties officeooo:paragraph-rsid="00ba4170"/>
    </style:style>
    <style:style style:name="P1098" style:family="paragraph" style:parent-style-name="Standard">
      <style:text-properties officeooo:paragraph-rsid="00bbbf73"/>
    </style:style>
    <style:style style:name="P1099" style:family="paragraph" style:parent-style-name="Standard">
      <style:text-properties officeooo:rsid="00beb82f" officeooo:paragraph-rsid="00beb82f"/>
    </style:style>
    <style:style style:name="P1100" style:family="paragraph" style:parent-style-name="Standard">
      <style:text-properties officeooo:paragraph-rsid="00beb82f"/>
    </style:style>
    <style:style style:name="P1101" style:family="paragraph" style:parent-style-name="Standard">
      <style:text-properties officeooo:rsid="00c0d7c6" officeooo:paragraph-rsid="00c0d7c6"/>
    </style:style>
    <style:style style:name="P1102" style:family="paragraph" style:parent-style-name="Standard">
      <style:text-properties officeooo:rsid="005521a3" officeooo:paragraph-rsid="005521a3"/>
    </style:style>
    <style:style style:name="P1103" style:family="paragraph" style:parent-style-name="Standard">
      <style:text-properties officeooo:paragraph-rsid="00d2fc06"/>
    </style:style>
    <style:style style:name="P1104" style:family="paragraph" style:parent-style-name="Standard">
      <style:paragraph-properties fo:line-height="150%"/>
      <style:text-properties officeooo:rsid="00d5826a" officeooo:paragraph-rsid="00d5826a"/>
    </style:style>
    <style:style style:name="P1105" style:family="paragraph" style:parent-style-name="Standard">
      <style:text-properties officeooo:paragraph-rsid="00d77d7d"/>
    </style:style>
    <style:style style:name="P1106" style:family="paragraph" style:parent-style-name="Standard">
      <style:text-properties officeooo:rsid="00d9c9e4" officeooo:paragraph-rsid="00d9c9e4"/>
    </style:style>
    <style:style style:name="P1107" style:family="paragraph" style:parent-style-name="Standard">
      <style:text-properties officeooo:paragraph-rsid="00e5f586"/>
    </style:style>
    <style:style style:name="P1108" style:family="paragraph" style:parent-style-name="Standard">
      <style:text-properties officeooo:paragraph-rsid="00eb50e0"/>
    </style:style>
    <style:style style:name="P1109" style:family="paragraph" style:parent-style-name="Standard">
      <style:paragraph-properties fo:line-height="150%"/>
      <style:text-properties officeooo:rsid="00f2503e" officeooo:paragraph-rsid="00f2503e"/>
    </style:style>
    <style:style style:name="P1110" style:family="paragraph" style:parent-style-name="Standard">
      <style:text-properties officeooo:rsid="00f2503e" officeooo:paragraph-rsid="01222be5"/>
    </style:style>
    <style:style style:name="P1111" style:family="paragraph" style:parent-style-name="Standard">
      <style:text-properties officeooo:rsid="00d1487d" officeooo:paragraph-rsid="00d2fc06"/>
    </style:style>
    <style:style style:name="P1112" style:family="paragraph" style:parent-style-name="Standard">
      <style:text-properties officeooo:paragraph-rsid="00f5260b"/>
    </style:style>
    <style:style style:name="P1113" style:family="paragraph" style:parent-style-name="Standard">
      <style:text-properties officeooo:paragraph-rsid="010c486e"/>
    </style:style>
    <style:style style:name="P1114" style:family="paragraph" style:parent-style-name="Standard">
      <style:text-properties officeooo:paragraph-rsid="00367935"/>
    </style:style>
    <style:style style:name="P1115" style:family="paragraph" style:parent-style-name="Standard">
      <style:text-properties officeooo:paragraph-rsid="011fc384"/>
    </style:style>
    <style:style style:name="P1116" style:family="paragraph" style:parent-style-name="Standard">
      <style:text-properties officeooo:paragraph-rsid="0122678f"/>
    </style:style>
    <style:style style:name="P1117" style:family="paragraph" style:parent-style-name="Standard">
      <style:text-properties officeooo:paragraph-rsid="012dfde8"/>
    </style:style>
    <style:style style:name="P1118" style:family="paragraph" style:parent-style-name="Standard">
      <style:text-properties officeooo:paragraph-rsid="0130fd48"/>
    </style:style>
    <style:style style:name="P1119" style:family="paragraph" style:parent-style-name="Standard">
      <style:text-properties officeooo:paragraph-rsid="013282b3"/>
    </style:style>
    <style:style style:name="P1120" style:family="paragraph" style:parent-style-name="Standard">
      <style:text-properties officeooo:paragraph-rsid="013f3c54"/>
    </style:style>
    <style:style style:name="P1121" style:family="paragraph" style:parent-style-name="Standard">
      <style:text-properties officeooo:paragraph-rsid="0152f194"/>
    </style:style>
    <style:style style:name="P1122" style:family="paragraph" style:parent-style-name="Standard">
      <style:text-properties officeooo:paragraph-rsid="0150aafa"/>
    </style:style>
    <style:style style:name="P1123" style:family="paragraph" style:parent-style-name="Standard">
      <style:paragraph-properties fo:line-height="100%"/>
      <style:text-properties officeooo:paragraph-rsid="016aa5ac"/>
    </style:style>
    <style:style style:name="P1124" style:family="paragraph" style:parent-style-name="Standard">
      <style:paragraph-properties fo:line-height="100%"/>
      <style:text-properties officeooo:paragraph-rsid="016d2800"/>
    </style:style>
    <style:style style:name="P1125" style:family="paragraph" style:parent-style-name="Standard">
      <style:paragraph-properties fo:line-height="100%"/>
      <style:text-properties officeooo:paragraph-rsid="0171553b"/>
    </style:style>
    <style:style style:name="P1126" style:family="paragraph" style:parent-style-name="Standard">
      <style:paragraph-properties fo:line-height="100%"/>
      <style:text-properties officeooo:paragraph-rsid="0176ee1b"/>
    </style:style>
    <style:style style:name="P1127" style:family="paragraph" style:parent-style-name="Standard">
      <style:paragraph-properties fo:line-height="100%"/>
      <style:text-properties officeooo:paragraph-rsid="017941db"/>
    </style:style>
    <style:style style:name="P1128" style:family="paragraph" style:parent-style-name="Standard">
      <style:paragraph-properties fo:line-height="100%"/>
      <style:text-properties officeooo:paragraph-rsid="017a7161"/>
    </style:style>
    <style:style style:name="P1129" style:family="paragraph" style:parent-style-name="Standard">
      <style:paragraph-properties fo:line-height="100%"/>
      <style:text-properties officeooo:paragraph-rsid="018105ab"/>
    </style:style>
    <style:style style:name="P1130" style:family="paragraph" style:parent-style-name="Standard">
      <style:paragraph-properties fo:line-height="100%"/>
      <style:text-properties officeooo:paragraph-rsid="01aaba73"/>
    </style:style>
    <style:style style:name="P1131" style:family="paragraph" style:parent-style-name="Standard">
      <style:paragraph-properties fo:line-height="100%"/>
      <style:text-properties officeooo:paragraph-rsid="01abda5f"/>
    </style:style>
    <style:style style:name="P1132" style:family="paragraph" style:parent-style-name="Standard">
      <style:paragraph-properties fo:line-height="100%"/>
      <style:text-properties officeooo:paragraph-rsid="01d3aa7e"/>
    </style:style>
    <style:style style:name="P1133" style:family="paragraph" style:parent-style-name="Standard">
      <style:paragraph-properties fo:line-height="100%"/>
      <style:text-properties officeooo:paragraph-rsid="01e2b86d"/>
    </style:style>
    <style:style style:name="P1134" style:family="paragraph" style:parent-style-name="Standard">
      <style:paragraph-properties fo:line-height="100%"/>
      <style:text-properties officeooo:paragraph-rsid="01e7ea9a"/>
    </style:style>
    <style:style style:name="P1135" style:family="paragraph" style:parent-style-name="Standard">
      <style:paragraph-properties fo:line-height="100%"/>
      <style:text-properties officeooo:paragraph-rsid="01f79ca2"/>
    </style:style>
    <style:style style:name="P1136" style:family="paragraph" style:parent-style-name="Standard">
      <style:paragraph-properties fo:line-height="100%"/>
      <style:text-properties officeooo:paragraph-rsid="020068b3"/>
    </style:style>
    <style:style style:name="P1137" style:family="paragraph" style:parent-style-name="Standard">
      <style:paragraph-properties fo:line-height="100%"/>
      <style:text-properties officeooo:paragraph-rsid="0200b58e"/>
    </style:style>
    <style:style style:name="P1138" style:family="paragraph" style:parent-style-name="Standard">
      <style:paragraph-properties fo:line-height="100%"/>
      <style:text-properties officeooo:paragraph-rsid="020131ae"/>
    </style:style>
    <style:style style:name="P1139" style:family="paragraph" style:parent-style-name="Standard">
      <style:paragraph-properties fo:line-height="100%"/>
      <style:text-properties officeooo:paragraph-rsid="0212a48a"/>
    </style:style>
    <style:style style:name="P1140" style:family="paragraph" style:parent-style-name="Standard">
      <style:paragraph-properties fo:line-height="100%"/>
      <style:text-properties officeooo:paragraph-rsid="01d522fe"/>
    </style:style>
    <style:style style:name="P1141" style:family="paragraph" style:parent-style-name="Standard">
      <style:paragraph-properties fo:line-height="100%"/>
      <style:text-properties officeooo:paragraph-rsid="021920c6"/>
    </style:style>
    <style:style style:name="P1142" style:family="paragraph" style:parent-style-name="Standard">
      <style:paragraph-properties fo:line-height="100%"/>
      <style:text-properties officeooo:paragraph-rsid="021bfb0f"/>
    </style:style>
    <style:style style:name="P1143" style:family="paragraph" style:parent-style-name="Standard">
      <style:paragraph-properties fo:line-height="100%"/>
      <style:text-properties officeooo:paragraph-rsid="021d76dd"/>
    </style:style>
    <style:style style:name="P1144" style:family="paragraph" style:parent-style-name="Standard">
      <style:paragraph-properties fo:line-height="100%"/>
      <style:text-properties officeooo:paragraph-rsid="01ec8e18"/>
    </style:style>
    <style:style style:name="P1145" style:family="paragraph" style:parent-style-name="Standard">
      <style:paragraph-properties fo:line-height="100%"/>
      <style:text-properties officeooo:paragraph-rsid="0228bd00"/>
    </style:style>
    <style:style style:name="P1146" style:family="paragraph" style:parent-style-name="Standard">
      <style:paragraph-properties fo:line-height="100%"/>
      <style:text-properties officeooo:paragraph-rsid="0239e044"/>
    </style:style>
    <style:style style:name="P1147" style:family="paragraph" style:parent-style-name="Standard">
      <style:paragraph-properties fo:line-height="100%"/>
      <style:text-properties officeooo:paragraph-rsid="023e217a"/>
    </style:style>
    <style:style style:name="P1148" style:family="paragraph" style:parent-style-name="Standard">
      <style:paragraph-properties fo:line-height="100%"/>
      <style:text-properties officeooo:paragraph-rsid="0245c9e7"/>
    </style:style>
    <style:style style:name="P1149" style:family="paragraph" style:parent-style-name="Standard">
      <style:paragraph-properties fo:line-height="100%"/>
      <style:text-properties officeooo:paragraph-rsid="0248e2f5"/>
    </style:style>
    <style:style style:name="P1150" style:family="paragraph" style:parent-style-name="Standard">
      <style:paragraph-properties fo:line-height="100%"/>
      <style:text-properties officeooo:paragraph-rsid="024d9b01"/>
    </style:style>
    <style:style style:name="P1151" style:family="paragraph" style:parent-style-name="Standard">
      <style:paragraph-properties fo:line-height="100%"/>
      <style:text-properties officeooo:paragraph-rsid="02540cb9"/>
    </style:style>
    <style:style style:name="P1152" style:family="paragraph" style:parent-style-name="Standard">
      <style:paragraph-properties fo:line-height="100%"/>
      <style:text-properties officeooo:paragraph-rsid="02656310"/>
    </style:style>
    <style:style style:name="P1153" style:family="paragraph" style:parent-style-name="Standard">
      <style:paragraph-properties fo:line-height="100%"/>
      <style:text-properties officeooo:paragraph-rsid="0265f14b"/>
    </style:style>
    <style:style style:name="P1154" style:family="paragraph" style:parent-style-name="Standard">
      <style:paragraph-properties fo:line-height="100%"/>
      <style:text-properties officeooo:paragraph-rsid="02778926"/>
    </style:style>
    <style:style style:name="P1155" style:family="paragraph" style:parent-style-name="Standard">
      <style:paragraph-properties fo:line-height="100%"/>
      <style:text-properties officeooo:paragraph-rsid="0279658f"/>
    </style:style>
    <style:style style:name="P1156" style:family="paragraph" style:parent-style-name="Standard">
      <style:paragraph-properties fo:line-height="100%"/>
      <style:text-properties officeooo:paragraph-rsid="027b57d1"/>
    </style:style>
    <style:style style:name="P1157" style:family="paragraph" style:parent-style-name="Standard">
      <style:paragraph-properties fo:line-height="100%"/>
      <style:text-properties officeooo:paragraph-rsid="02819040"/>
    </style:style>
    <style:style style:name="P1158" style:family="paragraph" style:parent-style-name="Standard">
      <style:paragraph-properties fo:line-height="100%"/>
      <style:text-properties officeooo:paragraph-rsid="028add40"/>
    </style:style>
    <style:style style:name="P1159" style:family="paragraph" style:parent-style-name="Standard">
      <style:paragraph-properties fo:line-height="100%"/>
      <style:text-properties officeooo:paragraph-rsid="02939b7b"/>
    </style:style>
    <style:style style:name="P1160" style:family="paragraph" style:parent-style-name="Standard">
      <style:paragraph-properties fo:line-height="100%"/>
      <style:text-properties officeooo:paragraph-rsid="0293a523"/>
    </style:style>
    <style:style style:name="P1161" style:family="paragraph" style:parent-style-name="Standard">
      <style:paragraph-properties fo:line-height="100%"/>
      <style:text-properties officeooo:paragraph-rsid="0297c923"/>
    </style:style>
    <style:style style:name="P1162" style:family="paragraph" style:parent-style-name="Standard">
      <style:paragraph-properties fo:line-height="100%"/>
      <style:text-properties officeooo:paragraph-rsid="029bb505"/>
    </style:style>
    <style:style style:name="P1163" style:family="paragraph" style:parent-style-name="Standard">
      <style:paragraph-properties fo:line-height="100%"/>
      <style:text-properties officeooo:paragraph-rsid="02a71f0b"/>
    </style:style>
    <style:style style:name="P1164" style:family="paragraph" style:parent-style-name="Standard">
      <style:paragraph-properties fo:line-height="100%"/>
      <style:text-properties officeooo:paragraph-rsid="027c1b85"/>
    </style:style>
    <style:style style:name="P1165" style:family="paragraph" style:parent-style-name="Standard">
      <style:paragraph-properties fo:line-height="100%"/>
      <style:text-properties officeooo:paragraph-rsid="0045286d"/>
    </style:style>
    <style:style style:name="P1166" style:family="paragraph" style:parent-style-name="Standard">
      <style:paragraph-properties fo:line-height="100%"/>
      <style:text-properties officeooo:paragraph-rsid="02bd01a2"/>
    </style:style>
    <style:style style:name="P1167" style:family="paragraph" style:parent-style-name="Standard">
      <style:paragraph-properties fo:line-height="100%"/>
      <style:text-properties officeooo:paragraph-rsid="02d5eaee"/>
    </style:style>
    <style:style style:name="P1168" style:family="paragraph" style:parent-style-name="Standard">
      <style:paragraph-properties fo:line-height="100%"/>
      <style:text-properties officeooo:paragraph-rsid="02e4f960"/>
    </style:style>
    <style:style style:name="P1169" style:family="paragraph" style:parent-style-name="Standard">
      <style:paragraph-properties fo:line-height="100%"/>
      <style:text-properties officeooo:paragraph-rsid="02eac01d"/>
    </style:style>
    <style:style style:name="P1170" style:family="paragraph" style:parent-style-name="Standard">
      <style:paragraph-properties fo:line-height="100%"/>
      <style:text-properties officeooo:paragraph-rsid="02f17ec6"/>
    </style:style>
    <style:style style:name="P1171" style:family="paragraph" style:parent-style-name="Standard">
      <style:paragraph-properties fo:line-height="100%"/>
      <style:text-properties officeooo:paragraph-rsid="02fda6ef"/>
    </style:style>
    <style:style style:name="P1172" style:family="paragraph" style:parent-style-name="Standard">
      <style:paragraph-properties fo:line-height="100%"/>
      <style:text-properties officeooo:paragraph-rsid="03040c1c"/>
    </style:style>
    <style:style style:name="P1173" style:family="paragraph" style:parent-style-name="Standard">
      <style:paragraph-properties fo:line-height="100%"/>
      <style:text-properties officeooo:paragraph-rsid="03049b98"/>
    </style:style>
    <style:style style:name="P1174" style:family="paragraph" style:parent-style-name="Standard">
      <style:paragraph-properties fo:line-height="100%"/>
      <style:text-properties officeooo:paragraph-rsid="0305aebe"/>
    </style:style>
    <style:style style:name="P1175" style:family="paragraph" style:parent-style-name="Standard">
      <style:paragraph-properties fo:line-height="100%"/>
      <style:text-properties officeooo:paragraph-rsid="03061f93"/>
    </style:style>
    <style:style style:name="P1176" style:family="paragraph" style:parent-style-name="Standard">
      <style:paragraph-properties fo:line-height="100%"/>
      <style:text-properties officeooo:paragraph-rsid="03153caa"/>
    </style:style>
    <style:style style:name="P1177" style:family="paragraph" style:parent-style-name="Standard">
      <style:paragraph-properties fo:line-height="100%"/>
      <style:text-properties officeooo:paragraph-rsid="03343ce6"/>
    </style:style>
    <style:style style:name="P1178" style:family="paragraph" style:parent-style-name="Standard">
      <style:paragraph-properties fo:line-height="100%"/>
      <style:text-properties officeooo:paragraph-rsid="03349842"/>
    </style:style>
    <style:style style:name="P1179" style:family="paragraph" style:parent-style-name="Standard">
      <style:paragraph-properties fo:line-height="100%"/>
      <style:text-properties officeooo:paragraph-rsid="033f17a3"/>
    </style:style>
    <style:style style:name="P1180" style:family="paragraph" style:parent-style-name="Standard">
      <style:paragraph-properties fo:line-height="100%"/>
      <style:text-properties officeooo:paragraph-rsid="034172a0"/>
    </style:style>
    <style:style style:name="P1181" style:family="paragraph" style:parent-style-name="Standard">
      <style:paragraph-properties fo:line-height="100%"/>
      <style:text-properties officeooo:paragraph-rsid="034adc9b"/>
    </style:style>
    <style:style style:name="P1182" style:family="paragraph" style:parent-style-name="Standard">
      <style:paragraph-properties fo:line-height="100%"/>
      <style:text-properties officeooo:paragraph-rsid="034f33b6"/>
    </style:style>
    <style:style style:name="P1183" style:family="paragraph" style:parent-style-name="Standard">
      <style:paragraph-properties fo:line-height="100%"/>
      <style:text-properties officeooo:paragraph-rsid="034f680a"/>
    </style:style>
    <style:style style:name="P1184" style:family="paragraph" style:parent-style-name="Standard">
      <style:paragraph-properties fo:line-height="100%"/>
      <style:text-properties officeooo:paragraph-rsid="035051aa"/>
    </style:style>
    <style:style style:name="P1185" style:family="paragraph" style:parent-style-name="Standard">
      <style:paragraph-properties fo:line-height="100%"/>
      <style:text-properties officeooo:paragraph-rsid="0369854f"/>
    </style:style>
    <style:style style:name="P1186" style:family="paragraph" style:parent-style-name="Standard">
      <style:paragraph-properties fo:line-height="100%"/>
      <style:text-properties officeooo:paragraph-rsid="03963307"/>
    </style:style>
    <style:style style:name="P1187" style:family="paragraph" style:parent-style-name="Standard">
      <style:paragraph-properties fo:line-height="100%"/>
      <style:text-properties officeooo:paragraph-rsid="039c640b"/>
    </style:style>
    <style:style style:name="P1188" style:family="paragraph" style:parent-style-name="Standard">
      <style:paragraph-properties fo:line-height="100%"/>
      <style:text-properties officeooo:paragraph-rsid="039e9821"/>
    </style:style>
    <style:style style:name="P1189" style:family="paragraph" style:parent-style-name="Standard">
      <style:paragraph-properties fo:line-height="100%"/>
      <style:text-properties officeooo:paragraph-rsid="03a073aa"/>
    </style:style>
    <style:style style:name="P1190" style:family="paragraph" style:parent-style-name="Standard">
      <style:paragraph-properties fo:line-height="100%"/>
      <style:text-properties officeooo:paragraph-rsid="03b1fbc9"/>
    </style:style>
    <style:style style:name="P1191" style:family="paragraph" style:parent-style-name="Standard">
      <style:paragraph-properties fo:line-height="100%"/>
      <style:text-properties officeooo:paragraph-rsid="03c51260"/>
    </style:style>
    <style:style style:name="P1192" style:family="paragraph" style:parent-style-name="Standard">
      <style:paragraph-properties fo:line-height="100%"/>
      <style:text-properties officeooo:paragraph-rsid="03eb005c"/>
    </style:style>
    <style:style style:name="P1193" style:family="paragraph" style:parent-style-name="Standard">
      <style:paragraph-properties fo:line-height="100%"/>
      <style:text-properties officeooo:paragraph-rsid="03f0c84b"/>
    </style:style>
    <style:style style:name="P1194" style:family="paragraph" style:parent-style-name="Standard">
      <style:paragraph-properties fo:line-height="100%"/>
      <style:text-properties officeooo:paragraph-rsid="03e90de3"/>
    </style:style>
    <style:style style:name="P1195" style:family="paragraph" style:parent-style-name="Standard">
      <style:paragraph-properties fo:line-height="100%"/>
      <style:text-properties officeooo:paragraph-rsid="03f27278"/>
    </style:style>
    <style:style style:name="P1196" style:family="paragraph" style:parent-style-name="Standard">
      <style:paragraph-properties fo:line-height="100%"/>
      <style:text-properties officeooo:paragraph-rsid="03fd5e01"/>
    </style:style>
    <style:style style:name="P1197" style:family="paragraph" style:parent-style-name="Standard">
      <style:paragraph-properties fo:line-height="100%"/>
      <style:text-properties officeooo:paragraph-rsid="0400a6e4"/>
    </style:style>
    <style:style style:name="P1198" style:family="paragraph" style:parent-style-name="Standard">
      <style:paragraph-properties fo:line-height="100%"/>
      <style:text-properties officeooo:paragraph-rsid="0404aa05"/>
    </style:style>
    <style:style style:name="P1199" style:family="paragraph" style:parent-style-name="Standard">
      <style:paragraph-properties fo:line-height="100%"/>
      <style:text-properties officeooo:paragraph-rsid="04102973"/>
    </style:style>
    <style:style style:name="P1200" style:family="paragraph" style:parent-style-name="Standard">
      <style:paragraph-properties fo:line-height="100%"/>
      <style:text-properties officeooo:paragraph-rsid="041e6a3e"/>
    </style:style>
    <style:style style:name="P1201" style:family="paragraph" style:parent-style-name="Standard">
      <style:paragraph-properties fo:line-height="100%"/>
      <style:text-properties officeooo:paragraph-rsid="03a31e81"/>
    </style:style>
    <style:style style:name="P1202" style:family="paragraph" style:parent-style-name="Standard">
      <style:paragraph-properties fo:line-height="100%"/>
      <style:text-properties officeooo:paragraph-rsid="043fc929"/>
    </style:style>
    <style:style style:name="P1203" style:family="paragraph" style:parent-style-name="Standard">
      <style:paragraph-properties fo:line-height="100%"/>
      <style:text-properties officeooo:paragraph-rsid="043a0ede"/>
    </style:style>
    <style:style style:name="P1204" style:family="paragraph" style:parent-style-name="Standard">
      <style:paragraph-properties fo:line-height="100%"/>
      <style:text-properties officeooo:paragraph-rsid="04518e70"/>
    </style:style>
    <style:style style:name="P1205" style:family="paragraph" style:parent-style-name="Standard">
      <style:paragraph-properties fo:line-height="100%"/>
      <style:text-properties officeooo:paragraph-rsid="04592f7c"/>
    </style:style>
    <style:style style:name="P1206" style:family="paragraph" style:parent-style-name="Standard">
      <style:paragraph-properties fo:line-height="100%"/>
      <style:text-properties officeooo:paragraph-rsid="03becfb9"/>
    </style:style>
    <style:style style:name="P1207" style:family="paragraph" style:parent-style-name="Standard">
      <style:paragraph-properties fo:line-height="100%"/>
      <style:text-properties officeooo:paragraph-rsid="0473548b"/>
    </style:style>
    <style:style style:name="P1208" style:family="paragraph" style:parent-style-name="Standard">
      <style:paragraph-properties fo:line-height="100%"/>
      <style:text-properties officeooo:paragraph-rsid="0411d16e"/>
    </style:style>
    <style:style style:name="P1209" style:family="paragraph" style:parent-style-name="Standard">
      <style:paragraph-properties fo:line-height="100%"/>
      <style:text-properties officeooo:paragraph-rsid="041746e7"/>
    </style:style>
    <style:style style:name="P1210" style:family="paragraph" style:parent-style-name="Standard">
      <style:paragraph-properties fo:line-height="100%"/>
      <style:text-properties officeooo:paragraph-rsid="043c6125"/>
    </style:style>
    <style:style style:name="P1211" style:family="paragraph" style:parent-style-name="Standard">
      <style:paragraph-properties fo:line-height="100%"/>
      <style:text-properties officeooo:paragraph-rsid="04472f62"/>
    </style:style>
    <style:style style:name="P1212" style:family="paragraph" style:parent-style-name="Standard">
      <style:paragraph-properties fo:line-height="100%"/>
      <style:text-properties officeooo:paragraph-rsid="03fc17c3"/>
    </style:style>
    <style:style style:name="P1213" style:family="paragraph" style:parent-style-name="Standard">
      <style:paragraph-properties fo:line-height="100%"/>
      <style:text-properties officeooo:paragraph-rsid="039292f6"/>
    </style:style>
    <style:style style:name="P1214" style:family="paragraph" style:parent-style-name="Standard">
      <style:paragraph-properties fo:line-height="100%"/>
      <style:text-properties officeooo:paragraph-rsid="0486c03e"/>
    </style:style>
    <style:style style:name="P1215" style:family="paragraph" style:parent-style-name="Standard">
      <style:paragraph-properties fo:line-height="100%"/>
      <style:text-properties officeooo:paragraph-rsid="048ffd4a"/>
    </style:style>
    <style:style style:name="P1216" style:family="paragraph" style:parent-style-name="Standard">
      <style:paragraph-properties fo:line-height="100%"/>
      <style:text-properties officeooo:paragraph-rsid="04915c32"/>
    </style:style>
    <style:style style:name="P1217" style:family="paragraph" style:parent-style-name="Standard">
      <style:paragraph-properties fo:line-height="100%"/>
      <style:text-properties officeooo:paragraph-rsid="0496a172"/>
    </style:style>
    <style:style style:name="P1218" style:family="paragraph" style:parent-style-name="Standard">
      <style:paragraph-properties fo:line-height="100%"/>
      <style:text-properties officeooo:paragraph-rsid="04a08898"/>
    </style:style>
    <style:style style:name="P1219" style:family="paragraph" style:parent-style-name="Standard">
      <style:paragraph-properties fo:line-height="100%"/>
      <style:text-properties officeooo:paragraph-rsid="04a6679a"/>
    </style:style>
    <style:style style:name="P1220" style:family="paragraph" style:parent-style-name="Standard">
      <style:paragraph-properties fo:line-height="100%"/>
      <style:text-properties officeooo:paragraph-rsid="04ad05fc"/>
    </style:style>
    <style:style style:name="P1221" style:family="paragraph" style:parent-style-name="Standard">
      <style:paragraph-properties fo:line-height="100%"/>
      <style:text-properties officeooo:paragraph-rsid="04b3c5c0"/>
    </style:style>
    <style:style style:name="P1222" style:family="paragraph" style:parent-style-name="Standard">
      <style:paragraph-properties fo:line-height="100%"/>
      <style:text-properties officeooo:paragraph-rsid="04ba1b39"/>
    </style:style>
    <style:style style:name="P1223" style:family="paragraph" style:parent-style-name="Standard">
      <style:paragraph-properties fo:line-height="100%"/>
      <style:text-properties officeooo:paragraph-rsid="04bc7059"/>
    </style:style>
    <style:style style:name="P1224" style:family="paragraph" style:parent-style-name="Standard">
      <style:paragraph-properties fo:line-height="100%"/>
      <style:text-properties officeooo:paragraph-rsid="02ec4cc6"/>
    </style:style>
    <style:style style:name="P1225" style:family="paragraph" style:parent-style-name="Standard">
      <style:paragraph-properties fo:line-height="100%"/>
      <style:text-properties officeooo:paragraph-rsid="04b80b14"/>
    </style:style>
    <style:style style:name="P1226" style:family="paragraph" style:parent-style-name="Standard">
      <style:paragraph-properties fo:line-height="100%"/>
      <style:text-properties officeooo:paragraph-rsid="04d7b913"/>
    </style:style>
    <style:style style:name="P1227" style:family="paragraph" style:parent-style-name="Standard">
      <style:paragraph-properties fo:line-height="100%"/>
      <style:text-properties officeooo:paragraph-rsid="04ddd894"/>
    </style:style>
    <style:style style:name="P1228" style:family="paragraph" style:parent-style-name="Standard">
      <style:paragraph-properties fo:line-height="100%"/>
      <style:text-properties officeooo:paragraph-rsid="04deac5d"/>
    </style:style>
    <style:style style:name="P1229" style:family="paragraph" style:parent-style-name="Standard">
      <style:paragraph-properties fo:line-height="100%"/>
      <style:text-properties officeooo:paragraph-rsid="04ee3d5e"/>
    </style:style>
    <style:style style:name="P1230" style:family="paragraph" style:parent-style-name="Standard">
      <style:paragraph-properties fo:line-height="100%"/>
      <style:text-properties officeooo:paragraph-rsid="04ee86bb"/>
    </style:style>
    <style:style style:name="P1231" style:family="paragraph" style:parent-style-name="Standard">
      <style:paragraph-properties fo:line-height="100%"/>
      <style:text-properties officeooo:paragraph-rsid="04f29906"/>
    </style:style>
    <style:style style:name="P1232" style:family="paragraph" style:parent-style-name="Standard">
      <style:paragraph-properties fo:line-height="100%"/>
      <style:text-properties officeooo:paragraph-rsid="04faca3a"/>
    </style:style>
    <style:style style:name="P1233" style:family="paragraph" style:parent-style-name="Standard">
      <style:paragraph-properties fo:line-height="100%"/>
      <style:text-properties officeooo:paragraph-rsid="051228a5"/>
    </style:style>
    <style:style style:name="P1234" style:family="paragraph" style:parent-style-name="Standard">
      <style:paragraph-properties fo:line-height="100%"/>
      <style:text-properties officeooo:paragraph-rsid="05149db7"/>
    </style:style>
    <style:style style:name="P1235" style:family="paragraph" style:parent-style-name="Standard">
      <style:paragraph-properties fo:line-height="100%"/>
      <style:text-properties officeooo:paragraph-rsid="051755b6"/>
    </style:style>
    <style:style style:name="P1236" style:family="paragraph" style:parent-style-name="Standard">
      <style:paragraph-properties fo:line-height="100%"/>
      <style:text-properties officeooo:paragraph-rsid="04f1c42d"/>
    </style:style>
    <style:style style:name="P1237" style:family="paragraph" style:parent-style-name="Standard">
      <style:paragraph-properties fo:line-height="100%"/>
      <style:text-properties officeooo:paragraph-rsid="052c470d"/>
    </style:style>
    <style:style style:name="P1238" style:family="paragraph" style:parent-style-name="Standard">
      <style:paragraph-properties fo:line-height="100%"/>
      <style:text-properties officeooo:paragraph-rsid="052e1d4e"/>
    </style:style>
    <style:style style:name="P1239" style:family="paragraph" style:parent-style-name="Standard">
      <style:paragraph-properties fo:line-height="100%"/>
      <style:text-properties officeooo:paragraph-rsid="052fd794"/>
    </style:style>
    <style:style style:name="P1240" style:family="paragraph" style:parent-style-name="Standard">
      <style:paragraph-properties fo:line-height="100%"/>
      <style:text-properties officeooo:paragraph-rsid="053faa40"/>
    </style:style>
    <style:style style:name="P1241" style:family="paragraph" style:parent-style-name="Standard">
      <style:paragraph-properties fo:line-height="100%"/>
      <style:text-properties officeooo:paragraph-rsid="054f83a7"/>
    </style:style>
    <style:style style:name="P1242" style:family="paragraph" style:parent-style-name="Standard">
      <style:paragraph-properties fo:line-height="100%"/>
      <style:text-properties officeooo:paragraph-rsid="0557f31f"/>
    </style:style>
    <style:style style:name="P1243" style:family="paragraph" style:parent-style-name="Standard">
      <style:paragraph-properties fo:line-height="100%"/>
      <style:text-properties officeooo:paragraph-rsid="055a623a"/>
    </style:style>
    <style:style style:name="P1244" style:family="paragraph" style:parent-style-name="Standard">
      <style:paragraph-properties fo:line-height="100%"/>
      <style:text-properties officeooo:paragraph-rsid="0569d9ca"/>
    </style:style>
    <style:style style:name="P1245" style:family="paragraph" style:parent-style-name="Standard">
      <style:paragraph-properties fo:line-height="100%"/>
      <style:text-properties officeooo:paragraph-rsid="056d9742"/>
    </style:style>
    <style:style style:name="P1246" style:family="paragraph" style:parent-style-name="Standard">
      <style:paragraph-properties fo:line-height="100%"/>
      <style:text-properties officeooo:paragraph-rsid="057cbee6"/>
    </style:style>
    <style:style style:name="P1247" style:family="paragraph" style:parent-style-name="Standard">
      <style:paragraph-properties fo:line-height="100%"/>
      <style:text-properties officeooo:paragraph-rsid="0580d52a"/>
    </style:style>
    <style:style style:name="P1248" style:family="paragraph" style:parent-style-name="Standard">
      <style:paragraph-properties fo:line-height="100%"/>
      <style:text-properties officeooo:paragraph-rsid="059e7836"/>
    </style:style>
    <style:style style:name="P1249" style:family="paragraph" style:parent-style-name="Standard">
      <style:paragraph-properties fo:line-height="100%"/>
      <style:text-properties officeooo:paragraph-rsid="05ab1076"/>
    </style:style>
    <style:style style:name="P1250" style:family="paragraph" style:parent-style-name="Standard">
      <style:paragraph-properties fo:line-height="100%"/>
      <style:text-properties officeooo:paragraph-rsid="05b1d6ac"/>
    </style:style>
    <style:style style:name="P1251" style:family="paragraph" style:parent-style-name="Standard">
      <style:paragraph-properties fo:line-height="100%"/>
      <style:text-properties officeooo:paragraph-rsid="05b6653b"/>
    </style:style>
    <style:style style:name="P1252" style:family="paragraph" style:parent-style-name="Standard">
      <style:paragraph-properties fo:line-height="100%"/>
      <style:text-properties officeooo:paragraph-rsid="05bc64d7"/>
    </style:style>
    <style:style style:name="P1253" style:family="paragraph" style:parent-style-name="Standard">
      <style:paragraph-properties fo:line-height="100%"/>
      <style:text-properties officeooo:paragraph-rsid="05d96232"/>
    </style:style>
    <style:style style:name="P1254" style:family="paragraph" style:parent-style-name="Standard">
      <style:paragraph-properties fo:line-height="100%"/>
      <style:text-properties officeooo:paragraph-rsid="05dd0971"/>
    </style:style>
    <style:style style:name="P1255" style:family="paragraph" style:parent-style-name="Standard">
      <style:paragraph-properties fo:line-height="100%"/>
      <style:text-properties officeooo:paragraph-rsid="06011cd1"/>
    </style:style>
    <style:style style:name="P1256" style:family="paragraph" style:parent-style-name="Standard">
      <style:paragraph-properties fo:line-height="100%"/>
      <style:text-properties officeooo:paragraph-rsid="06063862"/>
    </style:style>
    <style:style style:name="P1257" style:family="paragraph" style:parent-style-name="Standard">
      <style:paragraph-properties fo:line-height="100%"/>
      <style:text-properties officeooo:paragraph-rsid="060fe20f"/>
    </style:style>
    <style:style style:name="P1258" style:family="paragraph" style:parent-style-name="Standard">
      <style:paragraph-properties fo:line-height="100%"/>
      <style:text-properties officeooo:paragraph-rsid="061169e8"/>
    </style:style>
    <style:style style:name="P1259" style:family="paragraph" style:parent-style-name="Standard">
      <style:paragraph-properties fo:line-height="100%"/>
      <style:text-properties officeooo:paragraph-rsid="06125c09"/>
    </style:style>
    <style:style style:name="P1260" style:family="paragraph" style:parent-style-name="Standard">
      <style:paragraph-properties fo:line-height="100%"/>
      <style:text-properties officeooo:paragraph-rsid="06191840"/>
    </style:style>
    <style:style style:name="P1261" style:family="paragraph" style:parent-style-name="Standard">
      <style:paragraph-properties fo:line-height="100%"/>
      <style:text-properties officeooo:paragraph-rsid="062f0400"/>
    </style:style>
    <style:style style:name="P1262" style:family="paragraph" style:parent-style-name="Standard">
      <style:paragraph-properties fo:line-height="100%"/>
      <style:text-properties officeooo:paragraph-rsid="06307d14"/>
    </style:style>
    <style:style style:name="P1263" style:family="paragraph" style:parent-style-name="Standard">
      <style:paragraph-properties fo:line-height="100%"/>
      <style:text-properties officeooo:paragraph-rsid="06408df0"/>
    </style:style>
    <style:style style:name="P1264" style:family="paragraph" style:parent-style-name="Standard">
      <style:paragraph-properties fo:line-height="100%"/>
      <style:text-properties officeooo:paragraph-rsid="0652812f"/>
    </style:style>
    <style:style style:name="P1265" style:family="paragraph" style:parent-style-name="Standard">
      <style:paragraph-properties fo:line-height="100%"/>
      <style:text-properties officeooo:paragraph-rsid="065d9833"/>
    </style:style>
    <style:style style:name="P1266" style:family="paragraph" style:parent-style-name="Standard">
      <style:paragraph-properties fo:line-height="100%"/>
      <style:text-properties officeooo:paragraph-rsid="0663a1c9"/>
    </style:style>
    <style:style style:name="P1267" style:family="paragraph" style:parent-style-name="Standard">
      <style:paragraph-properties fo:line-height="100%"/>
      <style:text-properties officeooo:paragraph-rsid="069290ce"/>
    </style:style>
    <style:style style:name="P1268" style:family="paragraph" style:parent-style-name="Standard">
      <style:paragraph-properties fo:line-height="100%"/>
      <style:text-properties officeooo:paragraph-rsid="069f9907"/>
    </style:style>
    <style:style style:name="P1269" style:family="paragraph" style:parent-style-name="Standard">
      <style:paragraph-properties fo:line-height="100%"/>
      <style:text-properties officeooo:paragraph-rsid="069e7007"/>
    </style:style>
    <style:style style:name="P1270" style:family="paragraph" style:parent-style-name="Standard">
      <style:paragraph-properties fo:line-height="100%"/>
      <style:text-properties officeooo:paragraph-rsid="069d3467"/>
    </style:style>
    <style:style style:name="P1271" style:family="paragraph" style:parent-style-name="Standard">
      <style:paragraph-properties fo:line-height="100%"/>
      <style:text-properties officeooo:paragraph-rsid="06d0bb9d"/>
    </style:style>
    <style:style style:name="P1272" style:family="paragraph" style:parent-style-name="Standard">
      <style:paragraph-properties fo:line-height="100%"/>
      <style:text-properties officeooo:paragraph-rsid="06d6e503"/>
    </style:style>
    <style:style style:name="P1273" style:family="paragraph" style:parent-style-name="Standard">
      <style:paragraph-properties fo:line-height="100%"/>
      <style:text-properties officeooo:paragraph-rsid="06bf5f63"/>
    </style:style>
    <style:style style:name="P1274" style:family="paragraph" style:parent-style-name="Standard">
      <style:paragraph-properties fo:line-height="100%"/>
      <style:text-properties officeooo:paragraph-rsid="06dce0b5"/>
    </style:style>
    <style:style style:name="P1275" style:family="paragraph" style:parent-style-name="Standard">
      <style:paragraph-properties fo:line-height="100%"/>
      <style:text-properties officeooo:paragraph-rsid="06e51493"/>
    </style:style>
    <style:style style:name="P1276" style:family="paragraph" style:parent-style-name="Standard">
      <style:paragraph-properties fo:line-height="100%"/>
      <style:text-properties officeooo:paragraph-rsid="06e9b05d"/>
    </style:style>
    <style:style style:name="P1277" style:family="paragraph" style:parent-style-name="Standard">
      <style:paragraph-properties fo:line-height="100%"/>
      <style:text-properties officeooo:paragraph-rsid="06f2eb19"/>
    </style:style>
    <style:style style:name="P1278" style:family="paragraph" style:parent-style-name="Standard">
      <style:paragraph-properties fo:line-height="100%"/>
      <style:text-properties officeooo:paragraph-rsid="06fe5f86"/>
    </style:style>
    <style:style style:name="P1279" style:family="paragraph" style:parent-style-name="Standard">
      <style:paragraph-properties fo:line-height="100%"/>
      <style:text-properties officeooo:paragraph-rsid="070b4184"/>
    </style:style>
    <style:style style:name="P1280" style:family="paragraph" style:parent-style-name="Standard">
      <style:paragraph-properties fo:line-height="100%"/>
      <style:text-properties officeooo:paragraph-rsid="071053d5"/>
    </style:style>
    <style:style style:name="P1281" style:family="paragraph" style:parent-style-name="Standard">
      <style:paragraph-properties fo:line-height="100%"/>
      <style:text-properties officeooo:paragraph-rsid="07175761"/>
    </style:style>
    <style:style style:name="P1282" style:family="paragraph" style:parent-style-name="Standard">
      <style:paragraph-properties fo:line-height="100%"/>
      <style:text-properties officeooo:paragraph-rsid="071be8ce"/>
    </style:style>
    <style:style style:name="P1283" style:family="paragraph" style:parent-style-name="Standard">
      <style:paragraph-properties fo:line-height="100%"/>
      <style:text-properties officeooo:paragraph-rsid="071f6f35"/>
    </style:style>
    <style:style style:name="P1284" style:family="paragraph" style:parent-style-name="Standard">
      <style:paragraph-properties fo:line-height="100%"/>
      <style:text-properties officeooo:paragraph-rsid="0721d28f"/>
    </style:style>
    <style:style style:name="P1285" style:family="paragraph" style:parent-style-name="Standard">
      <style:paragraph-properties fo:line-height="100%"/>
      <style:text-properties officeooo:paragraph-rsid="0734c99b"/>
    </style:style>
    <style:style style:name="P1286" style:family="paragraph" style:parent-style-name="Standard">
      <style:paragraph-properties fo:line-height="100%"/>
      <style:text-properties officeooo:paragraph-rsid="07353afe"/>
    </style:style>
    <style:style style:name="P128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288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89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290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91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292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29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29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29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29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29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298" style:family="paragraph" style:parent-style-name="Standard">
      <style:text-properties fo:color="#c9211e" officeooo:rsid="003eeb50" officeooo:paragraph-rsid="00ac1d69"/>
    </style:style>
    <style:style style:name="P1299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300" style:family="paragraph" style:parent-style-name="Standard">
      <style:paragraph-properties fo:line-height="100%"/>
      <style:text-properties officeooo:rsid="016b9044" officeooo:paragraph-rsid="016b9044"/>
    </style:style>
    <style:style style:name="P1301" style:family="paragraph" style:parent-style-name="Standard">
      <style:paragraph-properties fo:line-height="100%"/>
      <style:text-properties officeooo:rsid="01a2dcc2" officeooo:paragraph-rsid="01a2dcc2"/>
    </style:style>
    <style:style style:name="P1302" style:family="paragraph" style:parent-style-name="Standard">
      <style:paragraph-properties fo:line-height="100%"/>
      <style:text-properties officeooo:rsid="01a92b83" officeooo:paragraph-rsid="01abda5f"/>
    </style:style>
    <style:style style:name="P1303" style:family="paragraph" style:parent-style-name="Standard">
      <style:paragraph-properties fo:line-height="100%"/>
      <style:text-properties officeooo:rsid="01b78805" officeooo:paragraph-rsid="01b9977e"/>
    </style:style>
    <style:style style:name="P1304" style:family="paragraph" style:parent-style-name="Standard">
      <style:paragraph-properties fo:line-height="100%"/>
      <style:text-properties officeooo:rsid="01b78805" officeooo:paragraph-rsid="020d39a8"/>
    </style:style>
    <style:style style:name="P1305" style:family="paragraph" style:parent-style-name="Standard">
      <style:paragraph-properties fo:line-height="100%"/>
      <style:text-properties officeooo:rsid="01bcc73c" officeooo:paragraph-rsid="01bcc73c"/>
    </style:style>
    <style:style style:name="P1306" style:family="paragraph" style:parent-style-name="Standard">
      <style:paragraph-properties fo:line-height="100%"/>
      <style:text-properties officeooo:rsid="01cb0c6f" officeooo:paragraph-rsid="01cb0c6f"/>
    </style:style>
    <style:style style:name="P1307" style:family="paragraph" style:parent-style-name="Standard">
      <style:paragraph-properties fo:line-height="100%"/>
      <style:text-properties officeooo:rsid="01cd0839" officeooo:paragraph-rsid="01cd0839"/>
    </style:style>
    <style:style style:name="P1308" style:family="paragraph" style:parent-style-name="Standard">
      <style:paragraph-properties fo:line-height="100%"/>
      <style:text-properties officeooo:rsid="01e4a612" officeooo:paragraph-rsid="01e4a612"/>
    </style:style>
    <style:style style:name="P1309" style:family="paragraph" style:parent-style-name="Standard">
      <style:paragraph-properties fo:line-height="100%"/>
      <style:text-properties officeooo:rsid="022b7ea9" officeooo:paragraph-rsid="022b7ea9"/>
    </style:style>
    <style:style style:name="P1310" style:family="paragraph" style:parent-style-name="Standard">
      <style:paragraph-properties fo:line-height="100%"/>
      <style:text-properties officeooo:rsid="022dff2a" officeooo:paragraph-rsid="022dff2a"/>
    </style:style>
    <style:style style:name="P1311" style:family="paragraph" style:parent-style-name="Standard">
      <style:text-properties officeooo:paragraph-rsid="0275c15d"/>
    </style:style>
    <style:style style:name="P1312" style:family="paragraph" style:parent-style-name="Standard">
      <style:paragraph-properties fo:line-height="100%"/>
      <style:text-properties officeooo:rsid="02819040" officeooo:paragraph-rsid="028fc45c"/>
    </style:style>
    <style:style style:name="P1313" style:family="paragraph" style:parent-style-name="Standard">
      <style:paragraph-properties fo:line-height="100%"/>
      <style:text-properties officeooo:rsid="0285839b" officeooo:paragraph-rsid="0288fb00"/>
    </style:style>
    <style:style style:name="P1314" style:family="paragraph" style:parent-style-name="Standard">
      <style:paragraph-properties fo:line-height="100%"/>
      <style:text-properties officeooo:rsid="0297c923" officeooo:paragraph-rsid="0297c923"/>
    </style:style>
    <style:style style:name="P1315" style:family="paragraph" style:parent-style-name="Standard">
      <style:paragraph-properties fo:line-height="100%"/>
      <style:text-properties officeooo:rsid="029ac75f" officeooo:paragraph-rsid="029ac75f"/>
    </style:style>
    <style:style style:name="P1316" style:family="paragraph" style:parent-style-name="Standard">
      <style:text-properties officeooo:paragraph-rsid="00bfa17d"/>
    </style:style>
    <style:style style:name="P1317" style:family="paragraph" style:parent-style-name="Standard">
      <style:text-properties officeooo:paragraph-rsid="00bd11a0"/>
    </style:style>
    <style:style style:name="P1318" style:family="paragraph" style:parent-style-name="Standard">
      <style:paragraph-properties fo:line-height="100%"/>
      <style:text-properties officeooo:rsid="02540cb9" officeooo:paragraph-rsid="02bd01a2"/>
    </style:style>
    <style:style style:name="P131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2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2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2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23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24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25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26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2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2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2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3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3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3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3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3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35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36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37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38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39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40" style:family="paragraph" style:parent-style-name="Standard">
      <style:paragraph-properties fo:line-height="100%"/>
      <style:text-properties officeooo:rsid="02da5175" officeooo:paragraph-rsid="02da5175"/>
    </style:style>
    <style:style style:name="P1341" style:family="paragraph" style:parent-style-name="Standard">
      <style:paragraph-properties fo:line-height="100%"/>
      <style:text-properties officeooo:rsid="02e4f960" officeooo:paragraph-rsid="02e4f960"/>
    </style:style>
    <style:style style:name="P1342" style:family="paragraph" style:parent-style-name="Standard">
      <style:paragraph-properties fo:line-height="100%"/>
      <style:text-properties officeooo:rsid="02eabaea" officeooo:paragraph-rsid="02eabaea"/>
    </style:style>
    <style:style style:name="P1343" style:family="paragraph" style:parent-style-name="Standard">
      <style:paragraph-properties fo:line-height="100%"/>
      <style:text-properties officeooo:rsid="02eac01d" officeooo:paragraph-rsid="02eac01d"/>
    </style:style>
    <style:style style:name="P1344" style:family="paragraph" style:parent-style-name="Standard">
      <style:paragraph-properties fo:line-height="100%"/>
      <style:text-properties officeooo:rsid="02eb27fd" officeooo:paragraph-rsid="02ec089f"/>
    </style:style>
    <style:style style:name="P1345" style:family="paragraph" style:parent-style-name="Standard">
      <style:text-properties officeooo:paragraph-rsid="02ecf51e"/>
    </style:style>
    <style:style style:name="P1346" style:family="paragraph" style:parent-style-name="Standard">
      <style:text-properties officeooo:paragraph-rsid="02f17ec6"/>
    </style:style>
    <style:style style:name="P1347" style:family="paragraph" style:parent-style-name="Standard">
      <style:paragraph-properties fo:line-height="100%"/>
      <style:text-properties officeooo:rsid="02e59398" officeooo:paragraph-rsid="03049b98"/>
    </style:style>
    <style:style style:name="P1348" style:family="paragraph" style:parent-style-name="Standard">
      <style:paragraph-properties fo:line-height="150%"/>
      <style:text-properties officeooo:rsid="02e59398" officeooo:paragraph-rsid="03049b98"/>
    </style:style>
    <style:style style:name="P1349" style:family="paragraph" style:parent-style-name="Standard">
      <style:paragraph-properties fo:line-height="100%"/>
      <style:text-properties officeooo:rsid="022ee1ec" officeooo:paragraph-rsid="022ee1ec"/>
    </style:style>
    <style:style style:name="P1350" style:family="paragraph" style:parent-style-name="Standard">
      <style:text-properties officeooo:paragraph-rsid="03061f93"/>
    </style:style>
    <style:style style:name="P1351" style:family="paragraph" style:parent-style-name="Standard">
      <style:paragraph-properties fo:line-height="100%"/>
      <style:text-properties officeooo:rsid="0346a444" officeooo:paragraph-rsid="0346a444"/>
    </style:style>
    <style:style style:name="P1352" style:family="paragraph" style:parent-style-name="Standard">
      <style:text-properties officeooo:paragraph-rsid="03733aab"/>
    </style:style>
    <style:style style:name="P1353" style:family="paragraph" style:parent-style-name="Standard">
      <style:paragraph-properties fo:line-height="100%"/>
      <style:text-properties officeooo:rsid="038a2c81" officeooo:paragraph-rsid="039e9821"/>
    </style:style>
    <style:style style:name="P1354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55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5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5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59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60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61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62" style:family="paragraph" style:parent-style-name="Standard">
      <style:paragraph-properties fo:line-height="100%"/>
      <style:text-properties fo:color="#ff0000" officeooo:paragraph-rsid="042824b8"/>
    </style:style>
    <style:style style:name="P1363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64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65" style:family="paragraph" style:parent-style-name="Standard">
      <style:paragraph-properties fo:line-height="100%"/>
      <style:text-properties officeooo:rsid="03a4e520" officeooo:paragraph-rsid="03a4e520"/>
    </style:style>
    <style:style style:name="P1366" style:family="paragraph" style:parent-style-name="Standard">
      <style:paragraph-properties fo:line-height="100%"/>
      <style:text-properties officeooo:rsid="03a073aa" officeooo:paragraph-rsid="03a073aa"/>
    </style:style>
    <style:style style:name="P1367" style:family="paragraph" style:parent-style-name="Standard">
      <style:text-properties officeooo:paragraph-rsid="00c0d7c6"/>
    </style:style>
    <style:style style:name="P1368" style:family="paragraph" style:parent-style-name="Standard">
      <style:text-properties officeooo:paragraph-rsid="03e93625"/>
    </style:style>
    <style:style style:name="P1369" style:family="paragraph" style:parent-style-name="Standard">
      <style:text-properties officeooo:rsid="0019f535" officeooo:paragraph-rsid="03e93625"/>
    </style:style>
    <style:style style:name="P1370" style:family="paragraph" style:parent-style-name="Standard">
      <style:paragraph-properties fo:line-height="100%"/>
      <style:text-properties officeooo:rsid="045a6b37" officeooo:paragraph-rsid="045a6b37"/>
    </style:style>
    <style:style style:name="P1371" style:family="paragraph" style:parent-style-name="Standard">
      <style:text-properties officeooo:paragraph-rsid="00118c4a"/>
    </style:style>
    <style:style style:name="P1372" style:family="paragraph" style:parent-style-name="Standard">
      <style:paragraph-properties fo:line-height="100%"/>
      <style:text-properties officeooo:rsid="048fe3f8" officeooo:paragraph-rsid="048ffd4a"/>
    </style:style>
    <style:style style:name="P1373" style:family="paragraph" style:parent-style-name="Standard">
      <style:paragraph-properties fo:line-height="100%"/>
      <style:text-properties officeooo:rsid="0494bc64" officeooo:paragraph-rsid="0494bc64"/>
    </style:style>
    <style:style style:name="P1374" style:family="paragraph" style:parent-style-name="Standard">
      <style:paragraph-properties fo:line-height="100%"/>
      <style:text-properties officeooo:rsid="0497dc28" officeooo:paragraph-rsid="0497dc28"/>
    </style:style>
    <style:style style:name="P1375" style:family="paragraph" style:parent-style-name="Standard">
      <style:paragraph-properties fo:line-height="150%"/>
      <style:text-properties officeooo:rsid="049a8a7e" officeooo:paragraph-rsid="049a8a7e"/>
    </style:style>
    <style:style style:name="P1376" style:family="paragraph" style:parent-style-name="Standard">
      <style:paragraph-properties fo:line-height="100%"/>
      <style:text-properties officeooo:rsid="049c223c" officeooo:paragraph-rsid="049c223c"/>
    </style:style>
    <style:style style:name="P1377" style:family="paragraph" style:parent-style-name="Standard">
      <style:paragraph-properties fo:line-height="100%"/>
      <style:text-properties officeooo:rsid="04a08898" officeooo:paragraph-rsid="04a08898"/>
    </style:style>
    <style:style style:name="P1378" style:family="paragraph" style:parent-style-name="Standard">
      <style:paragraph-properties fo:line-height="100%"/>
      <style:text-properties officeooo:rsid="04ad05fc" officeooo:paragraph-rsid="04b3c5c0"/>
    </style:style>
    <style:style style:name="P1379" style:family="paragraph" style:parent-style-name="Standard">
      <style:paragraph-properties fo:line-height="100%"/>
      <style:text-properties officeooo:rsid="04ba1b39" officeooo:paragraph-rsid="04ba1b39"/>
    </style:style>
    <style:style style:name="P1380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81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82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83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84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385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386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387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388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389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390" style:family="paragraph" style:parent-style-name="Standard">
      <style:paragraph-properties fo:line-height="100%"/>
      <style:text-properties officeooo:rsid="04bc7059" officeooo:paragraph-rsid="04bc7059"/>
    </style:style>
    <style:style style:name="P1391" style:family="paragraph" style:parent-style-name="Standard">
      <style:paragraph-properties fo:line-height="100%"/>
      <style:text-properties officeooo:rsid="04a57ad8" officeooo:paragraph-rsid="04ba1b39"/>
    </style:style>
    <style:style style:name="P1392" style:family="paragraph" style:parent-style-name="Standard">
      <style:paragraph-properties fo:line-height="100%"/>
      <style:text-properties officeooo:rsid="051228a5" officeooo:paragraph-rsid="05270c2d"/>
    </style:style>
    <style:style style:name="P1393" style:family="paragraph" style:parent-style-name="Standard">
      <style:paragraph-properties fo:line-height="100%"/>
      <style:text-properties officeooo:rsid="05149db7" officeooo:paragraph-rsid="05149db7"/>
    </style:style>
    <style:style style:name="P1394" style:family="paragraph" style:parent-style-name="Standard">
      <style:paragraph-properties fo:line-height="100%"/>
      <style:text-properties officeooo:rsid="04f29906" officeooo:paragraph-rsid="051fdc2f"/>
    </style:style>
    <style:style style:name="P1395" style:family="paragraph" style:parent-style-name="Standard">
      <style:paragraph-properties fo:line-height="100%"/>
      <style:text-properties officeooo:rsid="052fd794" officeooo:paragraph-rsid="052fd794"/>
    </style:style>
    <style:style style:name="P1396" style:family="paragraph" style:parent-style-name="Standard">
      <style:paragraph-properties fo:line-height="100%"/>
      <style:text-properties officeooo:rsid="0569d9ca" officeooo:paragraph-rsid="0569d9ca"/>
    </style:style>
    <style:style style:name="P1397" style:family="paragraph" style:parent-style-name="Standard">
      <style:paragraph-properties fo:line-height="100%"/>
      <style:text-properties officeooo:rsid="058ba444" officeooo:paragraph-rsid="058ba444"/>
    </style:style>
    <style:style style:name="P1398" style:family="paragraph" style:parent-style-name="Standard">
      <style:paragraph-properties fo:line-height="100%"/>
      <style:text-properties officeooo:rsid="05e2db49" officeooo:paragraph-rsid="05ef59a4"/>
    </style:style>
    <style:style style:name="P1399" style:family="paragraph" style:parent-style-name="Standard">
      <style:paragraph-properties fo:line-height="100%"/>
      <style:text-properties officeooo:rsid="05e46ca0" officeooo:paragraph-rsid="05e5f887"/>
    </style:style>
    <style:style style:name="P1400" style:family="paragraph" style:parent-style-name="Standard">
      <style:paragraph-properties fo:line-height="150%"/>
      <style:text-properties officeooo:rsid="06130d41" officeooo:paragraph-rsid="06130d41"/>
    </style:style>
    <style:style style:name="P1401" style:family="paragraph" style:parent-style-name="Standard">
      <style:paragraph-properties fo:line-height="100%"/>
      <style:text-properties officeooo:rsid="0620d52b" officeooo:paragraph-rsid="0620d52b"/>
    </style:style>
    <style:style style:name="P1402" style:family="paragraph" style:parent-style-name="Standard">
      <style:paragraph-properties fo:line-height="100%"/>
      <style:text-properties officeooo:rsid="06307d14" officeooo:paragraph-rsid="06307d14"/>
    </style:style>
    <style:style style:name="P1403" style:family="paragraph" style:parent-style-name="Standard">
      <style:paragraph-properties fo:line-height="100%"/>
      <style:text-properties officeooo:rsid="0630fb9a" officeooo:paragraph-rsid="0630fb9a"/>
    </style:style>
    <style:style style:name="P1404" style:family="paragraph" style:parent-style-name="Standard">
      <style:paragraph-properties fo:line-height="100%"/>
      <style:text-properties officeooo:rsid="0630fb9a" officeooo:paragraph-rsid="069290ce"/>
    </style:style>
    <style:style style:name="P1405" style:family="paragraph" style:parent-style-name="Standard">
      <style:paragraph-properties fo:line-height="100%"/>
      <style:text-properties officeooo:rsid="06321a8e" officeooo:paragraph-rsid="06321a8e"/>
    </style:style>
    <style:style style:name="P1406" style:family="paragraph" style:parent-style-name="Standard">
      <style:paragraph-properties fo:line-height="100%"/>
      <style:text-properties officeooo:rsid="06340678" officeooo:paragraph-rsid="06340678"/>
    </style:style>
    <style:style style:name="P1407" style:family="paragraph" style:parent-style-name="Standard">
      <style:paragraph-properties fo:line-height="100%"/>
      <style:text-properties officeooo:rsid="062f0400" officeooo:paragraph-rsid="06307d14"/>
    </style:style>
    <style:style style:name="P1408" style:family="paragraph" style:parent-style-name="Standard">
      <style:paragraph-properties fo:line-height="100%"/>
      <style:text-properties officeooo:rsid="063bda54" officeooo:paragraph-rsid="063bda54"/>
    </style:style>
    <style:style style:name="P1409" style:family="paragraph" style:parent-style-name="Standard">
      <style:paragraph-properties fo:line-height="100%"/>
      <style:text-properties officeooo:rsid="063bda54" officeooo:paragraph-rsid="069290ce"/>
    </style:style>
    <style:style style:name="P1410" style:family="paragraph" style:parent-style-name="Standard">
      <style:paragraph-properties fo:line-height="100%"/>
      <style:text-properties officeooo:rsid="063d933e" officeooo:paragraph-rsid="063d933e"/>
    </style:style>
    <style:style style:name="P1411" style:family="paragraph" style:parent-style-name="Standard">
      <style:paragraph-properties fo:line-height="100%"/>
      <style:text-properties officeooo:rsid="063e62c4" officeooo:paragraph-rsid="063e62c4"/>
    </style:style>
    <style:style style:name="P1412" style:family="paragraph" style:parent-style-name="Standard">
      <style:paragraph-properties fo:line-height="100%"/>
      <style:text-properties officeooo:rsid="063e62c4" officeooo:paragraph-rsid="06408df0"/>
    </style:style>
    <style:style style:name="P1413" style:family="paragraph" style:parent-style-name="Standard">
      <style:paragraph-properties fo:line-height="100%"/>
      <style:text-properties officeooo:rsid="063fe71c" officeooo:paragraph-rsid="06408df0"/>
    </style:style>
    <style:style style:name="P1414" style:family="paragraph" style:parent-style-name="Standard">
      <style:paragraph-properties fo:line-height="100%"/>
      <style:text-properties officeooo:rsid="06408df0" officeooo:paragraph-rsid="06408df0"/>
    </style:style>
    <style:style style:name="P1415" style:family="paragraph" style:parent-style-name="Standard">
      <style:paragraph-properties fo:line-height="150%"/>
      <style:text-properties officeooo:rsid="06408df0" officeooo:paragraph-rsid="06408df0"/>
    </style:style>
    <style:style style:name="P1416" style:family="paragraph" style:parent-style-name="Standard">
      <style:paragraph-properties fo:line-height="100%"/>
      <style:text-properties officeooo:rsid="06440517" officeooo:paragraph-rsid="06440517"/>
    </style:style>
    <style:style style:name="P1417" style:family="paragraph" style:parent-style-name="Standard">
      <style:paragraph-properties fo:line-height="100%"/>
      <style:text-properties officeooo:rsid="0646a7a3" officeooo:paragraph-rsid="0646a7a3"/>
    </style:style>
    <style:style style:name="P1418" style:family="paragraph" style:parent-style-name="Standard">
      <style:paragraph-properties fo:line-height="150%"/>
      <style:text-properties officeooo:rsid="0646a7a3" officeooo:paragraph-rsid="0646a7a3"/>
    </style:style>
    <style:style style:name="P1419" style:family="paragraph" style:parent-style-name="Standard">
      <style:paragraph-properties fo:line-height="100%"/>
      <style:text-properties officeooo:rsid="07353afe" officeooo:paragraph-rsid="07353afe"/>
    </style:style>
    <style:style style:name="P1420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21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22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23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24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25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26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27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28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29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30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31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32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33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434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35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36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37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38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39" style:family="paragraph" style:parent-style-name="Table_20_Contents">
      <style:paragraph-properties fo:text-align="center" style:justify-single-word="false"/>
    </style:style>
    <style:style style:name="P1440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41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42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43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4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4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4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4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4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4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5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5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5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5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5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5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5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5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5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5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6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6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6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6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6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6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6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67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68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6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470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471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472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473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474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475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476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77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478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479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480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481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482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483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484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485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486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487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488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489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490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491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492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493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494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495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496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497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498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499" style:family="paragraph" style:parent-style-name="Table_20_Contents">
      <style:text-properties officeooo:rsid="0735889c" officeooo:paragraph-rsid="0735889c"/>
    </style:style>
    <style:style style:name="P1500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01" style:family="paragraph" style:parent-style-name="Table_20_Contents">
      <style:text-properties officeooo:paragraph-rsid="0735889c"/>
    </style:style>
    <style:style style:name="P1502" style:family="paragraph" style:parent-style-name="Table_20_Contents">
      <style:text-properties officeooo:rsid="0739531b" officeooo:paragraph-rsid="0739531b"/>
    </style:style>
    <style:style style:name="P1503" style:family="paragraph" style:parent-style-name="Table_20_Contents">
      <style:text-properties officeooo:paragraph-rsid="0739531b"/>
    </style:style>
    <style:style style:name="P1504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505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50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07" style:family="paragraph" style:parent-style-name="Standard">
      <style:paragraph-properties fo:line-height="150%" fo:break-before="page"/>
      <style:text-properties officeooo:paragraph-rsid="02d98b08"/>
    </style:style>
    <style:style style:name="P1508" style:family="paragraph" style:parent-style-name="Standard">
      <style:paragraph-properties fo:line-height="150%" fo:break-before="page"/>
      <style:text-properties officeooo:paragraph-rsid="03fd5e01"/>
    </style:style>
    <style:style style:name="P1509" style:family="paragraph" style:parent-style-name="Standard">
      <style:paragraph-properties fo:line-height="150%" fo:break-before="page"/>
      <style:text-properties officeooo:paragraph-rsid="066d2ed4"/>
    </style:style>
    <style:style style:name="P1510" style:family="paragraph" style:parent-style-name="Standard">
      <style:paragraph-properties fo:line-height="150%" fo:break-before="page"/>
      <style:text-properties officeooo:paragraph-rsid="065d401a"/>
    </style:style>
    <style:style style:name="P1511" style:family="paragraph" style:parent-style-name="Standard">
      <style:paragraph-properties fo:line-height="100%" fo:break-before="page"/>
      <style:text-properties officeooo:paragraph-rsid="024c0a42"/>
    </style:style>
    <style:style style:name="P1512" style:family="paragraph" style:parent-style-name="Standard">
      <style:paragraph-properties fo:line-height="100%" fo:break-before="page"/>
      <style:text-properties officeooo:paragraph-rsid="05ab1076"/>
    </style:style>
    <style:style style:name="P1513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51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51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516" style:family="paragraph" style:parent-style-name="Standard">
      <style:paragraph-properties fo:break-before="page"/>
      <style:text-properties officeooo:paragraph-rsid="009622c6"/>
    </style:style>
    <style:style style:name="P1517" style:family="paragraph" style:parent-style-name="Standard">
      <style:paragraph-properties fo:break-before="page"/>
      <style:text-properties officeooo:paragraph-rsid="02be3c45"/>
    </style:style>
    <style:style style:name="P1518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51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2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21" style:family="paragraph" style:parent-style-name="Standard" style:list-style-name="L1">
      <style:text-properties officeooo:paragraph-rsid="0013268f"/>
    </style:style>
    <style:style style:name="P1522" style:family="paragraph" style:parent-style-name="Standard" style:list-style-name="L1">
      <style:text-properties officeooo:rsid="0013268f" officeooo:paragraph-rsid="0013268f"/>
    </style:style>
    <style:style style:name="P1523" style:family="paragraph" style:parent-style-name="Standard" style:list-style-name="L2">
      <style:text-properties style:use-window-font-color="true" officeooo:paragraph-rsid="00118c4a"/>
    </style:style>
    <style:style style:name="P1524" style:family="paragraph" style:parent-style-name="Standard" style:list-style-name="L2">
      <style:text-properties style:use-window-font-color="true" officeooo:rsid="0011b025" officeooo:paragraph-rsid="0011b025"/>
    </style:style>
    <style:style style:name="P1525" style:family="paragraph" style:parent-style-name="Standard" style:list-style-name="L4">
      <style:text-properties style:use-window-font-color="true" officeooo:rsid="00a8a4b1" officeooo:paragraph-rsid="02be3c45"/>
    </style:style>
    <style:style style:name="P152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2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2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2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3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3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3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3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3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35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36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37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3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3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4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4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5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5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5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5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5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5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5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5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58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5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6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61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62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63" style:family="paragraph" style:parent-style-name="Standard" style:list-style-name="L43">
      <style:text-properties style:use-window-font-color="true" officeooo:paragraph-rsid="02edc963"/>
    </style:style>
    <style:style style:name="P1564" style:family="paragraph" style:parent-style-name="Standard" style:list-style-name="L3">
      <style:text-properties officeooo:rsid="0012a0dc" officeooo:paragraph-rsid="0012a0dc"/>
    </style:style>
    <style:style style:name="P1565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66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67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68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69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70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571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572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573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574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75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76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77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78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79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58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81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582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83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584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58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8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58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588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89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590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591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592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59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594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95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96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597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598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599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00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01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02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03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04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05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06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07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08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09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10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11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12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13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14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15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16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17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18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19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20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21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22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23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24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25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26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27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28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29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30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31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32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33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34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35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36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37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38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39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40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41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42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43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44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45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1646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47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48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49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1650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1651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1652" style:family="paragraph" style:parent-style-name="Standard" style:list-style-name="L7">
      <style:text-properties officeooo:rsid="0033fbdf" officeooo:paragraph-rsid="0033fbdf"/>
    </style:style>
    <style:style style:name="P1653" style:family="paragraph" style:parent-style-name="Standard" style:list-style-name="L11">
      <style:text-properties officeooo:rsid="0033fbdf" officeooo:paragraph-rsid="0106c767"/>
    </style:style>
    <style:style style:name="P1654" style:family="paragraph" style:parent-style-name="Standard" style:list-style-name="L8">
      <style:text-properties officeooo:paragraph-rsid="005b5cd3"/>
    </style:style>
    <style:style style:name="P1655" style:family="paragraph" style:parent-style-name="Standard" style:list-style-name="L9">
      <style:text-properties officeooo:paragraph-rsid="00367935"/>
    </style:style>
    <style:style style:name="P1656" style:family="paragraph" style:parent-style-name="Standard" style:list-style-name="L9">
      <style:text-properties officeooo:rsid="00367935" officeooo:paragraph-rsid="00367935"/>
    </style:style>
    <style:style style:name="P1657" style:family="paragraph" style:parent-style-name="Standard" style:list-style-name="L10">
      <style:text-properties officeooo:rsid="00386ddb" officeooo:paragraph-rsid="00386ddb"/>
    </style:style>
    <style:style style:name="P1658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59" style:family="paragraph" style:parent-style-name="Standard" style:list-style-name="L20">
      <style:text-properties officeooo:paragraph-rsid="00a4ce44"/>
    </style:style>
    <style:style style:name="P166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61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62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63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64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65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66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67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68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69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70" style:family="paragraph" style:parent-style-name="Standard" style:list-style-name="L25">
      <style:text-properties officeooo:paragraph-rsid="00beb82f"/>
    </style:style>
    <style:style style:name="P1671" style:family="paragraph" style:parent-style-name="Standard" style:list-style-name="L26">
      <style:text-properties officeooo:paragraph-rsid="00d139a0"/>
    </style:style>
    <style:style style:name="P1672" style:family="paragraph" style:parent-style-name="Standard" style:list-style-name="L29">
      <style:text-properties officeooo:paragraph-rsid="00f2503e"/>
    </style:style>
    <style:style style:name="P1673" style:family="paragraph" style:parent-style-name="Standard" style:list-style-name="L30">
      <style:text-properties officeooo:rsid="00f3f4f5" officeooo:paragraph-rsid="00f5260b"/>
    </style:style>
    <style:style style:name="P1674" style:family="paragraph" style:parent-style-name="Standard" style:list-style-name="L30">
      <style:text-properties officeooo:rsid="00f3f4f5" officeooo:paragraph-rsid="00f3f4f5"/>
    </style:style>
    <style:style style:name="P1675" style:family="paragraph" style:parent-style-name="Standard" style:list-style-name="L33">
      <style:paragraph-properties fo:line-height="100%"/>
      <style:text-properties officeooo:paragraph-rsid="01b5c969"/>
    </style:style>
    <style:style style:name="P1676" style:family="paragraph" style:parent-style-name="Standard" style:list-style-name="L58">
      <style:paragraph-properties fo:line-height="100%"/>
      <style:text-properties officeooo:paragraph-rsid="0346a444"/>
    </style:style>
    <style:style style:name="P1677" style:family="paragraph" style:parent-style-name="Standard" style:list-style-name="L63">
      <style:paragraph-properties fo:line-height="100%"/>
      <style:text-properties officeooo:paragraph-rsid="03ec3a95"/>
    </style:style>
    <style:style style:name="P1678" style:family="paragraph" style:parent-style-name="Standard" style:list-style-name="L64">
      <style:paragraph-properties fo:line-height="100%"/>
      <style:text-properties officeooo:paragraph-rsid="03ed0846"/>
    </style:style>
    <style:style style:name="P1679" style:family="paragraph" style:parent-style-name="Standard" style:list-style-name="L68">
      <style:paragraph-properties fo:line-height="100%"/>
      <style:text-properties officeooo:paragraph-rsid="04a57ad8"/>
    </style:style>
    <style:style style:name="P1680" style:family="paragraph" style:parent-style-name="Standard" style:list-style-name="L72">
      <style:paragraph-properties fo:line-height="100%"/>
      <style:text-properties officeooo:paragraph-rsid="04deac5d"/>
    </style:style>
    <style:style style:name="P1681" style:family="paragraph" style:parent-style-name="Standard" style:list-style-name="L83">
      <style:paragraph-properties fo:line-height="100%"/>
      <style:text-properties officeooo:paragraph-rsid="05cd3bc5"/>
    </style:style>
    <style:style style:name="P1682" style:family="paragraph" style:parent-style-name="Standard" style:list-style-name="L86">
      <style:paragraph-properties fo:line-height="100%"/>
      <style:text-properties officeooo:paragraph-rsid="05e7f406"/>
    </style:style>
    <style:style style:name="P1683" style:family="paragraph" style:parent-style-name="Standard" style:list-style-name="L93">
      <style:paragraph-properties fo:line-height="100%"/>
      <style:text-properties officeooo:paragraph-rsid="06176dd5"/>
    </style:style>
    <style:style style:name="P1684" style:family="paragraph" style:parent-style-name="Standard" style:list-style-name="L99">
      <style:paragraph-properties fo:line-height="100%"/>
      <style:text-properties officeooo:paragraph-rsid="06257b22"/>
    </style:style>
    <style:style style:name="P1685" style:family="paragraph" style:parent-style-name="Standard" style:list-style-name="L100">
      <style:paragraph-properties fo:line-height="100%"/>
      <style:text-properties officeooo:paragraph-rsid="0630fb9a"/>
    </style:style>
    <style:style style:name="P1686" style:family="paragraph" style:parent-style-name="Standard" style:list-style-name="L106">
      <style:paragraph-properties fo:line-height="100%"/>
      <style:text-properties officeooo:paragraph-rsid="065a8b52"/>
    </style:style>
    <style:style style:name="P1687" style:family="paragraph" style:parent-style-name="Standard">
      <style:paragraph-properties fo:line-height="100%"/>
      <style:text-properties officeooo:paragraph-rsid="074a9a44"/>
    </style:style>
    <style:style style:name="P1688" style:family="paragraph" style:parent-style-name="Standard">
      <style:paragraph-properties fo:line-height="100%"/>
      <style:text-properties officeooo:paragraph-rsid="07501f8e"/>
    </style:style>
    <style:style style:name="P1689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690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691" style:family="paragraph" style:parent-style-name="Standard" style:list-style-name="L44">
      <style:paragraph-properties fo:line-height="150%"/>
      <style:text-properties officeooo:paragraph-rsid="02df5c92"/>
    </style:style>
    <style:style style:name="P1692" style:family="paragraph" style:parent-style-name="Standard" style:list-style-name="L44">
      <style:paragraph-properties fo:line-height="150%"/>
      <style:text-properties officeooo:paragraph-rsid="02e142ec"/>
    </style:style>
    <style:style style:name="P1693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694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695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696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69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698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699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00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01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02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03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04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05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06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07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708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09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10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11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12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13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14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15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16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17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18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19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20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21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22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23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24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25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26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27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28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29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30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31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32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33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34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35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36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737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738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73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4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41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42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743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font-style-asian="normal" style:font-style-complex="normal"/>
    </style:style>
    <style:style style:name="T231" style:family="text">
      <style:text-properties style:use-window-font-color="true" fo:font-style="normal" officeooo:rsid="016860b9" style:font-style-asian="normal" style:font-style-complex="normal"/>
    </style:style>
    <style:style style:name="T232" style:family="text">
      <style:text-properties style:use-window-font-color="true" fo:font-style="normal" officeooo:rsid="0171553b" style:font-style-asian="normal" style:font-style-complex="normal"/>
    </style:style>
    <style:style style:name="T233" style:family="text">
      <style:text-properties style:use-window-font-color="true" fo:font-style="normal" officeooo:rsid="016c9d08" style:font-style-asian="normal" style:font-style-complex="normal"/>
    </style:style>
    <style:style style:name="T234" style:family="text">
      <style:text-properties style:use-window-font-color="true" fo:font-style="normal" officeooo:rsid="016778b3" style:font-style-asian="normal" style:font-style-complex="normal"/>
    </style:style>
    <style:style style:name="T235" style:family="text">
      <style:text-properties style:use-window-font-color="true" fo:font-style="normal" officeooo:rsid="01e2b86d" style:font-style-asian="normal" style:font-style-complex="normal"/>
    </style:style>
    <style:style style:name="T236" style:family="text">
      <style:text-properties style:use-window-font-color="true" fo:font-style="normal" officeooo:rsid="01e504ba" style:font-style-asian="normal" style:font-style-complex="normal"/>
    </style:style>
    <style:style style:name="T23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style:font-style-asian="normal" style:font-style-complex="normal"/>
    </style:style>
    <style:style style:name="T318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9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0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1" style:family="text">
      <style:text-properties style:use-window-font-color="true" fo:font-weight="normal" style:font-weight-asian="normal" style:font-weight-complex="normal"/>
    </style:style>
    <style:style style:name="T322" style:family="text">
      <style:text-properties style:use-window-font-color="true" fo:font-weight="normal" officeooo:rsid="016aa5ac" style:font-weight-asian="normal" style:font-weight-complex="normal"/>
    </style:style>
    <style:style style:name="T323" style:family="text">
      <style:text-properties style:use-window-font-color="true" fo:font-weight="normal" officeooo:rsid="016a5b23" style:font-weight-asian="normal" style:font-weight-complex="normal"/>
    </style:style>
    <style:style style:name="T324" style:family="text">
      <style:text-properties style:use-window-font-color="true" fo:font-weight="normal" officeooo:rsid="0171553b" style:font-weight-asian="normal" style:font-weight-complex="normal"/>
    </style:style>
    <style:style style:name="T325" style:family="text">
      <style:text-properties style:use-window-font-color="true" fo:font-weight="normal" officeooo:rsid="01aaba73" style:font-weight-asian="normal" style:font-weight-complex="normal"/>
    </style:style>
    <style:style style:name="T326" style:family="text">
      <style:text-properties style:use-window-font-color="true" fo:font-weight="normal" officeooo:rsid="01b08253" style:font-weight-asian="normal" style:font-weight-complex="normal"/>
    </style:style>
    <style:style style:name="T327" style:family="text">
      <style:text-properties style:use-window-font-color="true" fo:font-weight="normal" officeooo:rsid="0226d9d6" style:font-weight-asian="normal" style:font-weight-complex="normal"/>
    </style:style>
    <style:style style:name="T328" style:family="text">
      <style:text-properties style:use-window-font-color="true" fo:font-weight="normal" officeooo:rsid="022c7d02" style:font-weight-asian="normal" style:font-weight-complex="normal"/>
    </style:style>
    <style:style style:name="T329" style:family="text">
      <style:text-properties style:use-window-font-color="true" fo:font-weight="normal" officeooo:rsid="023b3a5d" style:font-weight-asian="normal" style:font-weight-complex="normal"/>
    </style:style>
    <style:style style:name="T330" style:family="text">
      <style:text-properties style:use-window-font-color="true" fo:font-weight="normal" officeooo:rsid="023ce39d" style:font-weight-asian="normal" style:font-weight-complex="normal"/>
    </style:style>
    <style:style style:name="T331" style:family="text">
      <style:text-properties style:use-window-font-color="true" officeooo:rsid="016f0506"/>
    </style:style>
    <style:style style:name="T332" style:family="text">
      <style:text-properties style:use-window-font-color="true" fo:font-weight="bold" style:font-weight-asian="bold" style:font-weight-complex="bold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5" style:family="text">
      <style:text-properties style:use-window-font-color="true" officeooo:rsid="02efc49c"/>
    </style:style>
    <style:style style:name="T356" style:family="text">
      <style:text-properties style:use-window-font-color="true" officeooo:rsid="02ce8a1b"/>
    </style:style>
    <style:style style:name="T357" style:family="text">
      <style:text-properties style:use-window-font-color="true" officeooo:rsid="02d1510f"/>
    </style:style>
    <style:style style:name="T358" style:family="text">
      <style:text-properties style:use-window-font-color="true" officeooo:rsid="02f51e47"/>
    </style:style>
    <style:style style:name="T359" style:family="text">
      <style:text-properties style:use-window-font-color="true" officeooo:rsid="0069ae25"/>
    </style:style>
    <style:style style:name="T360" style:family="text">
      <style:text-properties style:use-window-font-color="true" officeooo:rsid="02f8c777"/>
    </style:style>
    <style:style style:name="T361" style:family="text">
      <style:text-properties style:use-window-font-color="true" fo:background-color="transparent" loext:char-shading-value="0"/>
    </style:style>
    <style:style style:name="T362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style:use-window-font-color="true" officeooo:rsid="05d5c10e"/>
    </style:style>
    <style:style style:name="T365" style:family="text">
      <style:text-properties style:use-window-font-color="true" officeooo:rsid="05d8cd62"/>
    </style:style>
    <style:style style:name="T366" style:family="text">
      <style:text-properties style:use-window-font-color="true" officeooo:rsid="04a2554c"/>
    </style:style>
    <style:style style:name="T367" style:family="text">
      <style:text-properties style:use-window-font-color="true" officeooo:rsid="05dd0a36"/>
    </style:style>
    <style:style style:name="T368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69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70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1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2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3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75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76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77" style:family="text">
      <style:text-properties fo:font-weight="normal" style:font-weight-asian="normal" style:font-weight-complex="normal"/>
    </style:style>
    <style:style style:name="T378" style:family="text">
      <style:text-properties fo:font-weight="normal" officeooo:rsid="003c27f0" style:font-weight-asian="normal" style:font-weight-complex="normal"/>
    </style:style>
    <style:style style:name="T379" style:family="text">
      <style:text-properties fo:font-weight="normal" officeooo:rsid="003cb407" style:font-weight-asian="normal" style:font-weight-complex="normal"/>
    </style:style>
    <style:style style:name="T380" style:family="text">
      <style:text-properties fo:font-weight="normal" officeooo:rsid="00205d85" style:font-weight-asian="normal" style:font-weight-complex="normal"/>
    </style:style>
    <style:style style:name="T381" style:family="text">
      <style:text-properties fo:font-weight="normal" officeooo:rsid="00beb82f" style:font-weight-asian="normal" style:font-weight-complex="normal"/>
    </style:style>
    <style:style style:name="T382" style:family="text">
      <style:text-properties fo:font-weight="normal" officeooo:rsid="016860b9" style:font-weight-asian="normal" style:font-weight-complex="normal"/>
    </style:style>
    <style:style style:name="T383" style:family="text">
      <style:text-properties fo:font-weight="normal" officeooo:rsid="0377ec6e" style:font-weight-asian="normal" style:font-weight-complex="normal"/>
    </style:style>
    <style:style style:name="T384" style:family="text">
      <style:text-properties fo:font-weight="normal" officeooo:rsid="03778af6" style:font-weight-asian="normal" style:font-weight-complex="normal"/>
    </style:style>
    <style:style style:name="T385" style:family="text">
      <style:text-properties fo:font-weight="normal" officeooo:rsid="03886cfc" style:font-weight-asian="normal" style:font-weight-complex="normal"/>
    </style:style>
    <style:style style:name="T386" style:family="text">
      <style:text-properties fo:font-weight="normal" officeooo:rsid="038a2c81" style:font-weight-asian="normal" style:font-weight-complex="normal"/>
    </style:style>
    <style:style style:name="T387" style:family="text">
      <style:text-properties fo:font-weight="normal" officeooo:rsid="038bbdf6" style:font-weight-asian="normal" style:font-weight-complex="normal"/>
    </style:style>
    <style:style style:name="T388" style:family="text">
      <style:text-properties fo:font-weight="normal" officeooo:rsid="038d7d5e" style:font-weight-asian="normal" style:font-weight-complex="normal"/>
    </style:style>
    <style:style style:name="T389" style:family="text">
      <style:text-properties fo:font-weight="normal" officeooo:rsid="038e531a" style:font-weight-asian="normal" style:font-weight-complex="normal"/>
    </style:style>
    <style:style style:name="T390" style:family="text">
      <style:text-properties fo:font-weight="normal" officeooo:rsid="03963307" style:font-weight-asian="normal" style:font-weight-complex="normal"/>
    </style:style>
    <style:style style:name="T391" style:family="text">
      <style:text-properties fo:font-weight="normal" officeooo:rsid="039c640b" style:font-weight-asian="normal" style:font-weight-complex="normal"/>
    </style:style>
    <style:style style:name="T392" style:family="text">
      <style:text-properties fo:font-weight="normal" officeooo:rsid="039e438c" style:font-weight-asian="normal" style:font-weight-complex="normal"/>
    </style:style>
    <style:style style:name="T393" style:family="text">
      <style:text-properties fo:font-weight="normal" officeooo:rsid="03a073aa" style:font-weight-asian="normal" style:font-weight-complex="normal"/>
    </style:style>
    <style:style style:name="T394" style:family="text">
      <style:text-properties fo:font-weight="normal" officeooo:rsid="03a15cc8" style:font-weight-asian="normal" style:font-weight-complex="normal"/>
    </style:style>
    <style:style style:name="T395" style:family="text">
      <style:text-properties fo:font-weight="normal" officeooo:rsid="03a31e81" style:font-weight-asian="normal" style:font-weight-complex="normal"/>
    </style:style>
    <style:style style:name="T396" style:family="text">
      <style:text-properties fo:font-weight="normal" officeooo:rsid="03ac69a7" style:font-weight-asian="normal" style:font-weight-complex="normal"/>
    </style:style>
    <style:style style:name="T397" style:family="text">
      <style:text-properties fo:font-weight="normal" officeooo:rsid="03af7bf7" style:font-weight-asian="normal" style:font-weight-complex="normal"/>
    </style:style>
    <style:style style:name="T398" style:family="text">
      <style:text-properties fo:font-weight="normal" officeooo:rsid="03b1fbc9" style:font-weight-asian="normal" style:font-weight-complex="normal"/>
    </style:style>
    <style:style style:name="T399" style:family="text">
      <style:text-properties fo:font-weight="normal" officeooo:rsid="03becfb9" style:font-weight-asian="normal" style:font-weight-complex="normal"/>
    </style:style>
    <style:style style:name="T400" style:family="text">
      <style:text-properties fo:font-weight="normal" officeooo:rsid="03bf675e" style:font-weight-asian="normal" style:font-weight-complex="normal"/>
    </style:style>
    <style:style style:name="T401" style:family="text">
      <style:text-properties fo:font-weight="normal" officeooo:rsid="03bf92cd" style:font-weight-asian="normal" style:font-weight-complex="normal"/>
    </style:style>
    <style:style style:name="T402" style:family="text">
      <style:text-properties fo:font-weight="normal" officeooo:rsid="03c2a4d1" style:font-weight-asian="normal" style:font-weight-complex="normal"/>
    </style:style>
    <style:style style:name="T403" style:family="text">
      <style:text-properties fo:font-weight="normal" officeooo:rsid="03c34d65" style:font-weight-asian="normal" style:font-weight-complex="normal"/>
    </style:style>
    <style:style style:name="T404" style:family="text">
      <style:text-properties fo:font-weight="normal" officeooo:rsid="03c39617" style:font-weight-asian="normal" style:font-weight-complex="normal"/>
    </style:style>
    <style:style style:name="T405" style:family="text">
      <style:text-properties fo:font-weight="normal" officeooo:rsid="03c44ca6" style:font-weight-asian="normal" style:font-weight-complex="normal"/>
    </style:style>
    <style:style style:name="T406" style:family="text">
      <style:text-properties fo:font-weight="normal" officeooo:rsid="03c51260" style:font-weight-asian="normal" style:font-weight-complex="normal"/>
    </style:style>
    <style:style style:name="T407" style:family="text">
      <style:text-properties fo:font-weight="normal" officeooo:rsid="03c51463" style:font-weight-asian="normal" style:font-weight-complex="normal"/>
    </style:style>
    <style:style style:name="T408" style:family="text">
      <style:text-properties fo:font-weight="normal" officeooo:rsid="03c51c71" style:font-weight-asian="normal" style:font-weight-complex="normal"/>
    </style:style>
    <style:style style:name="T409" style:family="text">
      <style:text-properties fo:font-weight="normal" officeooo:rsid="03c6f534" style:font-weight-asian="normal" style:font-weight-complex="normal"/>
    </style:style>
    <style:style style:name="T410" style:family="text">
      <style:text-properties fo:font-weight="normal" officeooo:rsid="03cb2c07" style:font-weight-asian="normal" style:font-weight-complex="normal"/>
    </style:style>
    <style:style style:name="T411" style:family="text">
      <style:text-properties fo:font-weight="normal" officeooo:rsid="03d088e0" style:font-weight-asian="normal" style:font-weight-complex="normal"/>
    </style:style>
    <style:style style:name="T412" style:family="text">
      <style:text-properties fo:font-weight="normal" officeooo:rsid="03d7a2a4" style:font-weight-asian="normal" style:font-weight-complex="normal"/>
    </style:style>
    <style:style style:name="T413" style:family="text">
      <style:text-properties fo:font-weight="normal" officeooo:rsid="03d9bd6c" style:font-weight-asian="normal" style:font-weight-complex="normal"/>
    </style:style>
    <style:style style:name="T414" style:family="text">
      <style:text-properties fo:font-weight="normal" officeooo:rsid="03db91db" style:font-weight-asian="normal" style:font-weight-complex="normal"/>
    </style:style>
    <style:style style:name="T415" style:family="text">
      <style:text-properties fo:font-weight="normal" officeooo:rsid="03e4514e" style:font-weight-asian="normal" style:font-weight-complex="normal"/>
    </style:style>
    <style:style style:name="T416" style:family="text">
      <style:text-properties fo:font-weight="normal" officeooo:rsid="03e90de3" style:font-weight-asian="normal" style:font-weight-complex="normal"/>
    </style:style>
    <style:style style:name="T417" style:family="text">
      <style:text-properties fo:font-weight="normal" officeooo:rsid="03e93625" style:font-weight-asian="normal" style:font-weight-complex="normal"/>
    </style:style>
    <style:style style:name="T418" style:family="text">
      <style:text-properties fo:font-weight="normal" officeooo:rsid="03ea64bf" style:font-weight-asian="normal" style:font-weight-complex="normal"/>
    </style:style>
    <style:style style:name="T419" style:family="text">
      <style:text-properties fo:font-weight="normal" officeooo:rsid="03eb005c" style:font-weight-asian="normal" style:font-weight-complex="normal"/>
    </style:style>
    <style:style style:name="T420" style:family="text">
      <style:text-properties fo:font-weight="normal" officeooo:rsid="03ec3a95" style:font-weight-asian="normal" style:font-weight-complex="normal"/>
    </style:style>
    <style:style style:name="T421" style:family="text">
      <style:text-properties fo:font-weight="normal" officeooo:rsid="03ed0846" style:font-weight-asian="normal" style:font-weight-complex="normal"/>
    </style:style>
    <style:style style:name="T422" style:family="text">
      <style:text-properties fo:font-weight="normal" officeooo:rsid="03ede337" style:font-weight-asian="normal" style:font-weight-complex="normal"/>
    </style:style>
    <style:style style:name="T423" style:family="text">
      <style:text-properties fo:font-weight="normal" officeooo:rsid="03ee7eb1" style:font-weight-asian="normal" style:font-weight-complex="normal"/>
    </style:style>
    <style:style style:name="T424" style:family="text">
      <style:text-properties fo:font-weight="normal" officeooo:rsid="03de8421" style:font-weight-asian="normal" style:font-weight-complex="normal"/>
    </style:style>
    <style:style style:name="T425" style:family="text">
      <style:text-properties fo:font-weight="normal" officeooo:rsid="03f27278" style:font-weight-asian="normal" style:font-weight-complex="normal"/>
    </style:style>
    <style:style style:name="T426" style:family="text">
      <style:text-properties fo:font-weight="normal" officeooo:rsid="03f4b1ba" style:font-weight-asian="normal" style:font-weight-complex="normal"/>
    </style:style>
    <style:style style:name="T427" style:family="text">
      <style:text-properties fo:font-weight="normal" officeooo:rsid="03f501e7" style:font-weight-asian="normal" style:font-weight-complex="normal"/>
    </style:style>
    <style:style style:name="T428" style:family="text">
      <style:text-properties fo:font-weight="normal" officeooo:rsid="03f56006" style:font-weight-asian="normal" style:font-weight-complex="normal"/>
    </style:style>
    <style:style style:name="T429" style:family="text">
      <style:text-properties fo:font-weight="normal" officeooo:rsid="03f8c064" style:font-weight-asian="normal" style:font-weight-complex="normal"/>
    </style:style>
    <style:style style:name="T430" style:family="text">
      <style:text-properties fo:font-weight="normal" officeooo:rsid="03fc17c3" style:font-weight-asian="normal" style:font-weight-complex="normal"/>
    </style:style>
    <style:style style:name="T431" style:family="text">
      <style:text-properties fo:font-weight="normal" officeooo:rsid="03fc65b4" style:font-weight-asian="normal" style:font-weight-complex="normal"/>
    </style:style>
    <style:style style:name="T432" style:family="text">
      <style:text-properties fo:font-weight="normal" officeooo:rsid="03fd5e01" style:font-weight-asian="normal" style:font-weight-complex="normal"/>
    </style:style>
    <style:style style:name="T433" style:family="text">
      <style:text-properties fo:font-weight="normal" officeooo:rsid="040aae1c" style:font-weight-asian="normal" style:font-weight-complex="normal"/>
    </style:style>
    <style:style style:name="T434" style:family="text">
      <style:text-properties fo:font-weight="normal" officeooo:rsid="040ce935" style:font-weight-asian="normal" style:font-weight-complex="normal"/>
    </style:style>
    <style:style style:name="T435" style:family="text">
      <style:text-properties fo:font-weight="normal" officeooo:rsid="042824b8" style:font-weight-asian="normal" style:font-weight-complex="normal"/>
    </style:style>
    <style:style style:name="T436" style:family="text">
      <style:text-properties fo:font-weight="normal" officeooo:rsid="0427ec09" style:font-weight-asian="normal" style:font-weight-complex="normal"/>
    </style:style>
    <style:style style:name="T437" style:family="text">
      <style:text-properties fo:font-weight="normal" officeooo:rsid="0424a315" style:font-weight-asian="normal" style:font-weight-complex="normal"/>
    </style:style>
    <style:style style:name="T438" style:family="text">
      <style:text-properties fo:font-weight="normal" officeooo:rsid="03c13113" style:font-weight-asian="normal" style:font-weight-complex="normal"/>
    </style:style>
    <style:style style:name="T439" style:family="text">
      <style:text-properties fo:font-weight="normal" officeooo:rsid="0428c8e2" style:font-weight-asian="normal" style:font-weight-complex="normal"/>
    </style:style>
    <style:style style:name="T440" style:family="text">
      <style:text-properties fo:font-weight="normal" officeooo:rsid="045e6749" style:font-weight-asian="normal" style:font-weight-complex="normal"/>
    </style:style>
    <style:style style:name="T441" style:family="text">
      <style:text-properties fo:font-weight="normal" officeooo:rsid="04602400" style:font-weight-asian="normal" style:font-weight-complex="normal"/>
    </style:style>
    <style:style style:name="T442" style:family="text">
      <style:text-properties fo:font-weight="normal" officeooo:rsid="04161d3e" style:font-weight-asian="normal" style:font-weight-complex="normal"/>
    </style:style>
    <style:style style:name="T443" style:family="text">
      <style:text-properties fo:font-weight="normal" officeooo:rsid="041746e7" style:font-weight-asian="normal" style:font-weight-complex="normal"/>
    </style:style>
    <style:style style:name="T444" style:family="text">
      <style:text-properties fo:font-weight="normal" officeooo:rsid="041d4261" style:font-weight-asian="normal" style:font-weight-complex="normal"/>
    </style:style>
    <style:style style:name="T445" style:family="text">
      <style:text-properties fo:font-weight="normal" officeooo:rsid="0419037b" style:font-weight-asian="normal" style:font-weight-complex="normal"/>
    </style:style>
    <style:style style:name="T446" style:family="text">
      <style:text-properties fo:font-weight="normal" officeooo:rsid="04226783" style:font-weight-asian="normal" style:font-weight-complex="normal"/>
    </style:style>
    <style:style style:name="T447" style:family="text">
      <style:text-properties fo:font-weight="normal" officeooo:rsid="04329278" style:font-weight-asian="normal" style:font-weight-complex="normal"/>
    </style:style>
    <style:style style:name="T448" style:family="text">
      <style:text-properties fo:font-weight="normal" officeooo:rsid="042d7117" style:font-weight-asian="normal" style:font-weight-complex="normal"/>
    </style:style>
    <style:style style:name="T449" style:family="text">
      <style:text-properties fo:font-weight="normal" officeooo:rsid="04253c68" style:font-weight-asian="normal" style:font-weight-complex="normal"/>
    </style:style>
    <style:style style:name="T450" style:family="text">
      <style:text-properties fo:font-weight="normal" officeooo:rsid="043c6125" style:font-weight-asian="normal" style:font-weight-complex="normal"/>
    </style:style>
    <style:style style:name="T451" style:family="text">
      <style:text-properties fo:font-weight="normal" officeooo:rsid="044401b2" style:font-weight-asian="normal" style:font-weight-complex="normal"/>
    </style:style>
    <style:style style:name="T452" style:family="text">
      <style:text-properties fo:font-weight="normal" officeooo:rsid="043a3360" style:font-weight-asian="normal" style:font-weight-complex="normal"/>
    </style:style>
    <style:style style:name="T453" style:family="text">
      <style:text-properties fo:font-weight="normal" officeooo:rsid="04438193" style:font-weight-asian="normal" style:font-weight-complex="normal"/>
    </style:style>
    <style:style style:name="T454" style:family="text">
      <style:text-properties fo:font-weight="normal" officeooo:rsid="043fc929" style:font-weight-asian="normal" style:font-weight-complex="normal"/>
    </style:style>
    <style:style style:name="T455" style:family="text">
      <style:text-properties fo:font-weight="normal" officeooo:rsid="04496025" style:font-weight-asian="normal" style:font-weight-complex="normal"/>
    </style:style>
    <style:style style:name="T456" style:family="text">
      <style:text-properties fo:font-weight="normal" officeooo:rsid="04592f7c" style:font-weight-asian="normal" style:font-weight-complex="normal"/>
    </style:style>
    <style:style style:name="T457" style:family="text">
      <style:text-properties fo:font-weight="normal" officeooo:rsid="0480ffab" style:font-weight-asian="normal" style:font-weight-complex="normal"/>
    </style:style>
    <style:style style:name="T458" style:family="text">
      <style:text-properties fo:font-weight="normal" officeooo:rsid="04822256" style:font-weight-asian="normal" style:font-weight-complex="normal"/>
    </style:style>
    <style:style style:name="T459" style:family="text">
      <style:text-properties fo:font-weight="normal" officeooo:rsid="048ffd4a" style:font-weight-asian="normal" style:font-weight-complex="normal"/>
    </style:style>
    <style:style style:name="T460" style:family="text">
      <style:text-properties fo:font-weight="normal" officeooo:rsid="048fe3f8" style:font-weight-asian="normal" style:font-weight-complex="normal"/>
    </style:style>
    <style:style style:name="T461" style:family="text">
      <style:text-properties fo:font-weight="normal" officeooo:rsid="0494bc64" style:font-weight-asian="normal" style:font-weight-complex="normal"/>
    </style:style>
    <style:style style:name="T462" style:family="text">
      <style:text-properties fo:font-weight="normal" officeooo:rsid="049a8a7e" style:font-weight-asian="normal" style:font-weight-complex="normal"/>
    </style:style>
    <style:style style:name="T463" style:family="text">
      <style:text-properties fo:font-weight="normal" officeooo:rsid="04a57ad8" style:font-weight-asian="normal" style:font-weight-complex="normal"/>
    </style:style>
    <style:style style:name="T464" style:family="text">
      <style:text-properties fo:font-weight="normal" officeooo:rsid="04b2ffc5" style:font-weight-asian="normal" style:font-weight-complex="normal"/>
    </style:style>
    <style:style style:name="T465" style:family="text">
      <style:text-properties fo:font-weight="normal" officeooo:rsid="04ba1b39" style:font-weight-asian="normal" style:font-weight-complex="normal"/>
    </style:style>
    <style:style style:name="T466" style:family="text">
      <style:text-properties fo:font-weight="normal" officeooo:rsid="04b3c5c0" style:font-weight-asian="normal" style:font-weight-complex="normal"/>
    </style:style>
    <style:style style:name="T467" style:family="text">
      <style:text-properties fo:font-weight="normal" officeooo:rsid="04cce5bf" style:font-weight-asian="normal" style:font-weight-complex="normal"/>
    </style:style>
    <style:style style:name="T468" style:family="text">
      <style:text-properties fo:font-weight="normal" officeooo:rsid="050199cb" style:font-weight-asian="normal" style:font-weight-complex="normal"/>
    </style:style>
    <style:style style:name="T469" style:family="text">
      <style:text-properties fo:font-weight="normal" officeooo:rsid="0502c86e" style:font-weight-asian="normal" style:font-weight-complex="normal"/>
    </style:style>
    <style:style style:name="T470" style:family="text">
      <style:text-properties fo:font-weight="normal" officeooo:rsid="04f1c42d" style:font-weight-asian="normal" style:font-weight-complex="normal"/>
    </style:style>
    <style:style style:name="T471" style:family="text">
      <style:text-properties fo:font-weight="normal" officeooo:rsid="04f0bfd5" style:font-weight-asian="normal" style:font-weight-complex="normal"/>
    </style:style>
    <style:style style:name="T472" style:family="text">
      <style:text-properties fo:font-weight="normal" officeooo:rsid="05319739" style:font-weight-asian="normal" style:font-weight-complex="normal"/>
    </style:style>
    <style:style style:name="T473" style:family="text">
      <style:text-properties fo:font-weight="normal" officeooo:rsid="05604a7a" style:font-weight-asian="normal" style:font-weight-complex="normal"/>
    </style:style>
    <style:style style:name="T474" style:family="text">
      <style:text-properties fo:font-weight="normal" officeooo:rsid="0560f59c" style:font-weight-asian="normal" style:font-weight-complex="normal"/>
    </style:style>
    <style:style style:name="T475" style:family="text">
      <style:text-properties fo:font-weight="normal" officeooo:rsid="0569d9ca" style:font-weight-asian="normal" style:font-weight-complex="normal"/>
    </style:style>
    <style:style style:name="T476" style:family="text">
      <style:text-properties fo:font-weight="normal" officeooo:rsid="056aa2db" style:font-weight-asian="normal" style:font-weight-complex="normal"/>
    </style:style>
    <style:style style:name="T477" style:family="text">
      <style:text-properties fo:font-weight="normal" officeooo:rsid="0573ee33" style:font-weight-asian="normal" style:font-weight-complex="normal"/>
    </style:style>
    <style:style style:name="T478" style:family="text">
      <style:text-properties fo:font-weight="normal" officeooo:rsid="0577776f" style:font-weight-asian="normal" style:font-weight-complex="normal"/>
    </style:style>
    <style:style style:name="T479" style:family="text">
      <style:text-properties fo:font-weight="normal" officeooo:rsid="0580d52a" style:font-weight-asian="normal" style:font-weight-complex="normal"/>
    </style:style>
    <style:style style:name="T480" style:family="text">
      <style:text-properties fo:font-weight="normal" officeooo:rsid="058bbc5e" style:font-weight-asian="normal" style:font-weight-complex="normal"/>
    </style:style>
    <style:style style:name="T481" style:family="text">
      <style:text-properties fo:font-weight="normal" officeooo:rsid="060fe20f" style:font-weight-asian="normal" style:font-weight-complex="normal"/>
    </style:style>
    <style:style style:name="T482" style:family="text">
      <style:text-properties fo:font-weight="normal" officeooo:rsid="065f9c0e" style:font-weight-asian="normal" style:font-weight-complex="normal"/>
    </style:style>
    <style:style style:name="T483" style:family="text">
      <style:text-properties fo:font-weight="normal" officeooo:rsid="06afcb9f" style:font-weight-asian="normal" style:font-weight-complex="normal"/>
    </style:style>
    <style:style style:name="T484" style:family="text">
      <style:text-properties fo:font-weight="normal" officeooo:rsid="06b3d3c8" style:font-weight-asian="normal" style:font-weight-complex="normal"/>
    </style:style>
    <style:style style:name="T485" style:family="text">
      <style:text-properties fo:font-weight="normal" officeooo:rsid="06d2db18" style:font-weight-asian="normal" style:font-weight-complex="normal"/>
    </style:style>
    <style:style style:name="T486" style:family="text">
      <style:text-properties fo:font-weight="normal" officeooo:rsid="06d0bb9d" style:font-weight-asian="normal" style:font-weight-complex="normal"/>
    </style:style>
    <style:style style:name="T487" style:family="text">
      <style:text-properties fo:font-weight="normal" officeooo:rsid="06d32270" style:font-weight-asian="normal" style:font-weight-complex="normal"/>
    </style:style>
    <style:style style:name="T488" style:family="text">
      <style:text-properties fo:font-weight="normal" officeooo:rsid="06d4c47e" style:font-weight-asian="normal" style:font-weight-complex="normal"/>
    </style:style>
    <style:style style:name="T489" style:family="text">
      <style:text-properties fo:font-weight="normal" officeooo:rsid="06d6e503" style:font-weight-asian="normal" style:font-weight-complex="normal"/>
    </style:style>
    <style:style style:name="T490" style:family="text">
      <style:text-properties fo:font-weight="normal" officeooo:rsid="07337436" style:font-weight-asian="normal" style:font-weight-complex="normal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officeooo:rsid="00256ecc" style:font-style-asian="italic" style:font-style-complex="italic"/>
    </style:style>
    <style:style style:name="T493" style:family="text">
      <style:text-properties fo:font-style="italic" officeooo:rsid="006c1d47" style:font-style-asian="italic" style:font-style-complex="italic"/>
    </style:style>
    <style:style style:name="T494" style:family="text">
      <style:text-properties fo:font-style="italic" officeooo:rsid="00e09913" style:font-style-asian="italic" style:font-style-complex="italic"/>
    </style:style>
    <style:style style:name="T495" style:family="text">
      <style:text-properties fo:font-style="italic" officeooo:rsid="005b5cd3" style:font-style-asian="italic" style:font-style-complex="italic"/>
    </style:style>
    <style:style style:name="T496" style:family="text">
      <style:text-properties fo:font-style="italic" officeooo:rsid="0034ed8b" style:font-style-asian="italic" style:font-style-complex="italic"/>
    </style:style>
    <style:style style:name="T497" style:family="text">
      <style:text-properties fo:font-style="italic" officeooo:rsid="00367935" style:font-style-asian="italic" style:font-style-complex="italic"/>
    </style:style>
    <style:style style:name="T498" style:family="text">
      <style:text-properties fo:font-style="italic" officeooo:rsid="003b4e50" style:font-style-asian="italic" style:font-style-complex="italic"/>
    </style:style>
    <style:style style:name="T499" style:family="text">
      <style:text-properties fo:font-style="italic" officeooo:rsid="01758a0f" style:font-style-asian="italic" style:font-style-complex="italic"/>
    </style:style>
    <style:style style:name="T500" style:family="text">
      <style:text-properties fo:font-style="italic" officeooo:rsid="0080477a" style:font-style-asian="italic" style:font-style-complex="italic"/>
    </style:style>
    <style:style style:name="T501" style:family="text">
      <style:text-properties fo:font-style="italic" officeooo:rsid="01113d34" style:font-style-asian="italic" style:font-style-complex="italic"/>
    </style:style>
    <style:style style:name="T502" style:family="text">
      <style:text-properties fo:font-style="italic" officeooo:rsid="018c0d5b" style:font-style-asian="italic" style:font-style-complex="italic"/>
    </style:style>
    <style:style style:name="T503" style:family="text">
      <style:text-properties fo:font-style="italic" officeooo:rsid="01c64853" style:font-style-asian="italic" style:font-style-complex="italic"/>
    </style:style>
    <style:style style:name="T504" style:family="text">
      <style:text-properties fo:font-style="italic" officeooo:rsid="01d9cd4e" style:font-style-asian="italic" style:font-style-complex="italic"/>
    </style:style>
    <style:style style:name="T505" style:family="text">
      <style:text-properties fo:font-style="italic" officeooo:rsid="01dc67de" style:font-style-asian="italic" style:font-style-complex="italic"/>
    </style:style>
    <style:style style:name="T506" style:family="text">
      <style:text-properties fo:font-style="italic" officeooo:rsid="01ec8e18" style:font-style-asian="italic" style:font-style-complex="italic"/>
    </style:style>
    <style:style style:name="T507" style:family="text">
      <style:text-properties fo:font-style="italic" officeooo:rsid="019e70b3" style:font-style-asian="italic" style:font-style-complex="italic"/>
    </style:style>
    <style:style style:name="T508" style:family="text">
      <style:text-properties fo:font-style="italic" officeooo:rsid="02685e01" style:font-style-asian="italic" style:font-style-complex="italic"/>
    </style:style>
    <style:style style:name="T509" style:family="text">
      <style:text-properties fo:font-style="italic" officeooo:rsid="026b5506" style:font-style-asian="italic" style:font-style-complex="italic"/>
    </style:style>
    <style:style style:name="T510" style:family="text">
      <style:text-properties fo:font-style="italic" officeooo:rsid="0288fb00" style:font-style-asian="italic" style:font-style-complex="italic"/>
    </style:style>
    <style:style style:name="T511" style:family="text">
      <style:text-properties fo:font-style="italic" officeooo:rsid="02ccc8f6" style:font-style-asian="italic" style:font-style-complex="italic"/>
    </style:style>
    <style:style style:name="T512" style:family="text">
      <style:text-properties fo:font-style="italic" officeooo:rsid="0069ae25" style:font-style-asian="italic" style:font-style-complex="italic"/>
    </style:style>
    <style:style style:name="T513" style:family="text">
      <style:text-properties fo:font-style="italic" officeooo:rsid="0022c018" style:font-style-asian="italic" style:font-style-complex="italic"/>
    </style:style>
    <style:style style:name="T514" style:family="text">
      <style:text-properties fo:font-style="italic" officeooo:rsid="02efc49c" style:font-style-asian="italic" style:font-style-complex="italic"/>
    </style:style>
    <style:style style:name="T515" style:family="text">
      <style:text-properties fo:font-style="italic" officeooo:rsid="02ec089f" style:font-style-asian="italic" style:font-style-complex="italic"/>
    </style:style>
    <style:style style:name="T516" style:family="text">
      <style:text-properties fo:font-style="italic" officeooo:rsid="032c4fdc" style:font-style-asian="italic" style:font-style-complex="italic"/>
    </style:style>
    <style:style style:name="T517" style:family="text">
      <style:text-properties fo:font-style="italic" officeooo:rsid="0335ea2c" style:font-style-asian="italic" style:font-style-complex="italic"/>
    </style:style>
    <style:style style:name="T518" style:family="text">
      <style:text-properties fo:font-style="italic" officeooo:rsid="0346a444" style:font-style-asian="italic" style:font-style-complex="italic"/>
    </style:style>
    <style:style style:name="T519" style:family="text">
      <style:text-properties fo:font-style="italic" officeooo:rsid="03a24854" style:font-style-asian="italic" style:font-style-complex="italic"/>
    </style:style>
    <style:style style:name="T520" style:family="text">
      <style:text-properties fo:font-style="italic" officeooo:rsid="03804bbd" style:font-style-asian="italic" style:font-style-complex="italic"/>
    </style:style>
    <style:style style:name="T521" style:family="text">
      <style:text-properties fo:font-style="italic" officeooo:rsid="03aaef44" style:font-style-asian="italic" style:font-style-complex="italic"/>
    </style:style>
    <style:style style:name="T522" style:family="text">
      <style:text-properties fo:font-style="italic" officeooo:rsid="04a57ad8" style:font-style-asian="italic" style:font-style-complex="italic"/>
    </style:style>
    <style:style style:name="T523" style:family="text">
      <style:text-properties fo:font-style="italic" officeooo:rsid="04ba1b39" style:font-style-asian="italic" style:font-style-complex="italic"/>
    </style:style>
    <style:style style:name="T524" style:family="text">
      <style:text-properties fo:font-style="italic" officeooo:rsid="04a08898" style:font-style-asian="italic" style:font-style-complex="italic"/>
    </style:style>
    <style:style style:name="T525" style:family="text">
      <style:text-properties fo:font-style="italic" officeooo:rsid="051c4636" style:font-style-asian="italic" style:font-style-complex="italic"/>
    </style:style>
    <style:style style:name="T526" style:family="text">
      <style:text-properties fo:font-style="italic" officeooo:rsid="064d9acd" style:font-style-asian="italic" style:font-style-complex="italic"/>
    </style:style>
    <style:style style:name="T527" style:family="text">
      <style:text-properties fo:font-style="italic" officeooo:rsid="063fe71c" style:font-style-asian="italic" style:font-style-complex="italic"/>
    </style:style>
    <style:style style:name="T528" style:family="text">
      <style:text-properties fo:font-style="italic" officeooo:rsid="065a8b52" style:font-style-asian="italic" style:font-style-complex="italic"/>
    </style:style>
    <style:style style:name="T529" style:family="text">
      <style:text-properties fo:font-style="italic" officeooo:rsid="065bcfd1" style:font-style-asian="italic" style:font-style-complex="italic"/>
    </style:style>
    <style:style style:name="T530" style:family="text">
      <style:text-properties fo:font-style="italic" officeooo:rsid="065cd408" style:font-style-asian="italic" style:font-style-complex="italic"/>
    </style:style>
    <style:style style:name="T531" style:family="text">
      <style:text-properties fo:font-style="italic" officeooo:rsid="06130d41" style:font-style-asian="italic" style:font-style-complex="italic"/>
    </style:style>
    <style:style style:name="T532" style:family="text">
      <style:text-properties fo:font-style="italic" officeooo:rsid="0615b752" style:font-style-asian="italic" style:font-style-complex="italic"/>
    </style:style>
    <style:style style:name="T533" style:family="text">
      <style:text-properties fo:font-style="italic" officeooo:rsid="06191840" style:font-style-asian="italic" style:font-style-complex="italic"/>
    </style:style>
    <style:style style:name="T534" style:family="text">
      <style:text-properties fo:font-style="italic" officeooo:rsid="067e3ef2" style:font-style-asian="italic" style:font-style-complex="italic"/>
    </style:style>
    <style:style style:name="T535" style:family="text">
      <style:text-properties fo:font-style="italic" officeooo:rsid="063d933e" style:font-style-asian="italic" style:font-style-complex="italic"/>
    </style:style>
    <style:style style:name="T536" style:family="text">
      <style:text-properties fo:font-style="italic" officeooo:rsid="063bda54" style:font-style-asian="italic" style:font-style-complex="italic"/>
    </style:style>
    <style:style style:name="T537" style:family="text">
      <style:text-properties fo:font-style="italic" officeooo:rsid="06909dfa" style:font-style-asian="italic" style:font-style-complex="italic"/>
    </style:style>
    <style:style style:name="T538" style:family="text">
      <style:text-properties fo:font-style="italic" officeooo:rsid="06c5c5b6" style:font-style-asian="italic" style:font-style-complex="italic"/>
    </style:style>
    <style:style style:name="T539" style:family="text">
      <style:text-properties fo:font-style="italic" officeooo:rsid="0703136b" style:font-style-asian="italic" style:font-style-complex="italic"/>
    </style:style>
    <style:style style:name="T540" style:family="text">
      <style:text-properties fo:font-style="italic" officeooo:rsid="071f6f35" style:font-style-asian="italic" style:font-style-complex="italic"/>
    </style:style>
    <style:style style:name="T541" style:family="text">
      <style:text-properties fo:font-style="italic" officeooo:rsid="071a29dd" style:font-style-asian="italic" style:font-style-complex="italic"/>
    </style:style>
    <style:style style:name="T542" style:family="text">
      <style:text-properties fo:font-style="italic" officeooo:rsid="071be8ce" style:font-style-asian="italic" style:font-style-complex="italic"/>
    </style:style>
    <style:style style:name="T543" style:family="text">
      <style:text-properties fo:font-style="italic" officeooo:rsid="07353afe" style:font-style-asian="italic" style:font-style-complex="italic"/>
    </style:style>
    <style:style style:name="T544" style:family="text">
      <style:text-properties fo:font-style="italic" officeooo:rsid="073096a7" style:font-style-asian="italic" style:font-style-complex="italic"/>
    </style:style>
    <style:style style:name="T545" style:family="text">
      <style:text-properties fo:font-style="italic" officeooo:rsid="072f312a" style:font-style-asian="italic" style:font-style-complex="italic"/>
    </style:style>
    <style:style style:name="T546" style:family="text">
      <style:text-properties fo:font-style="italic" officeooo:rsid="071e417c" style:font-style-asian="italic" style:font-style-complex="italic"/>
    </style:style>
    <style:style style:name="T54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4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4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5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5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5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5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5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5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5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6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6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6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6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6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6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6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6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7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71" style:family="text">
      <style:text-properties fo:font-style="italic" style:text-underline-style="none" style:font-style-asian="italic" style:font-style-complex="italic"/>
    </style:style>
    <style:style style:name="T572" style:family="text">
      <style:text-properties fo:font-style="italic" style:text-underline-style="none" officeooo:rsid="00baae4f" style:font-style-asian="italic" style:font-style-complex="italic"/>
    </style:style>
    <style:style style:name="T573" style:family="text">
      <style:text-properties fo:font-style="italic" style:text-underline-style="none" officeooo:rsid="00d708a6" style:font-style-asian="italic" style:font-style-complex="italic"/>
    </style:style>
    <style:style style:name="T574" style:family="text">
      <style:text-properties fo:font-style="italic" style:text-underline-style="none" officeooo:rsid="00beb82f" style:font-style-asian="italic" style:font-style-complex="italic"/>
    </style:style>
    <style:style style:name="T575" style:family="text">
      <style:text-properties fo:font-style="italic" style:text-underline-style="none" officeooo:rsid="00d9c9e4" style:font-style-asian="italic" style:font-style-complex="italic"/>
    </style:style>
    <style:style style:name="T576" style:family="text">
      <style:text-properties fo:font-style="italic" style:text-underline-style="none" officeooo:rsid="00f55bb2" style:font-style-asian="italic" style:font-style-complex="italic"/>
    </style:style>
    <style:style style:name="T577" style:family="text">
      <style:text-properties fo:font-style="italic" style:text-underline-style="none" officeooo:rsid="00f74e17" style:font-style-asian="italic" style:font-style-complex="italic"/>
    </style:style>
    <style:style style:name="T578" style:family="text">
      <style:text-properties fo:font-style="italic" style:text-underline-style="none" officeooo:rsid="00fde6f2" style:font-style-asian="italic" style:font-style-complex="italic"/>
    </style:style>
    <style:style style:name="T579" style:family="text">
      <style:text-properties fo:font-style="italic" style:text-underline-style="none" officeooo:rsid="0130fd48" style:font-style-asian="italic" style:font-style-complex="italic"/>
    </style:style>
    <style:style style:name="T580" style:family="text">
      <style:text-properties fo:font-style="italic" style:text-underline-style="none" officeooo:rsid="013401b3" style:font-style-asian="italic" style:font-style-complex="italic"/>
    </style:style>
    <style:style style:name="T581" style:family="text">
      <style:text-properties fo:font-style="italic" style:text-underline-style="none" officeooo:rsid="013f3c54" style:font-style-asian="italic" style:font-style-complex="italic"/>
    </style:style>
    <style:style style:name="T582" style:family="text">
      <style:text-properties fo:font-style="italic" style:text-underline-style="none" officeooo:rsid="00bfa17d" style:font-style-asian="italic" style:font-style-complex="italic"/>
    </style:style>
    <style:style style:name="T583" style:family="text">
      <style:text-properties fo:font-style="italic" style:text-underline-style="none" officeooo:rsid="02a94de9" style:font-style-asian="italic" style:font-style-complex="italic"/>
    </style:style>
    <style:style style:name="T584" style:family="text">
      <style:text-properties fo:font-style="italic" style:text-underline-style="none" officeooo:rsid="00bbbf73" style:font-style-asian="italic" style:font-style-complex="italic"/>
    </style:style>
    <style:style style:name="T585" style:family="text">
      <style:text-properties fo:font-style="italic" style:text-underline-style="none" officeooo:rsid="00a639f7" style:font-style-asian="italic" style:font-style-complex="italic"/>
    </style:style>
    <style:style style:name="T586" style:family="text">
      <style:text-properties fo:font-style="italic" style:text-underline-style="none" officeooo:rsid="00bd11a0" style:font-style-asian="italic" style:font-style-complex="italic"/>
    </style:style>
    <style:style style:name="T5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7337436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74d6f23" style:font-style-asian="italic" style:font-weight-asian="normal" style:font-style-complex="italic" style:font-weight-complex="normal"/>
    </style:style>
    <style:style style:name="T65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58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5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60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61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62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4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65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66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67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68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69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70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71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672" style:family="text">
      <style:text-properties fo:font-style="italic" fo:font-weight="bold" officeooo:rsid="07337436" style:font-style-asian="italic" style:font-weight-asian="bold" style:font-style-complex="italic" style:font-weight-complex="bold"/>
    </style:style>
    <style:style style:name="T673" style:family="text">
      <style:text-properties officeooo:rsid="00205d85"/>
    </style:style>
    <style:style style:name="T674" style:family="text">
      <style:text-properties officeooo:rsid="0027fcfd"/>
    </style:style>
    <style:style style:name="T675" style:family="text">
      <style:text-properties officeooo:rsid="0029525d"/>
    </style:style>
    <style:style style:name="T676" style:family="text">
      <style:text-properties officeooo:rsid="0034ed8b"/>
    </style:style>
    <style:style style:name="T677" style:family="text">
      <style:text-properties officeooo:rsid="00367935"/>
    </style:style>
    <style:style style:name="T678" style:family="text">
      <style:text-properties officeooo:rsid="00398ddf"/>
    </style:style>
    <style:style style:name="T679" style:family="text">
      <style:text-properties officeooo:rsid="003b4e50"/>
    </style:style>
    <style:style style:name="T6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8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8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8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07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08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09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11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14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15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2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2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2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24" style:family="text">
      <style:text-properties fo:font-style="normal" style:text-underline-style="none" style:font-style-asian="normal" style:font-style-complex="normal"/>
    </style:style>
    <style:style style:name="T725" style:family="text">
      <style:text-properties fo:font-style="normal" style:text-underline-style="none" officeooo:rsid="00a8a4b1" style:font-style-asian="normal" style:font-style-complex="normal"/>
    </style:style>
    <style:style style:name="T726" style:family="text">
      <style:text-properties fo:font-style="normal" style:text-underline-style="none" officeooo:rsid="00ba4170" style:font-style-asian="normal" style:font-style-complex="normal"/>
    </style:style>
    <style:style style:name="T727" style:family="text">
      <style:text-properties fo:font-style="normal" style:text-underline-style="none" officeooo:rsid="00b1e303" style:font-style-asian="normal" style:font-style-complex="normal"/>
    </style:style>
    <style:style style:name="T728" style:family="text">
      <style:text-properties fo:font-style="normal" style:text-underline-style="none" officeooo:rsid="00baae4f" style:font-style-asian="normal" style:font-style-complex="normal"/>
    </style:style>
    <style:style style:name="T729" style:family="text">
      <style:text-properties fo:font-style="normal" style:text-underline-style="none" officeooo:rsid="00bbbf73" style:font-style-asian="normal" style:font-style-complex="normal"/>
    </style:style>
    <style:style style:name="T730" style:family="text">
      <style:text-properties fo:font-style="normal" style:text-underline-style="none" officeooo:rsid="00be4749" style:font-style-asian="normal" style:font-style-complex="normal"/>
    </style:style>
    <style:style style:name="T731" style:family="text">
      <style:text-properties fo:font-style="normal" style:text-underline-style="none" officeooo:rsid="00d139a0" style:font-style-asian="normal" style:font-style-complex="normal"/>
    </style:style>
    <style:style style:name="T732" style:family="text">
      <style:text-properties fo:font-style="normal" style:text-underline-style="none" officeooo:rsid="00d1487d" style:font-style-asian="normal" style:font-style-complex="normal"/>
    </style:style>
    <style:style style:name="T733" style:family="text">
      <style:text-properties fo:font-style="normal" style:text-underline-style="none" officeooo:rsid="00d2fc06" style:font-style-asian="normal" style:font-style-complex="normal"/>
    </style:style>
    <style:style style:name="T734" style:family="text">
      <style:text-properties fo:font-style="normal" style:text-underline-style="none" officeooo:rsid="00d40111" style:font-style-asian="normal" style:font-style-complex="normal"/>
    </style:style>
    <style:style style:name="T735" style:family="text">
      <style:text-properties fo:font-style="normal" style:text-underline-style="none" officeooo:rsid="00d4c5ce" style:font-style-asian="normal" style:font-style-complex="normal"/>
    </style:style>
    <style:style style:name="T736" style:family="text">
      <style:text-properties fo:font-style="normal" style:text-underline-style="none" officeooo:rsid="00d708a6" style:font-style-asian="normal" style:font-style-complex="normal"/>
    </style:style>
    <style:style style:name="T737" style:family="text">
      <style:text-properties fo:font-style="normal" style:text-underline-style="none" officeooo:rsid="00d77d7d" style:font-style-asian="normal" style:font-style-complex="normal"/>
    </style:style>
    <style:style style:name="T738" style:family="text">
      <style:text-properties fo:font-style="normal" style:text-underline-style="none" officeooo:rsid="00d83381" style:font-style-asian="normal" style:font-style-complex="normal"/>
    </style:style>
    <style:style style:name="T739" style:family="text">
      <style:text-properties fo:font-style="normal" style:text-underline-style="none" officeooo:rsid="00d75809" style:font-style-asian="normal" style:font-style-complex="normal"/>
    </style:style>
    <style:style style:name="T740" style:family="text">
      <style:text-properties fo:font-style="normal" style:text-underline-style="none" officeooo:rsid="00dd6c8d" style:font-style-asian="normal" style:font-style-complex="normal"/>
    </style:style>
    <style:style style:name="T741" style:family="text">
      <style:text-properties fo:font-style="normal" style:text-underline-style="none" officeooo:rsid="00dedcd7" style:font-style-asian="normal" style:font-style-complex="normal"/>
    </style:style>
    <style:style style:name="T742" style:family="text">
      <style:text-properties fo:font-style="normal" style:text-underline-style="none" officeooo:rsid="00beb82f" style:font-style-asian="normal" style:font-style-complex="normal"/>
    </style:style>
    <style:style style:name="T743" style:family="text">
      <style:text-properties fo:font-style="normal" style:text-underline-style="none" officeooo:rsid="00e4290b" style:font-style-asian="normal" style:font-style-complex="normal"/>
    </style:style>
    <style:style style:name="T744" style:family="text">
      <style:text-properties fo:font-style="normal" style:text-underline-style="none" officeooo:rsid="00eb50e0" style:font-style-asian="normal" style:font-style-complex="normal"/>
    </style:style>
    <style:style style:name="T745" style:family="text">
      <style:text-properties fo:font-style="normal" style:text-underline-style="none" officeooo:rsid="00d9c9e4" style:font-style-asian="normal" style:font-style-complex="normal"/>
    </style:style>
    <style:style style:name="T746" style:family="text">
      <style:text-properties fo:font-style="normal" style:text-underline-style="none" officeooo:rsid="00ec1e8c" style:font-style-asian="normal" style:font-style-complex="normal"/>
    </style:style>
    <style:style style:name="T747" style:family="text">
      <style:text-properties fo:font-style="normal" style:text-underline-style="none" officeooo:rsid="00f0f7f8" style:font-style-asian="normal" style:font-style-complex="normal"/>
    </style:style>
    <style:style style:name="T748" style:family="text">
      <style:text-properties fo:font-style="normal" style:text-underline-style="none" officeooo:rsid="00f2503e" style:font-style-asian="normal" style:font-style-complex="normal"/>
    </style:style>
    <style:style style:name="T749" style:family="text">
      <style:text-properties fo:font-style="normal" style:text-underline-style="none" officeooo:rsid="00f5260b" style:font-style-asian="normal" style:font-style-complex="normal"/>
    </style:style>
    <style:style style:name="T750" style:family="text">
      <style:text-properties fo:font-style="normal" style:text-underline-style="none" officeooo:rsid="00f55bb2" style:font-style-asian="normal" style:font-style-complex="normal"/>
    </style:style>
    <style:style style:name="T751" style:family="text">
      <style:text-properties fo:font-style="normal" style:text-underline-style="none" officeooo:rsid="00f74e17" style:font-style-asian="normal" style:font-style-complex="normal"/>
    </style:style>
    <style:style style:name="T752" style:family="text">
      <style:text-properties fo:font-style="normal" style:text-underline-style="none" officeooo:rsid="00fbef0d" style:font-style-asian="normal" style:font-style-complex="normal"/>
    </style:style>
    <style:style style:name="T753" style:family="text">
      <style:text-properties fo:font-style="normal" style:text-underline-style="none" officeooo:rsid="00fde6f2" style:font-style-asian="normal" style:font-style-complex="normal"/>
    </style:style>
    <style:style style:name="T754" style:family="text">
      <style:text-properties fo:font-style="normal" style:text-underline-style="none" officeooo:rsid="010185dc" style:font-style-asian="normal" style:font-style-complex="normal"/>
    </style:style>
    <style:style style:name="T755" style:family="text">
      <style:text-properties fo:font-style="normal" style:text-underline-style="none" officeooo:rsid="0103be48" style:font-style-asian="normal" style:font-style-complex="normal"/>
    </style:style>
    <style:style style:name="T756" style:family="text">
      <style:text-properties fo:font-style="normal" style:text-underline-style="none" officeooo:rsid="010c486e" style:font-style-asian="normal" style:font-style-complex="normal"/>
    </style:style>
    <style:style style:name="T757" style:family="text">
      <style:text-properties fo:font-style="normal" style:text-underline-style="none" officeooo:rsid="010db770" style:font-style-asian="normal" style:font-style-complex="normal"/>
    </style:style>
    <style:style style:name="T758" style:family="text">
      <style:text-properties fo:font-style="normal" style:text-underline-style="none" officeooo:rsid="011cabfd" style:font-style-asian="normal" style:font-style-complex="normal"/>
    </style:style>
    <style:style style:name="T759" style:family="text">
      <style:text-properties fo:font-style="normal" style:text-underline-style="none" officeooo:rsid="011d9595" style:font-style-asian="normal" style:font-style-complex="normal"/>
    </style:style>
    <style:style style:name="T760" style:family="text">
      <style:text-properties fo:font-style="normal" style:text-underline-style="none" officeooo:rsid="011fc384" style:font-style-asian="normal" style:font-style-complex="normal"/>
    </style:style>
    <style:style style:name="T761" style:family="text">
      <style:text-properties fo:font-style="normal" style:text-underline-style="none" officeooo:rsid="012dfde8" style:font-style-asian="normal" style:font-style-complex="normal"/>
    </style:style>
    <style:style style:name="T762" style:family="text">
      <style:text-properties fo:font-style="normal" style:text-underline-style="none" officeooo:rsid="0130fd48" style:font-style-asian="normal" style:font-style-complex="normal"/>
    </style:style>
    <style:style style:name="T763" style:family="text">
      <style:text-properties fo:font-style="normal" style:text-underline-style="none" officeooo:rsid="013282b3" style:font-style-asian="normal" style:font-style-complex="normal"/>
    </style:style>
    <style:style style:name="T764" style:family="text">
      <style:text-properties fo:font-style="normal" style:text-underline-style="none" officeooo:rsid="013401b3" style:font-style-asian="normal" style:font-style-complex="normal"/>
    </style:style>
    <style:style style:name="T765" style:family="text">
      <style:text-properties fo:font-style="normal" style:text-underline-style="none" officeooo:rsid="013a8584" style:font-style-asian="normal" style:font-style-complex="normal"/>
    </style:style>
    <style:style style:name="T766" style:family="text">
      <style:text-properties fo:font-style="normal" style:text-underline-style="none" officeooo:rsid="013f3c54" style:font-style-asian="normal" style:font-style-complex="normal"/>
    </style:style>
    <style:style style:name="T767" style:family="text">
      <style:text-properties fo:font-style="normal" style:text-underline-style="none" officeooo:rsid="013e347a" style:font-style-asian="normal" style:font-style-complex="normal"/>
    </style:style>
    <style:style style:name="T768" style:family="text">
      <style:text-properties fo:font-style="normal" style:text-underline-style="none" officeooo:rsid="01408f03" style:font-style-asian="normal" style:font-style-complex="normal"/>
    </style:style>
    <style:style style:name="T769" style:family="text">
      <style:text-properties fo:font-style="normal" style:text-underline-style="none" officeooo:rsid="013cc971" style:font-style-asian="normal" style:font-style-complex="normal"/>
    </style:style>
    <style:style style:name="T770" style:family="text">
      <style:text-properties fo:font-style="normal" style:text-underline-style="none" officeooo:rsid="0150aafa" style:font-style-asian="normal" style:font-style-complex="normal"/>
    </style:style>
    <style:style style:name="T771" style:family="text">
      <style:text-properties fo:font-style="normal" style:text-underline-style="none" officeooo:rsid="0152f194" style:font-style-asian="normal" style:font-style-complex="normal"/>
    </style:style>
    <style:style style:name="T772" style:family="text">
      <style:text-properties fo:font-style="normal" style:text-underline-style="none" officeooo:rsid="0157e2d4" style:font-style-asian="normal" style:font-style-complex="normal"/>
    </style:style>
    <style:style style:name="T773" style:family="text">
      <style:text-properties fo:font-style="normal" style:text-underline-style="none" officeooo:rsid="015c452a" style:font-style-asian="normal" style:font-style-complex="normal"/>
    </style:style>
    <style:style style:name="T774" style:family="text">
      <style:text-properties fo:font-style="normal" style:text-underline-style="none" officeooo:rsid="0176ee1b" style:font-style-asian="normal" style:font-style-complex="normal"/>
    </style:style>
    <style:style style:name="T775" style:family="text">
      <style:text-properties fo:font-style="normal" style:text-underline-style="none" officeooo:rsid="02b807dc" style:font-style-asian="normal" style:font-style-complex="normal"/>
    </style:style>
    <style:style style:name="T776" style:family="text">
      <style:text-properties fo:font-style="normal" style:text-underline-style="none" officeooo:rsid="00bd11a0" style:font-style-asian="normal" style:font-style-complex="normal"/>
    </style:style>
    <style:style style:name="T777" style:family="text">
      <style:text-properties fo:font-style="normal" style:text-underline-style="none" officeooo:rsid="02edc963" style:font-style-asian="normal" style:font-style-complex="normal"/>
    </style:style>
    <style:style style:name="T778" style:family="text">
      <style:text-properties fo:font-style="normal" style:font-style-asian="normal" style:font-style-complex="normal"/>
    </style:style>
    <style:style style:name="T779" style:family="text">
      <style:text-properties fo:font-style="normal" officeooo:rsid="00524926" style:font-style-asian="normal" style:font-style-complex="normal"/>
    </style:style>
    <style:style style:name="T780" style:family="text">
      <style:text-properties fo:font-style="normal" officeooo:rsid="0033fbdf" style:font-style-asian="normal" style:font-style-complex="normal"/>
    </style:style>
    <style:style style:name="T781" style:family="text">
      <style:text-properties fo:font-style="normal" officeooo:rsid="0034ed8b" style:font-style-asian="normal" style:font-style-complex="normal"/>
    </style:style>
    <style:style style:name="T782" style:family="text">
      <style:text-properties fo:font-style="normal" officeooo:rsid="0052a33a" style:font-style-asian="normal" style:font-style-complex="normal"/>
    </style:style>
    <style:style style:name="T783" style:family="text">
      <style:text-properties fo:font-style="normal" officeooo:rsid="0092f82d" style:font-style-asian="normal" style:font-style-complex="normal"/>
    </style:style>
    <style:style style:name="T784" style:family="text">
      <style:text-properties fo:font-style="normal" officeooo:rsid="00c6421c" style:font-style-asian="normal" style:font-style-complex="normal"/>
    </style:style>
    <style:style style:name="T785" style:family="text">
      <style:text-properties fo:font-style="normal" officeooo:rsid="00cc5bce" style:font-style-asian="normal" style:font-style-complex="normal"/>
    </style:style>
    <style:style style:name="T786" style:family="text">
      <style:text-properties fo:font-style="normal" officeooo:rsid="0106c767" style:font-style-asian="normal" style:font-style-complex="normal"/>
    </style:style>
    <style:style style:name="T787" style:family="text">
      <style:text-properties fo:font-style="normal" officeooo:rsid="0164a6ee" style:font-style-asian="normal" style:font-style-complex="normal"/>
    </style:style>
    <style:style style:name="T788" style:family="text">
      <style:text-properties fo:font-style="normal" officeooo:rsid="0168d8d5" style:font-style-asian="normal" style:font-style-complex="normal"/>
    </style:style>
    <style:style style:name="T789" style:family="text">
      <style:text-properties fo:font-style="normal" officeooo:rsid="0179221f" style:font-style-asian="normal" style:font-style-complex="normal"/>
    </style:style>
    <style:style style:name="T790" style:family="text">
      <style:text-properties fo:font-style="normal" officeooo:rsid="017941db" style:font-style-asian="normal" style:font-style-complex="normal"/>
    </style:style>
    <style:style style:name="T791" style:family="text">
      <style:text-properties fo:font-style="normal" officeooo:rsid="017a7161" style:font-style-asian="normal" style:font-style-complex="normal"/>
    </style:style>
    <style:style style:name="T792" style:family="text">
      <style:text-properties fo:font-style="normal" officeooo:rsid="0288fb00" style:font-style-asian="normal" style:font-style-complex="normal"/>
    </style:style>
    <style:style style:name="T793" style:family="text">
      <style:text-properties fo:font-style="normal" officeooo:rsid="02f2e947" style:font-style-asian="normal" style:font-style-complex="normal"/>
    </style:style>
    <style:style style:name="T794" style:family="text">
      <style:text-properties fo:font-style="normal" officeooo:rsid="02edc963" style:font-style-asian="normal" style:font-style-complex="normal"/>
    </style:style>
    <style:style style:name="T795" style:family="text">
      <style:text-properties fo:font-style="normal" officeooo:rsid="03355d74" style:font-style-asian="normal" style:font-style-complex="normal"/>
    </style:style>
    <style:style style:name="T796" style:family="text">
      <style:text-properties fo:font-style="normal" officeooo:rsid="0335ea2c" style:font-style-asian="normal" style:font-style-complex="normal"/>
    </style:style>
    <style:style style:name="T797" style:family="text">
      <style:text-properties fo:font-style="normal" officeooo:rsid="0346a444" style:font-style-asian="normal" style:font-style-complex="normal"/>
    </style:style>
    <style:style style:name="T798" style:family="text">
      <style:text-properties fo:font-style="normal" officeooo:rsid="0347bb43" style:font-style-asian="normal" style:font-style-complex="normal"/>
    </style:style>
    <style:style style:name="T799" style:family="text">
      <style:text-properties fo:font-style="normal" officeooo:rsid="03343ce6" style:font-style-asian="normal" style:font-style-complex="normal"/>
    </style:style>
    <style:style style:name="T800" style:family="text">
      <style:text-properties fo:font-style="normal" officeooo:rsid="034dbe4d" style:font-style-asian="normal" style:font-style-complex="normal"/>
    </style:style>
    <style:style style:name="T801" style:family="text">
      <style:text-properties fo:font-style="normal" officeooo:rsid="034f33b6" style:font-style-asian="normal" style:font-style-complex="normal"/>
    </style:style>
    <style:style style:name="T802" style:family="text">
      <style:text-properties fo:font-style="normal" officeooo:rsid="035051aa" style:font-style-asian="normal" style:font-style-complex="normal"/>
    </style:style>
    <style:style style:name="T803" style:family="text">
      <style:text-properties fo:font-style="normal" officeooo:rsid="035de550" style:font-style-asian="normal" style:font-style-complex="normal"/>
    </style:style>
    <style:style style:name="T804" style:family="text">
      <style:text-properties fo:font-style="normal" officeooo:rsid="0364e15d" style:font-style-asian="normal" style:font-style-complex="normal"/>
    </style:style>
    <style:style style:name="T805" style:family="text">
      <style:text-properties fo:font-style="normal" officeooo:rsid="033e56cf" style:font-style-asian="normal" style:font-style-complex="normal"/>
    </style:style>
    <style:style style:name="T806" style:family="text">
      <style:text-properties fo:font-style="normal" officeooo:rsid="0367f8e1" style:font-style-asian="normal" style:font-style-complex="normal"/>
    </style:style>
    <style:style style:name="T807" style:family="text">
      <style:text-properties fo:font-style="normal" officeooo:rsid="0369854f" style:font-style-asian="normal" style:font-style-complex="normal"/>
    </style:style>
    <style:style style:name="T808" style:family="text">
      <style:text-properties fo:font-style="normal" officeooo:rsid="040ce935" style:font-style-asian="normal" style:font-style-complex="normal"/>
    </style:style>
    <style:style style:name="T809" style:family="text">
      <style:text-properties fo:font-style="normal" officeooo:rsid="040ea9fd" style:font-style-asian="normal" style:font-style-complex="normal"/>
    </style:style>
    <style:style style:name="T810" style:family="text">
      <style:text-properties fo:font-style="normal" officeooo:rsid="041e6a3e" style:font-style-asian="normal" style:font-style-complex="normal"/>
    </style:style>
    <style:style style:name="T811" style:family="text">
      <style:text-properties fo:font-style="normal" officeooo:rsid="04a8203c" style:font-style-asian="normal" style:font-style-complex="normal"/>
    </style:style>
    <style:style style:name="T812" style:family="text">
      <style:text-properties fo:font-style="normal" officeooo:rsid="04b80b14" style:font-style-asian="normal" style:font-style-complex="normal"/>
    </style:style>
    <style:style style:name="T813" style:family="text">
      <style:text-properties fo:font-style="normal" officeooo:rsid="060fe20f" style:font-style-asian="normal" style:font-style-complex="normal"/>
    </style:style>
    <style:style style:name="T814" style:family="text">
      <style:text-properties fo:font-style="normal" officeooo:rsid="06125c09" style:font-style-asian="normal" style:font-style-complex="normal"/>
    </style:style>
    <style:style style:name="T815" style:family="text">
      <style:text-properties fo:font-style="normal" officeooo:rsid="06130d41" style:font-style-asian="normal" style:font-style-complex="normal"/>
    </style:style>
    <style:style style:name="T816" style:family="text">
      <style:text-properties fo:font-style="normal" officeooo:rsid="0613692a" style:font-style-asian="normal" style:font-style-complex="normal"/>
    </style:style>
    <style:style style:name="T817" style:family="text">
      <style:text-properties fo:font-style="normal" officeooo:rsid="06148669" style:font-style-asian="normal" style:font-style-complex="normal"/>
    </style:style>
    <style:style style:name="T818" style:family="text">
      <style:text-properties fo:font-style="normal" officeooo:rsid="0615b752" style:font-style-asian="normal" style:font-style-complex="normal"/>
    </style:style>
    <style:style style:name="T819" style:family="text">
      <style:text-properties fo:font-style="normal" officeooo:rsid="06191840" style:font-style-asian="normal" style:font-style-complex="normal"/>
    </style:style>
    <style:style style:name="T820" style:family="text">
      <style:text-properties fo:font-style="normal" officeooo:rsid="06196acd" style:font-style-asian="normal" style:font-style-complex="normal"/>
    </style:style>
    <style:style style:name="T821" style:family="text">
      <style:text-properties fo:font-style="normal" officeooo:rsid="0622a520" style:font-style-asian="normal" style:font-style-complex="normal"/>
    </style:style>
    <style:style style:name="T822" style:family="text">
      <style:text-properties fo:font-style="normal" officeooo:rsid="062535ed" style:font-style-asian="normal" style:font-style-complex="normal"/>
    </style:style>
    <style:style style:name="T823" style:family="text">
      <style:text-properties fo:font-style="normal" officeooo:rsid="06257b22" style:font-style-asian="normal" style:font-style-complex="normal"/>
    </style:style>
    <style:style style:name="T824" style:family="text">
      <style:text-properties fo:font-style="normal" officeooo:rsid="0626dd8c" style:font-style-asian="normal" style:font-style-complex="normal"/>
    </style:style>
    <style:style style:name="T825" style:family="text">
      <style:text-properties fo:font-style="normal" officeooo:rsid="06289f09" style:font-style-asian="normal" style:font-style-complex="normal"/>
    </style:style>
    <style:style style:name="T826" style:family="text">
      <style:text-properties fo:font-style="normal" officeooo:rsid="062ba32e" style:font-style-asian="normal" style:font-style-complex="normal"/>
    </style:style>
    <style:style style:name="T827" style:family="text">
      <style:text-properties fo:font-style="normal" officeooo:rsid="065a8b52" style:font-style-asian="normal" style:font-style-complex="normal"/>
    </style:style>
    <style:style style:name="T828" style:family="text">
      <style:text-properties fo:font-style="normal" officeooo:rsid="065d401a" style:font-style-asian="normal" style:font-style-complex="normal"/>
    </style:style>
    <style:style style:name="T829" style:family="text">
      <style:text-properties fo:font-style="normal" officeooo:rsid="065d9833" style:font-style-asian="normal" style:font-style-complex="normal"/>
    </style:style>
    <style:style style:name="T830" style:family="text">
      <style:text-properties fo:font-style="normal" officeooo:rsid="065e446d" style:font-style-asian="normal" style:font-style-complex="normal"/>
    </style:style>
    <style:style style:name="T831" style:family="text">
      <style:text-properties fo:font-style="normal" officeooo:rsid="0663741c" style:font-style-asian="normal" style:font-style-complex="normal"/>
    </style:style>
    <style:style style:name="T832" style:family="text">
      <style:text-properties fo:font-style="normal" officeooo:rsid="0663a1c9" style:font-style-asian="normal" style:font-style-complex="normal"/>
    </style:style>
    <style:style style:name="T833" style:family="text">
      <style:text-properties fo:font-style="normal" officeooo:rsid="06665ce0" style:font-style-asian="normal" style:font-style-complex="normal"/>
    </style:style>
    <style:style style:name="T834" style:family="text">
      <style:text-properties fo:font-style="normal" officeooo:rsid="067c6895" style:font-style-asian="normal" style:font-style-complex="normal"/>
    </style:style>
    <style:style style:name="T835" style:family="text">
      <style:text-properties fo:font-style="normal" officeooo:rsid="0682b523" style:font-style-asian="normal" style:font-style-complex="normal"/>
    </style:style>
    <style:style style:name="T836" style:family="text">
      <style:text-properties fo:font-style="normal" officeooo:rsid="06176dd5" style:font-style-asian="normal" style:font-style-complex="normal"/>
    </style:style>
    <style:style style:name="T837" style:family="text">
      <style:text-properties fo:font-style="normal" officeooo:rsid="06886957" style:font-style-asian="normal" style:font-style-complex="normal"/>
    </style:style>
    <style:style style:name="T838" style:family="text">
      <style:text-properties fo:font-style="normal" officeooo:rsid="069bb3bd" style:font-style-asian="normal" style:font-style-complex="normal"/>
    </style:style>
    <style:style style:name="T839" style:family="text">
      <style:text-properties fo:font-style="normal" officeooo:rsid="069befec" style:font-style-asian="normal" style:font-style-complex="normal"/>
    </style:style>
    <style:style style:name="T840" style:family="text">
      <style:text-properties fo:font-style="normal" officeooo:rsid="069f9907" style:font-style-asian="normal" style:font-style-complex="normal"/>
    </style:style>
    <style:style style:name="T841" style:family="text">
      <style:text-properties fo:font-style="normal" officeooo:rsid="06aaffd2" style:font-style-asian="normal" style:font-style-complex="normal"/>
    </style:style>
    <style:style style:name="T842" style:family="text">
      <style:text-properties fo:font-style="normal" officeooo:rsid="06b79ef0" style:font-style-asian="normal" style:font-style-complex="normal"/>
    </style:style>
    <style:style style:name="T843" style:family="text">
      <style:text-properties fo:font-style="normal" officeooo:rsid="06bf5f63" style:font-style-asian="normal" style:font-style-complex="normal"/>
    </style:style>
    <style:style style:name="T844" style:family="text">
      <style:text-properties fo:font-style="normal" officeooo:rsid="06c0c7e9" style:font-style-asian="normal" style:font-style-complex="normal"/>
    </style:style>
    <style:style style:name="T845" style:family="text">
      <style:text-properties fo:font-style="normal" officeooo:rsid="06c5c80d" style:font-style-asian="normal" style:font-style-complex="normal"/>
    </style:style>
    <style:style style:name="T846" style:family="text">
      <style:text-properties fo:font-style="normal" officeooo:rsid="069d3467" style:font-style-asian="normal" style:font-style-complex="normal"/>
    </style:style>
    <style:style style:name="T847" style:family="text">
      <style:text-properties fo:font-style="normal" officeooo:rsid="06ce71fd" style:font-style-asian="normal" style:font-style-complex="normal"/>
    </style:style>
    <style:style style:name="T848" style:family="text">
      <style:text-properties fo:font-style="normal" officeooo:rsid="06c5c5b6" style:font-style-asian="normal" style:font-style-complex="normal"/>
    </style:style>
    <style:style style:name="T849" style:family="text">
      <style:text-properties fo:font-style="normal" officeooo:rsid="06d92b57" style:font-style-asian="normal" style:font-style-complex="normal"/>
    </style:style>
    <style:style style:name="T850" style:family="text">
      <style:text-properties fo:font-style="normal" officeooo:rsid="06d9b7d5" style:font-style-asian="normal" style:font-style-complex="normal"/>
    </style:style>
    <style:style style:name="T851" style:family="text">
      <style:text-properties fo:font-style="normal" officeooo:rsid="06dce0b5" style:font-style-asian="normal" style:font-style-complex="normal"/>
    </style:style>
    <style:style style:name="T852" style:family="text">
      <style:text-properties fo:font-style="normal" officeooo:rsid="06de9ff5" style:font-style-asian="normal" style:font-style-complex="normal"/>
    </style:style>
    <style:style style:name="T853" style:family="text">
      <style:text-properties fo:font-style="normal" officeooo:rsid="06e17906" style:font-style-asian="normal" style:font-style-complex="normal"/>
    </style:style>
    <style:style style:name="T854" style:family="text">
      <style:text-properties fo:font-style="normal" officeooo:rsid="06e34718" style:font-style-asian="normal" style:font-style-complex="normal"/>
    </style:style>
    <style:style style:name="T855" style:family="text">
      <style:text-properties fo:font-style="normal" officeooo:rsid="06e9b05d" style:font-style-asian="normal" style:font-style-complex="normal"/>
    </style:style>
    <style:style style:name="T856" style:family="text">
      <style:text-properties fo:font-style="normal" officeooo:rsid="06ee4110" style:font-style-asian="normal" style:font-style-complex="normal"/>
    </style:style>
    <style:style style:name="T857" style:family="text">
      <style:text-properties fo:font-style="normal" officeooo:rsid="06fabfda" style:font-style-asian="normal" style:font-style-complex="normal"/>
    </style:style>
    <style:style style:name="T858" style:family="text">
      <style:text-properties fo:font-style="normal" officeooo:rsid="06fca8cd" style:font-style-asian="normal" style:font-style-complex="normal"/>
    </style:style>
    <style:style style:name="T859" style:family="text">
      <style:text-properties fo:font-style="normal" officeooo:rsid="06fe5f86" style:font-style-asian="normal" style:font-style-complex="normal"/>
    </style:style>
    <style:style style:name="T860" style:family="text">
      <style:text-properties fo:font-style="normal" officeooo:rsid="0703136b" style:font-style-asian="normal" style:font-style-complex="normal"/>
    </style:style>
    <style:style style:name="T861" style:family="text">
      <style:text-properties fo:font-style="normal" officeooo:rsid="0702273b" style:font-style-asian="normal" style:font-style-complex="normal"/>
    </style:style>
    <style:style style:name="T862" style:family="text">
      <style:text-properties fo:font-style="normal" officeooo:rsid="07057718" style:font-style-asian="normal" style:font-style-complex="normal"/>
    </style:style>
    <style:style style:name="T863" style:family="text">
      <style:text-properties fo:font-style="normal" officeooo:rsid="0709e8e0" style:font-style-asian="normal" style:font-style-complex="normal"/>
    </style:style>
    <style:style style:name="T864" style:family="text">
      <style:text-properties fo:font-style="normal" officeooo:rsid="070b4184" style:font-style-asian="normal" style:font-style-complex="normal"/>
    </style:style>
    <style:style style:name="T865" style:family="text">
      <style:text-properties fo:font-style="normal" officeooo:rsid="070c8d4a" style:font-style-asian="normal" style:font-style-complex="normal"/>
    </style:style>
    <style:style style:name="T866" style:family="text">
      <style:text-properties fo:font-style="normal" officeooo:rsid="070efc4d" style:font-style-asian="normal" style:font-style-complex="normal"/>
    </style:style>
    <style:style style:name="T867" style:family="text">
      <style:text-properties fo:font-style="normal" officeooo:rsid="071053d5" style:font-style-asian="normal" style:font-style-complex="normal"/>
    </style:style>
    <style:style style:name="T868" style:family="text">
      <style:text-properties fo:font-style="normal" officeooo:rsid="071240f6" style:font-style-asian="normal" style:font-style-complex="normal"/>
    </style:style>
    <style:style style:name="T869" style:family="text">
      <style:text-properties fo:font-style="normal" officeooo:rsid="07175761" style:font-style-asian="normal" style:font-style-complex="normal"/>
    </style:style>
    <style:style style:name="T870" style:family="text">
      <style:text-properties fo:font-style="normal" officeooo:rsid="071f6f35" style:font-style-asian="normal" style:font-style-complex="normal"/>
    </style:style>
    <style:style style:name="T871" style:family="text">
      <style:text-properties fo:font-style="normal" officeooo:rsid="07298684" style:font-style-asian="normal" style:font-style-complex="normal"/>
    </style:style>
    <style:style style:name="T872" style:family="text">
      <style:text-properties fo:font-style="normal" officeooo:rsid="072b8ac3" style:font-style-asian="normal" style:font-style-complex="normal"/>
    </style:style>
    <style:style style:name="T873" style:family="text">
      <style:text-properties fo:font-style="normal" officeooo:rsid="073096a7" style:font-style-asian="normal" style:font-style-complex="normal"/>
    </style:style>
    <style:style style:name="T874" style:family="text">
      <style:text-properties fo:font-style="normal" officeooo:rsid="072f312a" style:font-style-asian="normal" style:font-style-complex="normal"/>
    </style:style>
    <style:style style:name="T875" style:family="text">
      <style:text-properties fo:font-style="normal" officeooo:rsid="07317a4c" style:font-style-asian="normal" style:font-style-complex="normal"/>
    </style:style>
    <style:style style:name="T876" style:family="text">
      <style:text-properties fo:font-style="normal" officeooo:rsid="07337436" style:font-style-asian="normal" style:font-style-complex="normal"/>
    </style:style>
    <style:style style:name="T877" style:family="text">
      <style:text-properties fo:font-style="normal" officeooo:rsid="07349225" style:font-style-asian="normal" style:font-style-complex="normal"/>
    </style:style>
    <style:style style:name="T878" style:family="text">
      <style:text-properties fo:font-style="normal" officeooo:rsid="0734c99b" style:font-style-asian="normal" style:font-style-complex="normal"/>
    </style:style>
    <style:style style:name="T879" style:family="text">
      <style:text-properties fo:font-style="normal" officeooo:rsid="073a77c9" style:font-style-asian="normal" style:font-style-complex="normal"/>
    </style:style>
    <style:style style:name="T880" style:family="text">
      <style:text-properties fo:font-style="normal" officeooo:rsid="07496791" style:font-style-asian="normal" style:font-style-complex="normal"/>
    </style:style>
    <style:style style:name="T881" style:family="text">
      <style:text-properties fo:font-style="normal" officeooo:rsid="071e417c" style:font-style-asian="normal" style:font-style-complex="normal"/>
    </style:style>
    <style:style style:name="T882" style:family="text">
      <style:text-properties fo:font-style="normal" officeooo:rsid="074a9a44" style:font-style-asian="normal" style:font-style-complex="normal"/>
    </style:style>
    <style:style style:name="T883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884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885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886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3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3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37" style:family="text">
      <style:text-properties officeooo:rsid="004d4d0b"/>
    </style:style>
    <style:style style:name="T1038" style:family="text">
      <style:text-properties officeooo:rsid="0013268f"/>
    </style:style>
    <style:style style:name="T1039" style:family="text">
      <style:text-properties officeooo:rsid="004f4350"/>
    </style:style>
    <style:style style:name="T1040" style:family="text">
      <style:text-properties officeooo:rsid="00501b3c"/>
    </style:style>
    <style:style style:name="T1041" style:family="text">
      <style:text-properties officeooo:rsid="00147dd9"/>
    </style:style>
    <style:style style:name="T1042" style:family="text">
      <style:text-properties officeooo:rsid="005521a3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officeooo:rsid="005f7223" style:font-weight-asian="bold" style:font-weight-complex="bold"/>
    </style:style>
    <style:style style:name="T1045" style:family="text">
      <style:text-properties fo:font-weight="bold" officeooo:rsid="01871851" style:font-weight-asian="bold" style:font-weight-complex="bold"/>
    </style:style>
    <style:style style:name="T1046" style:family="text">
      <style:text-properties fo:font-weight="bold" officeooo:rsid="02070606" style:font-weight-asian="bold" style:font-weight-complex="bold"/>
    </style:style>
    <style:style style:name="T1047" style:family="text">
      <style:text-properties fo:font-weight="bold" officeooo:rsid="0206e857" style:font-weight-asian="bold" style:font-weight-complex="bold"/>
    </style:style>
    <style:style style:name="T1048" style:family="text">
      <style:text-properties fo:font-weight="bold" officeooo:rsid="03153caa" style:font-weight-asian="bold" style:font-weight-complex="bold"/>
    </style:style>
    <style:style style:name="T1049" style:family="text">
      <style:text-properties fo:font-weight="bold" officeooo:rsid="03429aa5" style:font-weight-asian="bold" style:font-weight-complex="bold"/>
    </style:style>
    <style:style style:name="T1050" style:family="text">
      <style:text-properties fo:font-weight="bold" officeooo:rsid="0356cf1b" style:font-weight-asian="bold" style:font-weight-complex="bold"/>
    </style:style>
    <style:style style:name="T1051" style:family="text">
      <style:text-properties fo:font-weight="bold" officeooo:rsid="03c34d65" style:font-weight-asian="bold" style:font-weight-complex="bold"/>
    </style:style>
    <style:style style:name="T1052" style:family="text">
      <style:text-properties fo:font-weight="bold" officeooo:rsid="03c39617" style:font-weight-asian="bold" style:font-weight-complex="bold"/>
    </style:style>
    <style:style style:name="T1053" style:family="text">
      <style:text-properties fo:font-weight="bold" officeooo:rsid="03c44ca6" style:font-weight-asian="bold" style:font-weight-complex="bold"/>
    </style:style>
    <style:style style:name="T1054" style:family="text">
      <style:text-properties fo:font-weight="bold" officeooo:rsid="03ea64bf" style:font-weight-asian="bold" style:font-weight-complex="bold"/>
    </style:style>
    <style:style style:name="T1055" style:family="text">
      <style:text-properties fo:font-weight="bold" officeooo:rsid="03f8c064" style:font-weight-asian="bold" style:font-weight-complex="bold"/>
    </style:style>
    <style:style style:name="T1056" style:family="text">
      <style:text-properties fo:font-weight="bold" officeooo:rsid="0411d16e" style:font-weight-asian="bold" style:font-weight-complex="bold"/>
    </style:style>
    <style:style style:name="T1057" style:family="text">
      <style:text-properties fo:font-weight="bold" officeooo:rsid="048fe3f8" style:font-weight-asian="bold" style:font-weight-complex="bold"/>
    </style:style>
    <style:style style:name="T1058" style:family="text">
      <style:text-properties fo:font-weight="bold" officeooo:rsid="048ffd4a" style:font-weight-asian="bold" style:font-weight-complex="bold"/>
    </style:style>
    <style:style style:name="T1059" style:family="text">
      <style:text-properties fo:font-weight="bold" officeooo:rsid="04a08898" style:font-weight-asian="bold" style:font-weight-complex="bold"/>
    </style:style>
    <style:style style:name="T1060" style:family="text">
      <style:text-properties fo:font-weight="bold" officeooo:rsid="063d933e" style:font-weight-asian="bold" style:font-weight-complex="bold"/>
    </style:style>
    <style:style style:name="T1061" style:family="text">
      <style:text-properties fo:font-weight="bold" officeooo:rsid="065f9c0e" style:font-weight-asian="bold" style:font-weight-complex="bold"/>
    </style:style>
    <style:style style:name="T1062" style:family="text">
      <style:text-properties fo:font-weight="bold" officeooo:rsid="06dc9bfd" style:font-weight-asian="bold" style:font-weight-complex="bold"/>
    </style:style>
    <style:style style:name="T1063" style:family="text">
      <style:text-properties fo:font-weight="bold" officeooo:rsid="06c0c7e9" style:font-weight-asian="bold" style:font-weight-complex="bold"/>
    </style:style>
    <style:style style:name="T1064" style:family="text">
      <style:text-properties fo:font-weight="bold" officeooo:rsid="06dff81f" style:font-weight-asian="bold" style:font-weight-complex="bold"/>
    </style:style>
    <style:style style:name="T1065" style:family="text">
      <style:text-properties fo:font-weight="bold" officeooo:rsid="071be8ce" style:font-weight-asian="bold" style:font-weight-complex="bold"/>
    </style:style>
    <style:style style:name="T1066" style:family="text">
      <style:text-properties fo:font-weight="bold" officeooo:rsid="072a3f72" style:font-weight-asian="bold" style:font-weight-complex="bold"/>
    </style:style>
    <style:style style:name="T1067" style:family="text">
      <style:text-properties fo:font-weight="bold" officeooo:rsid="07337436" style:font-weight-asian="bold" style:font-weight-complex="bold"/>
    </style:style>
    <style:style style:name="T1068" style:family="text">
      <style:text-properties officeooo:rsid="005b5f51"/>
    </style:style>
    <style:style style:name="T1069" style:family="text">
      <style:text-properties officeooo:rsid="005d12fa"/>
    </style:style>
    <style:style style:name="T1070" style:family="text">
      <style:text-properties officeooo:rsid="005f7223"/>
    </style:style>
    <style:style style:name="T1071" style:family="text">
      <style:text-properties style:text-underline-style="none"/>
    </style:style>
    <style:style style:name="T1072" style:family="text">
      <style:text-properties style:text-underline-style="none" fo:font-weight="normal" style:font-weight-asian="normal" style:font-weight-complex="normal"/>
    </style:style>
    <style:style style:name="T1073" style:family="text">
      <style:text-properties style:text-underline-style="none" fo:font-weight="normal" officeooo:rsid="00721e09" style:font-weight-asian="normal" style:font-weight-complex="normal"/>
    </style:style>
    <style:style style:name="T1074" style:family="text">
      <style:text-properties style:text-underline-style="none" fo:font-weight="normal" officeooo:rsid="00722a19" style:font-weight-asian="normal" style:font-weight-complex="normal"/>
    </style:style>
    <style:style style:name="T1075" style:family="text">
      <style:text-properties style:text-underline-style="none" fo:font-weight="normal" officeooo:rsid="006a9ead" style:font-weight-asian="normal" style:font-weight-complex="normal"/>
    </style:style>
    <style:style style:name="T1076" style:family="text">
      <style:text-properties style:text-underline-style="none" fo:font-weight="normal" officeooo:rsid="00a639f7" style:font-weight-asian="normal" style:font-weight-complex="normal"/>
    </style:style>
    <style:style style:name="T1077" style:family="text">
      <style:text-properties style:text-underline-style="none" fo:font-weight="normal" officeooo:rsid="00a69bec" style:font-weight-asian="normal" style:font-weight-complex="normal"/>
    </style:style>
    <style:style style:name="T1078" style:family="text">
      <style:text-properties style:text-underline-style="none" fo:font-weight="normal" officeooo:rsid="009e29ef" style:font-weight-asian="normal" style:font-weight-complex="normal"/>
    </style:style>
    <style:style style:name="T1079" style:family="text">
      <style:text-properties style:text-underline-style="none" fo:font-weight="normal" officeooo:rsid="00a75993" style:font-weight-asian="normal" style:font-weight-complex="normal"/>
    </style:style>
    <style:style style:name="T1080" style:family="text">
      <style:text-properties style:text-underline-style="none" fo:font-weight="normal" officeooo:rsid="00e7b674" style:font-weight-asian="normal" style:font-weight-complex="normal"/>
    </style:style>
    <style:style style:name="T1081" style:family="text">
      <style:text-properties style:text-underline-style="none" fo:font-weight="normal" officeooo:rsid="0123bb39" style:font-weight-asian="normal" style:font-weight-complex="normal"/>
    </style:style>
    <style:style style:name="T1082" style:family="text">
      <style:text-properties style:text-underline-style="none" fo:font-weight="normal" officeooo:rsid="02e59398" style:font-weight-asian="normal" style:font-weight-complex="normal"/>
    </style:style>
    <style:style style:name="T1083" style:family="text">
      <style:text-properties style:text-underline-style="none" fo:font-weight="normal" officeooo:rsid="0043121f" style:font-weight-asian="normal" style:font-weight-complex="normal"/>
    </style:style>
    <style:style style:name="T1084" style:family="text">
      <style:text-properties style:text-underline-style="none" fo:font-weight="normal" officeooo:rsid="04329278" style:font-weight-asian="normal" style:font-weight-complex="normal"/>
    </style:style>
    <style:style style:name="T1085" style:family="text">
      <style:text-properties style:text-underline-style="none" fo:font-weight="normal" officeooo:rsid="06b823a5" style:font-weight-asian="normal" style:font-weight-complex="normal"/>
    </style:style>
    <style:style style:name="T1086" style:family="text">
      <style:text-properties style:text-underline-style="none" fo:font-weight="normal" officeooo:rsid="06afcb9f" style:font-weight-asian="normal" style:font-weight-complex="normal"/>
    </style:style>
    <style:style style:name="T1087" style:family="text">
      <style:text-properties style:text-underline-style="none" fo:font-weight="bold" style:font-weight-asian="bold" style:font-weight-complex="bold"/>
    </style:style>
    <style:style style:name="T1088" style:family="text">
      <style:text-properties style:text-underline-style="none" fo:font-weight="bold" officeooo:rsid="00a75993" style:font-weight-asian="bold" style:font-weight-complex="bold"/>
    </style:style>
    <style:style style:name="T1089" style:family="text">
      <style:text-properties style:text-underline-style="none" fo:font-weight="bold" officeooo:rsid="013013d9" style:font-weight-asian="bold" style:font-weight-complex="bold"/>
    </style:style>
    <style:style style:name="T1090" style:family="text">
      <style:text-properties style:text-underline-style="none" fo:font-weight="bold" officeooo:rsid="01408f03" style:font-weight-asian="bold" style:font-weight-complex="bold"/>
    </style:style>
    <style:style style:name="T1091" style:family="text">
      <style:text-properties style:text-underline-style="none" officeooo:rsid="00bbbf73"/>
    </style:style>
    <style:style style:name="T1092" style:family="text">
      <style:text-properties style:text-underline-style="none" officeooo:rsid="00d40111"/>
    </style:style>
    <style:style style:name="T1093" style:family="text">
      <style:text-properties style:text-underline-style="none" officeooo:rsid="00d708a6"/>
    </style:style>
    <style:style style:name="T1094" style:family="text">
      <style:text-properties style:text-underline-style="none" officeooo:rsid="00d5826a"/>
    </style:style>
    <style:style style:name="T1095" style:family="text">
      <style:text-properties style:text-underline-style="none" officeooo:rsid="00d9c9e4"/>
    </style:style>
    <style:style style:name="T1096" style:family="text">
      <style:text-properties style:text-underline-style="none" officeooo:rsid="00ec1e8c"/>
    </style:style>
    <style:style style:name="T1097" style:family="text">
      <style:text-properties style:text-underline-style="none" officeooo:rsid="00fde6f2"/>
    </style:style>
    <style:style style:name="T1098" style:family="text">
      <style:text-properties style:text-underline-style="none" officeooo:rsid="013013d9"/>
    </style:style>
    <style:style style:name="T1099" style:family="text">
      <style:text-properties style:text-underline-style="none" officeooo:rsid="0137af9f"/>
    </style:style>
    <style:style style:name="T1100" style:family="text">
      <style:text-properties style:text-underline-style="none" officeooo:rsid="013282b3"/>
    </style:style>
    <style:style style:name="T1101" style:family="text">
      <style:text-properties style:text-underline-style="none" officeooo:rsid="01408f03"/>
    </style:style>
    <style:style style:name="T1102" style:family="text">
      <style:text-properties style:text-underline-style="none" officeooo:rsid="01416cb6"/>
    </style:style>
    <style:style style:name="T1103" style:family="text">
      <style:text-properties style:text-underline-style="none" officeooo:rsid="01435f2a"/>
    </style:style>
    <style:style style:name="T1104" style:family="text">
      <style:text-properties style:text-underline-style="none" officeooo:rsid="015f15fe"/>
    </style:style>
    <style:style style:name="T1105" style:family="text">
      <style:text-properties officeooo:rsid="00722a19"/>
    </style:style>
    <style:style style:name="T1106" style:family="text">
      <style:text-properties officeooo:rsid="0082538a"/>
    </style:style>
    <style:style style:name="T1107" style:family="text">
      <style:text-properties officeooo:rsid="008a06de"/>
    </style:style>
    <style:style style:name="T1108" style:family="text">
      <style:text-properties officeooo:rsid="00937b11"/>
    </style:style>
    <style:style style:name="T1109" style:family="text">
      <style:text-properties officeooo:rsid="0093b191"/>
    </style:style>
    <style:style style:name="T1110" style:family="text">
      <style:text-properties officeooo:rsid="00b502cc"/>
    </style:style>
    <style:style style:name="T1111" style:family="text">
      <style:text-properties officeooo:rsid="00ba4170"/>
    </style:style>
    <style:style style:name="T1112" style:family="text">
      <style:text-properties officeooo:rsid="00bbbf73"/>
    </style:style>
    <style:style style:name="T1113" style:family="text">
      <style:text-properties officeooo:rsid="00bd3f9d"/>
    </style:style>
    <style:style style:name="T1114" style:family="text">
      <style:text-properties officeooo:rsid="00beb82f"/>
    </style:style>
    <style:style style:name="T1115" style:family="text">
      <style:text-properties officeooo:rsid="00c2a166"/>
    </style:style>
    <style:style style:name="T1116" style:family="text">
      <style:text-properties officeooo:rsid="00c7406f"/>
    </style:style>
    <style:style style:name="T1117" style:family="text">
      <style:text-properties officeooo:rsid="00c93592"/>
    </style:style>
    <style:style style:name="T1118" style:family="text">
      <style:text-properties officeooo:rsid="00d83381"/>
    </style:style>
    <style:style style:name="T1119" style:family="text">
      <style:text-properties officeooo:rsid="00e09913"/>
    </style:style>
    <style:style style:name="T1120" style:family="text">
      <style:text-properties officeooo:rsid="00ed9297"/>
    </style:style>
    <style:style style:name="T1121" style:family="text">
      <style:text-properties officeooo:rsid="00ef4875"/>
    </style:style>
    <style:style style:name="T1122" style:family="text">
      <style:text-properties officeooo:rsid="00f0f7f8"/>
    </style:style>
    <style:style style:name="T1123" style:family="text">
      <style:text-properties officeooo:rsid="00f5260b"/>
    </style:style>
    <style:style style:name="T1124" style:family="text">
      <style:text-properties officeooo:rsid="010185dc"/>
    </style:style>
    <style:style style:name="T1125" style:family="text">
      <style:text-properties officeooo:rsid="01095847"/>
    </style:style>
    <style:style style:name="T1126" style:family="text">
      <style:text-properties officeooo:rsid="010f422a"/>
    </style:style>
    <style:style style:name="T1127" style:family="text">
      <style:text-properties officeooo:rsid="01113d34"/>
    </style:style>
    <style:style style:name="T1128" style:family="text">
      <style:text-properties officeooo:rsid="011bd541"/>
    </style:style>
    <style:style style:name="T1129" style:family="text">
      <style:text-properties style:text-line-through-style="none" style:text-line-through-type="none"/>
    </style:style>
    <style:style style:name="T113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3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32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33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34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35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36" style:family="text">
      <style:text-properties style:text-line-through-style="none" style:text-line-through-type="none" fo:font-style="italic" fo:font-weight="normal" officeooo:rsid="074e6569" style:font-style-asian="italic" style:font-weight-asian="normal" style:font-style-complex="italic" style:font-weight-complex="normal"/>
    </style:style>
    <style:style style:name="T1137" style:family="text">
      <style:text-properties style:text-line-through-style="none" style:text-line-through-type="none" fo:font-style="italic" fo:font-weight="normal" officeooo:rsid="07501f8e" style:font-style-asian="italic" style:font-weight-asian="normal" style:font-style-complex="italic" style:font-weight-complex="normal"/>
    </style:style>
    <style:style style:name="T1138" style:family="text">
      <style:text-properties style:text-line-through-style="none" style:text-line-through-type="none" fo:font-style="italic" fo:font-weight="normal" officeooo:rsid="075060d0" style:font-style-asian="italic" style:font-weight-asian="normal" style:font-style-complex="italic" style:font-weight-complex="normal"/>
    </style:style>
    <style:style style:name="T1139" style:family="text">
      <style:text-properties style:text-line-through-style="none" style:text-line-through-type="none" fo:font-style="italic" fo:font-weight="normal" officeooo:rsid="07511026" style:font-style-asian="italic" style:font-weight-asian="normal" style:font-style-complex="italic" style:font-weight-complex="normal"/>
    </style:style>
    <style:style style:name="T1140" style:family="text">
      <style:text-properties style:text-line-through-style="none" style:text-line-through-type="none" fo:font-style="italic" fo:font-weight="normal" officeooo:rsid="0751e310" style:font-style-asian="italic" style:font-weight-asian="normal" style:font-style-complex="italic" style:font-weight-complex="normal"/>
    </style:style>
    <style:style style:name="T1141" style:family="text">
      <style:text-properties style:text-line-through-style="none" style:text-line-through-type="none" fo:font-style="italic" fo:font-weight="normal" officeooo:rsid="07531a10" style:font-style-asian="italic" style:font-weight-asian="normal" style:font-style-complex="italic" style:font-weight-complex="normal"/>
    </style:style>
    <style:style style:name="T1142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43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44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45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146" style:family="text">
      <style:text-properties style:text-line-through-style="none" style:text-line-through-type="none" fo:font-style="italic" style:font-style-asian="italic" style:font-style-complex="italic"/>
    </style:style>
    <style:style style:name="T1147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48" style:family="text">
      <style:text-properties style:text-line-through-style="none" style:text-line-through-type="none" style:text-underline-style="none"/>
    </style:style>
    <style:style style:name="T1149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50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51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52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53" style:family="text">
      <style:text-properties style:text-line-through-style="none" style:text-line-through-type="none" officeooo:rsid="03d52c7f"/>
    </style:style>
    <style:style style:name="T1154" style:family="text">
      <style:text-properties style:text-line-through-style="none" style:text-line-through-type="none" officeooo:rsid="03ef2dc7"/>
    </style:style>
    <style:style style:name="T1155" style:family="text">
      <style:text-properties style:text-line-through-style="none" style:text-line-through-type="none" officeooo:rsid="03ec3a95"/>
    </style:style>
    <style:style style:name="T1156" style:family="text">
      <style:text-properties style:text-line-through-style="none" style:text-line-through-type="none" officeooo:rsid="03f0c84b"/>
    </style:style>
    <style:style style:name="T1157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158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59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60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61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162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163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164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65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66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67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68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69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70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71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72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73" style:family="text">
      <style:text-properties style:text-line-through-style="none" style:text-line-through-type="none" officeooo:rsid="044cd909"/>
    </style:style>
    <style:style style:name="T1174" style:family="text">
      <style:text-properties style:text-line-through-style="none" style:text-line-through-type="none" officeooo:rsid="0557f31f"/>
    </style:style>
    <style:style style:name="T1175" style:family="text">
      <style:text-properties style:text-line-through-style="none" style:text-line-through-type="none" officeooo:rsid="05a9b5b8"/>
    </style:style>
    <style:style style:name="T1176" style:family="text">
      <style:text-properties style:text-line-through-style="none" style:text-line-through-type="none" officeooo:rsid="05bb08e9"/>
    </style:style>
    <style:style style:name="T1177" style:family="text">
      <style:text-properties officeooo:rsid="0152f194"/>
    </style:style>
    <style:style style:name="T1178" style:family="text">
      <style:text-properties officeooo:rsid="016860b9"/>
    </style:style>
    <style:style style:name="T1179" style:family="text">
      <style:text-properties officeooo:rsid="01758a0f"/>
    </style:style>
    <style:style style:name="T1180" style:family="text">
      <style:text-properties officeooo:rsid="01871851"/>
    </style:style>
    <style:style style:name="T1181" style:family="text">
      <style:text-properties officeooo:rsid="0188ed42"/>
    </style:style>
    <style:style style:name="T1182" style:family="text">
      <style:text-properties officeooo:rsid="018c0d5b"/>
    </style:style>
    <style:style style:name="T1183" style:family="text">
      <style:text-properties officeooo:rsid="019479eb"/>
    </style:style>
    <style:style style:name="T1184" style:family="text">
      <style:text-properties officeooo:rsid="0198a2ea"/>
    </style:style>
    <style:style style:name="T1185" style:family="text">
      <style:text-properties officeooo:rsid="01c64853"/>
    </style:style>
    <style:style style:name="T1186" style:family="text">
      <style:text-properties officeooo:rsid="01d80854"/>
    </style:style>
    <style:style style:name="T1187" style:family="text">
      <style:text-properties officeooo:rsid="01d90cf6"/>
    </style:style>
    <style:style style:name="T1188" style:family="text">
      <style:text-properties officeooo:rsid="01d9cd4e"/>
    </style:style>
    <style:style style:name="T1189" style:family="text">
      <style:text-properties officeooo:rsid="01dc67de"/>
    </style:style>
    <style:style style:name="T1190" style:family="text">
      <style:text-properties officeooo:rsid="01df8731"/>
    </style:style>
    <style:style style:name="T1191" style:family="text">
      <style:text-properties officeooo:rsid="01e917c9"/>
    </style:style>
    <style:style style:name="T1192" style:family="text">
      <style:text-properties officeooo:rsid="01e5182b"/>
    </style:style>
    <style:style style:name="T1193" style:family="text">
      <style:text-properties officeooo:rsid="01e966ec"/>
    </style:style>
    <style:style style:name="T1194" style:family="text">
      <style:text-properties officeooo:rsid="01eb88a9"/>
    </style:style>
    <style:style style:name="T1195" style:family="text">
      <style:text-properties officeooo:rsid="01ec8e18"/>
    </style:style>
    <style:style style:name="T1196" style:family="text">
      <style:text-properties officeooo:rsid="01f79ca2"/>
    </style:style>
    <style:style style:name="T1197" style:family="text">
      <style:text-properties officeooo:rsid="01f9794d"/>
    </style:style>
    <style:style style:name="T1198" style:family="text">
      <style:text-properties officeooo:rsid="01fb1d79"/>
    </style:style>
    <style:style style:name="T1199" style:family="text">
      <style:text-properties officeooo:rsid="01fde08a"/>
    </style:style>
    <style:style style:name="T1200" style:family="text">
      <style:text-properties officeooo:rsid="0200b58e"/>
    </style:style>
    <style:style style:name="T1201" style:family="text">
      <style:text-properties officeooo:rsid="01c48a9e"/>
    </style:style>
    <style:style style:name="T1202" style:family="text">
      <style:text-properties officeooo:rsid="020294d1"/>
    </style:style>
    <style:style style:name="T1203" style:family="text">
      <style:text-properties officeooo:rsid="019e70b3"/>
    </style:style>
    <style:style style:name="T1204" style:family="text">
      <style:text-properties officeooo:rsid="020131ae"/>
    </style:style>
    <style:style style:name="T1205" style:family="text">
      <style:text-properties officeooo:rsid="01b08253"/>
    </style:style>
    <style:style style:name="T1206" style:family="text">
      <style:text-properties officeooo:rsid="01ffec25"/>
    </style:style>
    <style:style style:name="T1207" style:family="text">
      <style:text-properties officeooo:rsid="0212a48a"/>
    </style:style>
    <style:style style:name="T1208" style:family="text">
      <style:text-properties officeooo:rsid="021d76dd"/>
    </style:style>
    <style:style style:name="T1209" style:family="text">
      <style:text-properties officeooo:rsid="022053cd"/>
    </style:style>
    <style:style style:name="T1210" style:family="text">
      <style:text-properties officeooo:rsid="01e2b86d"/>
    </style:style>
    <style:style style:name="T1211" style:family="text">
      <style:text-properties officeooo:rsid="022dff2a"/>
    </style:style>
    <style:style style:name="T1212" style:family="text">
      <style:text-properties officeooo:rsid="02540cb9"/>
    </style:style>
    <style:style style:name="T1213" style:family="text">
      <style:text-properties officeooo:rsid="025798af"/>
    </style:style>
    <style:style style:name="T1214" style:family="text">
      <style:text-properties officeooo:rsid="0259f4ad"/>
    </style:style>
    <style:style style:name="T1215" style:family="text">
      <style:text-properties officeooo:rsid="025b11c7"/>
    </style:style>
    <style:style style:name="T1216" style:family="text">
      <style:text-properties officeooo:rsid="02685e01"/>
    </style:style>
    <style:style style:name="T1217" style:family="text">
      <style:text-properties officeooo:rsid="024d9b01"/>
    </style:style>
    <style:style style:name="T1218" style:family="text">
      <style:text-properties officeooo:rsid="026b5506"/>
    </style:style>
    <style:style style:name="T1219" style:family="text">
      <style:text-properties officeooo:rsid="02727518"/>
    </style:style>
    <style:style style:name="T1220" style:family="text">
      <style:text-properties officeooo:rsid="02743cef"/>
    </style:style>
    <style:style style:name="T1221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22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23" style:family="text">
      <style:text-properties officeooo:rsid="02abf8f2"/>
    </style:style>
    <style:style style:name="T1224" style:family="text">
      <style:text-properties officeooo:rsid="02ac7db0"/>
    </style:style>
    <style:style style:name="T1225" style:family="text">
      <style:text-properties officeooo:rsid="02b14a1d"/>
    </style:style>
    <style:style style:name="T1226" style:family="text">
      <style:text-properties officeooo:rsid="02b245f2"/>
    </style:style>
    <style:style style:name="T1227" style:family="text">
      <style:text-properties officeooo:rsid="004826c4"/>
    </style:style>
    <style:style style:name="T1228" style:family="text">
      <style:text-properties officeooo:rsid="02b807dc"/>
    </style:style>
    <style:style style:name="T1229" style:family="text">
      <style:text-properties officeooo:rsid="0063f3c5"/>
    </style:style>
    <style:style style:name="T1230" style:family="text">
      <style:text-properties officeooo:rsid="00c0d7c6"/>
    </style:style>
    <style:style style:name="T1231" style:family="text">
      <style:text-properties officeooo:rsid="02bfe198"/>
    </style:style>
    <style:style style:name="T1232" style:family="text">
      <style:text-properties officeooo:rsid="02ccc8f6"/>
    </style:style>
    <style:style style:name="T1233" style:family="text">
      <style:text-properties officeooo:rsid="02e142ec"/>
    </style:style>
    <style:style style:name="T1234" style:family="text">
      <style:text-properties officeooo:rsid="02ec089f"/>
    </style:style>
    <style:style style:name="T1235" style:family="text">
      <style:text-properties officeooo:rsid="008d7148"/>
    </style:style>
    <style:style style:name="T1236" style:family="text">
      <style:text-properties officeooo:rsid="0069ae25"/>
    </style:style>
    <style:style style:name="T1237" style:family="text">
      <style:text-properties officeooo:rsid="02edc963"/>
    </style:style>
    <style:style style:name="T1238" style:family="text">
      <style:text-properties officeooo:rsid="03049b98"/>
    </style:style>
    <style:style style:name="T1239" style:family="text">
      <style:text-properties officeooo:rsid="0304fd19"/>
    </style:style>
    <style:style style:name="T1240" style:family="text">
      <style:text-properties officeooo:rsid="030f0c9b"/>
    </style:style>
    <style:style style:name="T1241" style:family="text">
      <style:text-properties style:text-underline-style="solid" style:text-underline-width="auto" style:text-underline-color="font-color"/>
    </style:style>
    <style:style style:name="T1242" style:family="text">
      <style:text-properties style:text-underline-style="solid" style:text-underline-width="auto" style:text-underline-color="font-color" officeooo:rsid="030f0c9b"/>
    </style:style>
    <style:style style:name="T1243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44" style:family="text">
      <style:text-properties officeooo:rsid="0329fac1"/>
    </style:style>
    <style:style style:name="T1245" style:family="text">
      <style:text-properties officeooo:rsid="032c4fdc"/>
    </style:style>
    <style:style style:name="T1246" style:family="text">
      <style:text-properties officeooo:rsid="032e6032"/>
    </style:style>
    <style:style style:name="T1247" style:family="text">
      <style:text-properties officeooo:rsid="033f17a3"/>
    </style:style>
    <style:style style:name="T1248" style:family="text">
      <style:text-properties officeooo:rsid="03182d82"/>
    </style:style>
    <style:style style:name="T1249" style:family="text">
      <style:text-properties officeooo:rsid="03153caa"/>
    </style:style>
    <style:style style:name="T1250" style:family="text">
      <style:text-properties officeooo:rsid="03429aa5"/>
    </style:style>
    <style:style style:name="T1251" style:family="text">
      <style:text-properties officeooo:rsid="0346a444"/>
    </style:style>
    <style:style style:name="T1252" style:family="text">
      <style:text-properties officeooo:rsid="034adc9b"/>
    </style:style>
    <style:style style:name="T1253" style:family="text">
      <style:text-properties officeooo:rsid="034c7df6"/>
    </style:style>
    <style:style style:name="T1254" style:family="text">
      <style:text-properties officeooo:rsid="034f33b6"/>
    </style:style>
    <style:style style:name="T1255" style:family="text">
      <style:text-properties officeooo:rsid="034f5b13"/>
    </style:style>
    <style:style style:name="T1256" style:family="text">
      <style:text-properties officeooo:rsid="034f680a"/>
    </style:style>
    <style:style style:name="T1257" style:family="text">
      <style:text-properties officeooo:rsid="031fc4b1"/>
    </style:style>
    <style:style style:name="T1258" style:family="text">
      <style:text-properties officeooo:rsid="0354d22d"/>
    </style:style>
    <style:style style:name="T1259" style:family="text">
      <style:text-properties officeooo:rsid="0356cf1b"/>
    </style:style>
    <style:style style:name="T1260" style:family="text">
      <style:text-properties officeooo:rsid="035fe67f"/>
    </style:style>
    <style:style style:name="T1261" style:family="text">
      <style:text-properties officeooo:rsid="035ffaa8"/>
    </style:style>
    <style:style style:name="T1262" style:family="text">
      <style:text-properties officeooo:rsid="036197c0"/>
    </style:style>
    <style:style style:name="T1263" style:family="text">
      <style:text-properties officeooo:rsid="037541ab"/>
    </style:style>
    <style:style style:name="T1264" style:family="text">
      <style:text-properties officeooo:rsid="037607bd"/>
    </style:style>
    <style:style style:name="T1265" style:family="text">
      <style:text-properties officeooo:rsid="03804bbd"/>
    </style:style>
    <style:style style:name="T1266" style:family="text">
      <style:text-properties officeooo:rsid="03886cfc"/>
    </style:style>
    <style:style style:name="T1267" style:family="text">
      <style:text-properties officeooo:rsid="03a24854"/>
    </style:style>
    <style:style style:name="T1268" style:family="text">
      <style:text-properties officeooo:rsid="03a27e76"/>
    </style:style>
    <style:style style:name="T1269" style:family="text">
      <style:text-properties officeooo:rsid="03a4e520"/>
    </style:style>
    <style:style style:name="T1270" style:family="text">
      <style:text-properties officeooo:rsid="03778af6"/>
    </style:style>
    <style:style style:name="T1271" style:family="text">
      <style:text-properties officeooo:rsid="03aaef44"/>
    </style:style>
    <style:style style:name="T1272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73" style:family="text">
      <style:text-properties officeooo:rsid="03bf675e"/>
    </style:style>
    <style:style style:name="T1274" style:family="text">
      <style:text-properties officeooo:rsid="03c34d65"/>
    </style:style>
    <style:style style:name="T1275" style:family="text">
      <style:text-properties officeooo:rsid="03d26e6d"/>
    </style:style>
    <style:style style:name="T1276" style:family="text">
      <style:text-properties fo:color="#008000"/>
    </style:style>
    <style:style style:name="T1277" style:family="text">
      <style:text-properties fo:color="#008000" fo:font-style="italic" style:font-style-asian="italic" style:font-style-complex="italic"/>
    </style:style>
    <style:style style:name="T1278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79" style:family="text">
      <style:text-properties fo:color="#008000" officeooo:rsid="03153caa" fo:background-color="transparent" loext:char-shading-value="0"/>
    </style:style>
    <style:style style:name="T1280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81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82" style:family="text">
      <style:text-properties fo:color="#008000" officeooo:rsid="03429aa5"/>
    </style:style>
    <style:style style:name="T1283" style:family="text">
      <style:text-properties fo:color="#008000" officeooo:rsid="03886cfc"/>
    </style:style>
    <style:style style:name="T1284" style:family="text">
      <style:text-properties fo:color="#008000" officeooo:rsid="05d5c10e"/>
    </style:style>
    <style:style style:name="T1285" style:family="text">
      <style:text-properties fo:color="#008000" fo:font-weight="normal" officeooo:rsid="065f9c0e" style:font-weight-asian="normal" style:font-weight-complex="normal"/>
    </style:style>
    <style:style style:name="T1286" style:family="text">
      <style:text-properties officeooo:rsid="03e2358d"/>
    </style:style>
    <style:style style:name="T1287" style:family="text">
      <style:text-properties officeooo:rsid="03e6bad7"/>
    </style:style>
    <style:style style:name="T1288" style:family="text">
      <style:text-properties officeooo:rsid="03e718ea"/>
    </style:style>
    <style:style style:name="T1289" style:family="text">
      <style:text-properties officeooo:rsid="03e90de3"/>
    </style:style>
    <style:style style:name="T1290" style:family="text">
      <style:text-properties officeooo:rsid="0015f1ff"/>
    </style:style>
    <style:style style:name="T1291" style:family="text">
      <style:text-properties officeooo:rsid="03e93625"/>
    </style:style>
    <style:style style:name="T1292" style:family="text">
      <style:text-properties officeooo:rsid="0019f535"/>
    </style:style>
    <style:style style:name="T1293" style:family="text">
      <style:text-properties officeooo:rsid="03ec3a95"/>
    </style:style>
    <style:style style:name="T1294" style:family="text">
      <style:text-properties officeooo:rsid="03ed0846"/>
    </style:style>
    <style:style style:name="T1295" style:family="text">
      <style:text-properties officeooo:rsid="03ee7eb1"/>
    </style:style>
    <style:style style:name="T1296" style:family="text">
      <style:text-properties officeooo:rsid="03f0c84b"/>
    </style:style>
    <style:style style:name="T1297" style:family="text">
      <style:text-properties officeooo:rsid="03f27278"/>
    </style:style>
    <style:style style:name="T1298" style:family="text">
      <style:text-properties officeooo:rsid="03f7049e"/>
    </style:style>
    <style:style style:name="T1299" style:family="text">
      <style:text-properties officeooo:rsid="04045fb5"/>
    </style:style>
    <style:style style:name="T1300" style:family="text">
      <style:text-properties officeooo:rsid="0411d16e"/>
    </style:style>
    <style:style style:name="T1301" style:family="text">
      <style:text-properties officeooo:rsid="0437fd59"/>
    </style:style>
    <style:style style:name="T1302" style:family="text">
      <style:text-properties officeooo:rsid="043c6125"/>
    </style:style>
    <style:style style:name="T1303" style:family="text">
      <style:text-properties officeooo:rsid="045019c0"/>
    </style:style>
    <style:style style:name="T1304" style:family="text">
      <style:text-properties officeooo:rsid="0455d30c"/>
    </style:style>
    <style:style style:name="T1305" style:family="text">
      <style:text-properties officeooo:rsid="046a1124"/>
    </style:style>
    <style:style style:name="T1306" style:family="text">
      <style:text-properties officeooo:rsid="046a9d46"/>
    </style:style>
    <style:style style:name="T1307" style:family="text">
      <style:text-properties officeooo:rsid="046fb62d"/>
    </style:style>
    <style:style style:name="T1308" style:family="text">
      <style:text-properties officeooo:rsid="04719231"/>
    </style:style>
    <style:style style:name="T1309" style:family="text">
      <style:text-properties officeooo:rsid="040ce935"/>
    </style:style>
    <style:style style:name="T1310" style:family="text">
      <style:text-properties officeooo:rsid="048bee3c"/>
    </style:style>
    <style:style style:name="T1311" style:family="text">
      <style:text-properties officeooo:rsid="048df38c"/>
    </style:style>
    <style:style style:name="T1312" style:family="text">
      <style:text-properties officeooo:rsid="048ffd4a"/>
    </style:style>
    <style:style style:name="T1313" style:family="text">
      <style:text-properties officeooo:rsid="04915c32"/>
    </style:style>
    <style:style style:name="T1314" style:family="text">
      <style:text-properties officeooo:rsid="04a08898"/>
    </style:style>
    <style:style style:name="T1315" style:family="text">
      <style:text-properties officeooo:rsid="04a3c98b"/>
    </style:style>
    <style:style style:name="T1316" style:family="text">
      <style:text-properties officeooo:rsid="04a57ad8"/>
    </style:style>
    <style:style style:name="T1317" style:family="text">
      <style:text-properties officeooo:rsid="04a6595a"/>
    </style:style>
    <style:style style:name="T1318" style:family="text">
      <style:text-properties officeooo:rsid="04a6679a"/>
    </style:style>
    <style:style style:name="T1319" style:family="text">
      <style:text-properties officeooo:rsid="04bb11b5"/>
    </style:style>
    <style:style style:name="T1320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21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22" style:family="text">
      <style:text-properties officeooo:rsid="04bc7059"/>
    </style:style>
    <style:style style:name="T1323" style:family="text">
      <style:text-properties officeooo:rsid="04c36d3f"/>
    </style:style>
    <style:style style:name="T1324" style:family="text">
      <style:text-properties officeooo:rsid="04c627f1"/>
    </style:style>
    <style:style style:name="T1325" style:family="text">
      <style:text-properties officeooo:rsid="04cce5bf"/>
    </style:style>
    <style:style style:name="T1326" style:family="text">
      <style:text-properties officeooo:rsid="04cfcb47"/>
    </style:style>
    <style:style style:name="T1327" style:family="text">
      <style:text-properties officeooo:rsid="04e24210"/>
    </style:style>
    <style:style style:name="T1328" style:family="text">
      <style:text-properties officeooo:rsid="04ec533d"/>
    </style:style>
    <style:style style:name="T1329" style:family="text">
      <style:text-properties officeooo:rsid="04ed871b"/>
    </style:style>
    <style:style style:name="T1330" style:family="text">
      <style:text-properties officeooo:rsid="0508fe4c"/>
    </style:style>
    <style:style style:name="T1331" style:family="text">
      <style:text-properties officeooo:rsid="05115d8e"/>
    </style:style>
    <style:style style:name="T1332" style:family="text">
      <style:text-properties officeooo:rsid="051c4636"/>
    </style:style>
    <style:style style:name="T1333" style:family="text">
      <style:text-properties officeooo:rsid="0524ab2e"/>
    </style:style>
    <style:style style:name="T1334" style:family="text">
      <style:text-properties officeooo:rsid="05250d74"/>
    </style:style>
    <style:style style:name="T1335" style:family="text">
      <style:text-properties officeooo:rsid="052672fc"/>
    </style:style>
    <style:style style:name="T1336" style:family="text">
      <style:text-properties officeooo:rsid="0540f4db"/>
    </style:style>
    <style:style style:name="T1337" style:family="text">
      <style:text-properties officeooo:rsid="057b1a47"/>
    </style:style>
    <style:style style:name="T1338" style:family="text">
      <style:text-properties officeooo:rsid="057cbee6"/>
    </style:style>
    <style:style style:name="T1339" style:family="text">
      <style:text-properties officeooo:rsid="057e9023"/>
    </style:style>
    <style:style style:name="T1340" style:family="text">
      <style:text-properties officeooo:rsid="0585d555"/>
    </style:style>
    <style:style style:name="T1341" style:family="text">
      <style:text-properties officeooo:rsid="058a5955"/>
    </style:style>
    <style:style style:name="T1342" style:family="text">
      <style:text-properties officeooo:rsid="058bbc5e"/>
    </style:style>
    <style:style style:name="T1343" style:family="text">
      <style:text-properties officeooo:rsid="059df9ef"/>
    </style:style>
    <style:style style:name="T1344" style:family="text">
      <style:text-properties officeooo:rsid="05bc64d7"/>
    </style:style>
    <style:style style:name="T1345" style:family="text">
      <style:text-properties officeooo:rsid="05c413ac"/>
    </style:style>
    <style:style style:name="T1346" style:family="text">
      <style:text-properties officeooo:rsid="05ce73f5"/>
    </style:style>
    <style:style style:name="T1347" style:family="text">
      <style:text-properties officeooo:rsid="05d0a118"/>
    </style:style>
    <style:style style:name="T1348" style:family="text">
      <style:text-properties officeooo:rsid="05f3e7ac"/>
    </style:style>
    <style:style style:name="T1349" style:family="text">
      <style:text-properties officeooo:rsid="06063862"/>
    </style:style>
    <style:style style:name="T1350" style:family="text">
      <style:text-properties officeooo:rsid="0620bdc2"/>
    </style:style>
    <style:style style:name="T1351" style:family="text">
      <style:text-properties officeooo:rsid="06257b22"/>
    </style:style>
    <style:style style:name="T1352" style:family="text">
      <style:text-properties officeooo:rsid="0626dd8c"/>
    </style:style>
    <style:style style:name="T1353" style:family="text">
      <style:text-properties officeooo:rsid="062f0400"/>
    </style:style>
    <style:style style:name="T1354" style:family="text">
      <style:text-properties officeooo:rsid="0630fb9a"/>
    </style:style>
    <style:style style:name="T1355" style:family="text">
      <style:text-properties officeooo:rsid="06321a8e"/>
    </style:style>
    <style:style style:name="T1356" style:family="text">
      <style:text-properties officeooo:rsid="063d933e"/>
    </style:style>
    <style:style style:name="T1357" style:family="text">
      <style:text-properties officeooo:rsid="063fe71c"/>
    </style:style>
    <style:style style:name="T1358" style:family="text">
      <style:text-properties officeooo:rsid="06408df0"/>
    </style:style>
    <style:style style:name="T1359" style:family="text">
      <style:text-properties officeooo:rsid="06423390"/>
    </style:style>
    <style:style style:name="T1360" style:family="text">
      <style:text-properties officeooo:rsid="06440517"/>
    </style:style>
    <style:style style:name="T1361" style:family="text">
      <style:text-properties officeooo:rsid="0650c02a"/>
    </style:style>
    <style:style style:name="T1362" style:family="text">
      <style:text-properties officeooo:rsid="0652812f"/>
    </style:style>
    <style:style style:name="T1363" style:family="text">
      <style:text-properties officeooo:rsid="0655290f"/>
    </style:style>
    <style:style style:name="T1364" style:family="text">
      <style:text-properties officeooo:rsid="065a8b52"/>
    </style:style>
    <style:style style:name="T1365" style:family="text">
      <style:text-properties officeooo:rsid="065bcfd1"/>
    </style:style>
    <style:style style:name="T1366" style:family="text">
      <style:text-properties officeooo:rsid="066f3d61"/>
    </style:style>
    <style:style style:name="T1367" style:family="text">
      <style:text-properties officeooo:rsid="067106c6"/>
    </style:style>
    <style:style style:name="T1368" style:family="text">
      <style:text-properties officeooo:rsid="067e3ef2"/>
    </style:style>
    <style:style style:name="T1369" style:family="text">
      <style:text-properties officeooo:rsid="0680c4d5"/>
    </style:style>
    <style:style style:name="T1370" style:family="text">
      <style:text-properties officeooo:rsid="068e23f8"/>
    </style:style>
    <style:style style:name="T1371" style:family="text">
      <style:text-properties officeooo:rsid="068f8cfb"/>
    </style:style>
    <style:style style:name="T1372" style:family="text">
      <style:text-properties officeooo:rsid="063bda54"/>
    </style:style>
    <style:style style:name="T1373" style:family="text">
      <style:text-properties officeooo:rsid="069290ce"/>
    </style:style>
    <style:style style:name="T1374" style:family="text">
      <style:text-properties officeooo:rsid="069322af"/>
    </style:style>
    <style:style style:name="T1375" style:family="text">
      <style:text-properties officeooo:rsid="069bb3bd"/>
    </style:style>
    <style:style style:name="T1376" style:family="text">
      <style:text-properties officeooo:rsid="069e7007"/>
    </style:style>
    <style:style style:name="T1377" style:family="text">
      <style:text-properties officeooo:rsid="06afcb9f"/>
    </style:style>
    <style:style style:name="T1378" style:family="text">
      <style:text-properties officeooo:rsid="06c5c80d"/>
    </style:style>
    <style:style style:name="T1379" style:family="text">
      <style:text-properties officeooo:rsid="06d0b321"/>
    </style:style>
    <style:style style:name="T1380" style:family="text">
      <style:text-properties officeooo:rsid="06d92b57"/>
    </style:style>
    <style:style style:name="T1381" style:family="text">
      <style:text-properties officeooo:rsid="06d9b7d5"/>
    </style:style>
    <style:style style:name="T1382" style:family="text">
      <style:text-properties officeooo:rsid="06db2480"/>
    </style:style>
    <style:style style:name="T1383" style:family="text">
      <style:text-properties officeooo:rsid="06dc9bfd"/>
    </style:style>
    <style:style style:name="T1384" style:family="text">
      <style:text-properties officeooo:rsid="06dff81f"/>
    </style:style>
    <style:style style:name="T1385" style:family="text">
      <style:text-properties officeooo:rsid="06e34718"/>
    </style:style>
    <style:style style:name="T1386" style:family="text">
      <style:text-properties officeooo:rsid="06f2eb19"/>
    </style:style>
    <style:style style:name="T1387" style:family="text">
      <style:text-properties officeooo:rsid="06f4d25e"/>
    </style:style>
    <style:style style:name="T1388" style:family="text">
      <style:text-properties officeooo:rsid="0703136b"/>
    </style:style>
    <style:style style:name="T1389" style:family="text">
      <style:text-properties officeooo:rsid="07045199"/>
    </style:style>
    <style:style style:name="T1390" style:family="text">
      <style:text-properties officeooo:rsid="070b4184"/>
    </style:style>
    <style:style style:name="T1391" style:family="text">
      <style:text-properties officeooo:rsid="070c8d4a"/>
    </style:style>
    <style:style style:name="T1392" style:family="text">
      <style:text-properties officeooo:rsid="07140cfc"/>
    </style:style>
    <style:style style:name="T1393" style:family="text">
      <style:text-properties officeooo:rsid="071a29dd"/>
    </style:style>
    <style:style style:name="T1394" style:family="text">
      <style:text-properties officeooo:rsid="071be8ce"/>
    </style:style>
    <style:style style:name="T1395" style:family="text">
      <style:text-properties officeooo:rsid="071f6f35"/>
    </style:style>
    <style:style style:name="T1396" style:family="text">
      <style:text-properties officeooo:rsid="072b8ac3"/>
    </style:style>
    <style:style style:name="T1397" style:family="text">
      <style:text-properties officeooo:rsid="0735889c"/>
    </style:style>
    <style:style style:name="T1398" style:family="text">
      <style:text-properties officeooo:rsid="0739531b"/>
    </style:style>
    <style:style style:name="T1399" style:family="text">
      <style:text-properties officeooo:rsid="073a77c9"/>
    </style:style>
    <style:style style:name="T1400" style:family="text">
      <style:text-properties officeooo:rsid="0743fec3"/>
    </style:style>
    <style:style style:name="T1401" style:family="text">
      <style:text-properties officeooo:rsid="07496791"/>
    </style:style>
    <style:style style:name="T1402" style:family="text">
      <style:text-properties officeooo:rsid="074a9a44"/>
    </style:style>
    <style:style style:name="T1403" style:family="text">
      <style:text-properties officeooo:rsid="074d6f23"/>
    </style:style>
    <style:style style:name="T1404" style:family="text">
      <style:text-properties officeooo:rsid="0751e310"/>
    </style:style>
    <style:style style:name="T1405" style:family="text">
      <style:text-properties officeooo:rsid="07531a10"/>
    </style:style>
    <style:style style:name="T1406" style:family="text">
      <style:text-properties officeooo:rsid="075340e7"/>
    </style:style>
    <style:style style:name="T1407" style:family="text">
      <style:text-properties officeooo:rsid="075625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0"><text:span text:style-name="T1042">А</text:span>нглийско<text:span text:style-name="T1042">е</text:span> предложени<text:span text:style-name="T1042">е</text:span></text:p>
      <text:p text:style-name="P1371"/>
      <text:p text:style-name="P733"><text:span text:style-name="T1038">Слова </text:span><text:span text:style-name="T1039">в предложении </text:span><text:span text:style-name="T1038">делятся на </text:span><text:span text:style-name="T1125">две</text:span><text:span text:style-name="T1038"> смысловые группы:</text:span></text:p>
      <text:list xml:id="list666320958" text:style-name="L1">
        <text:list-item>
          <text:p text:style-name="P1521"><text:span text:style-name="T1038">главные члены предложения — подлежащее и сказуемое </text:span><text:span text:style-name="T1263">(</text:span><text:span text:style-name="T1291">основа</text:span><text:span text:style-name="T1263"> предложения)</text:span><text:span text:style-name="T1038">;</text:span></text:p>
        </text:list-item>
        <text:list-item>
          <text:p text:style-name="P1522">второстепенные члены предложения — определение, дополнение и обстоятельтсво.</text:p>
        </text:list-item>
      </text:list>
      <text:p text:style-name="P250"/>
      <text:p text:style-name="P1367">Подлежащее — эт<text:span text:style-name="T1179">о</text:span> автор действия (существительное).</text:p>
      <text:p text:style-name="P1101">Сказуемое — это действие совершенное автором (глагол).</text:p>
      <text:p text:style-name="P249"/>
      <text:p text:style-name="P1368"><text:span text:style-name="T1290">Дополнение — это то, на </text:span><text:span text:style-name="T1289">кого </text:span><text:span text:style-name="T1291">или на что</text:span><text:span text:style-name="T1290"> направлено действие. </text:span><text:span text:style-name="T1291">В</text:span><text:span text:style-name="T1290">ыражено существительным, </text:span>перед которым может <text:span text:style-name="T1291">быть</text:span> предлог или глаголом <text:span text:style-name="T1291">с</text:span> частиц<text:span text:style-name="T1291">ей</text:span> <text:span text:style-name="T491">to</text:span><text:span text:style-name="T686">. </text:span>Обычно стоит <text:span text:style-name="T1275">во второй половине предложения, после </text:span><text:span text:style-name="T1291">сказуемого</text:span><text:span text:style-name="T1275">.</text:span></text:p>
      <text:p text:style-name="P249"/>
      <text:p text:style-name="P1369">Обстоятельство — это слово или группа слов, отвечающая на вопросы: как? когда? </text:p>
      <text:p text:style-name="P1368"><text:span text:style-name="T1292">каким образом? </text:span><text:span text:style-name="T1291">О</text:span><text:span text:style-name="T1292">бозначает: время, место, способ или причину действия.</text:span></text:p>
      <text:p text:style-name="P249"/>
      <text:p text:style-name="P729"><text:span text:style-name="T1041">В английском </text:span><text:span text:style-name="T1042">языке</text:span><text:span text:style-name="T1041"> не бывает предложений без подлежащего и сказуемого.</text:span></text:p>
      <text:p text:style-name="P1102">Исключение составляют разговорные фразы: <text:span text:style-name="T491">nice to meet you</text:span><text:span text:style-name="T510">, come here, have fun </text:span><text:span text:style-name="T792">и пр</text:span><text:span text:style-name="T778">.</text:span></text:p>
      <text:p text:style-name="P1"/>
      <text:p text:style-name="P251"><text:span text:style-name="T1115">Порядок слов в у</text:span>тведрдительны<text:span text:style-name="T1115">х</text:span> и отрицательны<text:span text:style-name="T1115">х</text:span> предложения<text:span text:style-name="T1115">х</text:span>:</text:p>
      <text:list xml:id="list2368443745" text:style-name="L2">
        <text:list-item>
          <text:p text:style-name="P1523"><text:span text:style-name="T14">подлежащее</text:span><text:span text:style-name="T1">;</text:span></text:p>
        </text:list-item>
        <text:list-item>
          <text:p text:style-name="P1523"><text:span text:style-name="T24">сказуемое</text:span><text:span text:style-name="T2">;</text:span></text:p>
        </text:list-item>
        <text:list-item>
          <text:p text:style-name="P1524"><text:span text:style-name="T1276">дополнение</text:span>;</text:p>
        </text:list-item>
        <text:list-item>
          <text:p text:style-name="P1524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3">do</text:span> <text:span text:style-name="T1276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276">their work</text:span> <text:span text:style-name="T10">in time</text:span> — <text:span text:style-name="T22">Они не закончили работу вовремя.</text:span></text:p>
      <text:p text:style-name="P27"><text:span text:style-name="T13">I</text:span> <text:span text:style-name="T3">will</text:span><text:span text:style-name="T23"> give</text:span> <text:span text:style-name="T1276">you money</text:span> — Я дам тебе деньги.</text:p>
      <text:p text:style-name="P25"/>
      <text:p text:style-name="P262"><text:span text:style-name="T1115">Порядок слов в в</text:span>опросительны<text:span text:style-name="T1115">х</text:span> предложения<text:span text:style-name="T1115">х</text:span>:</text:p>
      <text:list xml:id="list3693482817" text:style-name="L3">
        <text:list-item>
          <text:p text:style-name="P1564"><text:span text:style-name="T38">вопросительное слово</text:span>;</text:p>
        </text:list-item>
        <text:list-item>
          <text:p text:style-name="P1564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564"><text:span text:style-name="T13">подлежащее</text:span>;</text:p>
        </text:list-item>
        <text:list-item>
          <text:p text:style-name="P1564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564"><text:span text:style-name="T8">дополнение</text:span>;</text:p>
        </text:list-item>
        <text:list-item>
          <text:p text:style-name="P1564"><text:span text:style-name="T10">обстоятельство</text:span>.</text:p>
        </text:list-item>
      </text:list>
      <text:p text:style-name="P728"/>
      <text:p text:style-name="P28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73">—</text:span> Что ты здесь делаешь?</text:p>
      <text:p text:style-name="P730"><text:span text:style-name="T4">Do</text:span><text:span text:style-name="T491"> </text:span><text:span text:style-name="T15">you</text:span><text:span text:style-name="T491"> </text:span><text:span text:style-name="T26">want</text:span><text:span text:style-name="T9"> </text:span><text:span text:style-name="T1277">to live</text:span><text:span text:style-name="T9"> </text:span><text:span text:style-name="T11">in Spain</text:span><text:span text:style-name="T491">? — Ты хочешь жить в Испании?</text:span></text:p>
      <text:p text:style-name="P1289"/>
      <text:p text:style-name="P1289">Местоимение <text:span text:style-name="T491">I</text:span> всегда пишется с большой буквы.</text:p>
      <text:p text:style-name="P1292">В английском языке всего 2 падежа: именительный и объектный. <text:s/></text:p>
      <text:p text:style-name="P1298"><text:span text:style-name="T379">В предложениях, которые используют глаголы: </text:span><text:span text:style-name="T588">like, have, enjoy, need</text:span><text:span text:style-name="T378">, </text:span><text:span text:style-name="T379">подлежащие </text:span></text:p>
      <text:p text:style-name="P1298"><text:span text:style-name="T379">не переводятся на русский в именительном падеже</text:span><text:span text:style-name="T380">:</text:span></text:p>
      <text:p text:style-name="P1288">I like my job — Мне нравится моя работа (а не «Я нравится моя работа»).</text:p>
      <text:p text:style-name="P152"/>
      <text:p text:style-name="P637">Английское предложение, в большинстве случаем, удобнее переводить с конца.</text:p>
      <text:p text:style-name="P638">Для удобства можно использовать дополнительные, уточнаяющие слова.</text:p>
      <text:p text:style-name="P512"/>
      <text:p text:style-name="P183">I have something in my eye → in my eye (в моем глазу), something (что-то), I have (есть).</text:p>
      <text:p text:style-name="P1214"><text:span text:style-name="T140">There </text:span><text:span text:style-name="T141">was a cup on the table → on the table (на столе), was (была), a cup (чашка).</text:span></text:p>
      <text:p text:style-name="P1517"><text:span text:style-name="T1320">Глагол и </text:span><text:span text:style-name="T1321">времена</text:span></text:p>
      <text:p text:style-name="P639"/>
      <text:p text:style-name="P1070"><text:span text:style-name="T1229">С</text:span><text:span text:style-name="T674">казуемое </text:span><text:span text:style-name="T1229">п</text:span><text:span text:style-name="T674">очти всегда делится на </text:span><text:span text:style-name="T1125">две</text:span><text:span text:style-name="T674"> части: </text:span><text:span text:style-name="T1106">на </text:span><text:span text:style-name="T674">вспомогательный </text:span><text:span text:style-name="T1230">глагол </text:span><text:span text:style-name="T674">и смысловой.</text:span></text:p>
      <text:p text:style-name="P1070"><text:span text:style-name="T674">Вспомогательный глагол не переводится. Он </text:span><text:span text:style-name="T675">сообщает</text:span><text:span text:style-name="T674"> о том, в каком времени нужно переводить смысловой. Смысловой глогол передает суть действия.</text:span></text:p>
      <text:p text:style-name="P1070"/>
      <text:p text:style-name="P1069">Смысловой глагол имеет несколько форм:</text:p>
      <text:list xml:id="list407518117" text:style-name="L4">
        <text:list-item>
          <text:p text:style-name="P1525">начальная форма (инфинитив) — форма глагола, как в словаре;</text:p>
        </text:list-item>
        <text:list-item>
          <text:p text:style-name="P1525">с окончанием <text:span text:style-name="T491">-s (-es)</text:span> — в утверждениях <text:span text:style-name="T778">Present Simple</text:span> после <text:span text:style-name="T491">he/she/it</text:span>;</text:p>
        </text:list-item>
        <text:list-item>
          <text:p text:style-name="P1525">с окончанием <text:span text:style-name="T491">-ing</text:span> (причастие) — в основном для образования <text:span text:style-name="T778">Present Continuous</text:span>;</text:p>
        </text:list-item>
        <text:list-item>
          <text:p text:style-name="P1525">2я форма <text:span text:style-name="T1119">(с окончанием </text:span><text:span text:style-name="T494">-ed</text:span><text:span text:style-name="T1119">)</text:span> — для образования <text:span text:style-name="T778">Past Simple</text:span>;</text:p>
        </text:list-item>
        <text:list-item>
          <text:p text:style-name="P1526">3я форма (прошедшее причастие) — для времен группы Perfect и пассивного залога.</text:p>
        </text:list-item>
      </text:list>
      <text:p text:style-name="P152"/>
      <text:p text:style-name="P472">Самыми распорстраненными являются 2 формы — инфинитив и глагол с окончанием -ing.</text:p>
      <text:p text:style-name="P472">Они входят в состав разных времен и используются в связке с модальными глаголами.</text:p>
      <text:p text:style-name="P474"/>
      <text:p text:style-name="P473">Инфинитив используется в след. ситуациях:</text:p>
      <text:list xml:id="list1290085882" text:style-name="L5">
        <text:list-item>
          <text:p text:style-name="P1565">после модальных глаголов;</text:p>
        </text:list-item>
        <text:list-item>
          <text:p text:style-name="P1565">после вспомогательных глаголов в Present <text:span text:style-name="T1244">Simple и </text:span>Past Simple;</text:p>
        </text:list-item>
        <text:list-item>
          <text:p text:style-name="P1565">в конструкциях going to, have to, used to, would like to.</text:p>
        </text:list-item>
      </text:list>
      <text:p text:style-name="P472"/>
      <text:p text:style-name="P473">Глагол с окончанием -ing используется:</text:p>
      <text:list xml:id="list3374194331" text:style-name="L6">
        <text:list-item>
          <text:p text:style-name="P1566">во временах группы Continuous;</text:p>
        </text:list-item>
        <text:list-item>
          <text:p text:style-name="P1567">в форме герундия.</text:p>
        </text:list-item>
      </text:list>
      <text:p text:style-name="P153"/>
      <text:p text:style-name="P475">Глагол с окончанием -ing грамматически является существительным.</text:p>
      <text:p text:style-name="P153"/>
      <text:p text:style-name="P5"><text:span text:style-name="T1121">Настоящее.</text:span> Present</text:p>
      <text:p text:style-name="P469"/>
      <text:p text:style-name="P469">Present Simple (я делаю это сейчас):</text:p>
      <text:p text:style-name="P155">I live in Spain — Я живу в испании (факт).</text:p>
      <text:p text:style-name="P470"/>
      <text:p text:style-name="P469">Present Continuous (я делаю это прямо сейчас):</text:p>
      <text:p text:style-name="P40">I am reading a book — Я читаю книгу (именно сейчас).</text:p>
      <text:p text:style-name="P471"/>
      <text:p text:style-name="P469">Present Perfect (я сделал это ранее, но именно сейчас это важно):</text:p>
      <text:p text:style-name="P154">I have lost the keys — Я потерял ключи (результат).</text:p>
      <text:p text:style-name="P154"/>
      <text:p text:style-name="P469">Present Perfect <text:span text:style-name="T1120">Continuous (я делаю это уже какое-то время):</text:span></text:p>
      <text:p text:style-name="P731"><text:span text:style-name="T492">I have been reading for 2 hours — </text:span><text:span text:style-name="T561">Я читаю уже 2 часа</text:span></text:p>
      <text:p text:style-name="P229"/>
      <text:p text:style-name="P383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10"/>
      <text:p text:style-name="P6">Present Simple</text:p>
      <text:p text:style-name="P661"/>
      <text:p text:style-name="P252">Используется чтобы:</text:p>
      <text:list xml:id="list4258381298" text:style-name="L7">
        <text:list-item>
          <text:p text:style-name="P1652">сообщить факты настоящего, описать текущую реальность;</text:p>
        </text:list-item>
        <text:list-item>
          <text:p text:style-name="P1652">говорить о событиях, которые происходят с какой-то регулярностью.</text:p>
        </text:list-item>
      </text:list>
      <text:p text:style-name="P286"><text:soft-page-break/>В утверждениях глагол используется в 2х вариантах:</text:p>
      <text:list xml:id="list1743766164" text:style-name="L8">
        <text:list-item>
          <text:p text:style-name="P1654">без изменений, если подлежащее в первом лице или множеств<text:span text:style-name="T1106">ен.</text:span> числе <text:span text:style-name="T491">(</text:span><text:span text:style-name="T495">I</text:span><text:span text:style-name="T491">, </text:span><text:span text:style-name="T495">you</text:span><text:span text:style-name="T491">, </text:span><text:span text:style-name="T495">we,</text:span><text:span text:style-name="T491"> </text:span><text:span text:style-name="T495">they</text:span><text:span text:style-name="T491">)</text:span>;</text:p>
        </text:list-item>
        <text:list-item>
          <text:p text:style-name="P1654"><text:span text:style-name="T676">с окончанием </text:span><text:span text:style-name="T496">-s </text:span><text:span text:style-name="T497">(-es)</text:span><text:span text:style-name="T676">, если подлежащ</text:span><text:span text:style-name="T1068">ее</text:span><text:span text:style-name="T676"> в третьем лице, единств</text:span><text:span text:style-name="T1069">ен</text:span><text:span text:style-name="T1106">ном</text:span><text:span text:style-name="T676"> числе </text:span><text:span text:style-name="T496">(</text:span><text:span text:style-name="T495">he</text:span><text:span text:style-name="T496">, </text:span><text:span text:style-name="T495">she</text:span><text:span text:style-name="T496">, </text:span><text:span text:style-name="T495">it</text:span><text:span text:style-name="T496">)</text:span></text:p>
        </text:list-item>
      </text:list>
      <text:p text:style-name="P1319"/>
      <text:p text:style-name="P1114"><text:span text:style-name="T1130">I </text:span><text:span text:style-name="T29">live</text:span><text:span text:style-name="T1130"> in New York — Я живу в Нью Йорке.</text:span></text:p>
      <text:p text:style-name="P1116"><text:span text:style-name="T1130">Peter </text:span><text:span text:style-name="T29">work</text:span><text:span text:style-name="T30">s</text:span><text:span text:style-name="T1130"> in New York — Питер работает в Нью Йорке;</text:span></text:p>
      <text:p text:style-name="P254"/>
      <text:p text:style-name="P253">Окончание <text:span text:style-name="T491">-es</text:span> ставится, если глагол заканчивается: на гласную букву, </text:p>
      <text:p text:style-name="P255">на шипящий звук <text:span text:style-name="T491">(sh, ch)</text:span> <text:span text:style-name="T1040">или</text:span> на букву <text:span text:style-name="T491">s/x</text:span>:</text:p>
      <text:list xml:id="list2218774295" text:style-name="L9">
        <text:list-item>
          <text:p text:style-name="P1656"><text:span text:style-name="T678">go — </text:span>goes;</text:p>
        </text:list-item>
        <text:list-item>
          <text:p text:style-name="P1656"><text:span text:style-name="T678">teach — </text:span>teaches;</text:p>
        </text:list-item>
        <text:list-item>
          <text:p text:style-name="P1655"><text:span text:style-name="T678">mix — </text:span><text:span text:style-name="T677">mixes.</text:span></text:p>
        </text:list-item>
      </text:list>
      <text:p text:style-name="P661"/>
      <text:p text:style-name="P257">Если глагол заканчивается на букву y, перед которой согласная, то вместо y </text:p>
      <text:p text:style-name="P256">пишется <text:span text:style-name="T491">i</text:span> <text:span text:style-name="T679">(помимо добавления </text:span><text:span text:style-name="T498">-es</text:span><text:span text:style-name="T679">)</text:span>:</text:p>
      <text:list xml:id="list2285836388" text:style-name="L10">
        <text:list-item>
          <text:p text:style-name="P1657">fly — flies; </text:p>
        </text:list-item>
        <text:list-item>
          <text:p text:style-name="P1657">cry — cries.</text:p>
        </text:list-item>
      </text:list>
      <text:p text:style-name="P661"/>
      <text:p text:style-name="P736"><text:span text:style-name="T779">П</text:span><text:span text:style-name="T780">еред сказуемым часто </text:span><text:span text:style-name="T782">стоят</text:span><text:span text:style-name="T780"> маячки времени </text:span><text:span text:style-name="T786">(</text:span><text:span text:style-name="T780">наречия частности</text:span><text:span text:style-name="T786">)</text:span><text:span text:style-name="T781">:</text:span></text:p>
      <text:list xml:id="list964317386" text:style-name="L11">
        <text:list-item>
          <text:p text:style-name="P1653">always - <text:span text:style-name="T676">всегда</text:span>;</text:p>
        </text:list-item>
        <text:list-item>
          <text:p text:style-name="P1653">usually - <text:span text:style-name="T676">обычно</text:span>;</text:p>
        </text:list-item>
        <text:list-item>
          <text:p text:style-name="P1653">often - <text:span text:style-name="T676">часто</text:span>;</text:p>
        </text:list-item>
        <text:list-item>
          <text:p text:style-name="P1653">sometimes - <text:span text:style-name="T676">иногда</text:span>;</text:p>
        </text:list-item>
        <text:list-item>
          <text:p text:style-name="P1653">never — <text:span text:style-name="T676">никогда</text:span>.</text:p>
        </text:list-item>
      </text:list>
      <text:p text:style-name="P29"/>
      <text:p text:style-name="P662"><text:span text:style-name="T491">I </text:span><text:span text:style-name="T587">always</text:span><text:span text:style-name="T491"> wash my hands before eating — Я всегда мою руки перед едой.</text:span></text:p>
      <text:p text:style-name="P661"/>
      <text:p text:style-name="P2">Отрицания в Present Simple</text:p>
      <text:p text:style-name="P2"/>
      <text:p text:style-name="P734"><text:span text:style-name="T683">Использу</text:span><text:span text:style-name="T684">ю</text:span><text:span text:style-name="T683">тся чтобы сказать о том, что что-либо:</text:span></text:p>
      <text:list xml:id="list4234399653" text:style-name="L12">
        <text:list-item>
          <text:p text:style-name="P1658">не является фактом настоящего <text:span text:style-name="T1069">или истиной</text:span>;</text:p>
        </text:list-item>
        <text:list-item>
          <text:p text:style-name="P1658">не происходит с какой-то регулярностью.</text:p>
        </text:list-item>
      </text:list>
      <text:p text:style-name="P727"/>
      <text:p text:style-name="P726">За отрицание отвечает частица <text:span text:style-name="T491">not</text:span>, которая идет в паре со вспомогательным глаголом <text:span text:style-name="T491">do</text:span>.</text:p>
      <text:p text:style-name="P726">Если подлежащее <text:span text:style-name="T491">he/she/it</text:span>, то испольузется <text:span text:style-name="T491">does</text:span>. <text:span text:style-name="T1037">Смысловой глагол без изменений.</text:span></text:p>
      <text:p text:style-name="P725"/>
      <text:p text:style-name="P219">People <text:span text:style-name="T3">do </text:span><text:span text:style-name="T43">not</text:span> <text:span text:style-name="T23">live</text:span> in space — Люди не живут в космосе.</text:p>
      <text:p text:style-name="P219">Water <text:span text:style-name="T3">does </text:span><text:span text:style-name="T43">not</text:span> <text:span text:style-name="T23">boil</text:span> at 50 degrees Celsius — Вода не кипит при 50 грудусах.</text:p>
      <text:p text:style-name="P219"/>
      <text:p text:style-name="P1165"><text:span text:style-name="T681">Практически всегда </text:span><text:span text:style-name="T563">do/</text:span><text:span text:style-name="T564">does</text:span><text:span text:style-name="T563"> not</text:span><text:span text:style-name="T681"> использу</text:span><text:span text:style-name="T682">е</text:span><text:span text:style-name="T681">тся в сокращении: </text:span></text:p>
      <text:p text:style-name="P398"/>
      <text:p text:style-name="P220">We don`t drink whisky — Мы не пьем виски. <text:span text:style-name="T1227">He doesn`t drink tea — Он не пьет чай.</text:span></text:p>
      <text:p text:style-name="P407"/>
      <text:p text:style-name="P407">Вопросы в Present Simple</text:p>
      <text:p text:style-name="P220"/>
      <text:p text:style-name="P363">Используюся чтобы:</text:p>
      <text:list xml:id="list2380014884" text:style-name="L13">
        <text:list-item>
          <text:p text:style-name="P1613">узнать о фактах настоящего;</text:p>
        </text:list-item>
        <text:list-item>
          <text:p text:style-name="P1613">о событиях, которые происходят с какой-то регулярностью.</text:p>
        </text:list-item>
      </text:list>
      <text:p text:style-name="P362"/>
      <text:p text:style-name="P362"><text:soft-page-break/>Вопрос задается с помощью вспомогательного глагола <text:span text:style-name="T491">do/</text:span><text:span text:style-name="T499">does</text:span>, который ставится перед подлежащим. Смысловой глагол без изменений (в начальной форме).</text:p>
      <text:p text:style-name="P1339"/>
      <text:p text:style-name="P732"><text:span text:style-name="T5">Do</text:span><text:span text:style-name="T680"> you </text:span><text:span text:style-name="T28">like</text:span><text:span text:style-name="T680"> action movies? </text:span><text:span text:style-name="T549">— </text:span><text:span text:style-name="T680">Тебе нравятся экшен фильмы? </text:span></text:p>
      <text:p text:style-name="P84"><text:span text:style-name="T1072">What books </text:span><text:span text:style-name="T6">do</text:span><text:span text:style-name="T1072"> you </text:span><text:span text:style-name="T32">read</text:span><text:span text:style-name="T1072">? </text:span><text:span text:style-name="T1083">—</text:span><text:span text:style-name="T1072"> Какие книги тебе нравятся?</text:span></text:p>
      <text:p text:style-name="P227"/>
      <text:p text:style-name="P401">Present Continuous</text:p>
      <text:p text:style-name="P364"/>
      <text:p text:style-name="P364">Указывает на событие, происходящее именно сейчас и которое еще не закончилось.</text:p>
      <text:p text:style-name="P368">Состоит из связки вспомогательного глагола <text:span text:style-name="T491">be</text:span> и смыслового с окончанием <text:span text:style-name="T491">-ing</text:span>:</text:p>
      <text:p text:style-name="P365"/>
      <text:p text:style-name="P221">She <text:span text:style-name="T1043">is</text:span> driv<text:span text:style-name="T1043">ing</text:span> to work. <text:span text:style-name="T1105">—</text:span> Она (сейчас) едет на работу.</text:p>
      <text:p text:style-name="P223">You <text:span text:style-name="T1043">are</text:span> do<text:span text:style-name="T1043">ing</text:span> great! <text:span text:style-name="T1105">—</text:span> У тебя отлично получается!</text:p>
      <text:p text:style-name="P364"/>
      <text:p text:style-name="P768"><text:span text:style-name="T687">Если глагол заканчивается на </text:span><text:span text:style-name="T555">-e</text:span><text:span text:style-name="T687">, то при добавлении </text:span><text:span text:style-name="T555">-ing</text:span><text:span text:style-name="T687"> она выпадает: </text:span><text:span text:style-name="T555">make → making.</text:span></text:p>
      <text:p text:style-name="P367">Если глагол заканчивается на <text:span text:style-name="T491">-ie</text:span>, то при добавлении <text:span text:style-name="T491">-ing</text:span> оно меняется на <text:span text:style-name="T491">-y</text:span>: <text:span text:style-name="T491">lie → lying. </text:span></text:p>
      <text:p text:style-name="P222"/>
      <text:p text:style-name="P367">Если глагол из 1 слога, с одной гласной буквой, после которой солгасная, то при </text:p>
      <text:p text:style-name="P768"><text:span text:style-name="T687">добавлении </text:span><text:span text:style-name="T555">-ing</text:span><text:span text:style-name="T687"> согласная удваивается: </text:span><text:span text:style-name="T555">hit → hitting, sit → sitting.</text:span></text:p>
      <text:p text:style-name="P366"/>
      <text:p text:style-name="P769"><text:span text:style-name="T687">В </text:span><text:span text:style-name="T680">окончании </text:span><text:span text:style-name="T548">-ing</text:span><text:span text:style-name="T680"> буква </text:span><text:span text:style-name="T548">g</text:span><text:span text:style-name="T680"> не произносится. Сочетание </text:span><text:span text:style-name="T548">ng</text:span><text:span text:style-name="T680"> образет необычный звук, которого нет в русском языке — носовой </text:span><text:span text:style-name="T548">n</text:span><text:span text:style-name="T680"> (при произнесении пускается воздух через нос).</text:span></text:p>
      <text:p text:style-name="P368"/>
      <text:p text:style-name="P369"><text:span text:style-name="T1110">Слова-м</text:span>аячки Present Continuous:</text:p>
      <text:list xml:id="list1750481292" text:style-name="L14">
        <text:list-item>
          <text:p text:style-name="P1614">look — смотри;</text:p>
        </text:list-item>
        <text:list-item>
          <text:p text:style-name="P1614">now — сейчас (обычно стоит в конце);</text:p>
        </text:list-item>
        <text:list-item>
          <text:p text:style-name="P1614">at the moment — в этот момент (обычно в конце).</text:p>
        </text:list-item>
      </text:list>
      <text:p text:style-name="P366"/>
      <text:p text:style-name="P223">I am working right <text:span text:style-name="T1043">now</text:span>. — Прямо сейчас я работаю.</text:p>
      <text:p text:style-name="P223"><text:span text:style-name="T1043">Look</text:span> out of the window! It`s raining. — Посмотри в окно. Идет дождь.</text:p>
      <text:p text:style-name="P370"/>
      <text:p text:style-name="P400">Отрицания в Present Continuous</text:p>
      <text:p text:style-name="P400"/>
      <text:p text:style-name="P371">Используется чтобы сказать, что что-то не происходит именно сейчас.</text:p>
      <text:p text:style-name="P371">Для этого к глаголу <text:span text:style-name="T491">be</text:span> добавляется частица <text:span text:style-name="T491">not</text:span>.</text:p>
      <text:p text:style-name="P371"/>
      <text:p text:style-name="P224">I`m not listening to you. <text:span text:style-name="T1107">—</text:span> Я не слушаю тебя.</text:p>
      <text:p text:style-name="P224">He isn`t cleaning the carpet. <text:span text:style-name="T1107">—</text:span> Он не чистит ковер.</text:p>
      <text:p text:style-name="P224"/>
      <text:p text:style-name="P404">Вопросы в Present Continuous</text:p>
      <text:p text:style-name="P225"/>
      <text:p text:style-name="P1519">Здесь использ<text:span text:style-name="T1109">уются</text:span> теже правила, что при составлении вопросов в </text:p>
      <text:p text:style-name="P1520">Present Simple с глаголом <text:span text:style-name="T491">be</text:span>:</text:p>
      <text:p text:style-name="P225">Am I listening? <text:span text:style-name="T1107">—</text:span> Я слушаю?</text:p>
      <text:p text:style-name="P225">Are you playing? Yes, I am. <text:span text:style-name="T1107">—</text:span> Ты играешь? Да.</text:p>
      <text:p text:style-name="P225">Where is he going? <text:span text:style-name="T1107">—</text:span> Куда он идет?</text:p>
      <text:p text:style-name="P226">What book is she reading? <text:span text:style-name="T1107">— </text:span>Какую книгу она читает? <text:span text:style-name="T1108">(сейчас)</text:span></text:p>
      <text:p text:style-name="P226"/>
      <text:p text:style-name="P415"/>
      <text:p text:style-name="P1516"><text:span text:style-name="T720">Глаголы, которые не использ</text:span><text:span text:style-name="T723">уются</text:span><text:span text:style-name="T720"> в </text:span><text:span text:style-name="T721">Continuous</text:span></text:p>
      <text:p text:style-name="P402"/>
      <text:p text:style-name="P372">Это глаголы, обозначающие состояние, которое не меняется под дейсвтием момента.</text:p>
      <text:p text:style-name="P1350"><text:span text:style-name="T692">Как правило это </text:span><text:span text:style-name="T693">описание</text:span><text:span text:style-name="T692"> чувств или мыслей. </text:span></text:p>
      <text:p text:style-name="P373"/>
      <text:p text:style-name="P1352"><text:span text:style-name="T693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09">(могут </text:span><text:span text:style-name="T710">встречаться </text:span><text:span text:style-name="T709">с </text:span><text:span text:style-name="T568">-ing </text:span><text:span text:style-name="T709">в форме герундия)</text:span><text:span text:style-name="T693">:</text:span></text:p>
      <text:p text:style-name="P374"/>
      <text:p text:style-name="P375">Глаголы восприятия:</text:p>
      <text:list xml:id="list162134037" text:style-name="L15">
        <text:list-item>
          <text:p text:style-name="P1615">see — видеть;</text:p>
        </text:list-item>
        <text:list-item>
          <text:p text:style-name="P1615">hear — слышать;</text:p>
        </text:list-item>
        <text:list-item>
          <text:p text:style-name="P1615">feel — чувствовать;</text:p>
        </text:list-item>
        <text:list-item>
          <text:p text:style-name="P1615">taste — чувствовать вкус (пробовать);</text:p>
        </text:list-item>
        <text:list-item>
          <text:p text:style-name="P1615">smell — чувствовать запах (нюхать).</text:p>
        </text:list-item>
      </text:list>
      <text:p text:style-name="P374"/>
      <text:p text:style-name="P375">Глаголы для выражения мнения:</text:p>
      <text:list xml:id="list4224015218" text:style-name="L16">
        <text:list-item>
          <text:p text:style-name="P1616">belive — верить;</text:p>
        </text:list-item>
        <text:list-item>
          <text:p text:style-name="P1616">doubt — сомневаться;</text:p>
        </text:list-item>
        <text:list-item>
          <text:p text:style-name="P1616">think — думать.</text:p>
        </text:list-item>
      </text:list>
      <text:p text:style-name="P376"/>
      <text:p text:style-name="P375">Глаголы, показывающие состояние мыслей:</text:p>
      <text:list xml:id="list2165283498" text:style-name="L17">
        <text:list-item>
          <text:p text:style-name="P1617">forget — забывать;</text:p>
        </text:list-item>
        <text:list-item>
          <text:p text:style-name="P1617">imagine — представлять;</text:p>
        </text:list-item>
        <text:list-item>
          <text:p text:style-name="P1617">know — знать;</text:p>
        </text:list-item>
        <text:list-item>
          <text:p text:style-name="P1617">understand — понимать.</text:p>
        </text:list-item>
      </text:list>
      <text:p text:style-name="P374"/>
      <text:p text:style-name="P377">Глаголы, указывающие на эмоции и желания:</text:p>
      <text:list xml:id="list1089104277" text:style-name="L18">
        <text:list-item>
          <text:p text:style-name="P1618">love — любить;</text:p>
        </text:list-item>
        <text:list-item>
          <text:p text:style-name="P1618">like — нравиться;</text:p>
        </text:list-item>
        <text:list-item>
          <text:p text:style-name="P1618">hate — ненавидеть;</text:p>
        </text:list-item>
        <text:list-item>
          <text:p text:style-name="P1618">hope — надеяться;</text:p>
        </text:list-item>
        <text:list-item>
          <text:p text:style-name="P1618">want — хотеть;</text:p>
        </text:list-item>
        <text:list-item>
          <text:p text:style-name="P1618">wish — желать.</text:p>
        </text:list-item>
      </text:list>
      <text:p text:style-name="P378"/>
      <text:p text:style-name="P377">Другие глаголы:</text:p>
      <text:list xml:id="list888629215" text:style-name="L19">
        <text:list-item>
          <text:p text:style-name="P1619">look — выглядеть;</text:p>
        </text:list-item>
        <text:list-item>
          <text:p text:style-name="P1619">have — иметь.</text:p>
        </text:list-item>
      </text:list>
      <text:p text:style-name="P378"/>
      <text:p text:style-name="P230">I think Amy is a strange girl. - Я думаю, Эмми странная девушка.</text:p>
      <text:p text:style-name="P230">Do you know this man? - Вы знаете этого мужчину?</text:p>
      <text:p text:style-name="P230">You look great! - Ты выглядишь отлично!</text:p>
      <text:p text:style-name="P405"/>
      <text:p text:style-name="P405">Present Perfect</text:p>
      <text:p text:style-name="P379"/>
      <text:p text:style-name="P770"><text:span text:style-name="T700">У</text:span><text:span text:style-name="T696">казывает на дейсвтие совершенное когда-то в прошлом, но подчеркивает, что результат важен сейчас </text:span><text:span text:style-name="T697">(т. е. к какому результату в итоге это привело)</text:span><text:span text:style-name="T696">.</text:span></text:p>
      <text:p text:style-name="P380"/>
      <text:p text:style-name="P1345"><text:span text:style-name="T696">С</text:span><text:span text:style-name="T699">остоит и</text:span><text:span text:style-name="T701">з </text:span><text:span text:style-name="T702">2х частей:</text:span><text:span text:style-name="T699"> вспомогат</text:span><text:span text:style-name="T702">ельного</text:span><text:span text:style-name="T699"> глагола </text:span><text:span text:style-name="T565">have</text:span><text:span text:style-name="T699"> и смыслового глагола </text:span></text:p>
      <text:p text:style-name="P1345"><text:span text:style-name="T699">в 3й форме (</text:span><text:span text:style-name="T708">передает значение</text:span><text:span text:style-name="T703"> «сделанный»</text:span><text:span text:style-name="T699">).</text:span></text:p>
      <text:p text:style-name="P770"><text:soft-page-break/><text:span text:style-name="T696">На русский язык Present Perfect переводится в прошлом </text:span><text:span text:style-name="T698">(иногда настоящ</text:span><text:span text:style-name="T700">и</text:span><text:span text:style-name="T698">м, </text:span><text:span text:style-name="T700">для удобства</text:span><text:span text:style-name="T698">)</text:span><text:span text:style-name="T696">, </text:span></text:p>
      <text:p text:style-name="P381">а в английском принадлежит к катергории настоящих времен.</text:p>
      <text:p text:style-name="P381"/>
      <text:p text:style-name="P30"><text:span text:style-name="T1077">I </text:span><text:span text:style-name="T1087">have</text:span><text:span text:style-name="T1072"> already </text:span><text:span text:style-name="T1087">seen</text:span><text:span text:style-name="T1072"> this movie. </text:span><text:span text:style-name="T1078">—</text:span><text:span text:style-name="T1072"> Я уже видел этот фильм (просмотрел, т. е. опыт).</text:span></text:p>
      <text:p text:style-name="P30"><text:span text:style-name="T1072">You </text:span><text:span text:style-name="T1087">have</text:span><text:span text:style-name="T1072"> </text:span><text:span text:style-name="T1087">broken</text:span><text:span text:style-name="T1072"> the vase. </text:span><text:span text:style-name="T1078">— </text:span><text:span text:style-name="T1072">Ты разбил вазу. (есть очевидный результат, кот. случился ранее) </text:span></text:p>
      <text:p text:style-name="P31"><text:span text:style-name="T1079">It`s the fitst time I </text:span><text:span text:style-name="T1088">have</text:span><text:span text:style-name="T1079"> </text:span><text:span text:style-name="T1088">driven</text:span><text:span text:style-name="T1079"> a car — Это впервые, когда я веду машину. (в настоящем)</text:span></text:p>
      <text:p text:style-name="P388"/>
      <text:p text:style-name="P389">Как проявляется результат:</text:p>
      <text:list xml:id="list1897549304" text:style-name="L20">
        <text:list-item>
          <text:p text:style-name="P1660"><text:span text:style-name="T725">это </text:span><text:span text:style-name="T724">очевидные изменения;</text:span></text:p>
        </text:list-item>
        <text:list-item>
          <text:p text:style-name="P1659"><text:span text:style-name="T697">полученный </text:span><text:span text:style-name="T701">ранее</text:span><text:span text:style-name="T697"> опыт или впечатления;</text:span></text:p>
        </text:list-item>
        <text:list-item>
          <text:p text:style-name="P1620">недавно произошедшие события или новая информация.</text:p>
        </text:list-item>
      </text:list>
      <text:p text:style-name="P382"/>
      <text:p text:style-name="P382">Также Present Perfect используют, если что-то произошло впервые:</text:p>
      <text:p text:style-name="P228">It`s the first time something has happend. - Этой первый раз, когда что-то произошло.</text:p>
      <text:p text:style-name="P228">(вместо first можно указать любое порядковое число: second, third)</text:p>
      <text:p text:style-name="P382"/>
      <text:p text:style-name="P382">Present Perferct — яркий пример того, что нельзя переводить английские </text:p>
      <text:p text:style-name="P274"><text:span text:style-name="T1076">предложения слово в слово: </text:span><text:span text:style-name="T571">I have done. </text:span><text:span text:style-name="T566">—</text:span><text:span text:style-name="T571"> Я сделал (</text:span><text:span text:style-name="T585">досл. </text:span><text:span text:style-name="T571">Я имею сделанным).</text:span></text:p>
      <text:p text:style-name="P466"/>
      <text:p text:style-name="P467">Есть 2 варианта образования 3й формы глагола:</text:p>
      <text:list xml:id="list2239531284" text:style-name="L21">
        <text:list-item>
          <text:p text:style-name="P1621">если глагол правильный, то добавляем к его начальной форме окончание <text:span text:style-name="T491">-ed</text:span>;</text:p>
        </text:list-item>
        <text:list-item>
          <text:p text:style-name="P1621">если неправильный, то находим в таблице неправильных глаголов.</text:p>
        </text:list-item>
      </text:list>
      <text:p text:style-name="P416"/>
      <text:p text:style-name="P1097"><text:span text:style-name="T726">Н</text:span><text:span text:style-name="T727">еправильны</text:span><text:span text:style-name="T726">й</text:span><text:span text:style-name="T727"> глагол </text:span><text:span text:style-name="T726">это </text:span><text:span text:style-name="T727">тот, который во 2й или 3й форме </text:span><text:span text:style-name="T741">записывается</text:span><text:span text:style-name="T727"> </text:span><text:span text:style-name="T741">по особенному</text:span><text:span text:style-name="T727">. </text:span></text:p>
      <text:p text:style-name="P417">Самые популярные неправильные глаголы нужно заучить (см. таблицу ниже).</text:p>
      <text:p text:style-name="P416"/>
      <text:p text:style-name="P419">Слова-маячки Present Perfect:</text:p>
      <text:list xml:id="list4253271534" text:style-name="L22">
        <text:list-item>
          <text:p text:style-name="P1622">just — только что;</text:p>
        </text:list-item>
        <text:list-item>
          <text:p text:style-name="P1622">already — уже;</text:p>
        </text:list-item>
        <text:list-item>
          <text:p text:style-name="P1622">yet — еще не;</text:p>
        </text:list-item>
      </text:list>
      <text:p text:style-name="P421"/>
      <text:p text:style-name="P1098"><text:span text:style-name="T572">Just</text:span><text:span text:style-name="T728"> и </text:span><text:span text:style-name="T572">already</text:span><text:span text:style-name="T728"> используются в утверждениях. </text:span><text:span text:style-name="T572">Yet</text:span><text:span text:style-name="T728"> — в вопросах и отрицаниях</text:span><text:span text:style-name="T729">. </text:span></text:p>
      <text:p text:style-name="P1317"><text:span text:style-name="T729">(</text:span><text:span text:style-name="T586">already</text:span><text:span text:style-name="T776"> также </text:span><text:span text:style-name="T775">иногда можно встретить</text:span><text:span text:style-name="T776"> в вопросах).</text:span></text:p>
      <text:p text:style-name="P423"/>
      <text:p text:style-name="P422">Место <text:span text:style-name="T491">just</text:span>, <text:span text:style-name="T491">already</text:span> в предложении — между <text:span text:style-name="T491">have</text:span> и 3й формой глагола. </text:p>
      <text:p text:style-name="P422">Слово <text:span text:style-name="T491">yet</text:span> стоит <text:span text:style-name="T1228">всегда </text:span>в конце предложения.</text:p>
      <text:p text:style-name="P420"/>
      <text:p text:style-name="P232">I have <text:span text:style-name="T1043">just</text:span> eaten a sandwich. <text:span text:style-name="T1111">—</text:span> Я только что съел бутерброд.</text:p>
      <text:p text:style-name="P232">We have n<text:span text:style-name="T1114">o</text:span>t finished <text:span text:style-name="T1043">yet</text:span>. <text:span text:style-name="T1111">—</text:span> Мы еще не закончили.</text:p>
      <text:p text:style-name="P418"/>
      <text:p text:style-name="P424">Другие указатели времени:</text:p>
      <text:list xml:id="list3025581607" text:style-name="L23">
        <text:list-item>
          <text:p text:style-name="P1623">ever — когда либо;</text:p>
        </text:list-item>
        <text:list-item>
          <text:p text:style-name="P1623">never — никогда;</text:p>
        </text:list-item>
        <text:list-item>
          <text:p text:style-name="P1623">recently — в последнее время;</text:p>
        </text:list-item>
        <text:list-item>
          <text:p text:style-name="P1623">these days — в последние дни;</text:p>
        </text:list-item>
        <text:list-item>
          <text:p text:style-name="P1623">словосочетание с this (this mornig, this week).</text:p>
        </text:list-item>
      </text:list>
      <text:p text:style-name="P423"/>
      <text:p text:style-name="P423">Место <text:span text:style-name="T491">ever</text:span>, <text:span text:style-name="T491">never</text:span> — перед 3й формой глагола, <text:span text:style-name="T1113">а</text:span> <text:span text:style-name="T491">recently</text:span>, <text:span text:style-name="T491">these days</text:span> и </text:p>
      <text:p text:style-name="P423">словосочетания с <text:span text:style-name="T491">this</text:span> — в конце предложения.</text:p>
      <text:p text:style-name="P423"/>
      <text:p text:style-name="P233"><text:soft-page-break/>I <text:span text:style-name="T1114">ha</text:span>ve <text:span text:style-name="T1043">never</text:span> been to New York. <text:span text:style-name="T1112">— </text:span>Я никогда не был в Нью Йорке.</text:p>
      <text:p text:style-name="P233">I <text:span text:style-name="T1114">ha</text:span>ve worked a lot <text:span text:style-name="T1043">these days</text:span>. <text:span text:style-name="T1112">—</text:span> Я много работал в эти дни.</text:p>
      <text:p text:style-name="P425"/>
      <text:p text:style-name="P413">Отрицания в Present Perfect</text:p>
      <text:p text:style-name="P426"/>
      <text:p text:style-name="P427">Используются, когда хотят сказать:</text:p>
      <text:list xml:id="list1798516693" text:style-name="L24">
        <text:list-item>
          <text:p text:style-name="P1624">об отсутствии ожидаемого результата;</text:p>
        </text:list-item>
        <text:list-item>
          <text:p text:style-name="P1624">о том, чего автор никогда не делал или не испытывал.</text:p>
        </text:list-item>
      </text:list>
      <text:p text:style-name="P426"/>
      <text:p text:style-name="P426">Для этого ставится частица <text:span text:style-name="T491">not</text:span> после вспомогательного глагола <text:span text:style-name="T491">have</text:span>.</text:p>
      <text:p text:style-name="P426"/>
      <text:p text:style-name="P426">Также отрицательным считается предложение со словом <text:span text:style-name="T491">never</text:span>, которое передает отрицательный контекст.</text:p>
      <text:p text:style-name="P426"/>
      <text:p text:style-name="P1099"><text:span text:style-name="T730">В </text:span><text:span text:style-name="T724">отрицаниях почти всегда используется сокращенная форма глагола — </text:span><text:span text:style-name="T571">haven`t</text:span><text:span text:style-name="T724">.</text:span></text:p>
      <text:p text:style-name="P1100"><text:span text:style-name="T742">Сокращени</text:span><text:span text:style-name="T774">е</text:span><text:span text:style-name="T742"> </text:span><text:span text:style-name="T574">`ve not</text:span><text:span text:style-name="T742"> не используется.</text:span></text:p>
      <text:p text:style-name="P234">I have<text:span text:style-name="T377">n</text:span><text:span text:style-name="T381">`</text:span><text:span text:style-name="T377">t</text:span> expected that. <text:span text:style-name="T1112">—</text:span> Я этого не ожидал.</text:p>
      <text:p text:style-name="P234">I<text:span text:style-name="T1114">`</text:span>ve <text:span text:style-name="T377">never</text:span> seen this movie before. <text:span text:style-name="T1112">— </text:span>Я до этого не видел этот фильм. </text:p>
      <text:p text:style-name="P412"/>
      <text:p text:style-name="P412">Вопросы в Present Perfect</text:p>
      <text:p text:style-name="P235"/>
      <text:p text:style-name="P429">Используются, если хоят узнать:</text:p>
      <text:list xml:id="list1348623195" text:style-name="L25">
        <text:list-item>
          <text:p text:style-name="P1625">сделано ли дело к этом моменту, каким образом оно сделано;</text:p>
        </text:list-item>
        <text:list-item>
          <text:p text:style-name="P1670"><text:span text:style-name="T742">имеет ли человек определенный опыт </text:span><text:span text:style-name="T740">или совершил ли он </text:span><text:span text:style-name="T743">нужное</text:span><text:span text:style-name="T740"> действие</text:span><text:span text:style-name="T742">;</text:span></text:p>
        </text:list-item>
      </text:list>
      <text:p text:style-name="P428"/>
      <text:p text:style-name="P1100">Для этого используется уже знакомая схема. Глагол <text:span text:style-name="T491">have</text:span> ставится перед по<text:span text:style-name="T1118">д</text:span>л<text:span text:style-name="T1118">е</text:span>ж<text:span text:style-name="T1118">а</text:span>щим.</text:p>
      <text:p text:style-name="P1100"/>
      <text:p text:style-name="P236">Why have you done it? <text:span text:style-name="T1112">—</text:span> Зачем ты это сделал?</text:p>
      <text:p text:style-name="P1316"><text:span text:style-name="T582">Ha</text:span><text:span text:style-name="T583">s</text:span><text:span text:style-name="T582"> </text:span><text:span text:style-name="T583">he</text:span><text:span text:style-name="T582"> ever been to Rome? </text:span><text:span text:style-name="T584">—</text:span><text:span text:style-name="T582"> </text:span><text:span text:style-name="T583">Он</text:span><text:span text:style-name="T582"> бывал в Риме?</text:span></text:p>
      <text:p text:style-name="P236"/>
      <text:p text:style-name="P403">Present Perfect Continuous</text:p>
      <text:p text:style-name="P430"/>
      <text:p text:style-name="P432">Для того, чтобы использовать, нужно чтобы совпало сразу несколько условий:</text:p>
      <text:list xml:id="list3791975136" text:style-name="L26">
        <text:list-item>
          <text:p text:style-name="P1671"><text:span text:style-name="T731">действие не закончено либо закончено не</text:span><text:span text:style-name="T735">давно</text:span><text:span text:style-name="T731">;</text:span></text:p>
        </text:list-item>
        <text:list-item>
          <text:p text:style-name="P1671"><text:span text:style-name="T731">известн</text:span><text:span text:style-name="T735">а его продолжительность </text:span><text:span text:style-name="T749">(обычно из контекста предложения)</text:span><text:span text:style-name="T735">.</text:span></text:p>
        </text:list-item>
      </text:list>
      <text:p text:style-name="P431"/>
      <text:p text:style-name="P436">Схема состоит из 3х частей: вспомогательного глагола <text:span text:style-name="T491">have</text:span>, слова <text:span text:style-name="T491">been</text:span> <text:span text:style-name="T1232">(особая форма </text:span></text:p>
      <text:p text:style-name="P436"><text:span text:style-name="T1232">глагола </text:span><text:span text:style-name="T511">be</text:span><text:span text:style-name="T1232">) </text:span>и смыслового глагола с окончанием <text:span text:style-name="T491">-ing</text:span>. </text:p>
      <text:p text:style-name="P434"/>
      <text:p text:style-name="P1111"><text:span text:style-name="T724">На русский </text:span><text:span text:style-name="T733">язык </text:span><text:span text:style-name="T705">Present Perfect Continuous</text:span><text:span text:style-name="T722"> </text:span><text:span text:style-name="T724">переводится настоящим временем</text:span></text:p>
      <text:p text:style-name="P1103"><text:span text:style-name="T732">(редко в прошлом). </text:span><text:span text:style-name="T733">При этом все 3 части </text:span><text:span text:style-name="T734">переводятся</text:span><text:span text:style-name="T733"> одним словом.</text:span></text:p>
      <text:p text:style-name="P433"/>
      <text:p text:style-name="P32"><text:span text:style-name="T1071">I </text:span><text:span text:style-name="T1087">have been learning</text:span><text:span text:style-name="T1071"> English for 2 years. </text:span><text:span text:style-name="T1091">—</text:span><text:span text:style-name="T1071"> Я </text:span><text:span text:style-name="T1087">учу</text:span><text:span text:style-name="T1071"> английский уже 2 года (и еще не закончил).</text:span></text:p>
      <text:p text:style-name="P32"><text:span text:style-name="T1071">We </text:span><text:span text:style-name="T1087">have been cleaning</text:span><text:span text:style-name="T1071"> the flat the whole morning. </text:span><text:span text:style-name="T1091">— </text:span><text:span text:style-name="T1071">Мы </text:span><text:span text:style-name="T1087">убирали</text:span><text:span text:style-name="T1071"> </text:span><text:span text:style-name="T1092">квартиру все утро.</text:span></text:p>
      <text:p text:style-name="P435"/>
      <text:p text:style-name="P437">Формы глагола <text:span text:style-name="T491">have</text:span> <text:span text:style-name="T491">verb-ing</text:span> (подобно <text:span text:style-name="T491">am/is/are verb-ing</text:span>, как в Continuous) не существует.</text:p>
      <text:p text:style-name="P437">Если у смыслового глагола окончание<text:span text:style-name="T491"> -ing</text:span>, то <text:span text:style-name="T491">have</text:span> применяется только с <text:span text:style-name="T491">been</text:span>.</text:p>
      <text:p text:style-name="P437"/>
      <text:p text:style-name="P1104"><text:span text:style-name="T735">С</text:span><text:span text:style-name="T724">лова-маячки Present Perfect Continuous:</text:span></text:p>
      <text:list xml:id="list2863300267" text:style-name="L27">
        <text:list-item>
          <text:p text:style-name="P1626">for — в течении;</text:p>
        </text:list-item>
        <text:list-item>
          <text:p text:style-name="P1626"><text:soft-page-break/>since — с какого-то времени;</text:p>
        </text:list-item>
        <text:list-item>
          <text:p text:style-name="P1626">how long — как долго.</text:p>
        </text:list-item>
      </text:list>
      <text:p text:style-name="P439"/>
      <text:p text:style-name="P438">Дополнительно могут использоваться указатели периода:</text:p>
      <text:list xml:id="list2215740804" text:style-name="L28">
        <text:list-item>
          <text:p text:style-name="P1627">all — весь (день/год);</text:p>
        </text:list-item>
        <text:list-item>
          <text:p text:style-name="P1627">the whole — целый (день/вечер); </text:p>
        </text:list-item>
      </text:list>
      <text:p text:style-name="P433"/>
      <text:p text:style-name="P33"><text:span text:style-name="T1071">He</text:span><text:span text:style-name="T1093">`</text:span><text:span text:style-name="T1072">s been playing</text:span><text:span text:style-name="T1071"> for an hour. — Он </text:span><text:span text:style-name="T1072">играет</text:span><text:span text:style-name="T1071"> уже час </text:span><text:span text:style-name="T1093">(в течении часа).</text:span></text:p>
      <text:p text:style-name="P34"><text:span text:style-name="T1093">W</text:span><text:span text:style-name="T1071">e`</text:span><text:span text:style-name="T1072">ve been staying</text:span><text:span text:style-name="T1071"> in this hotel since Tuesday. </text:span><text:span text:style-name="T1094">— </text:span><text:span text:style-name="T1071">Мы </text:span><text:span text:style-name="T1072">находимся</text:span><text:span text:style-name="T1071"> в этом отеле со вторника.</text:span></text:p>
      <text:p text:style-name="P440"/>
      <text:p text:style-name="P1107"><text:span text:style-name="T736">В утверждениях глагол </text:span><text:span text:style-name="T573">have</text:span><text:span text:style-name="T736"> </text:span><text:span text:style-name="T737">часто</text:span><text:span text:style-name="T736"> сокращают до </text:span><text:span text:style-name="T573">`ve</text:span><text:span text:style-name="T736">, а </text:span><text:span text:style-name="T573">has</text:span><text:span text:style-name="T736"> — до </text:span><text:span text:style-name="T573">`s</text:span><text:span text:style-name="T736"> (лего перепутать с </text:span><text:span text:style-name="T573">is</text:span><text:span text:style-name="T736">, посему здесь вспомогательный глагол можно понять только по контексту).</text:span></text:p>
      <text:p text:style-name="P441"/>
      <text:p text:style-name="P1106"><text:span text:style-name="T736">Е</text:span><text:span text:style-name="T724">сли используется глагол </text:span><text:span text:style-name="T571">be</text:span><text:span text:style-name="T724"> или глаголы состояния, которые не стоят в Continuous</text:span><text:span text:style-name="T746">,</text:span><text:span text:style-name="T724"> </text:span></text:p>
      <text:p text:style-name="P442">то предложение будет в Present Perfect. </text:p>
      <text:p text:style-name="P442"/>
      <text:p text:style-name="P37"><text:span text:style-name="T1072">I </text:span><text:span text:style-name="T1087">have known </text:span><text:span text:style-name="T1072">(</text:span><text:span text:style-name="T1080">а </text:span><text:span text:style-name="T1072">не have been knowing)</text:span><text:span text:style-name="T1071"> Alice for 3 years. </text:span><text:span text:style-name="T736">—</text:span><text:span text:style-name="T1071"> Я </text:span><text:span text:style-name="T1087">знаю</text:span><text:span text:style-name="T1071"> Алису уже 3 года </text:span></text:p>
      <text:p text:style-name="P38"><text:span text:style-name="T1071">I </text:span><text:span text:style-name="T1087">haven`t seen</text:span><text:span text:style-name="T1071"> Mary for years. </text:span><text:span text:style-name="T1093">— </text:span><text:span text:style-name="T1071">Я н</text:span><text:span text:style-name="T1087">е видел</text:span><text:span text:style-name="T1071"> Мэри много лет. </text:span></text:p>
      <text:p text:style-name="P442"/>
      <text:p text:style-name="P1108"><text:span text:style-name="T745">Present Perfect Continuous можно упрощать до Present Perfect с пом</text:span><text:span text:style-name="T744">.</text:span><text:span text:style-name="T745"> глаголов </text:span><text:span text:style-name="T575">live</text:span><text:span text:style-name="T745"> </text:span><text:span text:style-name="T744">и</text:span><text:span text:style-name="T745"> </text:span><text:span text:style-name="T575">work</text:span><text:span text:style-name="T745">:</text:span></text:p>
      <text:p text:style-name="P36"><text:span text:style-name="T1095">I</text:span><text:span text:style-name="T1071">`ve </text:span><text:span text:style-name="T1087">been working</text:span><text:span text:style-name="T1071"> here for 2 years → I`ve </text:span><text:span text:style-name="T1087">worked</text:span><text:span text:style-name="T1071"> here for 2 years. </text:span><text:span text:style-name="T1096">(смысл одинаковый)</text:span></text:p>
      <text:p text:style-name="P441"/>
      <text:p text:style-name="P3"><text:span text:style-name="T736">О</text:span><text:span text:style-name="T724">трицания в Present Perfect Continuous</text:span></text:p>
      <text:p text:style-name="P443"/>
      <text:p text:style-name="P1105"><text:span text:style-name="T737">Использу</text:span><text:span text:style-name="T738">ю</text:span><text:span text:style-name="T737">тся, чтобы сказать, что что-то не происходит в течении указанного времени.</text:span></text:p>
      <text:p text:style-name="P444">Для этого добавляется частица <text:span text:style-name="T491">not</text:span> после вспомогательного глагола <text:span text:style-name="T491">have</text:span>.</text:p>
      <text:p text:style-name="P444"/>
      <text:p text:style-name="P35"><text:span text:style-name="T1071">I </text:span><text:span text:style-name="T1072">have not been waiting</text:span><text:span text:style-name="T1071"> long. </text:span><text:span text:style-name="T1094">—</text:span><text:span text:style-name="T1071"> Я </text:span><text:span text:style-name="T1072">не жду</text:span><text:span text:style-name="T1071"> долго.</text:span></text:p>
      <text:p text:style-name="P433"/>
      <text:p text:style-name="P4"><text:span text:style-name="T724">Вопросы </text:span><text:span text:style-name="T739">в Present Perfect Continuous</text:span><text:span text:style-name="T724"> </text:span></text:p>
      <text:p text:style-name="P433"/>
      <text:p text:style-name="P44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45"/>
      <text:p text:style-name="P151"><text:span text:style-name="T1071">Have you been waiting long? </text:span><text:span text:style-name="T1094">— </text:span><text:span text:style-name="T1071">Вы давно ждете? </text:span></text:p>
      <text:p text:style-name="P151"><text:span text:style-name="T1071">How long have you been waiting? </text:span><text:span text:style-name="T1094">—</text:span><text:span text:style-name="T1071"> Как долго вы ждете?</text:span></text:p>
      <text:p text:style-name="P408"/>
      <text:p text:style-name="P408"><text:span text:style-name="T1121">Прошедшее. </text:span>Past</text:p>
      <text:p text:style-name="P446"/>
      <text:p text:style-name="P458">Past Perfect и Past Perfect Continuous относительно редки и <text:span text:style-name="T1128">в</text:span> рамках начального курса </text:p>
      <text:p text:style-name="P458">не проходятся. <text:span text:style-name="T1122">В художественной литературе почти всегда используется Past Simple.</text:span></text:p>
      <text:p text:style-name="P446"/>
      <text:p text:style-name="P406">Past Simple</text:p>
      <text:p text:style-name="P447"/>
      <text:p text:style-name="P449">Используется, чтобы:</text:p>
      <text:list xml:id="list3306245149" text:style-name="L29">
        <text:list-item>
          <text:p text:style-name="P1672"><text:span text:style-name="T747">сообщить факты </text:span><text:span text:style-name="T748">прошлого,</text:span><text:span text:style-name="T747"> рассказать историю, </text:span><text:span text:style-name="T755">биографию</text:span><text:span text:style-name="T747">; </text:span></text:p>
        </text:list-item>
        <text:list-item>
          <text:p text:style-name="P1628">описать действие из прошлого, результат которого не важен в настоящем.</text:p>
        </text:list-item>
      </text:list>
      <text:p text:style-name="P448"/>
      <text:p text:style-name="P1112"><text:span text:style-name="T749">Для этого использются глаголы во 2й форме. </text:span><text:span text:style-name="T750">Вторая форма правильного глагола образуется добавлением окончания </text:span><text:span text:style-name="T576">-ed</text:span><text:span text:style-name="T750">. </text:span><text:span text:style-name="T758">Ф</text:span><text:span text:style-name="T750">орма </text:span><text:span text:style-name="T758">неправильного глагола </text:span><text:span text:style-name="T750">находится в таблице.</text:span></text:p>
      <text:p text:style-name="P448"/>
      <text:p text:style-name="P39"><text:soft-page-break/><text:span text:style-name="T1071">Mozart </text:span><text:span text:style-name="T1087">lived</text:span><text:span text:style-name="T1071"> from 1756 to 1791 — Моцарт </text:span><text:span text:style-name="T1087">жил</text:span><text:span text:style-name="T1071"> с 1756 по 1791 год (факт прошлого). </text:span></text:p>
      <text:p text:style-name="P39"><text:span text:style-name="T1071">I </text:span><text:span text:style-name="T1087">visited</text:span><text:span text:style-name="T1071"> my parents yesterday — Вчера я </text:span><text:span text:style-name="T1087">навещал</text:span><text:span text:style-name="T1071"> родителей (действие из прошлого).</text:span></text:p>
      <text:p text:style-name="P772"/>
      <text:p text:style-name="P773">Если глагол заканчивается на глухой звук, то <text:span text:style-name="T491">-ed</text:span> читается как <text:span text:style-name="T491">t</text:span>, а если на звконкий </text:p>
      <text:p text:style-name="P773">согласный или на гласный звук — то как <text:span text:style-name="T491">d</text:span>: <text:span text:style-name="T491">worked [воркт], played [плэйд]</text:span>.</text:p>
      <text:p text:style-name="P1110"/>
      <text:p text:style-name="P771">Если глагол заканчивается на <text:span text:style-name="T491">d </text:span>или <text:span text:style-name="T491">t</text:span>, то <text:span text:style-name="T491">-ed</text:span> читается как <text:span text:style-name="T491">id</text:span>: <text:span text:style-name="T491">recorded [рикодид]</text:span>. </text:p>
      <text:p text:style-name="P774">Если глагол заканчивается на <text:span text:style-name="T491">-e</text:span>, то её не надо писать 2 раза: <text:span text:style-name="T491">chase</text:span> → <text:span text:style-name="T491">chased</text:span>.</text:p>
      <text:p text:style-name="P1110"/>
      <text:p text:style-name="P1109">Слова-маячки Past Simple:</text:p>
      <text:list xml:id="list3420914964" text:style-name="L30">
        <text:list-item>
          <text:p text:style-name="P1673">ago — <text:span text:style-name="T1123">тому назад</text:span>;</text:p>
        </text:list-item>
        <text:list-item>
          <text:p text:style-name="P1674">last — <text:span text:style-name="T1123">прошлый</text:span>;</text:p>
        </text:list-item>
        <text:list-item>
          <text:p text:style-name="P1629">yesterday — вчера;</text:p>
        </text:list-item>
      </text:list>
      <text:p text:style-name="P468"/>
      <text:p text:style-name="P1113"><text:span text:style-name="T756">Past Simple часто путают с Present Perfect, потому что на русский они переводятся </text:span><text:span text:style-name="T757">почти</text:span><text:span text:style-name="T756"> одинаково. Главное отличие в том, что Present Perfect всегда будет сообщать доп</text:span><text:span text:style-name="T757">олнительную</text:span><text:span text:style-name="T756"> информацию, указывающ</text:span><text:span text:style-name="T757">ую </text:span><text:span text:style-name="T756">на настоящее время </text:span><text:span text:style-name="T757">(</text:span><text:span text:style-name="T758">чтобы сообщить</text:span><text:span text:style-name="T757"> результат).</text:span></text:p>
      <text:p text:style-name="P455"/>
      <text:p text:style-name="P456">Past Simple используется когда известен момент в прошлом. Если мы знаешь, </text:p>
      <text:p text:style-name="P456">когда произошло событие, то Present Perfect использовать нельзя.</text:p>
      <text:p text:style-name="P456"/>
      <text:p text:style-name="P241">Tom has lost his key — Том потерал ключ (у него сейчас нет ключа, </text:p>
      <text:p text:style-name="P241">потому что он его потерян).</text:p>
      <text:p text:style-name="P241"/>
      <text:p text:style-name="P241">Tom lost his key last weak — Том потерял ключ на прошлой неделе </text:p>
      <text:p text:style-name="P241">(не важно, есть у него ключ или нет).</text:p>
      <text:p text:style-name="P452"/>
      <text:p text:style-name="P453">В английском, если вопрос задается в настоящем, то и ответ должен быть в настоящем. </text:p>
      <text:p text:style-name="P453">Если вопрос в прошлом, то ответ также должен быть в прошлом.</text:p>
      <text:p text:style-name="P453"/>
      <text:p text:style-name="P453">Но если вопрос был в Present Perfect, а в ответе дается информация, когда именно это случилось, тогда необходимо отвечать в Past Simple.</text:p>
      <text:p text:style-name="P453"/>
      <text:p text:style-name="P239">Have you already started to learn English? Yes, I started to learn it 3 month ago — </text:p>
      <text:p text:style-name="P239">Ты уже начал учить английский? Да, 3 месяца назад (информация о времени).</text:p>
      <text:p text:style-name="P238"/>
      <text:p text:style-name="P454">Если вопрос содержит слово <text:span text:style-name="T491">when</text:span>, то он автоматически привязывает нас к моменту </text:p>
      <text:p text:style-name="P454">в прошлом. <text:span text:style-name="T1127">Поэтому Present Perfect в вопросах с </text:span><text:span text:style-name="T501">when</text:span><text:span text:style-name="T1127"> не используется.</text:span></text:p>
      <text:p text:style-name="P454"/>
      <text:p text:style-name="P240">Have you met him before? <text:span text:style-name="T1126">—</text:span> Вы раньше с ним встречались?</text:p>
      <text:p text:style-name="P240">When did you meet him? <text:span text:style-name="T1126">—</text:span> Когда вы встречались с ним?</text:p>
      <text:p text:style-name="P452"/>
      <text:p text:style-name="P409">Отрицания и вопросы в Past Simple</text:p>
      <text:p text:style-name="P451"/>
      <text:p text:style-name="P1115"><text:span text:style-name="T750">Отрицание представляет связку </text:span><text:span text:style-name="T576">did</text:span><text:span text:style-name="T750"> с частицей </text:span><text:span text:style-name="T576">not</text:span><text:span text:style-name="T750">, </text:span><text:span text:style-name="T760">которая ставится перед смысловым глаголом в начальной форме. </text:span><text:span text:style-name="T751">Обычно </text:span><text:span text:style-name="T760">эта связка</text:span><text:span text:style-name="T751"> сокращается до </text:span><text:span text:style-name="T577">didn`t</text:span><text:span text:style-name="T751">.</text:span></text:p>
      <text:p text:style-name="P461"/>
      <text:p text:style-name="P1115"><text:span text:style-name="T759">В вопросах </text:span><text:span text:style-name="T750">вспомогательный глагол </text:span><text:span text:style-name="T576">did</text:span><text:span text:style-name="T750"> используется </text:span><text:span text:style-name="T760">по тем же грамматическим </text:span></text:p>
      <text:p text:style-name="P1115"><text:span text:style-name="T760">правилам</text:span><text:span text:style-name="T750">, </text:span><text:span text:style-name="T751">как</text:span><text:span text:style-name="T750"> </text:span><text:span text:style-name="T576">do</text:span><text:span text:style-name="T750"> для Present Simple. </text:span></text:p>
      <text:p text:style-name="P450"/>
      <text:p text:style-name="P237"><text:span text:style-name="T1043">Did</text:span> you <text:span text:style-name="T1043">go</text:span> to Los Angeles last week? - Ты <text:span text:style-name="T1043">ездил</text:span> в Лос Анжелес на прошлой неделе?</text:p>
      <text:p text:style-name="P237">I <text:span text:style-name="T1043">didn`t go</text:span> to Los Angeles, I <text:span text:style-name="T1043">went</text:span> to Bostom — Я <text:span text:style-name="T1043">не ездил</text:span> в Лос Анжелес, я <text:span text:style-name="T1043">ездил</text:span> в Бостон.</text:p>
      <text:p text:style-name="P1299"><text:soft-page-break/></text:p>
      <text:p text:style-name="P414">Past Continuous</text:p>
      <text:p text:style-name="P457"/>
      <text:p text:style-name="P1118"><text:span text:style-name="T762">О</text:span><text:span text:style-name="T761">значает процесс или незаконченное действие, которое привязано к точному моменту </text:span></text:p>
      <text:p text:style-name="P1118"><text:span text:style-name="T761">в </text:span><text:span text:style-name="T884">прошлом</text:span><text:span text:style-name="T761"> (т. е. действие происходило и не было закончено).</text:span></text:p>
      <text:p text:style-name="P459"/>
      <text:p text:style-name="P1117"><text:span text:style-name="T76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65">обсуждаемая ситуация</text:span><text:span text:style-name="T761">).</text:span></text:p>
      <text:p text:style-name="P459"/>
      <text:p text:style-name="P1119"><text:span text:style-name="T762">Состоит из 2х частей: вспомогательного глагола </text:span><text:span text:style-name="T579">be</text:span><text:span text:style-name="T762"> (</text:span><text:span text:style-name="T763">формы как в Past Simple</text:span><text:span text:style-name="T762">) и смыслового глагола с окончанием </text:span><text:span text:style-name="T579">-ing</text:span><text:span text:style-name="T762">. </text:span><text:span text:style-name="T761">На русский переводится глаголом в прошедшем времени.</text:span></text:p>
      <text:p text:style-name="P460"/>
      <text:p text:style-name="P242">Last Sunday at 5 I <text:span text:style-name="T1043">was having</text:span> dinner with my friends — В прошлое воскресенье в 5 </text:p>
      <text:p text:style-name="P242">я <text:span text:style-name="T1043">ужинал</text:span> со своими друзьями (привязка к точному моменту в прошлом).</text:p>
      <text:p text:style-name="P41"><text:span text:style-name="T1098">My parents </text:span><text:span text:style-name="T1089">were watching</text:span><text:span text:style-name="T1098"> TV when I came home yesterday — Мои родители </text:span><text:span text:style-name="T1089">смотрели</text:span><text:span text:style-name="T1098"> телевизор, когда я пришел вчера домой (незаконченное действие </text:span><text:span text:style-name="T1099">в тот момент</text:span><text:span text:style-name="T1098">).</text:span></text:p>
      <text:p text:style-name="P243"/>
      <text:p text:style-name="P1119"><text:span text:style-name="T763">В отрицаниях и вопросах </text:span><text:span text:style-name="T764">глагол </text:span><text:span text:style-name="T580">be</text:span><text:span text:style-name="T763"> ведет себя точно так же, как и </text:span><text:span text:style-name="T764">для</text:span><text:span text:style-name="T763"> Past Simple:</text:span></text:p>
      <text:p text:style-name="P42"><text:span text:style-name="T1100">W</text:span><text:span text:style-name="T1071">e weren`t reading — Мы не читали (именно тогда). Was I running? — Я бежал?</text:span></text:p>
      <text:p text:style-name="P245"/>
      <text:p text:style-name="P464">В одном предложении часто используются Past Continuous и Past Simple одновременно.</text:p>
      <text:p text:style-name="P1122"><text:span text:style-name="T766">Действие, длящееся какое-то время (</text:span><text:span text:style-name="T767">Past Continuous</text:span><text:span text:style-name="T766">) может прерываться более коротким действием (</text:span><text:span text:style-name="T767">Past Simple</text:span><text:span text:style-name="T772">)</text:span><text:span text:style-name="T766"> </text:span><text:span text:style-name="T770">либо другим Past Continuous </text:span><text:span text:style-name="T773">(смотреть по контексту)</text:span><text:span text:style-name="T770">.</text:span></text:p>
      <text:p text:style-name="P462"/>
      <text:p text:style-name="P1120"><text:span text:style-name="T766">В этом случае предложение может содержать слово </text:span><text:span text:style-name="T581">while</text:span><text:span text:style-name="T766"> </text:span><text:span text:style-name="T768">(в то время, как)</text:span><text:span text:style-name="T766"> в той части, которая относится к <text:s/></text:span><text:span text:style-name="T767">Past Continuous, </text:span><text:span text:style-name="T766">либо </text:span><text:span text:style-name="T581">when</text:span><text:span text:style-name="T766">, там, где используется Past Simple.</text:span></text:p>
      <text:p text:style-name="P462"/>
      <text:p text:style-name="P43"><text:span text:style-name="T1090">While</text:span><text:span text:style-name="T1101"> I was working in the garden, I </text:span><text:span text:style-name="T1102">kicked</text:span><text:span text:style-name="T1101"> my leg — Пока я работал в саду, я </text:span><text:span text:style-name="T1103">пнул</text:span><text:span text:style-name="T1101"> ногу.</text:span></text:p>
      <text:p text:style-name="P44"><text:span text:style-name="T1071">I was working in the garden </text:span><text:span text:style-name="T1087">when</text:span><text:span text:style-name="T1071"> I kicked my leg — </text:span><text:span text:style-name="T1102">Я работал в саду, когда </text:span><text:span text:style-name="T1103">пнул</text:span><text:span text:style-name="T1102"> ногу</text:span><text:span text:style-name="T1071">.</text:span></text:p>
      <text:p text:style-name="P246"/>
      <text:p text:style-name="P45"><text:span text:style-name="T1087">While</text:span><text:span text:style-name="T1071"> Tom was reading, Amely was watching a documentary on TV — Пока </text:span><text:span text:style-name="T1104">Т</text:span><text:span text:style-name="T1071">ом читал, </text:span></text:p>
      <text:p text:style-name="P247">Эмили смотрела документальный фильм по телевизору.</text:p>
      <text:p text:style-name="P465"/>
      <text:p text:style-name="P1121"><text:span text:style-name="T771">Если действия происходят не одновременно, а следуют одно за другим</text:span><text:span text:style-name="T769">, то в этом </text:span></text:p>
      <text:p text:style-name="P463">случае нужно использовать <text:span text:style-name="T1177">только</text:span> Past Simple.</text:p>
      <text:p text:style-name="P463"/>
      <text:p text:style-name="P244">I saw Jane in the street yesterday. I stopped and said hello — Я увидел Джейн вчера на улице. </text:p>
      <text:p text:style-name="P244">Я остановился и поздоровался (сказал «привет»).</text:p>
      <text:p text:style-name="P411"/>
      <text:p text:style-name="P411">Будущие. Future</text:p>
      <text:p text:style-name="P259"/>
      <text:p text:style-name="P264">В английском языке о будущем можно говорить не только с помощью формы Future, но и </text:p>
      <text:p text:style-name="P1128"><text:span text:style-name="T787">с помощью </text:span><text:span text:style-name="T791">формы</text:span><text:span text:style-name="T787"> </text:span><text:span text:style-name="T789">Present</text:span><text:span text:style-name="T787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3"/>
      <text:p text:style-name="P1127"><text:span text:style-name="T788">Другие варианты Future (кроме </text:span><text:span text:style-name="T790">Future </text:span><text:span text:style-name="T788">Simple) используются редко, </text:span><text:span text:style-name="T790">т. к.</text:span><text:span text:style-name="T788"> они громоздкие и довольно неудобные. В современном английском можно обойтись без них.</text:span></text:p>
      <text:p text:style-name="P263"/>
      <text:p text:style-name="P1125"><text:span text:style-name="T231">На будущ</text:span><text:span text:style-name="T232">и</text:span><text:span text:style-name="T231">е могут также указы</text:span><text:span text:style-name="T232">вать</text:span><text:span text:style-name="T231"> модальные глаголы </text:span><text:span text:style-name="T233">и оборот </text:span><text:span text:style-name="T144">be going to</text:span><text:span text:style-name="T234">, </text:span><text:span text:style-name="T233">который </text:span></text:p>
      <text:p text:style-name="P1125"><text:span text:style-name="T233">в основном</text:span><text:span text:style-name="T234"> встречается </text:span><text:span text:style-name="T233">в разговорной речи и нередко используется вместо Future Simple.</text:span></text:p>
      <text:p text:style-name="P263"/>
      <text:p text:style-name="P640"/>
      <text:p text:style-name="P1504">Present Continuous в значении будущего</text:p>
      <text:p text:style-name="P265"/>
      <text:p text:style-name="P265">Используется, чтобы сказать о личных планах. В предложении обычно указывается дата </text:p>
      <text:p text:style-name="P265">или время, связанные с будущим. Переводить можно как будущим так и настоящим.</text:p>
      <text:p text:style-name="P265"/>
      <text:p text:style-name="P971">What are you doing on Satureday? <text:span text:style-name="T382">—</text:span> Что ты делаешь в субботу? (какие у тебя планы?)</text:p>
      <text:p text:style-name="P980">I am flying to London tomorrow — <text:span text:style-name="T1178">Завтра я лечу в Лондон (личный план)</text:span></text:p>
      <text:p text:style-name="P980"/>
      <text:p text:style-name="P874">Present Simple в значении будущего</text:p>
      <text:p text:style-name="P981"/>
      <text:p text:style-name="P266"><text:span text:style-name="T322">Используется, чтобы сказать о том, что </text:span><text:span text:style-name="T324">что-то </text:span><text:span text:style-name="T322">должно произойти по рассписанию, либо </text:span></text:p>
      <text:p text:style-name="P266"><text:span text:style-name="T322">о собственном графике. </text:span><text:span text:style-name="T323">Переводить можно как будущим так и настоящим.</text:span></text:p>
      <text:p text:style-name="P885"/>
      <text:p text:style-name="P885">Ключевое отличие от Present Continuous в том, что расписание не зависит от говорящего, </text:p>
      <text:p text:style-name="P1123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982">My airplane flies at 6 o`clock tomorrow — Мой самолет летит завтра в 6 (рассписание)</text:p>
      <text:p text:style-name="P1300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984"/>
      <text:p text:style-name="P875">Оборот <text:span text:style-name="T491">be going to</text:span></text:p>
      <text:p text:style-name="P886"/>
      <text:p text:style-name="P1124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886"/>
      <text:p text:style-name="P268"><text:span text:style-name="T321">Чтобы использовать, нужно поставить глагол </text:span><text:span text:style-name="T102">be</text:span><text:span text:style-name="T321"> в форму </text:span><text:span text:style-name="T102">am/is/are</text:span><text:span text:style-name="T321">, а смысловой глагол оставить в начальной форме, после </text:span><text:span text:style-name="T102">going to</text:span><text:span text:style-name="T321">.</text:span></text:p>
      <text:p text:style-name="P886"/>
      <text:p text:style-name="P983">I`m going to meet my friends tomorrow — Я собираюсь встретиться с друзьями завтра.</text:p>
      <text:p text:style-name="P1287"><text:span text:style-name="T41">I`m going to go</text:span><text:span text:style-name="T331"> out after I finish my work — Я собираюсь погулять после, как закончу работу.</text:span></text:p>
      <text:p text:style-name="P886"/>
      <text:p text:style-name="P1126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985"/>
      <text:p text:style-name="P269"><text:span text:style-name="T321">Также его используют, когда очевидно, что вот-вот случится какое-то действие. В этом случае </text:span><text:span text:style-name="T102">be goin to </text:span><text:span text:style-name="T321">передает оттенок неизбежности происходящего и применяется по отношению </text:span></text:p>
      <text:p text:style-name="P887">к постороннему человеку или объетку.</text:p>
      <text:p text:style-name="P887"/>
      <text:p text:style-name="P986">Look! He`s going to fall — Смотри! Он сейчас упадет.</text:p>
      <text:p text:style-name="P986">The sky is dark. It`s going to rain — Небо темное. Сейчас пойдет дождь.</text:p>
      <text:p text:style-name="P877"/>
      <text:p text:style-name="P876">Future Simple</text:p>
      <text:p text:style-name="P888"/>
      <text:p text:style-name="P1129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891"/>
      <text:p text:style-name="P1129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1129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895"/>
      <text:p text:style-name="P890">Схема состоит из 2х частей: вспомогательного глагола <text:span text:style-name="T491">will </text:span><text:span text:style-name="T1182">(заменяет </text:span><text:span text:style-name="T502">do/did</text:span><text:span text:style-name="T1182">)</text:span> </text:p>
      <text:p text:style-name="P890">и смыслового глагола в начальной форме. </text:p>
      <text:p text:style-name="P988"/>
      <text:p text:style-name="P890"><text:span text:style-name="T491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1">not</text:span>.</text:p>
      <text:p text:style-name="P889"><text:soft-page-break/>В речи и на письме <text:span text:style-name="T491">will</text:span> обычно сокращается до <text:span text:style-name="T491">`ll</text:span>, а отрицание <text:span text:style-name="T491">will</text:span> <text:span text:style-name="T491">not</text:span> д<text:span text:style-name="T1181">о</text:span> <text:span text:style-name="T491">won`t</text:span>.</text:p>
      <text:p text:style-name="P889"/>
      <text:p text:style-name="P987">We <text:span text:style-name="T1043">will</text:span> proobably <text:span text:style-name="T1043">meet</text:span> soon — Мы, возможно, скоро <text:span text:style-name="T1043">встретимся</text:span>.</text:p>
      <text:p text:style-name="P987">I hope everything <text:span text:style-name="T1043">will be</text:span> fine — Надеюсь, все <text:span text:style-name="T1043">будет </text:span>хорошо.</text:p>
      <text:p text:style-name="P987"><text:span text:style-name="T1043">Will</text:span> you <text:span text:style-name="T1043">be</text:span> at home toworrow? No, I won`t — <text:span text:style-name="T1180">Ты </text:span><text:span text:style-name="T1045">будешь</text:span><text:span text:style-name="T1180"> завтра дома? Нет</text:span>.</text:p>
      <text:p text:style-name="P889"/>
      <text:p text:style-name="P894">Чтобы правильно подобрать нужную форму, нужно отталкиваться от контекста:</text:p>
      <text:list xml:id="list3100920003" text:style-name="L31">
        <text:list-item>
          <text:p text:style-name="P1527">I will do — я сделаю (считаю/верю, что сделаю это);</text:p>
        </text:list-item>
        <text:list-item>
          <text:p text:style-name="P1528">I am doing — я сделаю (потому что уже спланировал это);</text:p>
        </text:list-item>
        <text:list-item>
          <text:p text:style-name="P1528">I am going to do — я собираюсь сделать (ключевое слово «собираюсь»).</text:p>
        </text:list-item>
      </text:list>
      <text:p text:style-name="P892"/>
      <text:p text:style-name="P893">Нередко, вместо will используется модальный глагол might:</text:p>
      <text:p text:style-name="P990">I might do it — Наверное, я сделаю это.</text:p>
      <text:p text:style-name="P989"/>
      <text:p text:style-name="P1092">Модальные глаголы</text:p>
      <text:p text:style-name="P991"/>
      <text:p text:style-name="P898">Это особенные глаголы, которые одновременно:</text:p>
      <text:list xml:id="list2293208453" text:style-name="L32">
        <text:list-item>
          <text:p text:style-name="P1529">передают смысл (используются как смысловые глаголы);</text:p>
        </text:list-item>
        <text:list-item>
          <text:p text:style-name="P1529">передают время (привязывают дейсвтие к какому-то времени);</text:p>
        </text:list-item>
        <text:list-item>
          <text:p text:style-name="P1529">используются по тем же правилами, что и вспомогательные глаголы.</text:p>
        </text:list-item>
      </text:list>
      <text:p text:style-name="P896"/>
      <text:p text:style-name="P89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96">а в отрицаниях используются вместе с частицей <text:span text:style-name="T491">not</text:span>.</text:p>
      <text:p text:style-name="P896"/>
      <text:p text:style-name="P1138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897"/>
      <text:p text:style-name="P90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04"/>
      <text:p text:style-name="P905"><text:span text:style-name="T1203">После модального глагола почти всегда </text:span><text:span text:style-name="T1205">идет</text:span><text:span text:style-name="T1203"> смысловой глагол в начальной форме, </text:span><text:span text:style-name="T1206">но </text:span><text:span text:style-name="T1203">без частицы </text:span><text:span text:style-name="T507">to. </text:span><text:span text:style-name="T1204">Также смысловой глагол в начальной форме идет после модальных кострукций.</text:span></text:p>
      <text:p text:style-name="P904"/>
      <text:p text:style-name="P1301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1166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906"/>
      <text:p text:style-name="P1166"><text:span text:style-name="T319">Глаголы </text:span><text:span text:style-name="T147">w</text:span><text:span text:style-name="T148">ill</text:span><text:span text:style-name="T320"> и </text:span><text:span text:style-name="T147">s</text:span><text:span text:style-name="T148">hall</text:span></text:p>
      <text:p text:style-name="P907"/>
      <text:p text:style-name="P1302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302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908"/>
      <text:p text:style-name="P992">You luggage is heavy. I`ll help you — У вас тяжелый багаж. Я помогу вам.</text:p>
      <text:p text:style-name="P992">Will you help me? — Ты мне поможешь?</text:p>
      <text:p text:style-name="P908"/>
      <text:p text:style-name="P1131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900">«отказывается» (не смотря на мои ожидание, действие не происходит).</text:p>
      <text:p text:style-name="P899"/>
      <text:p text:style-name="P993"/>
      <text:p text:style-name="P1513">What`s wrong? My Car won`t start — Что случилось? Моя машина не заводится. </text:p>
      <text:p text:style-name="P993">(отказывается заводиться)</text:p>
      <text:p text:style-name="P899"/>
      <text:p text:style-name="P1130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901"/>
      <text:p text:style-name="P1130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901"/>
      <text:p text:style-name="P994">Shall I close the door? - Я закрою дверь? (вы не против, если я закрою дверь?)</text:p>
      <text:p text:style-name="P46"><text:span text:style-name="T325">S</text:span><text:span text:style-name="T321">hall we dance? - Потанцуем? (вы не против потанцевать?)</text:span></text:p>
      <text:p text:style-name="P899"/>
      <text:p text:style-name="P878"><text:span text:style-name="T1188">Глаголы </text:span><text:span text:style-name="T504">c</text:span><text:span text:style-name="T491">an</text:span> и <text:span text:style-name="T504">c</text:span><text:span text:style-name="T491">ould</text:span></text:p>
      <text:p text:style-name="P901"/>
      <text:p text:style-name="P1136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738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3909849232" text:style-name="L33">
        <text:list-item>
          <text:p text:style-name="P1675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530">разрешение или запрет что-то cделать;</text:p>
        </text:list-item>
        <text:list-item>
          <text:p text:style-name="P1530">просьба или предложение о помощи;</text:p>
        </text:list-item>
        <text:list-item>
          <text:p text:style-name="P1530">неуверенность в совершении действия (в вопросах).</text:p>
        </text:list-item>
      </text:list>
      <text:p text:style-name="P903"/>
      <text:p text:style-name="P47"><text:span text:style-name="T326">H</text:span><text:span text:style-name="T321">e can understand my English — Он может понимать мой английский.</text:span></text:p>
      <text:p text:style-name="P995">You can`t smoke here — Ты не можешь сдесь курить.</text:p>
      <text:p text:style-name="P995">Can I help you? - Я могу вам помочь?</text:p>
      <text:p text:style-name="P909"/>
      <text:p text:style-name="P1303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304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945"/>
      <text:p text:style-name="P1139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1139"><text:span text:style-name="T122">твоим/</text:span><text:span text:style-name="T123">вашим телефоном?</text:span></text:p>
      <text:p text:style-name="P902"/>
      <text:p text:style-name="P1305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910">Его следует использовать, когда мы говорим о том, что что-то умели или могли в прошлом.</text:p>
      <text:p text:style-name="P944">Также <text:span text:style-name="T491">could</text:span> <text:span text:style-name="T1207">применяется</text:span> в качестве официальной формы обращения.</text:p>
      <text:p text:style-name="P910"/>
      <text:p text:style-name="P996">I could read at the age of 4 — Я мог читать в 4 года.</text:p>
      <text:p text:style-name="P996">This story could be true — Эта история могла бы быть правдой.</text:p>
      <text:p text:style-name="P883"/>
      <text:p text:style-name="P883"><text:span text:style-name="T1186">К</text:span>онструкция <text:span text:style-name="T491">be able to</text:span></text:p>
      <text:p text:style-name="P911"/>
      <text:p text:style-name="P912">Дублирует по значению модальные глаголы <text:span text:style-name="T491">can/could</text:span>. Говорит о возможности </text:p>
      <text:p text:style-name="P912">соверишить действие. <text:span text:style-name="T1201">В настоящем времени </text:span><text:span text:style-name="T1185">заменяется модальным глаголом </text:span><text:span text:style-name="T503">can</text:span><text:span text:style-name="T1201">.</text:span></text:p>
      <text:p text:style-name="P912"/>
      <text:p text:style-name="P913">В этой конструкции глагол <text:span text:style-name="T491">be</text:span> передает время:</text:p>
      <text:list xml:id="list3114829873" text:style-name="L34">
        <text:list-item>
          <text:p text:style-name="P1531">am/is/are able to — могу/может/могут (есть возможность);</text:p>
        </text:list-item>
        <text:list-item>
          <text:p text:style-name="P1531">was/were able to — смог/смогли;</text:p>
        </text:list-item>
        <text:list-item>
          <text:p text:style-name="P1531">will be able to — смогу/сможет/смогут.</text:p>
        </text:list-item>
      </text:list>
      <text:p text:style-name="P914"/>
      <text:p text:style-name="P1132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1132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915"/>
      <text:p text:style-name="P997"><text:soft-page-break/>Stacey talked rather quickly, but I was able to understand her — Стэйси говорила довольно быстро, но я смог понять её.</text:p>
      <text:p text:style-name="P997"/>
      <text:p text:style-name="P997">If I learn French, I will be able to understand it — Если я буду учить французский, </text:p>
      <text:p text:style-name="P997">я смогу понимать его.</text:p>
      <text:p text:style-name="P997"/>
      <text:p text:style-name="P879"><text:span text:style-name="T1188">Глаголы </text:span><text:span text:style-name="T504">m</text:span><text:span text:style-name="T491">ight</text:span> и <text:span text:style-name="T504">m</text:span><text:span text:style-name="T491">ay</text:span></text:p>
      <text:p text:style-name="P997"/>
      <text:p text:style-name="P1137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1190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941"/>
      <text:p text:style-name="P916">Он указывает на вероятность того, что ситуация может происходить сейчас или произойти </text:p>
      <text:p text:style-name="P916">в ближайшем будущем. Является синонимом фразе <text:span text:style-name="T491">it is possible that</text:span> (возможно, что).</text:p>
      <text:p text:style-name="P1015"/>
      <text:p text:style-name="P1306"><text:span text:style-name="T102">Look at the sky. It might rain — Посмотри на небо. Возможно </text:span><text:span text:style-name="T112">пойдет дождь.</text:span></text:p>
      <text:p text:style-name="P1307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997"/>
      <text:p text:style-name="P1174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942"/>
      <text:p text:style-name="P1174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998"/>
      <text:p text:style-name="P998">May I help you, sir? Я могу вам помочь, сэр? (имею ли я возможность вам помочь?)</text:p>
      <text:p text:style-name="P943"/>
      <text:p text:style-name="P880"><text:span text:style-name="T1189">Глагол </text:span><text:span text:style-name="T505">m</text:span><text:span text:style-name="T491">ust</text:span></text:p>
      <text:p text:style-name="P917"/>
      <text:p text:style-name="P1140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918"/>
      <text:p text:style-name="P737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3290453888" text:style-name="L35">
        <text:list-item>
          <text:p text:style-name="P1532">необходимость, обязанность, долг;</text:p>
        </text:list-item>
        <text:list-item>
          <text:p text:style-name="P1533">настойчивый совет, приказ, запрет (в отрицаниях);</text:p>
        </text:list-item>
      </text:list>
      <text:p text:style-name="P1016"/>
      <text:p text:style-name="P1016">I must go — Я должен идти. </text:p>
      <text:p text:style-name="P1001">He must not be at home now — <text:s/><text:span text:style-name="T1200">О</text:span>н не должен сейчас быть дома.</text:p>
      <text:p text:style-name="P1166"><text:span text:style-name="T137">Must we hurry? — Нам нужно торопиться? </text:span><text:span text:style-name="T138">(должны ли мы торопиться?)</text:span></text:p>
      <text:p text:style-name="P1001"/>
      <text:p text:style-name="P1166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999">You musn`t park here — Здесь нельзя парковаться.</text:p>
      <text:p text:style-name="P918"/>
      <text:p text:style-name="P919">Когда <text:span text:style-name="T491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19"/>
      <text:p text:style-name="P1000">She has worked so hard these days. She must<text:span text:style-name="T1043"> </text:span>be very tired — </text:p>
      <text:p text:style-name="P1000">Она так много работала в эти дни. Она, наверное, очень <text:span text:style-name="T1187">уставшая.</text:span></text:p>
      <text:p text:style-name="P1002"/>
      <text:p text:style-name="P881">Конструкция <text:span text:style-name="T491">have to</text:span></text:p>
      <text:p text:style-name="P920"/>
      <text:p text:style-name="P922">Дублирует по значению модальный глагол <text:span text:style-name="T491">must</text:span>. Говорит об обязанностях, </text:p>
      <text:p text:style-name="P922">которые человек вынежден выполнять <text:span text:style-name="T1202">не по свое воле</text:span>. </text:p>
      <text:p text:style-name="P921"/>
      <text:p text:style-name="P921"><text:soft-page-break/>В настоящем времени <text:span text:style-name="T491">have to</text:span> и <text:span text:style-name="T491">must</text:span> взаимозаменяемы и часто разницы между ними нет.</text:p>
      <text:p text:style-name="P921">Однако <text:span text:style-name="T491">must</text:span> означает необходимость, которая исходит от самого человека, </text:p>
      <text:p text:style-name="P921">а <text:span text:style-name="T491">have to</text:span> говорит о необходимости, исходящей извне.</text:p>
      <text:p text:style-name="P921"/>
      <text:p text:style-name="P1003">I must do it — Я должен это сделать (это мой долг).</text:p>
      <text:p text:style-name="P1003">I have to do it — Я должен это сделать (того требуют обстоятельства).</text:p>
      <text:p text:style-name="P921"/>
      <text:p text:style-name="P1133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923">времени используется редко и ее предпочитают заменять на форму настоящего.</text:p>
      <text:p text:style-name="P923"/>
      <text:p text:style-name="P923">Отрицательная и вопросительная форма образуется с помощью вспомогательных </text:p>
      <text:p text:style-name="P1133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1005"/>
      <text:p text:style-name="P1004"><text:span text:style-name="T1210">I </text:span><text:span text:style-name="T321">had to go — Я должен был идти.</text:span></text:p>
      <text:p text:style-name="P1003">He doesn`t have to go — Он не должен идти.</text:p>
      <text:p text:style-name="P1017">Will they have to go? — Они должны будут идти?</text:p>
      <text:p text:style-name="P924"/>
      <text:p text:style-name="P1308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308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967"/>
      <text:p text:style-name="P1003">You mustn`t tell anyone — Ты не должен рассказывать никому.</text:p>
      <text:p text:style-name="P1003">You don`t have to tell me everything — Можешь не рассказывать мне всего.</text:p>
      <text:p text:style-name="P923"/>
      <text:p text:style-name="P1141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1141"><text:span text:style-name="T179">после </text:span><text:span text:style-name="T116">have</text:span><text:span text:style-name="T179">, то этот глагол будет ознать «иметь». </text:span></text:p>
      <text:p text:style-name="P923"/>
      <text:p text:style-name="P7"><text:span text:style-name="T235">Г</text:span><text:span text:style-name="T236">лагол </text:span><text:span text:style-name="T145">should</text:span></text:p>
      <text:p text:style-name="P925"/>
      <text:p text:style-name="P1142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1142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928"/>
      <text:p text:style-name="P71">You should be more attentive — Вам следует быть более внимательным.</text:p>
      <text:p text:style-name="P926"/>
      <text:p text:style-name="P1143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1143"><text:span text:style-name="T196">выразить мненеие, например </text:span><text:span text:style-name="T124">I think, I don`t think</text:span><text:span text:style-name="T196">.</text:span></text:p>
      <text:p text:style-name="P927"/>
      <text:p text:style-name="P1006">I think you should leave — Думаю, вам пора уйти.</text:p>
      <text:p text:style-name="P1007"/>
      <text:p text:style-name="P1134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926"/>
      <text:p text:style-name="P1006">Why should I go there? - Скакой стати мне туда идти?</text:p>
      <text:p text:style-name="P1006">You shouldn`t go there — Не нужно туда идти <text:span text:style-name="T1208">(это плохая идея)</text:span>.</text:p>
      <text:p text:style-name="P926"/>
      <text:p text:style-name="P8"><text:span text:style-name="T230">Глагол </text:span><text:span text:style-name="T143">would</text:span></text:p>
      <text:p text:style-name="P929"/>
      <text:p text:style-name="P93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192">Грамматически использ</text:span><text:span text:style-name="T1193">уется</text:span><text:span text:style-name="T1192"> по тем же правилами, что и другие модальные глаголы.</text:span></text:p>
      <text:p text:style-name="P930"/>
      <text:p text:style-name="P934"><text:soft-page-break/>При переводе <text:span text:style-name="T491">would</text:span>, <text:span text:style-name="T1193">по сути, </text:span>выпадает, а идущий после него смысловой глагол, используется с частицей<text:span text:style-name="T506"> </text:span><text:span text:style-name="T491">to</text:span>. <text:span text:style-name="T506">Would</text:span><text:span text:style-name="T1195"> часто сокращается до </text:span><text:span text:style-name="T506">`d</text:span><text:span text:style-name="T1195"> и произносится как одна буква (поэтому поначалу расслышать </text:span><text:span text:style-name="T506">would</text:span><text:span text:style-name="T1195"> в предложении довольно сложно).</text:span></text:p>
      <text:p text:style-name="P930"/>
      <text:p text:style-name="P932"><text:span text:style-name="T1191">В</text:span>стречается в вариантах, <text:span text:style-name="T1209">когда</text:span>:</text:p>
      <text:list xml:id="list774541624" text:style-name="L36">
        <text:list-item>
          <text:p text:style-name="P1534">соответствует русской частице «бы» (когда представляют ситуацию);</text:p>
        </text:list-item>
        <text:list-item>
          <text:p text:style-name="P1534">сообщает о привычках прошлого (в этом случае может заменяться на <text:span text:style-name="T491">used to</text:span>).</text:p>
        </text:list-item>
      </text:list>
      <text:p text:style-name="P933"/>
      <text:p text:style-name="P1008">I would like to live in New Your — Я бы хотел жить в Нью Йорке <text:span text:style-name="T1191">(представил)</text:span>.</text:p>
      <text:p text:style-name="P1009">I wouldn`t watch this film with my child — Я бы не смотрела этот фильм с моим ребенком.</text:p>
      <text:p text:style-name="P1010">Would you like to go <text:span text:style-name="T1194">to the party with us? </text:span>—<text:span text:style-name="T1194"> Ты бы хотел пойти с нами на вечеринку?</text:span></text:p>
      <text:p text:style-name="P935"/>
      <text:p text:style-name="P1175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175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175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936"/>
      <text:p text:style-name="P1144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936"/>
      <text:p text:style-name="P1011">What would you like, coffee or tea? I`d like some cofee — Чтобы вы хотели, </text:p>
      <text:p text:style-name="P1011">кофе или чай? Я бы хотел кофе.</text:p>
      <text:p text:style-name="P936"/>
      <text:p text:style-name="P970"><text:span text:style-name="T491">Would</text:span> — это <text:span text:style-name="T491">will</text:span> в прошедшей форме. Поэтому и предложения с ним как бы </text:p>
      <text:p text:style-name="P970">в прошедшем времени (хочу → хотел бы).</text:p>
      <text:p text:style-name="P936"/>
      <text:p text:style-name="P882">Конструкция <text:span text:style-name="T491">used to</text:span></text:p>
      <text:p text:style-name="P936"/>
      <text:p text:style-name="P937">Используется, когда говорят о регулярных вещах, происходящих в прошлом. </text:p>
      <text:p text:style-name="P1135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937"/>
      <text:p text:style-name="P937">На русский <text:span text:style-name="T491">would/used to</text:span> можно перевести как «имел привычку делать» <text:span text:style-name="T1197">или</text:span> «раньше».</text:p>
      <text:p text:style-name="P938"><text:span text:style-name="T1197">Также </text:span><text:span text:style-name="T491">would/used to</text:span> <text:span text:style-name="T1197">подразумевает, что сейчас человек уже не делает того, что делал раньше.</text:span></text:p>
      <text:p text:style-name="P938"/>
      <text:p text:style-name="P939">Как правило <text:span text:style-name="T491">would</text:span> используется в ситуациях, когда указан период во время которого </text:p>
      <text:p text:style-name="P939">человек так не поступал. </text:p>
      <text:p text:style-name="P939"/>
      <text:p text:style-name="P940">После <text:span text:style-name="T491">used to</text:span> стоит глагол в начальной форме. В настоящем времени эта констуркция </text:p>
      <text:p text:style-name="P940">не используется <text:span text:style-name="T1198">(для этого есть Present Simple) </text:span>и<text:span text:style-name="T1196"> </text:span>часто <text:span text:style-name="T1196">выпадает при переводе.</text:span></text:p>
      <text:p text:style-name="P940"/>
      <text:p text:style-name="P1012">I used to live in Bristol — Раньше я жил <text:span text:style-name="T1199">в Бристоле (а сейчас нет).</text:span></text:p>
      <text:p text:style-name="P1013">I didn`t use to drink tea — Раньше я не пил чай (а теперь пью).</text:p>
      <text:p text:style-name="P1014">Did you use to play tennis? — Ты раньше играл в теннис?</text:p>
      <text:p text:style-name="P884"/>
      <text:p text:style-name="P1093">Повелительно наклонение. Imperative</text:p>
      <text:p text:style-name="P946"/>
      <text:p text:style-name="P947">Это способ озвучить распоряжение, приказ, <text:span text:style-name="T1211">просьбу</text:span> или призыв к действию.</text:p>
      <text:p text:style-name="P947">В речи очень часто используются предложения в форме повелительного наклонения.</text:p>
      <text:p text:style-name="P947"/>
      <text:p text:style-name="P1145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948">в начальной форме (форма повелительного наклонения только одна).</text:p>
      <text:p text:style-name="P947"/>
      <text:p text:style-name="P72"><text:span text:style-name="T327">C</text:span><text:span text:style-name="T321">ome here — Подойдите сюда ( призыв к действию).</text:span></text:p>
      <text:p text:style-name="P1018">Put your gun down! — Опусти оружие! (приказ).</text:p>
      <text:p text:style-name="P1018"><text:soft-page-break/>Help! — Помогите! (настойчивая просьба).</text:p>
      <text:p text:style-name="P949"/>
      <text:p text:style-name="P1309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310"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1019">Have a cake, please — Угощайтесь тортом, пожалуйста.</text:p>
      <text:p text:style-name="P950"/>
      <text:p text:style-name="P1349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950">В этом случае он обычно выпадает при переводе.</text:p>
      <text:p text:style-name="P951"/>
      <text:p text:style-name="P73"><text:span text:style-name="T328">H</text:span><text:span text:style-name="T321">ave a nice time — Приятно провести время.</text:span></text:p>
      <text:p text:style-name="P1020">Have fun — Повеселитесь.</text:p>
      <text:p text:style-name="P1020"/>
      <text:p text:style-name="P270"><text:span text:style-name="T321">Если нужно призвать человека или группу людей совершить что-то вместе, то нужно использовать </text:span><text:span text:style-name="T102">let`s (let us)</text:span><text:span text:style-name="T321"> перед глаголом. Это еще один способ говорить вежливее </text:span></text:p>
      <text:p text:style-name="P952">в повелительном наклонении.</text:p>
      <text:p text:style-name="P952"/>
      <text:p text:style-name="P1020">Let`s do it — Давай сделаем это (досл. Позволь нам сделать это).</text:p>
      <text:p text:style-name="P1020">Let`s not watch this movie — Давай не будем смотреть этот фильм.</text:p>
      <text:p text:style-name="P952"/>
      <text:p text:style-name="P270"><text:span text:style-name="T321">Если нужно попросить человека не делать что-либо, то нужно начать с </text:span><text:span text:style-name="T102">don`t</text:span><text:span text:style-name="T321">.</text:span></text:p>
      <text:p text:style-name="P1020"/>
      <text:p text:style-name="P1021">Don`t come here — Не подходи сюда. </text:p>
      <text:p text:style-name="P1021">Don`t do it — Не делай этого.</text:p>
      <text:p text:style-name="P1021"/>
      <text:p text:style-name="P1094">Пассивный<text:span text:style-name="T1219"> </text:span>залог. <text:span text:style-name="T1220">Passive Voice</text:span></text:p>
      <text:p text:style-name="P953"/>
      <text:p text:style-name="P271"><text:span text:style-name="T321">В английском языке, как и в русском, </text:span><text:span text:style-name="T329">есть 2</text:span><text:span text:style-name="T321"> вида залога: активный и пассивный.</text:span></text:p>
      <text:p text:style-name="P1146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954">а пассивный — страдательным (надо мной совершают действие.)</text:p>
      <text:p text:style-name="P955"/>
      <text:p text:style-name="P956">Порядок слов у предложения в пассивном залоге: </text:p>
      <text:list xml:id="list2633609393" text:style-name="L37">
        <text:list-item>
          <text:p text:style-name="P1535">подлежащее;</text:p>
        </text:list-item>
        <text:list-item>
          <text:p text:style-name="P1535">сказуемое в пассивном залоге (что сделано?);</text:p>
        </text:list-item>
        <text:list-item>
          <text:p text:style-name="P1535">дополнение;</text:p>
        </text:list-item>
        <text:list-item>
          <text:p text:style-name="P1535">обстоятельство.</text:p>
        </text:list-item>
      </text:list>
      <text:p text:style-name="P957"/>
      <text:p text:style-name="P1147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1147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958"/>
      <text:p text:style-name="P74"><text:span text:style-name="T332">I finished my work</text:span><text:span text:style-name="T321"> yesterday — </text:span><text:span text:style-name="T332">Я закончил работу</text:span><text:span text:style-name="T321"> вчера (активный залог).</text:span></text:p>
      <text:p text:style-name="P74"><text:span text:style-name="T332">The work was finished</text:span><text:span text:style-name="T321"> yesterday — </text:span><text:span text:style-name="T332">Работа была закончена</text:span><text:span text:style-name="T321"> вчера (пассивный залог).</text:span></text:p>
      <text:p text:style-name="P968"/>
      <text:p text:style-name="P1152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72"><text:span text:style-name="T321">или намеренно скрыт. </text:span><text:span text:style-name="T330">Пассивный залог часто применяется в деловой речи.</text:span></text:p>
      <text:p text:style-name="P1022"/>
      <text:p text:style-name="P1023">This house is quite old. It was buil in 1990 — Дом старый. Он был простроен в 1990 году.</text:p>
      <text:p text:style-name="P1023">(кто построил дом — неизвестно; известен только дом, и что с ним сделали — построили).</text:p>
      <text:p text:style-name="P1024"/>
      <text:p text:style-name="P1148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с использованием предлога </text:span><text:span text:style-name="T133">by</text:span><text:span text:style-name="T208"> (кем). </text:span><text:span text:style-name="T229">Автор действия стоит в конце предложения.</text:span></text:p>
      <text:p text:style-name="P959"/>
      <text:p text:style-name="P1023">Ann Karenina was written by Leo Tolstoy — Анна Каренина была написана Львом Толстым.</text:p>
      <text:p text:style-name="P1149"><text:soft-page-break/><text:span text:style-name="T129">(</text:span><text:span text:style-name="T130">над книгой совершили действие — ее написали</text:span><text:span text:style-name="T129">)</text:span></text:p>
      <text:p text:style-name="P1025"/>
      <text:p text:style-name="P960"/>
      <text:p text:style-name="P1511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960">не как «я», а как «мне/мной/меня».</text:p>
      <text:p text:style-name="P961"/>
      <text:p text:style-name="P1026">I am ignored all the time — Меня игнорируют все время.</text:p>
      <text:p text:style-name="P1026">I was born in 1990 — Я родился в 1990 году (Меня родили в 1990 году).</text:p>
      <text:p text:style-name="P1026"/>
      <text:p text:style-name="P1153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739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223711747" text:style-name="L38">
        <text:list-item>
          <text:p text:style-name="P1536">be born — родился (в Past Simple);</text:p>
        </text:list-item>
        <text:list-item>
          <text:p text:style-name="P1536">be gone — умер (в Present Simple).</text:p>
        </text:list-item>
      </text:list>
      <text:p text:style-name="P962"/>
      <text:p text:style-name="P963">Present Simple Passive:</text:p>
      <text:p text:style-name="P1027">Children are taught at school — Детей учат в школе.</text:p>
      <text:p text:style-name="P963"/>
      <text:p text:style-name="P963">Past Simple Passive:</text:p>
      <text:p text:style-name="P1027">I was taught to ride a bike by my dadschool — Меня научил ездить на велосипеде папа.</text:p>
      <text:p text:style-name="P963"/>
      <text:p text:style-name="P963">Future Simple Passive:</text:p>
      <text:p text:style-name="P1027">I will be taught English at university — Меня будут учить английскому в универе.</text:p>
      <text:p text:style-name="P1027"/>
      <text:p text:style-name="P964">Present Perfect Passive <text:span text:style-name="T1216">требует дополнительно</text:span><text:span text:style-name="T1218">го</text:span><text:span text:style-name="T1216"> слов</text:span><text:span text:style-name="T1218">а</text:span><text:span text:style-name="T1216"> </text:span><text:span text:style-name="T508">been, </text:span><text:span text:style-name="T1218">после</text:span><text:span text:style-name="T509"> have</text:span><text:span text:style-name="T1216">. </text:span></text:p>
      <text:p text:style-name="P965"><text:span text:style-name="T1258">Е</text:span>сли его не указать, то предложение будет в форме активного залога (Present Perfect).</text:p>
      <text:p text:style-name="P1028"/>
      <text:p text:style-name="P1028">I have been taught an important lesson — Мне преподали важный урок.</text:p>
      <text:p text:style-name="P1029">I have <text:span text:style-name="T1217">taught an important lesson — </text:span>Я преподал важный урок.</text:p>
      <text:p text:style-name="P966"/>
      <text:p text:style-name="P963">Предложение в Present Perfect Passive можно перепутать с Present Perfect Continuous.</text:p>
      <text:p text:style-name="P963">Здесь главное в том, что в Passive смысловой глагол стоит в 3й форме, </text:p>
      <text:p text:style-name="P273"><text:span text:style-name="T321">а в Continuous — с окончанием </text:span><text:span text:style-name="T102">ing</text:span><text:span text:style-name="T321">.</text:span></text:p>
      <text:p text:style-name="P963"/>
      <text:p text:style-name="P1150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1150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1031"/>
      <text:p text:style-name="P1151"><text:span text:style-name="T238">Т</text:span><text:span text:style-name="T239">акже можно легко перепутать ситуации, когда be используется с прилагательным </text:span><text:span text:style-name="T240">и</text:span><text:span text:style-name="T239"> когда </text:span></text:p>
      <text:p text:style-name="P1151"><text:span text:style-name="T240">с</text:span><text:span text:style-name="T239"> пассивн</text:span><text:span text:style-name="T240">ым</text:span><text:span text:style-name="T239"> залог</text:span><text:span text:style-name="T240">ом</text:span><text:span text:style-name="T239">. Здесь важно отлич</text:span><text:span text:style-name="T240">а</text:span><text:span text:style-name="T239">ть прилагательное от глагола.</text:span></text:p>
      <text:p text:style-name="P1032"/>
      <text:p text:style-name="P663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318"><text:span text:style-name="T70">I </text:span><text:span text:style-name="T67">am ignored all the time — Меня игнорируют все время (ignored — глагол в 3й форме).</text:span></text:p>
      <text:p text:style-name="P1039"/>
      <text:p text:style-name="P1095">Вопросительные предложения</text:p>
      <text:p text:style-name="P775"/>
      <text:p text:style-name="P777">Чтобы задать вопрос, нужно придерживаться обратного порядка слов, когда </text:p>
      <text:p text:style-name="P777">вспомогательный глагол стоит перед подлежащим (см. выше).</text:p>
      <text:p text:style-name="P777"/>
      <text:p text:style-name="P777">В вопросе может не быть вопросительного слова, смыслового глагола, дополнения, </text:p>
      <text:p text:style-name="P777">но в нем всегда есть вспомогательный глагол и подлежащее.</text:p>
      <text:p text:style-name="P777"/>
      <text:p text:style-name="P1223">В английском есть 5 типов вопросов: <text:span text:style-name="T1319">общий, разделительный, </text:span><text:span text:style-name="T1322">специальный, </text:span></text:p>
      <text:p text:style-name="P1390">вопрос к подлежащему и вопрос с альтернативой.</text:p>
      <text:p text:style-name="P779"/>
      <text:p text:style-name="P778"/>
      <text:p text:style-name="P1514">Общий вопрос</text:p>
      <text:p text:style-name="P778"/>
      <text:p text:style-name="P778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78"/>
      <text:p text:style-name="P1311"><text:span text:style-name="T241">Чтобы коротко ответить на </text:span><text:span text:style-name="T242">такой </text:span><text:span text:style-name="T241">вопрос, недостаточно просто написать </text:span><text:span text:style-name="T73">yes/no</text:span><text:span text:style-name="T241">. Нужно также добавить корешок — местоимение со вспомогательным глаголом. </text:span><text:span text:style-name="T243">Корешок</text:span><text:span text:style-name="T241"> будет указыват</text:span><text:span text:style-name="T243">ь</text:span><text:span text:style-name="T241"> на мысль, которая была сказана в предыдушем предложении:</text:span></text:p>
      <text:p text:style-name="P1068"/>
      <text:p text:style-name="P1065"><text:span text:style-name="T1043">Do you play</text:span> the piano? <text:span text:style-name="T673">—</text:span> Yes, <text:span text:style-name="T1044">I do</text:span><text:span text:style-name="T1070">.</text:span></text:p>
      <text:p text:style-name="P1066"><text:span text:style-name="T1044">Does Rita play</text:span><text:span text:style-name="T1070"> football? </text:span><text:span text:style-name="T673">— </text:span><text:span text:style-name="T1070">No, </text:span><text:span text:style-name="T1044">she doesn`t</text:span><text:span text:style-name="T1070">.</text:span> </text:p>
      <text:p text:style-name="P776"/>
      <text:p text:style-name="P868">Разделительный вопрос</text:p>
      <text:p text:style-name="P778"/>
      <text:p text:style-name="P1157"><text:span text:style-name="T244">Вопрос, который часто используется в разговорной речи, когда собеседник пытается </text:span><text:span text:style-name="T250">начать или поддержать беседу. Также с помощью таких вопросов можно </text:span><text:span text:style-name="T244">выяснить какую-то информацию на основе имеющихся фактов.</text:span></text:p>
      <text:p text:style-name="P780"/>
      <text:p text:style-name="P1154"><text:span text:style-name="T244">С</text:span><text:span text:style-name="T245">остоит из 2х частей, разделенных запятой: утверждения и противоположного корешка. </text:span></text:p>
      <text:p text:style-name="P781">Корешок можно переводить словами: «правда?» «да?», «не так ли?», «верно?»</text:p>
      <text:p text:style-name="P75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781"/>
      <text:p text:style-name="P1154"><text:span text:style-name="T245">В </text:span><text:span text:style-name="T246">корешке </text:span><text:span text:style-name="T24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82"/>
      <text:p text:style-name="P784">Если в главной части отрицание, то в корешке должно быть утверждение (и наоборот). </text:p>
      <text:p text:style-name="P48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784"/>
      <text:p text:style-name="P1155"><text:span text:style-name="T247">Если в гланой части используется </text:span><text:span text:style-name="T74">I am</text:span><text:span text:style-name="T247">, то в корешке нужно говорить </text:span><text:span text:style-name="T74">aren`t I</text:span><text:span text:style-name="T247">, а не </text:span><text:span text:style-name="T74">amn`t I</text:span><text:span text:style-name="T247">.</text:span></text:p>
      <text:p text:style-name="P76"><text:span text:style-name="T48">I </text:span><text:span text:style-name="T45">am a famous artist, aren`t I? - Я знаменитая художница, да?</text:span></text:p>
      <text:p text:style-name="P784"/>
      <text:p text:style-name="P785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85"/>
      <text:p text:style-name="P1156"><text:span text:style-name="T248">П</text:span><text:span text:style-name="T249">осему на такие вопросы лучше отвечать так, чтобы ответ отражал реальное </text:span></text:p>
      <text:p text:style-name="P786">положение дел, а не форму вопроса.</text:p>
      <text:p text:style-name="P786"/>
      <text:p text:style-name="P49"><text:span text:style-name="T50">T</text:span><text:span text:style-name="T45">hat isn`t your car, is it? Yes, it is — Это не твоя машина, да? Нет, моя</text:span></text:p>
      <text:p text:style-name="P1164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783"/>
      <text:p text:style-name="P870">Специальный вопрос</text:p>
      <text:p text:style-name="P787"/>
      <text:p text:style-name="P788">Самый популярный тип вопроса. Используется для получения доп. информации, </text:p>
      <text:p text:style-name="P1312"><text:span text:style-name="T237">поэтому всегда начинается с вопросительного слова </text:span><text:span text:style-name="T252">или связки</text:span><text:span text:style-name="T237">.</text:span></text:p>
      <text:p text:style-name="P789"/>
      <text:p text:style-name="P790">Вопросительные слова:</text:p>
      <text:list xml:id="list3204421951" text:style-name="L39">
        <text:list-item>
          <text:p text:style-name="P1689"><text:span text:style-name="T237">who [ху] — </text:span><text:span text:style-name="T251">кто</text:span><text:span text:style-name="T237">;</text:span></text:p>
        </text:list-item>
        <text:list-item>
          <text:p text:style-name="P1689"><text:span text:style-name="T237">whom [хум] — </text:span><text:span text:style-name="T251">кого</text:span><text:span text:style-name="T237">;</text:span></text:p>
        </text:list-item>
        <text:list-item>
          <text:p text:style-name="P1689"><text:span text:style-name="T237">whose [хуз] — </text:span><text:span text:style-name="T251">чей</text:span><text:span text:style-name="T237">;</text:span></text:p>
        </text:list-item>
        <text:list-item>
          <text:p text:style-name="P1689"><text:span text:style-name="T237">what — </text:span><text:span text:style-name="T251">что, какой</text:span><text:span text:style-name="T237">;</text:span></text:p>
        </text:list-item>
        <text:list-item>
          <text:p text:style-name="P1689"><text:soft-page-break/><text:span text:style-name="T237">which — </text:span><text:span text:style-name="T251">который</text:span><text:span text:style-name="T237">;</text:span></text:p>
        </text:list-item>
        <text:list-item>
          <text:p text:style-name="P1689"><text:span text:style-name="T237">where [</text:span><text:span text:style-name="T251">вэа</text:span><text:span text:style-name="T237">] — </text:span><text:span text:style-name="T251">где, куда</text:span><text:span text:style-name="T237">;</text:span></text:p>
        </text:list-item>
        <text:list-item>
          <text:p text:style-name="P1689"><text:span text:style-name="T237">when — </text:span><text:span text:style-name="T251">когда</text:span><text:span text:style-name="T237">;</text:span></text:p>
        </text:list-item>
        <text:list-item>
          <text:p text:style-name="P1689"><text:span text:style-name="T237">why [</text:span><text:span text:style-name="T251">вай</text:span><text:span text:style-name="T237">] — </text:span><text:span text:style-name="T251">зачем, почему</text:span><text:span text:style-name="T237">;</text:span></text:p>
        </text:list-item>
        <text:list-item>
          <text:p text:style-name="P1538">how [хау] — как;</text:p>
        </text:list-item>
        <text:list-item>
          <text:p text:style-name="P1689"><text:span text:style-name="T237">how often [хау офэн] — </text:span><text:span text:style-name="T251">как часто</text:span><text:span text:style-name="T237">;</text:span></text:p>
        </text:list-item>
        <text:list-item>
          <text:p text:style-name="P1689"><text:span text:style-name="T237">how many — </text:span><text:span text:style-name="T251">сколько (исчисляемые существительные)</text:span><text:span text:style-name="T237">;</text:span></text:p>
        </text:list-item>
        <text:list-item>
          <text:p text:style-name="P1689"><text:span text:style-name="T237">how much — </text:span><text:span text:style-name="T251">сколько (неисчесляемые существительные)</text:span><text:span text:style-name="T237">;</text:span></text:p>
        </text:list-item>
        <text:list-item>
          <text:p text:style-name="P1689"><text:span text:style-name="T237">how long [хау лон] — </text:span><text:span text:style-name="T251">как долго</text:span><text:span text:style-name="T237">;</text:span></text:p>
        </text:list-item>
        <text:list-item>
          <text:p text:style-name="P1689"><text:span text:style-name="T237">how long ago — </text:span><text:span text:style-name="T251">как давно</text:span><text:span text:style-name="T237">;</text:span></text:p>
        </text:list-item>
        <text:list-item>
          <text:p text:style-name="P1689"><text:span text:style-name="T237">how old — </text:span><text:span text:style-name="T251">сколько лет</text:span><text:span text:style-name="T237">.</text:span></text:p>
        </text:list-item>
      </text:list>
      <text:p text:style-name="P782"/>
      <text:p text:style-name="P1313"><text:span text:style-name="T75">W</text:span><text:span text:style-name="T67">hat</text:span><text:span text:style-name="T237"> и </text:span><text:span text:style-name="T67">which</text:span><text:span text:style-name="T237"> могут использоваться отдельно или с уточняющим словом, обычно, существительным, и тогда переводятся как «какой» и «какой из» </text:span><text:span text:style-name="T252">соотв</text:span><text:span text:style-name="T237">. </text:span></text:p>
      <text:p text:style-name="P791"/>
      <text:p text:style-name="P1033">What do you like? — Что ты любишь?</text:p>
      <text:p text:style-name="P1033">What car have you got? — Какая у тебя машина?</text:p>
      <text:p text:style-name="P1033">Which car is yours? — Какая из машин твоя? </text:p>
      <text:p text:style-name="P1033"/>
      <text:p text:style-name="P77"><text:span text:style-name="T51">Which</text:span><text:span text:style-name="T252"> подразумевает выбор из нескольких вариантов.</text:span></text:p>
      <text:p text:style-name="P1158"><text:span text:style-name="T253">Слово </text:span><text:span text:style-name="T76">how</text:span><text:span text:style-name="T253"> чаще присутствует в </text:span><text:span text:style-name="T255">связке</text:span><text:span text:style-name="T253"> с прилагательным или наречием, но может употребляться и самостоятельно.</text:span></text:p>
      <text:p text:style-name="P792"/>
      <text:p text:style-name="P1034">How old are you? — Сколько тебе лет?</text:p>
      <text:p text:style-name="P1034">How are you? — Как ты?</text:p>
      <text:p text:style-name="P793"/>
      <text:p text:style-name="P78"><text:span text:style-name="T237">Вопрос с </text:span><text:span text:style-name="T45">how much</text:span><text:span text:style-name="T237"> задают, когда спрашивают о веществах, жидкостях или абстрактных понятиях </text:span><text:span text:style-name="T254">(что нельзя количественно посчитать)</text:span><text:span text:style-name="T237">. А с </text:span><text:span text:style-name="T45">how many</text:span><text:span text:style-name="T237">, когда спрашивают </text:span></text:p>
      <text:p text:style-name="P793">о нескольких предметах. </text:p>
      <text:p text:style-name="P792"/>
      <text:p text:style-name="P1034">How much money have you got? — Сколько у тебя денег? (<text:span text:style-name="T1223">много, </text:span>абстракция).</text:p>
      <text:p text:style-name="P1034">How many friends have you got? — Сколько у тебя друзей? (<text:span text:style-name="T1224">10, </text:span>количество).</text:p>
      <text:p text:style-name="P1034"/>
      <text:p text:style-name="P869">Вопрос к подлежащему</text:p>
      <text:p text:style-name="P794"/>
      <text:p text:style-name="P1159"><text:span text:style-name="T256">Задается, когда хотят узнать кто или что совершает действие. Начинается со слова </text:span><text:span text:style-name="T77">who</text:span><text:span text:style-name="T256"> </text:span></text:p>
      <text:p text:style-name="P1159"><text:span text:style-name="T256">или </text:span><text:span text:style-name="T77">what</text:span><text:span text:style-name="T256">, которое заменяют собой подлежащее. При этом порядок слов остается таким же, что и в утрверждении. В</text:span><text:span text:style-name="T257">спомогательный глагол часто отсутсвует в таком вопросе.</text:span></text:p>
      <text:p text:style-name="P795"/>
      <text:p text:style-name="P1035">Who is in the Room? — Кто в комнате?</text:p>
      <text:p text:style-name="P1036">What was that? — Что это было?</text:p>
      <text:p text:style-name="P1036"/>
      <text:p text:style-name="P1166"><text:span text:style-name="T78">W</text:span><text:span text:style-name="T67">ho/what</text:span><text:span text:style-name="T237"> </text:span><text:span text:style-name="T258">условно </text:span><text:span text:style-name="T237">являются 3м лицом единственного числа — т. е. </text:span><text:span text:style-name="T67">he/she/it</text:span><text:span text:style-name="T237">.</text:span></text:p>
      <text:p text:style-name="P796"/>
      <text:p text:style-name="P1160"><text:span text:style-name="T237">Если подлежащее предполагается во множественном числе, то </text:span><text:span text:style-name="T257">в форму множественного числа нужно поставить глагол.</text:span></text:p>
      <text:p text:style-name="P796"/>
      <text:p text:style-name="P79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796"/>
      <text:p text:style-name="P797"/>
      <text:p text:style-name="P1515">Вопрос с альтернативой</text:p>
      <text:p text:style-name="P797"/>
      <text:p text:style-name="P1314"><text:span text:style-name="T23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7"> (в подлежащем, сказуемоем, дополнении или даже в слове </text:span><text:span text:style-name="T67">not</text:span><text:span text:style-name="T237">).</text:span></text:p>
      <text:p text:style-name="P1071"/>
      <text:p text:style-name="P1161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161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1161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1161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800"/>
      <text:p text:style-name="P642"><text:span text:style-name="T66">В</text:span><text:span text:style-name="T44">опросы с предлогами</text:span></text:p>
      <text:p text:style-name="P798"/>
      <text:p text:style-name="P801">По началу вызывают много трудностей, т. к. в русском языке предлог и вопросительное </text:p>
      <text:p text:style-name="P801">слово стоят рядом, а в английском они находятся в разных местах. </text:p>
      <text:p text:style-name="P802"/>
      <text:p text:style-name="P802">В английском вопросе предлог стоит в самом конце, но при переводе </text:p>
      <text:p text:style-name="P802">относится к началу предложения.</text:p>
      <text:p text:style-name="P802"/>
      <text:p text:style-name="P1315"><text:span text:style-name="T40">W</text:span><text:span text:style-name="T39">ho</text:span><text:span text:style-name="T237"> do you meet </text:span><text:span text:style-name="T1221">with</text:span><text:span text:style-name="T237">? — </text:span><text:span text:style-name="T1221">С</text:span><text:span text:style-name="T237"> </text:span><text:span text:style-name="T39">кем</text:span><text:span text:style-name="T237"> ты встречаешься?</text:span></text:p>
      <text:p text:style-name="P1315"><text:span text:style-name="T40">W</text:span><text:span text:style-name="T39">hat</text:span><text:span text:style-name="T237"> are you looking </text:span><text:span text:style-name="T1221">at</text:span><text:span text:style-name="T237">? — </text:span><text:span text:style-name="T1221">На</text:span><text:span text:style-name="T237"> </text:span><text:span text:style-name="T39">что</text:span><text:span text:style-name="T237"> ты смотришь?</text:span></text:p>
      <text:p text:style-name="P803"/>
      <text:p text:style-name="P1162"><text:span text:style-name="T260">Ч</text:span><text:span text:style-name="T259">асто логика использования предлогов в русском и английском не совпадают. </text:span></text:p>
      <text:p text:style-name="P804">Поэтому лучше запомнить некоторые устойчивые сочетания предлогов с глаголами, </text:p>
      <text:p text:style-name="P805">которые встречаются достаточно часто:</text:p>
      <text:list xml:id="list3668491229" text:style-name="L40">
        <text:list-item>
          <text:p text:style-name="P1690"><text:span text:style-name="T237">what … like — на что похож (здесь </text:span><text:span text:style-name="T67">like</text:span><text:span text:style-name="T237"> не глагол, а предлог);</text:span></text:p>
        </text:list-item>
        <text:list-item>
          <text:p text:style-name="P1539">look at — стмотреть на;</text:p>
        </text:list-item>
        <text:list-item>
          <text:p text:style-name="P1539">look for — искать;</text:p>
        </text:list-item>
        <text:list-item>
          <text:p text:style-name="P1539">listen to — слушать;</text:p>
        </text:list-item>
        <text:list-item>
          <text:p text:style-name="P1539">wait for — ждать;</text:p>
        </text:list-item>
        <text:list-item>
          <text:p text:style-name="P1539">stay at — останавливаться (например, в отеле).</text:p>
        </text:list-item>
      </text:list>
      <text:p text:style-name="P1315"/>
      <text:p text:style-name="P1037">What does he look like? — Как он выглядит?</text:p>
      <text:p text:style-name="P1037">What are you looking at? — На что ты смотришь?</text:p>
      <text:p text:style-name="P803"/>
      <text:p text:style-name="P1163"><text:span text:style-name="T259">П</text:span><text:span text:style-name="T262">римеры </text:span><text:span text:style-name="T261">5</text:span><text:span text:style-name="T262"> типов вопросов во всех временах, а также с модальными глаголами </text:span></text:p>
      <text:p text:style-name="P807">можно найти на стр. 146.</text:p>
      <text:p text:style-name="P806"/>
      <text:p text:style-name="P1096">Отрицательные предложения</text:p>
      <text:p text:style-name="P799"/>
      <text:p text:style-name="P809">Чтобы придать мысли отрицательное значение, используются 2 способа:</text:p>
      <text:list xml:id="list2912660410" text:style-name="L41">
        <text:list-item>
          <text:p text:style-name="P1540">отрицательная частица <text:span text:style-name="T491">not</text:span>;</text:p>
        </text:list-item>
        <text:list-item>
          <text:p text:style-name="P1540">слово <text:span text:style-name="T491">never</text:span> (и другие слова, придающие отрицательное значение).</text:p>
        </text:list-item>
      </text:list>
      <text:p text:style-name="P808"/>
      <text:p text:style-name="P810">Частица <text:span text:style-name="T491">not</text:span> стоит всегда в связке либо со вспомогательным глаголом, либо с модальным.</text:p>
      <text:p text:style-name="P810">Она является частью сказуемого. Переводится как «не».</text:p>
      <text:p text:style-name="P810"/>
      <text:p text:style-name="P1038">I not like horror movies (неправильно, остуствует вспомогательный глагол)</text:p>
      <text:p text:style-name="P1038">I do n<text:span text:style-name="T1225">o</text:span>t like horror movies (правильно <text:span text:style-name="T1226">для простых предложений</text:span>)</text:p>
      <text:p text:style-name="P810"/>
      <text:p text:style-name="P811"><text:soft-page-break/>В сложных предложениях, где несколько глаголов, используются другие правила.</text:p>
      <text:p text:style-name="P813"><text:span text:style-name="T1231">C</text:span>казуемым обычно является самый первый глагол. Если отрицатульную мысль сообщить </text:p>
      <text:p text:style-name="P813">в дополнении, то not будет стоять самостоятельно.</text:p>
      <text:p text:style-name="P812"/>
      <text:p text:style-name="P814">It`s quite impolite not to call me back — Очень не вежливо не перезванивать мне.</text:p>
      <text:p text:style-name="P814">(здесь сказуемым является первый глагол — is)</text:p>
      <text:p text:style-name="P814"/>
      <text:p text:style-name="P1381"><text:span text:style-name="T318">С</text:span><text:span text:style-name="T317">амые важные глаголы</text:span></text:p>
      <text:p text:style-name="P815"/>
      <text:p text:style-name="P816">Это <text:span text:style-name="T491">be</text:span>, <text:span text:style-name="T491">do</text:span>, <text:span text:style-name="T491">have</text:span> и <text:span text:style-name="T491">get</text:span>. Они могут быть как смысловыми, так и вспомогательными <text:span text:style-name="T1234">(кроме </text:span><text:span text:style-name="T515">get</text:span><text:span text:style-name="T1234">)</text:span>.</text:p>
      <text:p text:style-name="P816">Они могут входить в устойчивые сочетания, где меняют свое значение.</text:p>
      <text:p text:style-name="P816"/>
      <text:p text:style-name="P861">Глагол <text:span text:style-name="T491">be</text:span></text:p>
      <text:p text:style-name="P816"/>
      <text:p text:style-name="P747"><text:span text:style-name="T334">Э</text:span><text:span text:style-name="T335">то начальная форма глагола</text:span><text:span text:style-name="T336"> «быть». </text:span><text:span text:style-name="T341">В </text:span><text:span text:style-name="T334">Present Simple </text:span><text:span text:style-name="T350">be</text:span><text:span text:style-name="T334"> </text:span><text:span text:style-name="T333">изменяется</text:span><text:span text:style-name="T334"> на</text:span><text:span text:style-name="T336">: </text:span></text:p>
      <text:list xml:id="list557044096" text:style-name="L42">
        <text:list-item>
          <text:p text:style-name="P1559"><text:span text:style-name="T685">a</text:span><text:span text:style-name="T680">m — если подлежащее в первом лице (</text:span><text:span text:style-name="T548">I</text:span><text:span text:style-name="T680">);</text:span></text:p>
        </text:list-item>
        <text:list-item>
          <text:p text:style-name="P1560">is — если подлежащее в третьем лице, единственном числе (<text:span text:style-name="T491">he/she/it</text:span>);</text:p>
        </text:list-item>
        <text:list-item>
          <text:p text:style-name="P1560">are — если подлежащее во множественном числе (<text:span text:style-name="T491">you/we/they</text:span>).</text:p>
        </text:list-item>
      </text:list>
      <text:p text:style-name="P1073"/>
      <text:p text:style-name="P1293"><text:span text:style-name="T355">Г</text:span><text:span text:style-name="T356">лагол </text:span><text:span text:style-name="T146">be</text:span><text:span text:style-name="T356"> в форме </text:span><text:span text:style-name="T146">am/is/are</text:span><text:span text:style-name="T356"> является смысловым, но при переводе на русский выпадает. </text:span></text:p>
      <text:p text:style-name="P1076"/>
      <text:p text:style-name="P1090"><text:span text:style-name="T793">Одновременно с этим формы </text:span><text:span text:style-name="T1237">am/is/are</text:span><text:span text:style-name="T794"> </text:span><text:span text:style-name="T793">привязывают предложение к настоящему времени. </text:span><text:span text:style-name="T1157">(привязывает ко времени во всех формах)</text:span></text:p>
      <text:p text:style-name="P1091"/>
      <text:p text:style-name="P1076">После <text:span text:style-name="T491">be</text:span> обычно указывается характеристика (какой) или место (где).</text:p>
      <text:p text:style-name="P1073"/>
      <text:p text:style-name="P1072"><text:span text:style-name="T493">This dress is blue — </text:span><text:span text:style-name="T514">Это платье синие.</text:span></text:p>
      <text:p text:style-name="P1170"><text:span text:style-name="T344">I</text:span><text:span text:style-name="T345"> </text:span><text:span text:style-name="T344">am</text:span><text:span text:style-name="T345"> in </text:span><text:span text:style-name="T344">my</text:span><text:span text:style-name="T345"> office now — </text:span><text:span text:style-name="T344">Я</text:span><text:span text:style-name="T346"> у себя в офисе сейчас.</text:span></text:p>
      <text:p text:style-name="P1074"/>
      <text:p text:style-name="P1346"><text:span text:style-name="T338">В русском языке предложение может </text:span><text:span text:style-name="T337">не иметь</text:span><text:span text:style-name="T338"> сказуемого. </text:span><text:span text:style-name="T337">Там где в русском сказуемое отсутсвует, в английском будет стоять глагол </text:span><text:span text:style-name="T344">be</text:span><text:span text:style-name="T337"> в форме </text:span><text:span text:style-name="T349">am/is/are</text:span><text:span text:style-name="T334"> </text:span><text:span text:style-name="T337">(т. к. для английского не характерно, когда в предложении нет сказуемого)</text:span><text:span text:style-name="T334">. </text:span></text:p>
      <text:p text:style-name="P1073"/>
      <text:p text:style-name="P1083"><text:span text:style-name="T567">I </text:span><text:span text:style-name="T550">am a doctor — Я (</text:span><text:span text:style-name="T551">есть</text:span><text:span text:style-name="T550">) доктор.</text:span></text:p>
      <text:p text:style-name="P1084"><text:span text:style-name="T1072">We are happy </text:span><text:span text:style-name="T1075">— </text:span><text:span text:style-name="T1072">Мы (есть) счастливы.</text:span></text:p>
      <text:p text:style-name="P1078"/>
      <text:p text:style-name="P1355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355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1079"/>
      <text:p text:style-name="P1088"><text:span text:style-name="T552">I </text:span><text:span text:style-name="T569">am interested</text:span><text:span text:style-name="T552"> in art — Я</text:span><text:span text:style-name="T553"> </text:span><text:span text:style-name="T570">интересуюсь</text:span><text:span text:style-name="T562"> </text:span><text:span text:style-name="T553">искусством </text:span><text:span text:style-name="T562">(есть заинтересованный)</text:span><text:span text:style-name="T553">.</text:span></text:p>
      <text:p text:style-name="P1088"><text:span text:style-name="T553">My hands </text:span><text:span text:style-name="T570">are cold</text:span><text:span text:style-name="T553"> — Мои руки</text:span><text:span text:style-name="T554"> </text:span><text:span text:style-name="T570">замерзли </text:span><text:span text:style-name="T562">(есть замерзшие)</text:span><text:span text:style-name="T554">.</text:span></text:p>
      <text:p text:style-name="P1040"/>
      <text:p text:style-name="P842">В вопросительных предложениях глагол <text:span text:style-name="T491">be</text:span> меняется местами с подлежащим, </text:p>
      <text:p text:style-name="P842">а в отрицательных, используется с частицей <text:span text:style-name="T491">not</text:span>:</text:p>
      <text:p text:style-name="P842"/>
      <text:p text:style-name="P972"><text:span text:style-name="T1073">I </text:span><text:span text:style-name="T1072">am not a student — Я не студент.</text:span></text:p>
      <text:p text:style-name="P1041">We are not English speakers — Они не англоговорящие люди.</text:p>
      <text:p text:style-name="P972"><text:span text:style-name="T1073">I</text:span><text:span text:style-name="T1072">s it dark? — Сейчас темно?</text:span></text:p>
      <text:p text:style-name="P1041">Are they hungry? — Они голодны?</text:p>
      <text:p text:style-name="P1041"/>
      <text:p text:style-name="P843">Если перед <text:span text:style-name="T500">am/is/are</text:span> нет вопросительного слова, то это общий вопрос. </text:p>
      <text:p text:style-name="P843">В корешке ответа вместо <text:span text:style-name="T491">do/does</text:span> используется <text:span text:style-name="T491">am/is/are</text:span>:</text:p>
      <text:p text:style-name="P843"><text:soft-page-break/></text:p>
      <text:p text:style-name="P973"><text:span text:style-name="T1072">Am I in danger? Yes, you are. </text:span><text:span text:style-name="T1074">—</text:span><text:span text:style-name="T1072"> Я в опасности? Да.</text:span></text:p>
      <text:p text:style-name="P973"><text:span text:style-name="T1072">Is John married? - No, he isn`t. </text:span><text:span text:style-name="T1074">— </text:span><text:span text:style-name="T1072">Джон женат? </text:span><text:span text:style-name="T1074">— </text:span><text:span text:style-name="T1072">Нет.</text:span></text:p>
      <text:p text:style-name="P1042"><text:span text:style-name="T778">Специальный вопрос начинается с вопросительного слова </text:span><text:span text:style-name="T783">или связки</text:span><text:span text:style-name="T778">:</text:span> </text:p>
      <text:p text:style-name="P1042">Where is Jill?<text:span text:style-name="T1105"> </text:span>She is at school. <text:span text:style-name="T1105">— </text:span>Где Джил? Она в школе.</text:p>
      <text:p text:style-name="P1042"/>
      <text:p text:style-name="P1088"><text:span text:style-name="T688">Очень часто </text:span><text:span text:style-name="T556">am/is/are</text:span><text:span text:style-name="T688"> сокращаются: </text:span><text:span text:style-name="T556">I am → I`m, he is → he`s, <text:s/></text:span></text:p>
      <text:p text:style-name="P1088"><text:span text:style-name="T556">you are → you`re, John is → John`s, </text:span><text:span text:style-name="T558">t</text:span><text:span text:style-name="T556">hey are → </text:span><text:span text:style-name="T558">t</text:span><text:span text:style-name="T556">hey`re</text:span><text:span text:style-name="T557">. </text:span></text:p>
      <text:p text:style-name="P1043"/>
      <text:p text:style-name="P1088"><text:span text:style-name="T689">С</text:span><text:span text:style-name="T690">окращать можно как по </text:span><text:span text:style-name="T691">вспом.</text:span><text:span text:style-name="T690"> глаголу, так и по частице </text:span><text:span text:style-name="T559">not</text:span><text:span text:style-name="T690">: </text:span><text:span text:style-name="T559">he is not → he`s not</text:span><text:span text:style-name="T560"> или</text:span><text:span text:style-name="T559"> he isn`t.</text:span></text:p>
      <text:p text:style-name="P1075"><text:span text:style-name="T1235">П</text:span>ри этом <text:span text:style-name="T491">am</text:span> сокращается только по <text:span text:style-name="T491">am</text:span> → <text:span text:style-name="T491">I`m not (I amn`t не существует).</text:span></text:p>
      <text:p text:style-name="P873"/>
      <text:p text:style-name="P1089"><text:span text:style-name="T752">Глагол be</text:span><text:span text:style-name="T754"> </text:span><text:span text:style-name="T752">в Past Simple имеет 2 формы: </text:span></text:p>
      <text:list xml:id="list588423303" text:style-name="L43">
        <text:list-item>
          <text:p text:style-name="P1563"><text:span text:style-name="T752">was — </text:span><text:span text:style-name="T753">если подлежащее в первом лице или множественном числе (</text:span><text:span text:style-name="T578">I, you, we, they</text:span><text:span text:style-name="T753">);</text:span></text:p>
        </text:list-item>
        <text:list-item>
          <text:p text:style-name="P1563"><text:span text:style-name="T753">were <text:s/>— если подлежащее в третьем лице, единственно</text:span><text:span text:style-name="T777">го</text:span><text:span text:style-name="T753"> числ</text:span><text:span text:style-name="T777">а </text:span><text:span text:style-name="T753">(</text:span><text:span text:style-name="T578">he, she, it</text:span><text:span text:style-name="T753">).</text:span></text:p>
        </text:list-item>
      </text:list>
      <text:p text:style-name="P871"/>
      <text:p text:style-name="P974"><text:span text:style-name="T1097">I </text:span><text:span text:style-name="T1072">was</text:span><text:span text:style-name="T1071"> satisfied with my work — Я </text:span><text:span text:style-name="T1072">был</text:span><text:span text:style-name="T1071"> доволен своей работой.</text:span></text:p>
      <text:p text:style-name="P974"><text:span text:style-name="T1072">Was</text:span><text:span text:style-name="T1071"> the weather good? No, it </text:span><text:span text:style-name="T1072">wasn`t</text:span><text:span text:style-name="T1071"> — </text:span><text:span text:style-name="T1072">Погода была хорош</text:span><text:span text:style-name="T1081">ая</text:span><text:span text:style-name="T1072">? Нет.</text:span></text:p>
      <text:p text:style-name="P817"/>
      <text:p text:style-name="P859">В Future Simple принимает только одну форму — <text:span text:style-name="T491">will be</text:span> (буду).</text:p>
      <text:p text:style-name="P1197"><text:span text:style-name="T95">I will be happy to eat — Я буду </text:span><text:span text:style-name="T96">рад </text:span><text:span text:style-name="T95">поесть.</text:span></text:p>
      <text:p text:style-name="P817"/>
      <text:p text:style-name="P863">Глагол <text:span text:style-name="T491">do</text:span></text:p>
      <text:p text:style-name="P818"/>
      <text:p text:style-name="P1087"><text:span text:style-name="T889">Переводится как </text:span><text:span text:style-name="T888">«делать». В </text:span><text:span text:style-name="T890">одном предложении </text:span><text:span text:style-name="T888">может встречаться несколько раз, </text:span></text:p>
      <text:p text:style-name="P1294"><text:span text:style-name="T359">в качестве вспомогательного </text:span><text:span text:style-name="T360">глагола </text:span><text:span text:style-name="T359">и смыслового.</text:span><text:span text:style-name="T1236"> </text:span><text:span text:style-name="T357">Вспомогательным глаголом </text:span><text:span text:style-name="T358">он </text:span><text:span text:style-name="T357">может быть только в отрицаниях и вопросах, времен группы Simple.</text:span></text:p>
      <text:p text:style-name="P1296"/>
      <text:p text:style-name="P1077"><text:span text:style-name="T512">What do you do? </text:span><text:span text:style-name="T513">— </text:span><text:span text:style-name="T512">Что ты делаешь?</text:span></text:p>
      <text:p text:style-name="P1295"><text:span text:style-name="T357">D</text:span><text:span text:style-name="T41">o you like pets? </text:span><text:span text:style-name="T357">—</text:span><text:span text:style-name="T41"> No, I don`t.</text:span></text:p>
      <text:p text:style-name="P1297"/>
      <text:p text:style-name="P267"><text:span text:style-name="T351">В</text:span><text:span text:style-name="T352"> </text:span><text:span text:style-name="T353">прошедшем времени</text:span><text:span text:style-name="T354"> преорбазуется в </text:span><text:span text:style-name="T348">did</text:span><text:span text:style-name="T354"> — «</text:span><text:span text:style-name="T352">делал» (2я форма </text:span><text:span text:style-name="T347">do</text:span><text:span text:style-name="T352">)</text:span><text:span text:style-name="T354">.</text:span></text:p>
      <text:p text:style-name="P872">Если в предложении появляется <text:span text:style-name="T491">was/were</text:span>, <text:span text:style-name="T1147">то </text:span><text:span text:style-name="T1131">did</text:span><text:span text:style-name="T1147"> уже не нужно использовать.</text:span></text:p>
      <text:p text:style-name="P865"/>
      <text:p text:style-name="P864">Глагол <text:span text:style-name="T491">have</text:span></text:p>
      <text:p text:style-name="P844"/>
      <text:p text:style-name="P1171"><text:span text:style-name="T277">Переводится как «иметь». </text:span><text:span text:style-name="T279">Д</text:span><text:span text:style-name="T277">ля времен группы Perfect </text:span><text:span text:style-name="T279">выступает в роли вспомогательного глагола</text:span><text:span text:style-name="T277">. </text:span><text:span text:style-name="T263">Также </text:span><text:span text:style-name="T277">может быть</text:span><text:span text:style-name="T263"> частью устойчивых словосотечаний. В </text:span><text:span text:style-name="T280">прошедшем </text:span></text:p>
      <text:p text:style-name="P1171"><text:span text:style-name="T280">времени</text:span><text:span text:style-name="T263"> преобразуется в </text:span><text:span text:style-name="T82">had</text:span><text:span text:style-name="T263"> </text:span><text:span text:style-name="T348">—</text:span><text:span text:style-name="T263"> «</text:span><text:span text:style-name="T280">имел</text:span><text:span text:style-name="T263">».</text:span></text:p>
      <text:p text:style-name="P846"/>
      <text:p text:style-name="P1167"><text:span text:style-name="T263">В некоторых ситуациях его можно не переводить (когда он смысловой). </text:span><text:span text:style-name="T264">Но при этом в предложении он обязан быть. </text:span><text:span text:style-name="T277">Это </text:span><text:span text:style-name="T264">из-за особенностей английской грамматики, которая требует, обязательного наличия подлежащего и сказуемого.</text:span></text:p>
      <text:p text:style-name="P819"/>
      <text:p text:style-name="P1044">I have a lot of friends — У меня (есть) много друзей.</text:p>
      <text:p text:style-name="P1045">We heave a big house — У нас (есть) большой дом.</text:p>
      <text:p text:style-name="P845"/>
      <text:p text:style-name="P1172"><text:span text:style-name="T281">Когда </text:span><text:span text:style-name="T85">have</text:span><text:span text:style-name="T281"> является смысловым глаголом, он </text:span><text:span text:style-name="T267">работает по тем же правилам что и </text:span><text:span text:style-name="T268">другие</text:span><text:span text:style-name="T267"> </text:span><text:span text:style-name="T281">смысловые </text:span><text:span text:style-name="T267">глаголы, т. е. требует вспомогательного </text:span><text:span text:style-name="T83">do</text:span><text:span text:style-name="T267"> для отрицаний и вопросов. </text:span></text:p>
      <text:p text:style-name="P1172"><text:span text:style-name="T279">В утверждениях </text:span><text:span text:style-name="T85">have</text:span><text:span text:style-name="T281"> </text:span><text:span text:style-name="T279">не пишется с окончанием </text:span><text:span text:style-name="T84">-s</text:span><text:span text:style-name="T279">, а преобразуется в </text:span><text:span text:style-name="T84">has</text:span><text:span text:style-name="T279">.</text:span></text:p>
      <text:p text:style-name="P819"/>
      <text:p text:style-name="P50"><text:span text:style-name="T53">Mike has </text:span><text:span text:style-name="T54">many friends</text:span><text:span text:style-name="T53"> — У Майка много друзей.</text:span></text:p>
      <text:p text:style-name="P51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80"><text:span text:style-name="T45">Do you have many friends? </text:span><text:span text:style-name="T55">—</text:span><text:span text:style-name="T45"> У тебя много друзей?</text:span></text:p>
      <text:p text:style-name="P1054"/>
      <text:p text:style-name="P275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81">He hasn`t lost his keys — Он не потерял свои ключи <text:span text:style-name="T1238">(has в отрицании)</text:span>.</text:p>
      <text:p text:style-name="P1055"/>
      <text:p text:style-name="P820">Have в значении «иметь» не употребляется во временах группы Continuous.</text:p>
      <text:p text:style-name="P820"/>
      <text:p text:style-name="P1046">I am having many friends now <text:span text:style-name="T1350">(н</text:span>еправильно<text:span text:style-name="T1350">)</text:span></text:p>
      <text:p text:style-name="P1046">I have many friends <text:span text:style-name="T1350">(п</text:span>равильно<text:span text:style-name="T1350">)</text:span></text:p>
      <text:p text:style-name="P819"/>
      <text:p text:style-name="P1340"><text:span text:style-name="T237">В разговорной речи очесть часто используется оборот </text:span><text:span text:style-name="T67">have got</text:span><text:span text:style-name="T237">. </text:span><text:span text:style-name="T265">Он обозначает тоже самое, что и </text:span><text:span text:style-name="T86">have</text:span><text:span text:style-name="T265"> </text:span><text:span text:style-name="T237">(иметь/владеть/</text:span><text:span text:style-name="T314">есть</text:span><text:span text:style-name="T237">)</text:span><text:span text:style-name="T265">, но используется только в настоящем времени.</text:span></text:p>
      <text:p text:style-name="P827"/>
      <text:p text:style-name="P1340"><text:span text:style-name="T265">Г</text:span><text:span text:style-name="T237">рамматически, </text:span><text:span text:style-name="T67">have got</text:span><text:span text:style-name="T237"> — это Present Perfect, т. е. </text:span><text:span text:style-name="T67">have</text:span><text:span text:style-name="T237"> здесь вспомогательный глагол, </text:span></text:p>
      <text:p text:style-name="P1198"><text:span text:style-name="T278">а основное значение «</text:span><text:span text:style-name="T313">есть</text:span><text:span text:style-name="T278">» передает </text:span><text:span text:style-name="T87">got</text:span><text:span text:style-name="T278"> </text:span><text:span text:style-name="T266">(3я форма get)</text:span><text:span text:style-name="T278">. </text:span></text:p>
      <text:p text:style-name="P821"/>
      <text:p text:style-name="P1047">Have you got a Mercedes? / Do you have a Mercedes? — У тебя есть мерседес?</text:p>
      <text:p text:style-name="P1047">I haven`t got a Mercedes / I don`t have a Mercedes — У меня нет мерседеса.</text:p>
      <text:p text:style-name="P822"/>
      <text:p text:style-name="P1173"><text:span text:style-name="T269">Глагол </text:span><text:span text:style-name="T88">have</text:span><text:span text:style-name="T270"> может входить в состав устойчивых выражений и словосочетаний. </text:span></text:p>
      <text:p text:style-name="P824">В этом случае он может переводится по другому. Также здесь отменяется правило, </text:p>
      <text:p text:style-name="P823">по которому <text:span text:style-name="T491">have</text:span> нельзя употребять в Continuous:</text:p>
      <text:p text:style-name="P823"/>
      <text:list xml:id="list652232417" text:style-name="L44">
        <text:list-item>
          <text:p text:style-name="P1541"><text:span text:style-name="T1259">в</text:span>ыражения, связанные с приемом пищи:</text:p>
        </text:list-item>
      </text:list>
      <text:list xml:id="list1169020416" text:style-name="L45">
        <text:list-item>
          <text:list>
            <text:list-item>
              <text:p text:style-name="P1542">have a coffee/tea/<text:span text:style-name="T1233">drink</text:span> — пить кофе/чай/<text:span text:style-name="T1233">напиток</text:span>;</text:p>
            </text:list-item>
            <text:list-item>
              <text:p text:style-name="P1542">have a meal — принимать пищу;</text:p>
            </text:list-item>
            <text:list-item>
              <text:p text:style-name="P1542">have a breakfast/luch/dinner — завтракать/обедать/ужинать.</text:p>
            </text:list-item>
          </text:list>
        </text:list-item>
      </text:list>
      <text:p text:style-name="P825"/>
      <text:list xml:id="list185906815289613" text:continue-list="list652232417" text:style-name="L44">
        <text:list-item>
          <text:p text:style-name="P1691"><text:span text:style-name="T305">в</text:span><text:span text:style-name="T270">ыражения, связанные с времяпровождением:</text:span></text:p>
        </text:list-item>
      </text:list>
      <text:list xml:id="list2259005729" text:style-name="L46">
        <text:list-item>
          <text:list>
            <text:list-item>
              <text:p text:style-name="P1543">have a date — ходить на свидание;</text:p>
            </text:list-item>
            <text:list-item>
              <text:p text:style-name="P1543">have a good time — хорошо проводить время;</text:p>
            </text:list-item>
            <text:list-item>
              <text:p text:style-name="P1543">have a meeting / an appointment — назначать встречу;</text:p>
            </text:list-item>
            <text:list-item>
              <text:p text:style-name="P1543">have a nice day — удачного дня (пожелание);</text:p>
            </text:list-item>
            <text:list-item>
              <text:p text:style-name="P1543">have fun — веселиться.</text:p>
            </text:list-item>
          </text:list>
        </text:list-item>
      </text:list>
      <text:p text:style-name="P823"/>
      <text:list xml:id="list185907094692952" text:continue-list="list185906815289613" text:style-name="L44">
        <text:list-item>
          <text:p text:style-name="P1691"><text:span text:style-name="T305">в</text:span><text:span text:style-name="T270">ыражения, связанные </text:span><text:span text:style-name="T306">с внешностью:</text:span></text:p>
        </text:list-item>
      </text:list>
      <text:list xml:id="list1305364788" text:style-name="L47">
        <text:list-item>
          <text:list>
            <text:list-item>
              <text:p text:style-name="P1544">have a bath/shower/shave — принимать ванну/душ, побриться;</text:p>
            </text:list-item>
            <text:list-item>
              <text:p text:style-name="P1544">have a haircat — постричься.</text:p>
            </text:list-item>
          </text:list>
        </text:list-item>
      </text:list>
      <text:p text:style-name="P826"/>
      <text:list xml:id="list185905816756933" text:continue-list="list185907094692952" text:style-name="L44">
        <text:list-item>
          <text:p text:style-name="P1692"><text:span text:style-name="T305">в</text:span><text:span text:style-name="T306">ыражения, связанные с общением:</text:span></text:p>
        </text:list-item>
      </text:list>
      <text:list xml:id="list882567230" text:style-name="L48">
        <text:list-item>
          <text:list>
            <text:list-item>
              <text:p text:style-name="P1545">have a guess — угадывать, догадываться;</text:p>
            </text:list-item>
            <text:list-item>
              <text:p text:style-name="P1545">have a chat — болтать;</text:p>
            </text:list-item>
            <text:list-item>
              <text:p text:style-name="P1545">have a talk/discussion — беседовать/обсуждать;</text:p>
            </text:list-item>
            <text:list-item>
              <text:p text:style-name="P1545">have a call — позвонить.</text:p>
            </text:list-item>
          </text:list>
        </text:list-item>
      </text:list>
      <text:p text:style-name="P826"/>
      <text:list xml:id="list185907236168818" text:continue-list="list185905816756933" text:style-name="L44">
        <text:list-item>
          <text:p text:style-name="P1692"><text:span text:style-name="T305">в</text:span><text:span text:style-name="T306">ыражения связанные со здоровьем:</text:span></text:p>
        </text:list-item>
      </text:list>
      <text:list xml:id="list4213507306" text:style-name="L49">
        <text:list-item>
          <text:list>
            <text:list-item>
              <text:p text:style-name="P1546">have a baby — родить;</text:p>
            </text:list-item>
            <text:list-item>
              <text:p text:style-name="P1546">have a cold — простудиться;</text:p>
            </text:list-item>
            <text:list-item>
              <text:p text:style-name="P1546"><text:soft-page-break/>have a cough — кашлять;</text:p>
            </text:list-item>
            <text:list-item>
              <text:p text:style-name="P1546">have a headache — болит голова.</text:p>
            </text:list-item>
          </text:list>
        </text:list-item>
      </text:list>
      <text:p text:style-name="P826"/>
      <text:list xml:id="list185905319075453" text:continue-list="list185907236168818" text:style-name="L44">
        <text:list-item>
          <text:p text:style-name="P1692"><text:span text:style-name="T305">в</text:span><text:span text:style-name="T306">ыражения, связанные с отдыхом:</text:span></text:p>
          <text:list>
            <text:list-item>
              <text:p text:style-name="P1547">have a day off — взять выходной;</text:p>
            </text:list-item>
            <text:list-item>
              <text:p text:style-name="P1547">have a dream — видеть сон;</text:p>
            </text:list-item>
            <text:list-item>
              <text:p text:style-name="P1547">have a nightmare — видеть кошмар;</text:p>
            </text:list-item>
            <text:list-item>
              <text:p text:style-name="P1547">have a rest — отдыхать;</text:p>
            </text:list-item>
            <text:list-item>
              <text:p text:style-name="P1547">have a sleep — спать.</text:p>
            </text:list-item>
          </text:list>
        </text:list-item>
      </text:list>
      <text:p text:style-name="P826"/>
      <text:list xml:id="list185905550301762" text:continue-numbering="true" text:style-name="L44">
        <text:list-item>
          <text:p text:style-name="P1692"><text:span text:style-name="T305">в</text:span><text:span text:style-name="T306">ыражения, свяханые с физической активностью:</text:span></text:p>
        </text:list-item>
      </text:list>
      <text:list xml:id="list2067932505" text:style-name="L50">
        <text:list-item>
          <text:list>
            <text:list-item>
              <text:p text:style-name="P1548">have a good journey — добраться без проблем (пожелание);</text:p>
            </text:list-item>
            <text:list-item>
              <text:p text:style-name="P1548">have a good flight — хорошо долететь (пожелание);</text:p>
            </text:list-item>
            <text:list-item>
              <text:p text:style-name="P1548">have a lift — подвести (на машине);</text:p>
            </text:list-item>
            <text:list-item>
              <text:p text:style-name="P1549">have a ride — проехаться;</text:p>
            </text:list-item>
            <text:list-item>
              <text:p text:style-name="P1549">have a walk — пройтись (прогуляться);</text:p>
            </text:list-item>
            <text:list-item>
              <text:p text:style-name="P1549">have a swim — поплавать;</text:p>
            </text:list-item>
            <text:list-item>
              <text:p text:style-name="P1549">have a hug — обняться;</text:p>
            </text:list-item>
            <text:list-item>
              <text:p text:style-name="P1549">have a kiss — поцеловаться.</text:p>
            </text:list-item>
          </text:list>
        </text:list-item>
      </text:list>
      <text:p text:style-name="P826"/>
      <text:p text:style-name="P866">Глагол <text:span text:style-name="T491">get</text:span></text:p>
      <text:p text:style-name="P828"/>
      <text:p text:style-name="P1168"><text:span text:style-name="T272">Один и самых запутанных глаголов, который может переводится по разному,</text:span><text:span text:style-name="T271"> в записимости </text:span></text:p>
      <text:p text:style-name="P829">от слов, идущих после него. Поэтому его нужно переводить в связке с соседними словами.</text:p>
      <text:p text:style-name="P830"/>
      <text:p text:style-name="P1168"><text:span text:style-name="T272">Если после </text:span><text:span text:style-name="T89">get</text:span><text:span text:style-name="T272"> идет существительное, то он передает значение </text:span><text:span text:style-name="T271">«</text:span><text:span text:style-name="T272">получать, покупать</text:span><text:span text:style-name="T271">».</text:span></text:p>
      <text:p text:style-name="P829"/>
      <text:p text:style-name="P82"><text:span text:style-name="T56">I </text:span><text:span text:style-name="T45">got a new car — Я купил новую машину.</text:span></text:p>
      <text:p text:style-name="P1048">I got an A today — Я получил пятерку сегодня. (A — <text:span text:style-name="T1238">это </text:span>оценка)</text:p>
      <text:p text:style-name="P1341"><text:span text:style-name="T271">Е</text:span><text:span text:style-name="T237">сли </text:span><text:span text:style-name="T67">get</text:span><text:span text:style-name="T237"> используется со средством передвижения, то он приобретает значение </text:span></text:p>
      <text:p text:style-name="P831">«сесть в транспорт». В этом случае он может использоваться с предлогом <text:span text:style-name="T491">on</text:span>.</text:p>
      <text:p text:style-name="P831"/>
      <text:p text:style-name="P1048">I got on a bus at 5 o`clock — Я сел в автобус в 5 часов.</text:p>
      <text:p text:style-name="P1048">I got a taxi — Я взял такси.</text:p>
      <text:p text:style-name="P829"/>
      <text:p text:style-name="P1341"><text:span text:style-name="T271">Е</text:span><text:span text:style-name="T237">сли после get идет прилагательное, то это означает «прийти к этому состоянию», </text:span></text:p>
      <text:p text:style-name="P831">например: <text:span text:style-name="T491">get hungry (проголодаться), get better (стать лучше), get cold (замерзнуть)</text:span> и т. д.</text:p>
      <text:p text:style-name="P831"/>
      <text:p text:style-name="P1048">He got dressed quickly and left — Он оделся быстро и ушел.</text:p>
      <text:p text:style-name="P831"/>
      <text:p text:style-name="P831">Если <text:span text:style-name="T491">get</text:span> используется с частицей <text:span text:style-name="T491">to</text:span>, то это означает «прибывать в такое-то место».</text:p>
      <text:p text:style-name="P831"/>
      <text:p text:style-name="P1048">I got to work late — Я приехал на работу поздно.</text:p>
      <text:p text:style-name="P1048">I got to the airport by train — Я приехал в аэропорт на поезде.</text:p>
      <text:p text:style-name="P829"/>
      <text:p text:style-name="P829">В пассивном залоге может заменять глагол <text:span text:style-name="T491">be</text:span>. </text:p>
      <text:p text:style-name="P829"/>
      <text:p text:style-name="P829">Если <text:span text:style-name="T491">be</text:span> означает «быть в состоянии / обладать качеством», то <text:span text:style-name="T491">get</text:span> означает </text:p>
      <text:p text:style-name="P830">«входить в состояние / приобретать качество».</text:p>
      <text:p text:style-name="P830"/>
      <text:p text:style-name="P830">В отличии от <text:span text:style-name="T491">be, do, have</text:span>, этот глагол не может быть вспомогательным.</text:p>
      <text:p text:style-name="P832"><text:soft-page-break/>Почти для любого предложения с <text:span text:style-name="T491">get</text:span> можно найти замену с другим глаголом.</text:p>
      <text:p text:style-name="P830"/>
      <text:p text:style-name="P1347"><text:span text:style-name="T237">После </text:span><text:span text:style-name="T67">get</text:span><text:span text:style-name="T237"> могут стоять разные предлоги, в зависимости от которых он может сильно</text:span></text:p>
      <text:p text:style-name="P1348"><text:span text:style-name="T237">меняться. Такие измененя не всегда поддаются логике</text:span><text:span text:style-name="T273">:</text:span></text:p>
      <text:list xml:id="list2530944580" text:style-name="L51">
        <text:list-item>
          <text:p text:style-name="P1550">get along — ладить друг с другом;</text:p>
        </text:list-item>
        <text:list-item>
          <text:p text:style-name="P1550">get away — убираться прочь (грубо);</text:p>
        </text:list-item>
        <text:list-item>
          <text:p text:style-name="P1550">get back — вернуться;</text:p>
        </text:list-item>
        <text:list-item>
          <text:p text:style-name="P1550">get in — попасть внутрь;</text:p>
        </text:list-item>
        <text:list-item>
          <text:p text:style-name="P1550">get on — справиться с ситуацией.</text:p>
        </text:list-item>
      </text:list>
      <text:p text:style-name="P833"/>
      <text:p text:style-name="P975"><text:span text:style-name="T1082">W</text:span><text:span text:style-name="T1072">e get along well — Мы хорошо ладим.</text:span></text:p>
      <text:p text:style-name="P1049">I`ll get away from work as soon as I can — Я свалю с этой работы, как только смогу.</text:p>
      <text:p text:style-name="P1049">Get in the car quickly! — Быстро садись в машину!</text:p>
      <text:p text:style-name="P1050">How are you getting on with your new job? — Как дела на новой работе?</text:p>
      <text:p text:style-name="P1291"/>
      <text:p text:style-name="P1291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290">Такие сочетания нельзя переводить по отдельности, а только в связке.</text:p>
      <text:p text:style-name="P830"/>
      <text:p text:style-name="P1290">Один и тот же фразовый глагол может иметь несколько значений.</text:p>
      <text:p text:style-name="P830"/>
      <text:p text:style-name="P862">Глаголы, в которых все путаются</text:p>
      <text:p text:style-name="P834"/>
      <text:p text:style-name="P835"><text:span text:style-name="T657">Tell и say</text:span> можно перевести как «сказать». Только первый означатает «рассказать», </text:p>
      <text:p text:style-name="P835">а второй - «сказать/говорить». </text:p>
      <text:p text:style-name="P835"/>
      <text:p text:style-name="P835">После <text:span text:style-name="T491">tell</text:span> нужно обязательно указать, кому адресована фраза, либо что именно </text:p>
      <text:p text:style-name="P835">говорится. После <text:span text:style-name="T491">tell</text:span> не нужен предлог.</text:p>
      <text:p text:style-name="P835"/>
      <text:p text:style-name="P1051">Tell me the truth — Скажи мне правду.</text:p>
      <text:p text:style-name="P1051">Tell Michael that I will be late — Скажи Майклу, что я опоздаю.</text:p>
      <text:p text:style-name="P835"/>
      <text:p text:style-name="P835">После <text:span text:style-name="T491">say</text:span> можно ничего не указывать, либо указать того, кто сказал фразу.</text:p>
      <text:p text:style-name="P835">Если мы говорим, кому адресована фраза, то после <text:span text:style-name="T491">say</text:span> нужен предлог <text:span text:style-name="T491">to</text:span>.</text:p>
      <text:p text:style-name="P835"/>
      <text:p text:style-name="P1051">«You deserve more than this», I said to myself — Ты заслуживаешь большего, я сказал себе.</text:p>
      <text:p text:style-name="P835"/>
      <text:p text:style-name="P1342"><text:span text:style-name="T150">See, l</text:span><text:span text:style-name="T149">ook, watch</text:span><text:span text:style-name="T237"> передают значение «видеть», но с разными смысловыми оттенками.</text:span></text:p>
      <text:p text:style-name="P835"/>
      <text:p text:style-name="P836">Глагол <text:span text:style-name="T491">see</text:span> означает «видеть», как физическую возможность. Обычно <text:span text:style-name="T1239">он </text:span>не употребляется </text:p>
      <text:p text:style-name="P836">во временах Continuous.</text:p>
      <text:p text:style-name="P835"/>
      <text:p text:style-name="P1051">I see a bird in the tree — Я вижу птицу на дереве.</text:p>
      <text:p text:style-name="P835"/>
      <text:p text:style-name="P835"><text:span text:style-name="T491">Look</text:span> означает «смотреть на что-либо». Если мы хотим узнать на какой объет смотрим — используется предлог <text:span text:style-name="T491">at</text:span>. В отличии от <text:span text:style-name="T491">see</text:span>, можно использовать в Continuous.</text:p>
      <text:p text:style-name="P835"/>
      <text:p text:style-name="P1051">Don`t worry, I`m not looking — Не волнуйся, я не смотрю.</text:p>
      <text:p text:style-name="P1051">I`m looking at the dog — Я смотрю на собаку.</text:p>
      <text:p text:style-name="P835"/>
      <text:p text:style-name="P1169"><text:span text:style-name="T67">Watch</text:span><text:span text:style-name="T237"> означает «</text:span><text:span text:style-name="T275">следить (взором)</text:span><text:span text:style-name="T237">» или «наблюдать» </text:span><text:span text:style-name="T274">за объектом</text:span><text:span text:style-name="T237">.</text:span></text:p>
      <text:p text:style-name="P837"/>
      <text:p text:style-name="P52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83"><text:span text:style-name="T59">I </text:span><text:span text:style-name="T45">like watching birds — Мне нравится наблюдать за птицами.</text:span></text:p>
      <text:p text:style-name="P837"/>
      <text:p text:style-name="P1169"><text:span text:style-name="T149">Hear, listen</text:span><text:span text:style-name="T237"> можно перевести как «слышать» и «слушать». Первый означает физическую возможность, а второй — осознанное действие.</text:span></text:p>
      <text:p text:style-name="P837"/>
      <text:p text:style-name="P1052">Can you hear some noise? — Ты слышишь шум?</text:p>
      <text:p text:style-name="P1052">I think I heard something — Кажется, я что-то слышал.</text:p>
      <text:p text:style-name="P837"/>
      <text:p text:style-name="P1343"><text:span text:style-name="T275">Когда мы говорим о том, что именно слушаем, то</text:span><text:span text:style-name="T237"> </text:span><text:span text:style-name="T275">п</text:span><text:span text:style-name="T237">осле </text:span><text:span text:style-name="T67">listen</text:span><text:span text:style-name="T237"> </text:span><text:span text:style-name="T275">ставится предлог </text:span><text:span text:style-name="T90">to</text:span><text:span text:style-name="T275">.</text:span></text:p>
      <text:p text:style-name="P838">При переводе на русский предлог выпадает.</text:p>
      <text:p text:style-name="P838"/>
      <text:p text:style-name="P1052">Listen to me, please — Пожалуйста, послушай меня.</text:p>
      <text:p text:style-name="P1052">What music do you listen to? - Какую музыку ты слушает?</text:p>
      <text:p text:style-name="P838"/>
      <text:p text:style-name="P1344"><text:span text:style-name="T149">Do, make</text:span><text:span text:style-name="T23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38"/>
      <text:p text:style-name="P839">Устойчивые выражения с do:</text:p>
      <text:list xml:id="list3911362872" text:style-name="L52">
        <text:list-item>
          <text:p text:style-name="P1551">do an exam/test — сдавать экзамен/тест;</text:p>
        </text:list-item>
        <text:list-item>
          <text:p text:style-name="P1551">do a course — пройти курс;</text:p>
        </text:list-item>
        <text:list-item>
          <text:p text:style-name="P1551">do work/homework/housework — делать работу / домашнюю работу / работу по дому;</text:p>
        </text:list-item>
        <text:list-item>
          <text:p text:style-name="P1551">do a favour — оказывать услугу;</text:p>
        </text:list-item>
        <text:list-item>
          <text:p text:style-name="P1551">do business — заниматься бизнесом;</text:p>
        </text:list-item>
        <text:list-item>
          <text:p text:style-name="P1551">do right/wrong — поступать правильно/неправильно;</text:p>
        </text:list-item>
        <text:list-item>
          <text:p text:style-name="P1553">do the shopping — делать покупки;</text:p>
        </text:list-item>
        <text:list-item>
          <text:p text:style-name="P1551">do the wassing up — мыть посуду;</text:p>
        </text:list-item>
      </text:list>
      <text:p text:style-name="P838"/>
      <text:p text:style-name="P839">Устойчивые выражения с make:</text:p>
      <text:list xml:id="list805588179" text:style-name="L53">
        <text:list-item>
          <text:p text:style-name="P1552">make a noise — шуметь;</text:p>
        </text:list-item>
        <text:list-item>
          <text:p text:style-name="P1552">make a bed — застилать постель;</text:p>
        </text:list-item>
        <text:list-item>
          <text:p text:style-name="P1552">make a cake/tea/dinner — приготовить торт/чай/ужин;</text:p>
        </text:list-item>
        <text:list-item>
          <text:p text:style-name="P1693"><text:span text:style-name="T237">make a choice — сделать </text:span><text:span text:style-name="T276">выбор;</text:span></text:p>
        </text:list-item>
        <text:list-item>
          <text:p text:style-name="P1554">make a scision — принять решение;</text:p>
        </text:list-item>
        <text:list-item>
          <text:p text:style-name="P1554">make a promise — обещать, дать обещание;</text:p>
        </text:list-item>
        <text:list-item>
          <text:p text:style-name="P1554">make a friends — подружиться.</text:p>
        </text:list-item>
      </text:list>
      <text:p text:style-name="P840"/>
      <text:p text:style-name="P1053">Could you do me a favour — Не мог бы ты оказать мне услугу? </text:p>
      <text:p text:style-name="P1053">I belive she`ll make the right choice — Я верю, что она сделает правильный выбор.</text:p>
      <text:p text:style-name="P840"/>
      <text:p text:style-name="P1224"><text:span text:style-name="T362">Про и</text:span><text:span text:style-name="T363">нфинитив и герундий</text:span></text:p>
      <text:p text:style-name="P841"/>
      <text:p text:style-name="P848">Когда в английском предложении идет несколько глаголов <text:span text:style-name="T1241">подря</text:span><text:span text:style-name="T1242">д</text:span>, то первый является сказуемым<text:span text:style-name="T1240">, а следующий, свободный от времени, стоит в форме инфинитива </text:span></text:p>
      <text:p text:style-name="P1177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847"/>
      <text:p text:style-name="P1062">What do you want <text:span text:style-name="T1043">to do</text:span>? — Что ты хочешь <text:span text:style-name="T1043">делать</text:span>?</text:p>
      <text:p text:style-name="P1062">I like <text:span text:style-name="T1043">playing</text:span> cards — Я люблю <text:span text:style-name="T1043">играть</text:span> в карты.</text:p>
      <text:p text:style-name="P1063">Please don`t make me <text:span text:style-name="T1043">worry</text:span> — Пожалуйста, не заставляй меня <text:span text:style-name="T1043">волноваться</text:span>.</text:p>
      <text:p text:style-name="P1064">I don`t mind <text:span text:style-name="T1043">doing</text:span> it on my own — Я не против <text:span text:style-name="T1043">сделать</text:span> это в одиночку.</text:p>
      <text:p text:style-name="P849"/>
      <text:p text:style-name="P1178"><text:soft-page-break/><text:span text:style-name="T282">И</text:span><text:span text:style-name="T283">нфинитив и герундий дополняют по смыслу </text:span><text:span text:style-name="T298">сказуемое</text:span><text:span text:style-name="T283">. </text:span><text:span text:style-name="T284">Они являются взаимозаменяемы </text:span></text:p>
      <text:p text:style-name="P1178"><text:span text:style-name="T291">и</text:span><text:span text:style-name="T284"> </text:span><text:span text:style-name="T291">в</text:span><text:span text:style-name="T284"> основном </text:span><text:span text:style-name="T291">и</text:span><text:span text:style-name="T284">спользуют</text:span><text:span text:style-name="T291">ся</text:span><text:span text:style-name="T284"> по наитию </text:span><text:span text:style-name="T298">либо</text:span><text:span text:style-name="T284"> в зависимости от диалекта.</text:span></text:p>
      <text:p text:style-name="P850"/>
      <text:p text:style-name="P851">На русский инфинитив и герундий переводятся несколькими способами:</text:p>
      <text:list xml:id="list558557837" text:style-name="L54">
        <text:list-item>
          <text:p text:style-name="P1555">начальной формой глагола (делать);</text:p>
        </text:list-item>
        <text:list-item>
          <text:p text:style-name="P1555">причастием (делая);</text:p>
        </text:list-item>
        <text:list-item>
          <text:p text:style-name="P1555">придаточным предложением (чтобы сделать).</text:p>
        </text:list-item>
      </text:list>
      <text:p text:style-name="P850"/>
      <text:p text:style-name="P867">Инфинитив </text:p>
      <text:p text:style-name="P857"/>
      <text:p text:style-name="P1184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1057"><text:span text:style-name="T65">I don`t want </text:span><text:span text:style-name="T1257">to interface</text:span><text:span text:style-name="T65"> — Я не хочу </text:span><text:span text:style-name="T1257">вмешиваться</text:span><text:span text:style-name="T65">.</text:span></text:p>
      <text:p text:style-name="P858"/>
      <text:p text:style-name="P741"><text:span text:style-name="T291">Г</text:span><text:span text:style-name="T285">лаголы, после которых инфинитив всегда </text:span><text:span text:style-name="T292">с частицей </text:span><text:span text:style-name="T91">to</text:span><text:span text:style-name="T285">:</text:span></text:p>
      <text:list xml:id="list13135087" text:style-name="L55">
        <text:list-item>
          <text:p text:style-name="P1556">want — хотеть;</text:p>
        </text:list-item>
        <text:list-item>
          <text:p text:style-name="P1556">need — нуждаться;</text:p>
        </text:list-item>
        <text:list-item>
          <text:p text:style-name="P1556">plan — планировать;</text:p>
        </text:list-item>
        <text:list-item>
          <text:p text:style-name="P1556">decide — принимать решение;</text:p>
        </text:list-item>
        <text:list-item>
          <text:p text:style-name="P1556">offer — предлагать;</text:p>
        </text:list-item>
        <text:list-item>
          <text:p text:style-name="P1556">hope — надеяться;</text:p>
        </text:list-item>
        <text:list-item>
          <text:p text:style-name="P1556">promise — обещать;</text:p>
        </text:list-item>
        <text:list-item>
          <text:p text:style-name="P1556">try — пытаться;</text:p>
        </text:list-item>
        <text:list-item>
          <text:p text:style-name="P1556">forget — забывать;</text:p>
        </text:list-item>
        <text:list-item>
          <text:p text:style-name="P1556">learn — изучать;</text:p>
        </text:list-item>
        <text:list-item>
          <text:p text:style-name="P1556">would like — хотел бы.</text:p>
        </text:list-item>
      </text:list>
      <text:p text:style-name="P1056"/>
      <text:p text:style-name="P1056">We promise <text:span text:style-name="T1043">to get</text:span> the money — Мы обещали <text:span text:style-name="T1043">достать</text:span> денег.</text:p>
      <text:p text:style-name="P1056">Don`t forget <text:span text:style-name="T1043">to write</text:span> importang things — Не забывай <text:span text:style-name="T1043">записывать</text:span> самое главное.</text:p>
      <text:p text:style-name="P852"/>
      <text:p text:style-name="P1176"><text:span text:style-name="T286">Между смысловым глаголом и идущим за ним инфинитивом часто </text:span><text:span text:style-name="T302">стоит</text:span><text:span text:style-name="T286"> дополнение.</text:span></text:p>
      <text:p text:style-name="P742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1364691259" text:style-name="L56">
        <text:list-item>
          <text:p text:style-name="P1557">ask — спрашивать;</text:p>
        </text:list-item>
        <text:list-item>
          <text:p text:style-name="P1557">tell — говорить;</text:p>
        </text:list-item>
        <text:list-item>
          <text:p text:style-name="P1557">advice — советовать;</text:p>
        </text:list-item>
        <text:list-item>
          <text:p text:style-name="P1557">expect — ожидать;</text:p>
        </text:list-item>
        <text:list-item>
          <text:p text:style-name="P1557">pesuade — убеждать;</text:p>
        </text:list-item>
        <text:list-item>
          <text:p text:style-name="P1557">teach — обучать.</text:p>
        </text:list-item>
      </text:list>
      <text:p text:style-name="P855"/>
      <text:p text:style-name="P1061"><text:span text:style-name="T1248">I </text:span><text:span text:style-name="T34">asked</text:span><text:span text:style-name="T1249"> </text:span><text:span text:style-name="T1279">Mike</text:span><text:span text:style-name="T1249"> </text:span><text:span text:style-name="T1048">to come</text:span><text:span text:style-name="T1249"> in — Я просила Майка войти.</text:span></text:p>
      <text:p text:style-name="P85"><text:span text:style-name="T32">Tell</text:span><text:span text:style-name="T45"> </text:span><text:span text:style-name="T1280">them</text:span><text:span text:style-name="T45"> </text:span><text:span text:style-name="T63">to leave</text:span><text:span text:style-name="T45"> us alone — Попроси их оставить нас в покое.</text:span></text:p>
      <text:p text:style-name="P852"/>
      <text:p text:style-name="P1179"><text:span text:style-name="T286">Если после смыслового глагола </text:span><text:span text:style-name="T301">указано</text:span><text:span text:style-name="T287"> </text:span><text:span text:style-name="T286">дополне</text:span><text:span text:style-name="T287">ние, </text:span><text:span text:style-name="T288">то такие предложения удобней переводить с использованием придаточного предложения </text:span><text:span text:style-name="T315">(о них позже)</text:span><text:span text:style-name="T288">.</text:span></text:p>
      <text:p text:style-name="P856"/>
      <text:p text:style-name="P89"><text:span text:style-name="T60">I </text:span><text:span text:style-name="T33">promise</text:span><text:span text:style-name="T60"> </text:span><text:span text:style-name="T1281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1058"/>
      <text:p text:style-name="P1179"><text:span text:style-name="T368">(</text:span><text:span text:style-name="T369">п</text:span><text:span text:style-name="T370">ридаточно</text:span><text:span text:style-name="T371">е</text:span><text:span text:style-name="T370"> предложени</text:span><text:span text:style-name="T372">е</text:span><text:span text:style-name="T370"> — </text:span><text:span text:style-name="T368">это синтаксическая часть сложноподчиненного предложения, содержащая подчинительный союз или союзное слово: </text:span><text:span text:style-name="T373">Петя убежал с урока, </text:span><text:span text:style-name="T374">чтобы не пропустить концерт</text:span><text:span text:style-name="T368">. </text:span><text:span text:style-name="Emphasis"><text:span text:style-name="T375">Изобразить чувство, </text:span></text:span><text:span text:style-name="Emphasis"><text:span text:style-name="T376">которое я испытывал</text:span></text:span><text:span text:style-name="Emphasis"><text:span text:style-name="T375">, очень трудно</text:span></text:span><text:span text:style-name="T368">)</text:span><text:span text:style-name="T370">.</text:span></text:p>
      <text:p text:style-name="P1058"/>
      <text:p text:style-name="P1179"><text:soft-page-break/><text:span text:style-name="T288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853"/>
      <text:p text:style-name="P90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91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1059"/>
      <text:p text:style-name="P284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854"/>
      <text:p text:style-name="P1060">I <text:span text:style-name="T23">went out</text:span> <text:span text:style-name="T1043">for food</text:span> — Я <text:span text:style-name="T23">вышел</text:span><text:span text:style-name="T1247"> </text:span><text:span text:style-name="T1043">за едой</text:span>.</text:p>
      <text:p text:style-name="P278"/>
      <text:p text:style-name="P278">Ес<text:span text:style-name="T1247">ть</text:span> глаголы, после которых инфинитив используется без частицы <text:span text:style-name="T491">to</text:span> («голый» инфитив). Таких глаголов немного. Самыми распространенные: <text:span text:style-name="T491">let </text:span>(позволять) и <text:span text:style-name="T491">make</text:span>.</text:p>
      <text:p text:style-name="P276"/>
      <text:p text:style-name="P87"><text:span text:style-name="T23">Let</text:span> <text:span text:style-name="T1276">Peter</text:span> <text:span text:style-name="T1043">explain</text:span> himself — Позволь Питеру объясниться.</text:p>
      <text:p text:style-name="P88"><text:span text:style-name="T23">Let</text:span> <text:span text:style-name="T1276">us</text:span> (let`s) <text:span text:style-name="T1043">watch</text:span> this movie — Давай<text:span text:style-name="T1244"> </text:span>посмотрим этот фильм.</text:p>
      <text:p text:style-name="P277"/>
      <text:p text:style-name="P279">Если после <text:span text:style-name="T491">make</text:span> стоит еще один глагол, то в этом случае <text:span text:style-name="T491">make</text:span> переводится не как «делать», </text:p>
      <text:p text:style-name="P279">а как «заставлять». После <text:span text:style-name="T491">make</text:span> нужно также указать дополнение.</text:p>
      <text:p text:style-name="P279"/>
      <text:p text:style-name="P248">I <text:span text:style-name="T3">can`t</text:span> <text:span text:style-name="T23">make</text:span> <text:span text:style-name="T1276">John</text:span> <text:span text:style-name="T1043">work</text:span> — Я не могу заставить Джона работать.</text:p>
      <text:p text:style-name="P280"/>
      <text:p text:style-name="P282"><text:span text:style-name="T1245">Если инфинитив стоит после связки </text:span><text:span text:style-name="T519">it</text:span><text:span text:style-name="T1267"> + </text:span><text:span text:style-name="T516">be </text:span><text:span text:style-name="T1245">+ прилагательно</text:span><text:span text:style-name="T1246">е</text:span><text:span text:style-name="T1245">, то </text:span><text:span text:style-name="T1267">он </text:span><text:span text:style-name="T1245">используется </text:span></text:p>
      <text:p text:style-name="P282"><text:span text:style-name="T1245">с частицей </text:span><text:span text:style-name="T516">to</text:span><text:span text:style-name="T1245">. </text:span><text:span text:style-name="T1267">Такая связка выражает отношение к делу.</text:span></text:p>
      <text:p text:style-name="P281"/>
      <text:p text:style-name="P86">It <text:span text:style-name="T361">is difficult</text:span> to understand him — Его<text:span text:style-name="T1267"> </text:span>сложно понять.</text:p>
      <text:p text:style-name="P94">It was difficult to find a good job — Было трудно найти хорошую работу.</text:p>
      <text:p text:style-name="P54"><text:span text:style-name="T1267">It is nice to live here — Здесь </text:span><text:span text:style-name="T1268">приятно жить.</text:span></text:p>
      <text:p text:style-name="P281"/>
      <text:p text:style-name="P1360">По правилам английского языка после <text:span text:style-name="T491">be</text:span> всегда используется прилалагательное, при этом на русский, <text:span text:style-name="T491">be</text:span> + прилагательное будет переводиться наречием (где, куда, зачем, как).</text:p>
      <text:p text:style-name="P283"/>
      <text:p text:style-name="P1184"><text:span text:style-name="T1035">Г</text:span><text:span text:style-name="T1036">ерундий</text:span><text:span text:style-name="T799"> </text:span></text:p>
      <text:p text:style-name="P287"/>
      <text:p text:style-name="P1184"><text:span text:style-name="T802">Э</text:span><text:span text:style-name="T795">то нечно среднее между глаголом и существительным, </text:span><text:span text:style-name="T800">потому что м</text:span><text:span text:style-name="T795">ожет переводит</text:span><text:span text:style-name="T800">ь</text:span><text:span text:style-name="T795">ся </text:span></text:p>
      <text:p text:style-name="P1184"><text:span text:style-name="T800">и так и этак </text:span><text:span text:style-name="T803">(в зависимости от места)</text:span><text:span text:style-name="T795">.</text:span><text:span text:style-name="T801"> </text:span><text:span text:style-name="T796">Выглядит как глагол c окончанием </text:span><text:span text:style-name="T517">-ing</text:span><text:span text:style-name="T796">.</text:span></text:p>
      <text:p text:style-name="P290"/>
      <text:p text:style-name="P1185"><text:span text:style-name="T804">Герундий используется после предлогов </text:span><text:span text:style-name="T807">и</text:span><text:span text:style-name="T804"> некоторых глаголов. </text:span><text:span text:style-name="T806">Т</text:span><text:span text:style-name="T807">акже</text:span><text:span text:style-name="T804"> е</text:span><text:span text:style-name="T805">сли после </text:span></text:p>
      <text:p text:style-name="P291">первого глагола идет предлог, то второй всегда пишется в форме герундия.</text:p>
      <text:p text:style-name="P292"/>
      <text:p text:style-name="P289">Если герундий стоит в конце предложения, то он переводится глаголом.</text:p>
      <text:p text:style-name="P1080"/>
      <text:p text:style-name="P976"><text:span text:style-name="T1150">I </text:span><text:span text:style-name="T31">ran</text:span><text:span text:style-name="T1149"> for a long time </text:span><text:span text:style-name="T1222">without</text:span><text:span text:style-name="T1149"> </text:span><text:span text:style-name="T1152">stopping</text:span><text:span text:style-name="T1149"> — Я долго бежал, не останавливаясь.</text:span></text:p>
      <text:p text:style-name="P976"><text:span text:style-name="T1150">D</text:span><text:span text:style-name="T1149">on`t stop. </text:span><text:span text:style-name="T31">Keep</text:span><text:span text:style-name="T1149"> </text:span><text:span text:style-name="T1222">on</text:span><text:span text:style-name="T1149"> </text:span><text:span text:style-name="T1152">running</text:span><text:span text:style-name="T1149">! </text:span><text:span text:style-name="T1151">— </text:span><text:span text:style-name="T1149">Не останавливайся. Продолжай бежать!</text:span></text:p>
      <text:p text:style-name="P977"><text:span text:style-name="T1222">Before</text:span><text:span text:style-name="T1149"> </text:span><text:span text:style-name="T1152">going</text:span><text:span text:style-name="T1149"> </text:span><text:span text:style-name="T1152">out</text:span><text:span text:style-name="T1149">, I phoned Jerry — Перед выходом я позвонил Джерри.</text:span></text:p>
      <text:p text:style-name="P1080"/>
      <text:p text:style-name="P1180"><text:span text:style-name="T339">Глаголы, после которых </text:span><text:span text:style-name="T340">принято использовать</text:span><text:span text:style-name="T339"> герундий:</text:span></text:p>
      <text:p text:style-name="P1081"/>
      <text:list xml:id="list1995037772" text:style-name="L57">
        <text:list-item>
          <text:p text:style-name="P1561">обозначающие начало, продолжительность или конец процесса:</text:p>
          <text:list>
            <text:list-item>
              <text:p text:style-name="P1562">stop — прекращать;</text:p>
            </text:list-item>
            <text:list-item>
              <text:p text:style-name="P1562">finish — заканчивать;</text:p>
            </text:list-item>
            <text:list-item>
              <text:p text:style-name="P1562">give up — прекращать;</text:p>
            </text:list-item>
            <text:list-item>
              <text:p text:style-name="P1562"><text:soft-page-break/>carry on / go on / keep on — продолжать;</text:p>
            </text:list-item>
          </text:list>
          <text:p text:style-name="P1562"/>
        </text:list-item>
        <text:list-item>
          <text:p text:style-name="P1561">обозначающие отношение к чему-то:</text:p>
          <text:list>
            <text:list-item>
              <text:p text:style-name="P1562">dislike — нелюбить;</text:p>
            </text:list-item>
            <text:list-item>
              <text:p text:style-name="P1562">enjoy — нравиться;</text:p>
            </text:list-item>
          </text:list>
        </text:list-item>
        <text:list-item>
          <text:p text:style-name="P1561">глаголы чувственного восприятия:</text:p>
          <text:list>
            <text:list-item>
              <text:p text:style-name="P1562">see — видеть;</text:p>
            </text:list-item>
            <text:list-item>
              <text:p text:style-name="P1562">watch — смотреть;</text:p>
            </text:list-item>
            <text:list-item>
              <text:p text:style-name="P1562">hear — слышать;</text:p>
            </text:list-item>
            <text:list-item>
              <text:p text:style-name="P1562">listen to — слушать.</text:p>
            </text:list-item>
          </text:list>
        </text:list-item>
      </text:list>
      <text:p text:style-name="P1082"/>
      <text:list xml:id="list185906581026625" text:continue-numbering="true" text:style-name="L57">
        <text:list-item>
          <text:p text:style-name="P1561">другие глаголы и словосочетания:</text:p>
          <text:list>
            <text:list-item>
              <text:p text:style-name="P1562">suggest — предлагать;</text:p>
            </text:list-item>
            <text:list-item>
              <text:p text:style-name="P1562">mind — иметь ввиду, возражать;</text:p>
            </text:list-item>
            <text:list-item>
              <text:p text:style-name="P1562">avoid — избегать;</text:p>
            </text:list-item>
            <text:list-item>
              <text:p text:style-name="P1562">practice — практиковаться;</text:p>
            </text:list-item>
            <text:list-item>
              <text:p text:style-name="P1562">can`t help — не мочь не делать;</text:p>
            </text:list-item>
            <text:list-item>
              <text:p text:style-name="P1562">can`t stand — не выносить, ненавидеть;</text:p>
            </text:list-item>
            <text:list-item>
              <text:p text:style-name="P1562">look forward to — ждать с нетерпением.</text:p>
            </text:list-item>
          </text:list>
        </text:list-item>
      </text:list>
      <text:p text:style-name="P1081"/>
      <text:p text:style-name="P978">I enjoy <text:span text:style-name="T1043">reading</text:span> very much — Я очень люблю читать.</text:p>
      <text:p text:style-name="P978">I can`t help <text:span text:style-name="T1043">feeling</text:span> responsible — Я не могу не чувствовать ответственности.</text:p>
      <text:p text:style-name="P978">I look forward to <text:span text:style-name="T1043">meeting</text:span> John — Я жд<text:span text:style-name="T1260">у</text:span> с нетерпением встечи с Джоном.</text:p>
      <text:p text:style-name="P285"/>
      <text:p text:style-name="P285">Сочетание сказуемого и герундия можно расш<text:span text:style-name="T1261">и</text:span>рить, добавив между ними дополнение.</text:p>
      <text:p text:style-name="P285"/>
      <text:p text:style-name="P53"><text:span text:style-name="T1250">I </text:span><text:span text:style-name="T35">saw</text:span><text:span text:style-name="T1250"> </text:span><text:span text:style-name="T1282">John</text:span><text:span text:style-name="T1250"> </text:span><text:span text:style-name="T1049">working</text:span><text:span text:style-name="T1250"> in the garden — Я видел, как Джон работает в саду.</text:span></text:p>
      <text:p text:style-name="P92">He <text:span text:style-name="T3">can`t</text:span> <text:span text:style-name="T23">stand</text:span> <text:span text:style-name="T1276">his father</text:span> <text:span text:style-name="T1043">drinking</text:span> — Он не может вынести того, что его отец пьет.</text:p>
      <text:p text:style-name="P276"/>
      <text:p text:style-name="P288">Когда нужно сказать про дейсвтие, которое регулярно совершается, то для этого используется</text:p>
      <text:p text:style-name="P743"><text:span text:style-name="T797">связка </text:span><text:span text:style-name="T518">go</text:span><text:span text:style-name="T797"> + герундий. Глагол </text:span><text:span text:style-name="T518">go</text:span><text:span text:style-name="T797"> в этом случае переводится как «занимаюсь этим делом»:</text:span></text:p>
      <text:list xml:id="list72815088" text:style-name="L58">
        <text:list-item>
          <text:p text:style-name="P1676"><text:span text:style-name="T797">go swimming — занима</text:span><text:span text:style-name="T798">ться</text:span><text:span text:style-name="T797"> плаваньем;</text:span></text:p>
        </text:list-item>
        <text:list-item>
          <text:p text:style-name="P1630">go running — бегать;</text:p>
        </text:list-item>
        <text:list-item>
          <text:p text:style-name="P1630">go fishing — рыбачить;</text:p>
        </text:list-item>
        <text:list-item>
          <text:p text:style-name="P1676">go skiing — кататься на лыжах;</text:p>
        </text:list-item>
        <text:list-item>
          <text:p text:style-name="P1694">go shopping — ходить по магазинам.</text:p>
        </text:list-item>
      </text:list>
      <text:p text:style-name="P1351"/>
      <text:p text:style-name="P1181"><text:span text:style-name="T1251">А связка </text:span><text:span text:style-name="T518">like</text:span><text:span text:style-name="T1251"> + герундий означает «</text:span><text:span text:style-name="T1252">люблю</text:span><text:span text:style-name="T1251"> заниматься этим </text:span><text:span text:style-name="T1252">делом</text:span><text:span text:style-name="T1251">».</text:span></text:p>
      <text:p text:style-name="P1351"/>
      <text:p text:style-name="P93">Would you like to <text:span text:style-name="T1043">go skiing</text:span> this weekend? — Ты хочешь <text:span text:style-name="T1043">покататься на лыжах</text:span> на выходных?</text:p>
      <text:p text:style-name="P93">I would rather <text:span text:style-name="T1043">go shopp</text:span><text:span text:style-name="T1050">i</text:span><text:span text:style-name="T1043">ng</text:span> — Нет, я лучше <text:span text:style-name="T1043">пойду по магазинам</text:span>.</text:p>
      <text:p text:style-name="P93">I <text:span text:style-name="T1043">like shopping</text:span> with my girlfriends! — Я <text:span text:style-name="T1043">люблю ходить по магазинам</text:span> с подру<text:span text:style-name="T1262">ж</text:span>ками!</text:p>
      <text:p text:style-name="P1351"/>
      <text:p text:style-name="P1183"><text:span text:style-name="T1254">Если герундий стоит в начале предложения, то он </text:span><text:span text:style-name="T1256">переводится не как глагол, а</text:span><text:span text:style-name="T1255"> как сущестительное </text:span><text:span text:style-name="T1256">(т. е. в этом случае он является подлежащим)</text:span><text:span text:style-name="T1254">.</text:span></text:p>
      <text:p text:style-name="P1182"/>
      <text:p text:style-name="P156">Swimming is very good for your health — Плаванье хорошо для здоровья</text:p>
      <text:p text:style-name="P156"><text:span text:style-name="T1253">L</text:span>earning English is not easy — Изучение английского — это нелегко.</text:p>
      <text:p text:style-name="P1182"/>
      <text:p text:style-name="P664">Глаголы, после который можно использовать как инфинитив так и герундий:</text:p>
      <text:p text:style-name="P664"><text:soft-page-break/></text:p>
      <text:list xml:id="list697140828" text:style-name="L59">
        <text:list-item>
          <text:p text:style-name="P1661">обозначающие процесс:</text:p>
          <text:list>
            <text:list-item>
              <text:p text:style-name="P1662">start, begin — начинать;</text:p>
            </text:list-item>
            <text:list-item>
              <text:p text:style-name="P1662">continue — продолжать;</text:p>
            </text:list-item>
          </text:list>
        </text:list-item>
      </text:list>
      <text:p text:style-name="P664"/>
      <text:list xml:id="list185905707571700" text:continue-numbering="true" text:style-name="L59">
        <text:list-item>
          <text:p text:style-name="P1661">обозначающие отношение к чему-то:</text:p>
          <text:list>
            <text:list-item>
              <text:p text:style-name="P1663">love — любить;</text:p>
            </text:list-item>
            <text:list-item>
              <text:p text:style-name="P1663">like — нравиться;</text:p>
            </text:list-item>
            <text:list-item>
              <text:p text:style-name="P1663">hate — ненавидеть;</text:p>
            </text:list-item>
            <text:list-item>
              <text:p text:style-name="P1663">prefer — предпочитать;</text:p>
            </text:list-item>
          </text:list>
        </text:list-item>
      </text:list>
      <text:p text:style-name="P665"/>
      <text:p text:style-name="P157">I started to leart English at school / I started learning English at school.</text:p>
      <text:p text:style-name="P157">I love to play the piano / I love playing the piano.</text:p>
      <text:p text:style-name="P666"/>
      <text:p text:style-name="P1382">Формальное подлежащее. <text:span text:style-name="T1264">Dummy subject</text:span></text:p>
      <text:p text:style-name="P667"/>
      <text:p text:style-name="P668">В английском предложении обязательно должно присутствовать подлежащее и сказуемое.</text:p>
      <text:p text:style-name="P669">Это его грамматическая основа. В русском предложении подлежащее может отсутствовать.</text:p>
      <text:p text:style-name="P668">Из-за этого могут возн<text:span text:style-name="T1264">и</text:span>кать некоторые трудности при переводе.</text:p>
      <text:p text:style-name="P668"/>
      <text:p text:style-name="P670">Когда в русском предложении подлежащее отсутствует, в английском используется формальное подлежащее. Их всего 2: <text:span text:style-name="T491">there</text:span> и <text:span text:style-name="T491">it</text:span>, <text:span text:style-name="T1265">но </text:span><text:span text:style-name="T1269">еще </text:span><text:span text:style-name="T1265">могут</text:span><text:span text:style-name="T1269"> </text:span><text:span text:style-name="T1265">встретиться: </text:span><text:span text:style-name="T520">t</text:span><text:span text:style-name="T491">hey</text:span>, <text:span text:style-name="T491">this</text:span>, <text:span text:style-name="T491">that</text:span>.</text:p>
      <text:p text:style-name="P1213"><text:span text:style-name="T385">Т</text:span><text:span text:style-name="T386">акие предложения удобнее переводить с конца </text:span><text:span text:style-name="T457">(как и </text:span><text:span text:style-name="T458">все, в английском</text:span><text:span text:style-name="T457">)</text:span><text:span text:style-name="T386">. </text:span></text:p>
      <text:p text:style-name="P671"/>
      <text:p text:style-name="P1189"><text:span text:style-name="T393">П</text:span><text:span text:style-name="T391">одлежащее </text:span><text:span text:style-name="T589">there</text:span><text:span text:style-name="T391"> </text:span><text:span text:style-name="T393">всегда идет</text:span><text:span text:style-name="T391"> в связке с глаголом </text:span><text:span text:style-name="T589">be</text:span><text:span text:style-name="T391">. Оно необходимо, чтобы сказать </text:span></text:p>
      <text:p text:style-name="P1189"><text:span text:style-name="T391">о местоположении существительного, которое идет после </text:span><text:span text:style-name="T589">be</text:span><text:span text:style-name="T391"> </text:span><text:span text:style-name="T393">(как указатель)</text:span><text:span text:style-name="T391">.</text:span></text:p>
      <text:p text:style-name="P674"/>
      <text:p text:style-name="P158"><text:span text:style-name="T21">There</text:span><text:span text:style-name="T1266"> </text:span><text:span text:style-name="T37">is</text:span><text:span text:style-name="T1266"> </text:span><text:span text:style-name="T1283">a new restaurant</text:span><text:span text:style-name="T1266"> </text:span><text:span text:style-name="T12">in King Street</text:span><text:span text:style-name="T1266"> — На Кинг-стрит есть новый ресторан.</text:span></text:p>
      <text:p text:style-name="P159"><text:span text:style-name="T13">There</text:span> <text:span text:style-name="T23">was</text:span> <text:span text:style-name="T1276">a fight</text:span> <text:span text:style-name="T10">in the street today</text:span> — На улице сегодня была драка.</text:p>
      <text:p text:style-name="P675"/>
      <text:p text:style-name="P1187"><text:span text:style-name="T391">Иногда с помощью </text:span><text:span text:style-name="T589">there</text:span><text:span text:style-name="T391"> + </text:span><text:span text:style-name="T589">be</text:span><text:span text:style-name="T391"> говорят о существительном, которое не может совершать действий, но с которым связана дополнительная информация.</text:span></text:p>
      <text:p text:style-name="P675"/>
      <text:p text:style-name="P95"><text:span text:style-name="T385">T</text:span><text:span text:style-name="T391">here is something I want to tell you — Есть, кое-что, что я должен сказать тебе.</text:span></text:p>
      <text:p text:style-name="P676"/>
      <text:p text:style-name="P1188"><text:span text:style-name="T386">Связка </text:span><text:span text:style-name="T590">there</text:span><text:span text:style-name="T386"> + </text:span><text:span text:style-name="T590">be</text:span><text:span text:style-name="T386"> переводится по глаголу </text:span><text:span text:style-name="T590">be</text:span><text:span text:style-name="T386">, либо полностью выпадает при переводе.</text:span></text:p>
      <text:p text:style-name="P1353"><text:span text:style-name="T387">В Present Perfect, </text:span><text:span text:style-name="T591">be</text:span><text:span text:style-name="T387"> преобразуется в </text:span><text:span text:style-name="T591">have/has been</text:span><text:span text:style-name="T387">.</text:span></text:p>
      <text:p text:style-name="P676"/>
      <text:p text:style-name="P1186"><text:span text:style-name="T387">В вопросах </text:span><text:span text:style-name="T591">be</text:span><text:span text:style-name="T387"> </text:span><text:span text:style-name="T388">ставится</text:span><text:span text:style-name="T387"> перед </text:span><text:span text:style-name="T591">there</text:span><text:span text:style-name="T387">. Вопрос не обязательно </text:span><text:span text:style-name="T392">должен быть </text:span><text:span text:style-name="T387">общи</text:span><text:span text:style-name="T392">м</text:span><text:span text:style-name="T387">. </text:span></text:p>
      <text:p text:style-name="P673">Он может начинаться и с вопросительного слова. </text:p>
      <text:p text:style-name="P678"/>
      <text:p text:style-name="P160">What is there in the box? — Что находится в коробке? (Что есть в коробке?)</text:p>
      <text:p text:style-name="P678"/>
      <text:p text:style-name="P1186"><text:span text:style-name="T388">Отрицание образуется</text:span><text:span text:style-name="T387"> </text:span><text:span text:style-name="T388">с помощью частицы </text:span><text:span text:style-name="T592">not</text:span><text:span text:style-name="T388"> после </text:span><text:span text:style-name="T592">be</text:span><text:span text:style-name="T388">. Также </text:span><text:span text:style-name="T390">можно</text:span><text:span text:style-name="T388"> использовать отрицательное местоимение </text:span><text:span text:style-name="T592">no</text:span><text:span text:style-name="T388">, </text:span><text:span text:style-name="T1272">которое стоит перед существительным, как отдельное слово</text:span><text:span text:style-name="T388">.</text:span></text:p>
      <text:p text:style-name="P678"/>
      <text:p text:style-name="P96"><text:span text:style-name="T377">There aren`t any challenges in his life / T</text:span><text:span text:style-name="T389">here are no challenges in his life</text:span><text:span text:style-name="T377"> — </text:span></text:p>
      <text:p text:style-name="P160">В его жизни нет испытаний.</text:p>
      <text:p text:style-name="P678"/>
      <text:p text:style-name="P1189"><text:span text:style-name="T393">Подлежащее </text:span><text:span text:style-name="T593">it</text:span><text:span text:style-name="T393"> </text:span><text:span text:style-name="T402">обычно </text:span><text:span text:style-name="T393">используется, когда надо сообщить время или сказать о погоде.</text:span></text:p>
      <text:p text:style-name="P682"/>
      <text:p text:style-name="P1190"><text:soft-page-break/><text:span text:style-name="T396">После </text:span><text:span text:style-name="T594">it</text:span><text:span text:style-name="T396"> может идти не только существительное </text:span><text:span text:style-name="T398">(в отличие от </text:span><text:span text:style-name="T596">there</text:span><text:span text:style-name="T398">)</text:span><text:span text:style-name="T396">, но </text:span><text:span text:style-name="T398">также </text:span><text:span text:style-name="T396">прилагательное </text:span><text:span text:style-name="T398">или глагол</text:span><text:span text:style-name="T396"> </text:span><text:span text:style-name="T398">(обычно идет прилагательное).</text:span></text:p>
      <text:p text:style-name="P161"/>
      <text:p text:style-name="P681"><text:span text:style-name="T521">It</text:span><text:span text:style-name="T1271"> может идти в связке с любым глаголом, а не только с </text:span><text:span text:style-name="T521">be</text:span><text:span text:style-name="T1271">.</text:span></text:p>
      <text:p text:style-name="P682"/>
      <text:p text:style-name="P1366"><text:span text:style-name="T16">It</text:span><text:span text:style-name="T587"> </text:span><text:span text:style-name="T27">is</text:span><text:span text:style-name="T587"> 5 o`clock — Сейчас 5 часов.</text:span></text:p>
      <text:p text:style-name="P97"><text:span text:style-name="T17">It</text:span><text:span text:style-name="T377"> </text:span><text:span text:style-name="T36">is</text:span><text:span text:style-name="T377"> warm — Тепло.</text:span></text:p>
      <text:p text:style-name="P97"><text:span text:style-name="T17">It</text:span><text:span text:style-name="T377"> often </text:span><text:span text:style-name="T36">snows</text:span><text:span text:style-name="T377"> </text:span><text:span text:style-name="T394">in the winter — Зимой часто идет снег.</text:span></text:p>
      <text:p text:style-name="P683"/>
      <text:p text:style-name="P744"><text:span text:style-name="T394">Е</text:span><text:span text:style-name="T397">ще </text:span><text:span text:style-name="T595">it</text:span><text:span text:style-name="T397"> является подлежащим в таких конструкциях:</text:span></text:p>
      <text:list xml:id="list641408809" text:style-name="L60">
        <text:list-item>
          <text:p text:style-name="P1695"><text:span text:style-name="T587">It`s time</text:span><text:span text:style-name="T377"> — пора (после используется инфинитив для указания действия, </text:span></text:p>
          <text:p text:style-name="P1664">которое пришло время сделать);</text:p>
        </text:list-item>
        <text:list-item>
          <text:p text:style-name="P1696"><text:span text:style-name="T592">I</text:span><text:span text:style-name="T587">t</text:span><text:span text:style-name="T377"> + </text:span><text:span text:style-name="T587">be</text:span><text:span text:style-name="T377"> + прилагательное + инфинитив</text:span><text:span text:style-name="T395"> (отношение к делу);</text:span></text:p>
        </text:list-item>
        <text:list-item>
          <text:p text:style-name="P1697"><text:span text:style-name="T395">в </text:span><text:span text:style-name="T377">пассивном залоге, в оборотах </text:span><text:span text:style-name="T587">it is known</text:span><text:span text:style-name="T377"> (известно) и </text:span><text:span text:style-name="T587">it is said</text:span><text:span text:style-name="T377"> (говорят).</text:span></text:p>
        </text:list-item>
      </text:list>
      <text:p text:style-name="P679"/>
      <text:p text:style-name="P1201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79"/>
      <text:p text:style-name="P1365"><text:span text:style-name="T389">Т</text:span><text:span text:style-name="T377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80"/>
      <text:p text:style-name="P1085"><text:span text:style-name="T384">They say this film is interesting / </text:span><text:span text:style-name="T383">This film is said to be interesting</text:span><text:span text:style-name="T384"> — </text:span></text:p>
      <text:p text:style-name="P1086">Говорят, этот фильминтересный.</text:p>
      <text:p text:style-name="P1354"/>
      <text:p text:style-name="P1328"><text:span text:style-name="T1270">М</text:span>естоимение. Pronoun</text:p>
      <text:p text:style-name="P677"/>
      <text:p text:style-name="P132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84"/>
      <text:p text:style-name="P685">Все местоимения можно разбить на несколько группы:</text:p>
      <text:list xml:id="list3996472157" text:style-name="L61">
        <text:list-item>
          <text:p text:style-name="P1665">личные местоимения (Personal Pronouns);</text:p>
        </text:list-item>
        <text:list-item>
          <text:p text:style-name="P1665">притяжательные местоимения (Possessive Pronouns);</text:p>
        </text:list-item>
        <text:list-item>
          <text:p text:style-name="P1665">возвратные местоимения (Reflexive Pronouns);</text:p>
        </text:list-item>
        <text:list-item>
          <text:p text:style-name="P1665">указательные местоимения (Demonstrative Pronouns);</text:p>
        </text:list-item>
        <text:list-item>
          <text:p text:style-name="P1665"><text:span text:style-name="T1303">неопределенные </text:span>местоимения <text:span text:style-name="T1307">(</text:span>some, any, no и их производные<text:span text:style-name="T1307">)</text:span>.</text:p>
        </text:list-item>
      </text:list>
      <text:p text:style-name="P672"/>
      <text:p text:style-name="P9">Личные местоимения</text:p>
      <text:p text:style-name="P686"/>
      <text:p text:style-name="P1206"><text:span text:style-name="T399">Имеют только 2 формы: </text:span>именительный паде<text:span text:style-name="T1308">ж и </text:span><text:span text:style-name="T399">объектные падеж.</text:span></text:p>
      <text:p text:style-name="P687">Объектный падеж соответсвует любому косвенному падежу русского языка.</text:p>
      <text:p text:style-name="P687">(косвенный падежы — это все падежы, кроме именительного)</text:p>
      <text:p text:style-name="P687"/>
      <text:p text:style-name="P745"><text:span text:style-name="T399">Личные местоимения в именительном падеже </text:span><text:span text:style-name="T412">заменяют</text:span><text:span text:style-name="T408"> подлежащее </text:span><text:span text:style-name="T416">(кто/</text:span><text:span text:style-name="T417">что</text:span><text:span text:style-name="T416">)</text:span><text:span text:style-name="T408">:</text:span></text:p>
      <table:table table:name="Table10" table:style-name="Table10">
        <table:table-column table:style-name="Table10.A" table:number-columns-repeated="3"/>
        <table:table-row table:style-name="TableLine94856771834688">
          <table:table-cell table:style-name="Table10.A1" office:value-type="string">
            <text:p text:style-name="P1433">Лицо</text:p>
          </table:table-cell>
          <table:table-cell table:style-name="Table10.A1" office:value-type="string">
            <text:p text:style-name="P1433">Единственное число</text:p>
          </table:table-cell>
          <table:table-cell table:style-name="Table10.C1" office:value-type="string">
            <text:p text:style-name="P1433">Множественное число</text:p>
          </table:table-cell>
        </table:table-row>
        <table:table-row table:style-name="TableLine94856769237376">
          <table:table-cell table:style-name="Table10.A2" office:value-type="string">
            <text:p text:style-name="P1474">1</text:p>
          </table:table-cell>
          <table:table-cell table:style-name="Table10.A2" office:value-type="string">
            <text:p text:style-name="P1474">I</text:p>
          </table:table-cell>
          <table:table-cell table:style-name="Table10.C2" office:value-type="string">
            <text:p text:style-name="P1475">we</text:p>
          </table:table-cell>
        </table:table-row>
        <table:table-row table:style-name="TableLine94856769259088">
          <table:table-cell table:style-name="Table10.A2" office:value-type="string">
            <text:p text:style-name="P1474">2</text:p>
          </table:table-cell>
          <table:table-cell table:style-name="Table10.A2" office:value-type="string">
            <text:p text:style-name="P1474">you</text:p>
          </table:table-cell>
          <table:table-cell table:style-name="Table10.C2" office:value-type="string">
            <text:p text:style-name="P1475">you</text:p>
          </table:table-cell>
        </table:table-row>
        <table:table-row table:style-name="TableLine94856769262592">
          <table:table-cell table:style-name="Table10.A2" office:value-type="string">
            <text:p text:style-name="P1474">3</text:p>
          </table:table-cell>
          <table:table-cell table:style-name="Table10.A2" office:value-type="string">
            <text:p text:style-name="P1474">he/she/<text:span text:style-name="T1273">it</text:span></text:p>
          </table:table-cell>
          <table:table-cell table:style-name="Table10.C2" office:value-type="string">
            <text:p text:style-name="P1475">they</text:p>
          </table:table-cell>
        </table:table-row>
      </table:table>
      <text:p text:style-name="P687"><text:soft-page-break/></text:p>
      <text:p text:style-name="P689">Местоимения <text:span text:style-name="T491">he</text:span> <text:span text:style-name="T1287">(он)</text:span> и <text:span text:style-name="T491">she</text:span> <text:span text:style-name="T1287">(она)</text:span> заменяют <text:span text:style-name="T1241">человека</text:span>.</text:p>
      <text:p text:style-name="P689">Они не могут заменить неодушевленный предмет или животное.</text:p>
      <text:p text:style-name="P688"/>
      <text:p text:style-name="P1195">Местоимение you заменяет 2 лицо <text:span text:style-name="T1297">(ты/</text:span>вы<text:span text:style-name="T1297">)</text:span>. По умолчанию you означает «вы» <text:span text:style-name="T400">и лишь </text:span></text:p>
      <text:p text:style-name="P1195"><text:span text:style-name="T400">по тону и </text:span><text:span text:style-name="T401">словам</text:span><text:span text:style-name="T400"> можно догадаться что вместо «вы», хотят сказать «ты».</text:span></text:p>
      <text:p text:style-name="P688"/>
      <text:p text:style-name="P162">Hey you, kid! Come to me — Эй ты, пацан, подойди сюда. (грубо)</text:p>
      <text:p text:style-name="P162">Would you like some tea? — Не хотите ли вы чаю? (вежливо)</text:p>
      <text:p text:style-name="P688"/>
      <text:p text:style-name="P692">Местоимение <text:span text:style-name="T491">it</text:span> <text:span text:style-name="T1274">переводится как «он/она/оно» </text:span><text:span text:style-name="T1400">или «этот/эта/это»</text:span><text:span text:style-name="T1274">.</text:span> <text:span text:style-name="T1274">З</text:span>аменяет все неодушевленный предметы <text:span text:style-name="T1296">(</text:span>независимо от их рода<text:span text:style-name="T1296">)</text:span>, а также животных.</text:p>
      <text:p text:style-name="P690"/>
      <text:p text:style-name="P163">Where is the <text:span text:style-name="T1043">book</text:span>? <text:span text:style-name="T1043">It</text:span> is on the table — Где <text:span text:style-name="T1043">книга</text:span>? <text:span text:style-name="T1043">Она</text:span> на столе.</text:p>
      <text:p text:style-name="P163">My <text:span text:style-name="T1043">cat</text:span> is funny. <text:span text:style-name="T1043">It</text:span> plays all day long — Мой <text:span text:style-name="T1043">кот</text:span> смешной. <text:span text:style-name="T1043">Он</text:span> играет целый день.</text:p>
      <text:p text:style-name="P690"/>
      <text:p text:style-name="P693">Местоимение <text:span text:style-name="T491">they</text:span> переводится как «они». <text:span text:style-name="T1274">Может заменять как людей,</text:span> </text:p>
      <text:p text:style-name="P693"><text:span text:style-name="T1274">так и </text:span>неодушевленные предметы.</text:p>
      <text:p text:style-name="P691"/>
      <text:p text:style-name="P164">Where are the <text:span text:style-name="T1043">keys</text:span>? <text:span text:style-name="T1043">They</text:span> are on the table — Где <text:span text:style-name="T1043">ключи</text:span>? <text:span text:style-name="T1043">Они</text:span> на столе.</text:p>
      <text:p text:style-name="P692"/>
      <text:p text:style-name="P1191"><text:span text:style-name="T403">Местоимение </text:span><text:span text:style-name="T597">we</text:span><text:span text:style-name="T403"> переводится как «мы». </text:span><text:span text:style-name="T406">И </text:span><text:span text:style-name="T598">they</text:span><text:span text:style-name="T406">, и </text:span><text:span text:style-name="T598">we</text:span><text:span text:style-name="T403"> </text:span><text:span text:style-name="T406">могут </text:span><text:span text:style-name="T403">заменять связки из </text:span></text:p>
      <text:p text:style-name="P695">нескольких слов, которые используются как одно подлежащее.</text:p>
      <text:p text:style-name="P696"/>
      <text:p text:style-name="P55"><text:span text:style-name="T1051">S</text:span><text:span text:style-name="T1052">ue and I</text:span><text:span text:style-name="T404"> are good friends — </text:span><text:span text:style-name="T1053">Мы со Сью</text:span><text:span text:style-name="T405"> хорошие друзья </text:span><text:span text:style-name="T407">(</text:span><text:span text:style-name="T409">я</text:span><text:span text:style-name="T407"> </text:span><text:span text:style-name="T409">+</text:span><text:span text:style-name="T407"> Сью = we)</text:span><text:span text:style-name="T404">.</text:span></text:p>
      <text:p text:style-name="P165"><text:span text:style-name="T377">Where are </text:span><text:span text:style-name="T1043">Tom and Jerry</text:span><text:span text:style-name="T377">? </text:span><text:span text:style-name="T1043">They</text:span><text:span text:style-name="T377"> are in the garden — Где </text:span><text:span text:style-name="T1043">Том и Джерри</text:span><text:span text:style-name="T377">? </text:span><text:span text:style-name="T1043">Они</text:span><text:span text:style-name="T377"> в саду.</text:span></text:p>
      <text:p text:style-name="P697"/>
      <text:p text:style-name="P1361"><text:span text:style-name="T401">It — </text:span><text:span text:style-name="T436">переводится как «</text:span><text:span text:style-name="T401">это»? </text:span><text:span text:style-name="T437">(</text:span><text:span text:style-name="T401">I</text:span><text:span text:style-name="T438">t</text:span><text:span text:style-name="T401"> is in the garden — Это в саду</text:span><text:span text:style-name="T437">)</text:span><text:span text:style-name="T401">.</text:span></text:p>
      <text:p text:style-name="P1362"><text:span text:style-name="T401">(</text:span><text:span text:style-name="T439">после it может стоять указание на место, где происходит ситуация, стр. 192</text:span><text:span text:style-name="T435">)</text:span></text:p>
      <text:p text:style-name="P698"/>
      <text:p text:style-name="P746"><text:span text:style-name="T410">Личные местоимения в объектном падеже </text:span><text:span text:style-name="T412">заменяют</text:span><text:span text:style-name="T410"> дополнени</text:span><text:span text:style-name="T411">е </text:span><text:span text:style-name="T416">(кого, кому, кем)</text:span><text:span text:style-name="T410">:</text:span></text:p>
      <text:list xml:id="list2974119093" text:style-name="L62">
        <text:list-item>
          <text:p text:style-name="P1739">me — меня, мне, мной;</text:p>
        </text:list-item>
        <text:list-item>
          <text:p text:style-name="P1739">you — тебя, тебе, тобой / вас, вам, вами;</text:p>
        </text:list-item>
        <text:list-item>
          <text:p text:style-name="P1740">him — его, ему, <text:span text:style-name="T1293">им;</text:span></text:p>
        </text:list-item>
        <text:list-item>
          <text:p text:style-name="P1740">her — ее, ей;</text:p>
        </text:list-item>
        <text:list-item>
          <text:p text:style-name="P1741"><text:span text:style-name="T1153">it — </text:span><text:span text:style-name="T1154">этого</text:span><text:span text:style-name="T1153">, </text:span><text:span text:style-name="T1154">этому, этим </text:span><text:span text:style-name="T1156">(неодушевлен.)</text:span><text:span text:style-name="T1155">;</text:span></text:p>
        </text:list-item>
        <text:list-item>
          <text:p text:style-name="P1740">us — нас, нам, нами;</text:p>
        </text:list-item>
        <text:list-item>
          <text:p text:style-name="P1740">them — их, им, ими.</text:p>
          <text:p text:style-name="P1742"/>
        </text:list-item>
      </text:list>
      <text:p text:style-name="P166"><text:span text:style-name="T13">I</text:span> <text:span text:style-name="T23">love</text:span> <text:span text:style-name="T1276">Jave</text:span> — Я люблю Джейн</text:p>
      <text:p text:style-name="P166"><text:span text:style-name="T13">Jane</text:span> <text:span text:style-name="T23">loves</text:span> <text:span text:style-name="T1276">me</text:span> — Джейн любит меня</text:p>
      <text:p text:style-name="P699"/>
      <text:p text:style-name="P10">Притяжательные местоимения</text:p>
      <text:p text:style-name="P700"/>
      <text:p text:style-name="P1193"><text:span text:style-name="T413">Овечают на вопрос «чей?». </text:span><text:span text:style-name="T414">И</text:span><text:span text:style-name="T424">х особенность </text:span><text:span text:style-name="T423">в</text:span><text:span text:style-name="T424"> то</text:span><text:span text:style-name="T423">м</text:span><text:span text:style-name="T424">, что они заменяют артикли.</text:span></text:p>
      <text:p text:style-name="P167">The dress is blue →<text:span text:style-name="T1299"> </text:span>Her dress is blue.</text:p>
      <text:p text:style-name="P701"/>
      <text:p text:style-name="P1359"><text:span text:style-name="T413">А</text:span><text:span text:style-name="T377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702"/>
      <text:p text:style-name="P1192"><text:span text:style-name="T419">П</text:span><text:span text:style-name="T415">ритяжательные местоимения первого типа — это местоимен</text:span><text:span text:style-name="T418">ия</text:span><text:span text:style-name="T415">, </text:span><text:span text:style-name="T418">которые </text:span><text:span text:style-name="T413">употребляются</text:span><text:span text:style-name="T418"> </text:span></text:p>
      <text:p text:style-name="P709"><text:soft-page-break/>в связке с существительным (существительное идет после, обязательно):</text:p>
      <text:list xml:id="list1520808869" text:style-name="L63">
        <text:list-item>
          <text:p text:style-name="P1666">my — <text:span text:style-name="T1288">мо</text:span><text:span text:style-name="T1289">й</text:span>; </text:p>
        </text:list-item>
        <text:list-item>
          <text:p text:style-name="P1666">your — <text:span text:style-name="T1288">твой/ваш</text:span>; </text:p>
        </text:list-item>
        <text:list-item>
          <text:p text:style-name="P1666">his — <text:span text:style-name="T1289">его</text:span>;</text:p>
        </text:list-item>
        <text:list-item>
          <text:p text:style-name="P1666">her — <text:span text:style-name="T1289">ее</text:span>;</text:p>
        </text:list-item>
        <text:list-item>
          <text:p text:style-name="P1677"><text:span text:style-name="T415">its — </text:span><text:span text:style-name="T428">этого</text:span><text:span text:style-name="T415">.</text:span></text:p>
        </text:list-item>
        <text:list-item>
          <text:p text:style-name="P1667">our — <text:span text:style-name="T1288">наш</text:span>; </text:p>
        </text:list-item>
        <text:list-item>
          <text:p text:style-name="P1666">their — <text:span text:style-name="T1289">их</text:span>; </text:p>
        </text:list-item>
      </text:list>
      <text:p text:style-name="P704"/>
      <text:p text:style-name="P56"><text:span text:style-name="T1054">I</text:span><text:span text:style-name="T418"> like </text:span><text:span text:style-name="T1054">my</text:span><text:span text:style-name="T418"> </text:span><text:span text:style-name="T431">work</text:span><text:span text:style-name="T418"> — Мне нравится моя </text:span><text:span text:style-name="T431">работа</text:span><text:span text:style-name="T418">.</text:span></text:p>
      <text:p text:style-name="P57"><text:span text:style-name="T1054">He</text:span><text:span text:style-name="T418"> likes </text:span><text:span text:style-name="T1054">his</text:span><text:span text:style-name="T418"> </text:span><text:span text:style-name="T431">work</text:span><text:span text:style-name="T418"> — Ему нравится его </text:span><text:span text:style-name="T431">работа</text:span><text:span text:style-name="T418">.</text:span></text:p>
      <text:p text:style-name="P711"/>
      <text:p text:style-name="P1196"><text:span text:style-name="T430">С</text:span><text:span text:style-name="T432">ледует обратить внимание, в каком контексте используется </text:span><text:span text:style-name="T599">its</text:span><text:span text:style-name="T432">.</text:span></text:p>
      <text:p text:style-name="P712"/>
      <text:p text:style-name="P98"><text:span text:style-name="T427">T</text:span><text:span text:style-name="T377">he </text:span><text:span text:style-name="T1055">plant</text:span><text:span text:style-name="T429"> likes </text:span><text:span text:style-name="T1055">its</text:span><text:span text:style-name="T429"> soil — Растению нравится его почва.</text:span></text:p>
      <text:p text:style-name="P1212"><text:span text:style-name="T613">The</text:span><text:span text:style-name="T664"> </text:span><text:span text:style-name="T665">dog</text:span><text:span text:style-name="T614"> likes </text:span><text:span text:style-name="T664">his</text:span><text:span text:style-name="T614"> food — </text:span><text:span text:style-name="T615">Собаке</text:span><text:span text:style-name="T614"> нратися е</text:span><text:span text:style-name="T615">е</text:span><text:span text:style-name="T614"> </text:span><text:span text:style-name="T616">корм </text:span><text:span text:style-name="T617">(так выдает google-переводчик)</text:span><text:span text:style-name="T614">.</text:span></text:p>
      <text:p text:style-name="P703"/>
      <text:p text:style-name="P1194"><text:span text:style-name="T416">Иногда </text:span><text:span text:style-name="T425">такие</text:span><text:span text:style-name="T418"> местоимения удобнее переводить словом «свой» </text:span><text:span text:style-name="T419">и его вариантами</text:span><text:span text:style-name="T418">.</text:span></text:p>
      <text:p text:style-name="P706"/>
      <text:p text:style-name="P168">I love <text:span text:style-name="T1043">my</text:span> native town — Я люблю <text:span text:style-name="T1043">свой</text:span> родной город.</text:p>
      <text:p text:style-name="P168">He loves <text:span text:style-name="T1043">his</text:span> native town — Он любит <text:span text:style-name="T1043">свой</text:span> родной город.</text:p>
      <text:p text:style-name="P705"/>
      <text:p text:style-name="P707">Бывают ситуации, когда после притяжательного местоимения существительного нет.</text:p>
      <text:p text:style-name="P708">В этом случае используются притяжательные местоимения второго типа. </text:p>
      <text:p text:style-name="P708"/>
      <text:p text:style-name="P713">Они употребляются самостоятельно, в конце предложения:</text:p>
      <text:list xml:id="list1766213873" text:style-name="L64">
        <text:list-item>
          <text:p text:style-name="P1668"><text:span text:style-name="T1294">m</text:span>ine — <text:span text:style-name="T1294">мой</text:span>;</text:p>
        </text:list-item>
        <text:list-item>
          <text:p text:style-name="P1668">yours — <text:span text:style-name="T1294">твой/ваш</text:span>;</text:p>
        </text:list-item>
        <text:list-item>
          <text:p text:style-name="P1668">his — <text:span text:style-name="T1294">его</text:span>;</text:p>
        </text:list-item>
        <text:list-item>
          <text:p text:style-name="P1668">hers — <text:span text:style-name="T1294">ее</text:span>;</text:p>
        </text:list-item>
        <text:list-item>
          <text:p text:style-name="P1678"><text:span text:style-name="T420">its — </text:span><text:span text:style-name="T426">э</text:span><text:span text:style-name="T421">того</text:span><text:span text:style-name="T420">;</text:span></text:p>
        </text:list-item>
        <text:list-item>
          <text:p text:style-name="P1668">ours — <text:span text:style-name="T1294">наш</text:span>; </text:p>
        </text:list-item>
        <text:list-item>
          <text:p text:style-name="P1669">theirs — их.</text:p>
        </text:list-item>
      </text:list>
      <text:p text:style-name="P714"/>
      <text:p text:style-name="P58"><text:span text:style-name="T421">Don`t touch it. It`s </text:span><text:span text:style-name="T425">mine</text:span><text:span text:style-name="T421"> — </text:span><text:span text:style-name="T422">Не трогай это. Это </text:span><text:span text:style-name="T425">мое</text:span><text:span text:style-name="T422">.</text:span></text:p>
      <text:p text:style-name="P169">It`s my money (это мои деньги) → It`s mine (они мои).</text:p>
      <text:p text:style-name="P694"/>
      <text:p text:style-name="P11">Возвратные местоимения</text:p>
      <text:p text:style-name="P710"/>
      <text:p text:style-name="P1199"><text:span text:style-name="T433">Показывают, что человек совершает действие по отношению к самому себе. </text:span><text:span text:style-name="T891">С</text:span><text:span text:style-name="T893">остоят из </text:span></text:p>
      <text:p text:style-name="P1207"><text:span text:style-name="T893">2х частей: слова </text:span><text:span text:style-name="T600">my/your/him/her/it/our/them</text:span><text:span text:style-name="T893"> и хвостика </text:span><text:span text:style-name="T600">-self</text:span><text:span text:style-name="T893"> или </text:span><text:span text:style-name="T600">-selves</text:span><text:span text:style-name="T893"> </text:span><text:span text:style-name="T908">(</text:span><text:span text:style-name="T893">для множеств. числа</text:span><text:span text:style-name="T908">)</text:span><text:span text:style-name="T893">.</text:span><text:span text:style-name="T434"> </text:span></text:p>
      <text:p text:style-name="P513"/>
      <text:p text:style-name="P1207"><text:span text:style-name="T891">В</text:span><text:span text:style-name="T892">сегда </text:span><text:span text:style-name="T893">идут</text:span><text:span text:style-name="T892"> после глаголов. </text:span><text:span text:style-name="T808">На русский переводятся словами «себя, себе, собой», </text:span></text:p>
      <text:p text:style-name="P294">либо появляются у глаголов в виде окончания -сь, -ся.</text:p>
      <text:p text:style-name="P293"/>
      <text:p text:style-name="P99"><text:span text:style-name="T1309">I </text:span>looked at <text:span text:style-name="T1043">myself</text:span> in the mirror — Я посмотрела на <text:span text:style-name="T1043">себя</text:span> в зеркало.</text:p>
      <text:p text:style-name="P170">He had to explain <text:span text:style-name="T1043">himself</text:span> — Ему пришлось объяснить<text:span text:style-name="T1043">ся</text:span></text:p>
      <text:p text:style-name="P476"/>
      <text:p text:style-name="P715"><text:span text:style-name="T778">Местоимение, образованное от you имеет 2 варианта: </text:span><text:span text:style-name="T491">yourself</text:span><text:span text:style-name="T778"> и </text:span><text:span text:style-name="T491">yourselves</text:span><text:span text:style-name="T778">. Это практически единственный слу</text:span><text:span text:style-name="T809">ч</text:span><text:span text:style-name="T778">ай в английском, когда видны отличия между «ты» и «вы».</text:span></text:p>
      <text:p text:style-name="P476"/>
      <text:p text:style-name="P171"><text:soft-page-break/>You talk to yourself when you sleep — Ты говоришь с собой, когда спишь.</text:p>
      <text:p text:style-name="P171">You should belive in yourselves — Вы должны верить в себя. (во множественном)</text:p>
      <text:p text:style-name="P477"/>
      <text:p text:style-name="P477">Местоимение <text:span text:style-name="T491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77"/>
      <text:p text:style-name="P171">I hope crisis resolves itself — Я надеюсь, кризис разрешится сам собой.</text:p>
      <text:p text:style-name="P477"/>
      <text:p text:style-name="P479">Глаголы, после которых возвратные местоимения не используются:</text:p>
      <text:list xml:id="list214303450" text:style-name="L65">
        <text:list-item>
          <text:p text:style-name="P1568">concentrate — сконцентрироваться;</text:p>
        </text:list-item>
        <text:list-item>
          <text:p text:style-name="P1568">relax — расслабиться;</text:p>
        </text:list-item>
        <text:list-item>
          <text:p text:style-name="P1568">feel — чувствовать (себя);</text:p>
        </text:list-item>
        <text:list-item>
          <text:p text:style-name="P1568">meet — встретиться.</text:p>
        </text:list-item>
      </text:list>
      <text:p text:style-name="P478"/>
      <text:p text:style-name="P172">I can`t concentrate — Я не могу сконцентрировать<text:span text:style-name="T1043">ся</text:span>.</text:p>
      <text:p text:style-name="P172">I feel good — Я чувствую <text:span text:style-name="T1043">себя</text:span> хорошо.</text:p>
      <text:p text:style-name="P173">You need to relax — Тебе нужно расслабить<text:span text:style-name="T1043">ся</text:span>.</text:p>
      <text:p text:style-name="P480"/>
      <text:p text:style-name="P480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80"/>
      <text:p text:style-name="P100">I did it <text:span text:style-name="T1043">myself</text:span> — Я <text:span text:style-name="T1043">сам</text:span> это сделал.</text:p>
      <text:p text:style-name="P59"><text:span text:style-name="T1300">If you want to do it well, do it </text:span><text:span text:style-name="T1056">yourself</text:span><text:span text:style-name="T1300"> — Хочешь сделать хорошо, делай это </text:span><text:span text:style-name="T1056">сам</text:span><text:span text:style-name="T1300">.</text:span></text:p>
      <text:p text:style-name="P480"/>
      <text:p text:style-name="P1208"><text:span text:style-name="T915">Также, в этом случае перед местоимением можно поставить предлог </text:span><text:span text:style-name="T601">by</text:span><text:span text:style-name="T915">. </text:span><text:span text:style-name="T913">Он лишь указывает на то, кто же сделал это самостоятельно </text:span><text:span text:style-name="T914">(здесь </text:span><text:span text:style-name="T602">by</text:span><text:span text:style-name="T914"> — это отсылка к пассивному залогу)</text:span><text:span text:style-name="T913">.</text:span></text:p>
      <text:p text:style-name="P481"/>
      <text:p text:style-name="P174">I did it by myself — Я сам это сделал (обратите внимание на меня).</text:p>
      <text:p text:style-name="P481"/>
      <text:p text:style-name="P641">Указательные местоимения</text:p>
      <text:p text:style-name="P482"/>
      <text:p text:style-name="P748"><text:span text:style-name="T887">Нужны, чтобы указать на человека, предмет </text:span><text:span text:style-name="T894">или идею</text:span><text:span text:style-name="T899">.</text:span></text:p>
      <text:list xml:id="list788617809" text:style-name="L66">
        <text:list-item>
          <text:p text:style-name="P1569">this — этот;</text:p>
        </text:list-item>
        <text:list-item>
          <text:p text:style-name="P1569">that — тот;</text:p>
        </text:list-item>
        <text:list-item>
          <text:p text:style-name="P1569">these — эти;</text:p>
        </text:list-item>
        <text:list-item>
          <text:p text:style-name="P1569">those — те.</text:p>
        </text:list-item>
      </text:list>
      <text:p text:style-name="P483"/>
      <text:p text:style-name="P484">Они связаны с расстоянием и показывают близко ли объект или далеко. Если объект близко, </text:p>
      <text:p text:style-name="P484">то используют <text:span text:style-name="T491">this</text:span> и <text:span text:style-name="T491">these</text:span>. Если объект далеко, и до него не дотянуться — то <text:span text:style-name="T491">that</text:span> и <text:span text:style-name="T491">thas</text:span>. </text:p>
      <text:p text:style-name="P484">После <text:span text:style-name="T491">these</text:span> и <text:span text:style-name="T491">those</text:span> нужно использовать глагол во множественном числе.</text:p>
      <text:p text:style-name="P484"/>
      <text:p text:style-name="P60"><text:span text:style-name="T442">T</text:span><text:span text:style-name="T443">his is my friend Joe — Это мой друг Джо (</text:span><text:span text:style-name="T444">досл. </text:span><text:span text:style-name="T445">Этот есть мой друг</text:span><text:span text:style-name="T443">).</text:span></text:p>
      <text:p text:style-name="P175">Those pictures on the wall are very beautiful — Те картины на стене очень красивые.</text:p>
      <text:p text:style-name="P484"/>
      <text:p text:style-name="P1209"><text:span text:style-name="T916">Данные</text:span><text:span text:style-name="T894"> местоимения могут использоватьс в связке с существительным или самостоятельно.</text:span></text:p>
      <text:p text:style-name="P485">Если используются самостоятельно, то могут быть как подлежащим, так и дополнением.</text:p>
      <text:p text:style-name="P485"/>
      <text:p text:style-name="P1200"><text:span text:style-name="T896">Очень часто </text:span><text:span text:style-name="T603">this</text:span><text:span text:style-name="T896"> и </text:span><text:span text:style-name="T603">that</text:span><text:span text:style-name="T896"> указывают именно на идею, </text:span><text:span text:style-name="T897">выступа</text:span><text:span text:style-name="T898">я</text:span><text:span text:style-name="T895"> формальн</text:span><text:span text:style-name="T897">ым</text:span><text:span text:style-name="T895"> подлежа</text:span><text:span text:style-name="T897">щим</text:span><text:span text:style-name="T896">. </text:span></text:p>
      <text:p text:style-name="P486">В этом случае <text:span text:style-name="T491">this</text:span> соответствует тому, что человек видит сейчас, а <text:span text:style-name="T491">that</text:span> — тому, что человек видел или слышал раньше. Также <text:span text:style-name="T491">that</text:span> может указывать на событие прошлого.</text:p>
      <text:p text:style-name="P487"/>
      <text:p text:style-name="P101"><text:soft-page-break/><text:span text:style-name="T446">T</text:span><text:span text:style-name="T377">hanks for help. That was really nice of you — Спасибо за помощь. Это было мило </text:span></text:p>
      <text:p text:style-name="P176">с вашей стороны (that указывает на ранее произошедшее событие).</text:p>
      <text:p text:style-name="P489"/>
      <text:p text:style-name="P176">I`ve got a new job! That`s good news — Я получил работу. Это хорошие новости </text:p>
      <text:p text:style-name="P176">(that указывает на озвученную ранее мысл).</text:p>
      <text:p text:style-name="P489"/>
      <text:p text:style-name="P177">That`s OK — Все в порядке (формальное подлежащее, </text:p>
      <text:p text:style-name="P61"><text:span text:style-name="T447">я </text:span><text:span text:style-name="T1243">вижу</text:span><text:span text:style-name="T447"> что все хорошо / </text:span><text:span text:style-name="T1084">идея</text:span><text:span text:style-name="T447"> хороша</text:span><text:span text:style-name="T448">).</text:span></text:p>
      <text:p text:style-name="P490"/>
      <text:p text:style-name="P176">This is Kerry — Это Кэри (подлежащее).</text:p>
      <text:p text:style-name="P487"/>
      <text:p text:style-name="P488">Указательные местоимения можно заменить определенным артиклем <text:span text:style-name="T491">the</text:span>.</text:p>
      <text:p text:style-name="P178">This food is delicious → The food is delicious (Эта еда очень вкусная).</text:p>
      <text:p text:style-name="P491"/>
      <text:p text:style-name="P492">Когда необходимо указать на человека или предмет, то это можно сделать и через <text:span text:style-name="T491">it is</text:span>. Разницы между <text:span text:style-name="T491">this is</text:span> и <text:span text:style-name="T491">it is</text:span> в этом случае нет. Но обычно используют вариант с <text:span text:style-name="T491">it</text:span>, </text:p>
      <text:p text:style-name="P493">т. к. он короче и является более разговорным: </text:p>
      <text:p text:style-name="P493"/>
      <text:p text:style-name="P62"><text:span text:style-name="T449">T</text:span><text:span text:style-name="T437">his is my book / </text:span><text:span text:style-name="T449">I</text:span><text:span text:style-name="T437">t is my book — </text:span><text:span text:style-name="T449">Это моя книга</text:span><text:span text:style-name="T437">. </text:span></text:p>
      <text:p text:style-name="P492"/>
      <text:p text:style-name="P12"><text:span text:style-name="T810">Н</text:span><text:span text:style-name="T778">еопределенные местоимения</text:span></text:p>
      <text:p text:style-name="P494"/>
      <text:p text:style-name="P495">Местоимения <text:span text:style-name="T491">some</text:span> и <text:span text:style-name="T491">any</text:span> означают «какой-то», «какое-то количество», «некоторый». </text:p>
      <text:p text:style-name="P495">Они связаны с чем-то неопределенным и часто выпадают при переводе.</text:p>
      <text:p text:style-name="P1357"/>
      <text:p text:style-name="P1203"><text:span text:style-name="T906">Они стоят перед существительном во множественно числе или перед неисчисляемым существительным: </text:span><text:span text:style-name="T604">s</text:span><text:span text:style-name="T605">ome water</text:span><text:span text:style-name="T900">, </text:span><text:span text:style-name="T604">some</text:span><text:span text:style-name="T605"> friends</text:span><text:span text:style-name="T900"> </text:span><text:span text:style-name="T905">и т. д.</text:span></text:p>
      <text:p text:style-name="P496"/>
      <text:p text:style-name="P497">Разница между <text:span text:style-name="T491">some</text:span> и <text:span text:style-name="T491">any</text:span> в том, что <text:span text:style-name="T491">some</text:span> используется в утверждениях, а <text:span text:style-name="T491">any</text:span> — </text:p>
      <text:p text:style-name="P497">в отрицаниях (в связке с <text:span text:style-name="T491">not</text:span>). Связка <text:span text:style-name="T491">not + any</text:span> <text:span text:style-name="T1306">обычно </text:span>переводится двойным отрицанием.</text:p>
      <text:p text:style-name="P495"/>
      <text:p text:style-name="P179">I have some friends — У меня есть друзья. (какое-то количество)</text:p>
      <text:p text:style-name="P179">I haven`t got any friends — У меня нет (никаких) друзей.</text:p>
      <text:p text:style-name="P496"/>
      <text:p text:style-name="P498">В утвержениях <text:span text:style-name="T491">some</text:span> ставить не обязательно. Его часто не указывают.</text:p>
      <text:p text:style-name="P180">I have some friends / I have friends (одно и тоже).</text:p>
      <text:p text:style-name="P498"/>
      <text:p text:style-name="P498">В вопросах можно использовать оба местоимения, но смысл они будут передавать разный.</text:p>
      <text:p text:style-name="P500"/>
      <text:p text:style-name="P500"><text:span text:style-name="T491">Some</text:span> имеет позитивный оттенок <text:span text:style-name="T1302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00"/>
      <text:p text:style-name="P1210"><text:span text:style-name="T606">Would you like some </text:span><text:span text:style-name="T607">milk</text:span><text:span text:style-name="T606">? </text:span><text:span text:style-name="T605">—</text:span><text:span text:style-name="T606"> Вы хотите </text:span><text:span text:style-name="T607">молока</text:span><text:span text:style-name="T606">? (он</text:span><text:span text:style-name="T608">о</text:span><text:span text:style-name="T606"> у нас есть)</text:span></text:p>
      <text:p text:style-name="P63"><text:span text:style-name="T450">Could you give me some </text:span><text:span text:style-name="T451">milk</text:span><text:span text:style-name="T450">? </text:span><text:span text:style-name="T452">— </text:span><text:span text:style-name="T450">Я могу попросить </text:span><text:span text:style-name="T451">молока</text:span><text:span text:style-name="T450">? (поделитесь </text:span><text:span text:style-name="T453">пожалуйста</text:span><text:span text:style-name="T450">)</text:span></text:p>
      <text:p text:style-name="P501"/>
      <text:p text:style-name="P1202"><text:span text:style-name="T609">Any</text:span><text:span text:style-name="T901"> передает сомнение </text:span><text:span text:style-name="T902">в наличии объектов, о которых спрашивают, поэтому обычно используется в вопросах, </text:span><text:span text:style-name="T903">где нужно получить </text:span><text:span text:style-name="T916">дополнительную</text:span><text:span text:style-name="T903"> информаци</text:span><text:span text:style-name="T904">ю</text:span><text:span text:style-name="T902">.</text:span></text:p>
      <text:p text:style-name="P502"/>
      <text:p text:style-name="P102"><text:span text:style-name="T454">H</text:span><text:span text:style-name="T377">ave you </text:span><text:span text:style-name="T453">got any milk in the fridge? </text:span><text:span text:style-name="T455">—</text:span><text:span text:style-name="T453"> У тебя есть молоко в холодильнике?</text:span></text:p>
      <text:p text:style-name="P103"><text:span text:style-name="T453">H</text:span><text:span text:style-name="T377">ave you bought </text:span><text:span text:style-name="T1043">any</text:span><text:span text:style-name="T377"> new closes? — Ты купила </text:span><text:span text:style-name="T1043">какую-нибудь</text:span><text:span text:style-name="T377"> новую одежду?</text:span></text:p>
      <text:p text:style-name="P499"/>
      <text:p text:style-name="P1211"><text:span text:style-name="T903">Если зада</text:span><text:span text:style-name="T905">ется вопрос и ожидается положительный ответ, то используется </text:span><text:span text:style-name="T604">some</text:span><text:span text:style-name="T905">.</text:span></text:p>
      <text:p text:style-name="P1356"><text:soft-page-break/>Are you wainting for somebody? — Ты кого-то ждешь? (не так ли).<text:span text:style-name="T1148"> <text:s/></text:span><text:span text:style-name="T1173">(привести другой пример)</text:span></text:p>
      <text:p text:style-name="P1356"/>
      <text:p text:style-name="P1204"><text:span text:style-name="T907">Местоимение </text:span><text:span text:style-name="T610">no</text:span><text:span text:style-name="T907"> </text:span><text:span text:style-name="T912">также </text:span><text:span text:style-name="T907">используется в отрицаниях. Им можно заменить связку </text:span><text:span text:style-name="T610">not</text:span><text:span text:style-name="T907"> + </text:span><text:span text:style-name="T610">any</text:span><text:span text:style-name="T907">.</text:span></text:p>
      <text:p text:style-name="P503">В предложениях с <text:span text:style-name="T491">no</text:span> первая половина выглядит, как утверждение. </text:p>
      <text:p text:style-name="P503"/>
      <text:p text:style-name="P505">Местоимение <text:span text:style-name="T491">no</text:span> стоит перед существительным, а частица <text:span text:style-name="T491">not</text:span> идет вместе со вспомогательны<text:span text:style-name="T1304">м</text:span> глаголом. <text:span text:style-name="T1304">Они не могут использоваться вместе в одном предложении.</text:span></text:p>
      <text:p text:style-name="P506"/>
      <text:p text:style-name="P181">There are no shops here / There aren`t any shops here — Здесь нет<text:span text:style-name="T1305"> </text:span>магазинов.</text:p>
      <text:p text:style-name="P504"/>
      <text:p text:style-name="P1230"><text:span text:style-name="T908">Неопределенные местоимения, </text:span><text:span text:style-name="T910">как и</text:span><text:span text:style-name="T908"> возвратны</text:span><text:span text:style-name="T910">е</text:span><text:span text:style-name="T908">, могут объединяться с некоторыми словами. </text:span><text:span text:style-name="T909">Здесь п</text:span><text:span text:style-name="T908">ервой половинкой будет: </text:span><text:span text:style-name="T611">some</text:span><text:span text:style-name="T908">, </text:span><text:span text:style-name="T611">any</text:span><text:span text:style-name="T908">, </text:span><text:span text:style-name="T611">no</text:span><text:span text:style-name="T908">, а второй — </text:span><text:span text:style-name="T611">b</text:span><text:span text:style-name="T612">ody/one</text:span><text:span text:style-name="T909"> (если человек), </text:span></text:p>
      <text:p text:style-name="P1230"><text:span text:style-name="T612">thing</text:span><text:span text:style-name="T909"> (если предмет) или </text:span><text:span text:style-name="T612">where</text:span><text:span text:style-name="T909"> (если мест</text:span><text:span text:style-name="T942">о</text:span><text:span text:style-name="T909">).</text:span></text:p>
      <text:p text:style-name="P507"/>
      <text:p text:style-name="P508">Переводятся они как: «кто-то», «что-то», «где-то», «никто», «ничто», «нигде».</text:p>
      <text:p text:style-name="P509">Могут заменять как подлежащее, так и дополнение. <text:span text:style-name="T1311">И</text:span><text:span text:style-name="T1310">спользуются по тем же правилам.</text:span></text:p>
      <text:p text:style-name="P507"/>
      <text:p text:style-name="P104"><text:span text:style-name="T456">T</text:span><text:span text:style-name="T377">here is somebody in the street — Кто-то на улице.</text:span></text:p>
      <text:p text:style-name="P182">Is there anybody in the street? — Есть кто на улице?</text:p>
      <text:p text:style-name="P182">There is nobody in the street / There isn`t anybody in the street — Никого нет на улице.</text:p>
      <text:p text:style-name="P507"/>
      <text:p text:style-name="P507">Если в предложении стоит <text:span text:style-name="T491">nobody</text:span>/<text:span text:style-name="T491">nothing</text:span>/<text:span text:style-name="T491">nowthere</text:span>, то отрицательная частица <text:span text:style-name="T491">not</text:span> уже </text:p>
      <text:p text:style-name="P1205"><text:span text:style-name="T909">не нужна, подобно тому как она не используется </text:span><text:span text:style-name="T911">вместе с</text:span><text:span text:style-name="T909"> </text:span><text:span text:style-name="T612">no</text:span><text:span text:style-name="T909">.</text:span></text:p>
      <text:p text:style-name="P507"/>
      <text:p text:style-name="P1370"><text:span text:style-name="T909">М</text:span><text:span text:style-name="T887">естоимения с окончанием </text:span><text:span text:style-name="T587">-body</text:span><text:span text:style-name="T887"> и </text:span><text:span text:style-name="T587">-one</text:span><text:span text:style-name="T887"> взаимозаменяемы.</text:span></text:p>
      <text:p text:style-name="P510"/>
      <text:p text:style-name="P1384">Притяжательный падеж. Possessive Case</text:p>
      <text:p text:style-name="P514"/>
      <text:p text:style-name="P1217"><text:span text:style-name="T917">Сообщает информацию о том, </text:span><text:span text:style-name="T886">кому</text:span><text:span text:style-name="T917"> принадлежит </text:span><text:span text:style-name="T921">объект</text:span><text:span text:style-name="T917">, </text:span><text:span text:style-name="T918">т. е. указывает на владельца.</text:span></text:p>
      <text:p text:style-name="P516"/>
      <text:p text:style-name="P1372"><text:span text:style-name="T887">Существительно в притяжательном падеже, как и </text:span><text:span text:style-name="T918">притяжательное</text:span><text:span text:style-name="T887"> местоимение, </text:span></text:p>
      <text:p text:style-name="P1215"><text:span text:style-name="T917">отвечает </text:span><text:span text:style-name="T887">на вопрос «чей?». </text:span><text:span text:style-name="T918">Они взаимозаменяемы.</text:span></text:p>
      <text:p text:style-name="P517"/>
      <text:p text:style-name="P518"><text:span text:style-name="T918">Чтобы поставить существительное в этот падеж, нужно добавить к нему окончание </text:span><text:span text:style-name="T491">`s</text:span><text:span text:style-name="T918">.</text:span></text:p>
      <text:p text:style-name="P515"/>
      <text:p text:style-name="P64"><text:span text:style-name="T459">This is </text:span><text:span text:style-name="T1057">Tom`s</text:span><text:span text:style-name="T460"> friend — </text:span><text:span text:style-name="T459">Это друг </text:span><text:span text:style-name="T1058">Тома</text:span><text:span text:style-name="T459"> (существительное в притяжательном падеже)</text:span></text:p>
      <text:p text:style-name="P184">This is <text:span text:style-name="T1043">his</text:span> friend — Это <text:span text:style-name="T1043">его</text:span> друг (притяжательное местоимение)</text:p>
      <text:p text:style-name="P515"/>
      <text:p text:style-name="P516"><text:span text:style-name="T1312">Если существительное </text:span><text:span text:style-name="T1313">только </text:span><text:span text:style-name="T1312">подразумевается, то его можно не указывать.</text:span></text:p>
      <text:p text:style-name="P184">This isn`t my car. It`s my brothers`s — Это не моя машина. Она брата.</text:p>
      <text:p text:style-name="P517"/>
      <text:p text:style-name="P519">Если существительное идет в связке с прилагательным или местоимением, то <text:span text:style-name="T491">`s</text:span> </text:p>
      <text:p text:style-name="P519">ставиться в концей всей связки: <text:span text:style-name="T491">a </text:span><text:span text:style-name="T663">big dog`s</text:span><text:span text:style-name="T491"> owner</text:span>, <text:span text:style-name="T663">my friend`s</text:span><text:span text:style-name="T491"> house</text:span>.</text:p>
      <text:p text:style-name="P519"/>
      <text:p text:style-name="P519">Если владельцев несколько то <text:span text:style-name="T491">`s</text:span> ставится в конце словосочетания: </text:p>
      <text:p text:style-name="P185"><text:span text:style-name="T1043">Rick and Kate`s</text:span> wedding — Свадьба Рика и Кейт.</text:p>
      <text:p text:style-name="P519"/>
      <text:p text:style-name="P519">Если существительное во множественном числе, то в конце пишется только апостроф, </text:p>
      <text:p text:style-name="P1216"><text:span text:style-name="T919">без </text:span><text:span text:style-name="T618">s</text:span><text:span text:style-name="T919">: </text:span><text:span text:style-name="T618">my </text:span><text:span text:style-name="T666">friends`</text:span><text:span text:style-name="T618"> school</text:span><text:span text:style-name="T919">. Но если во множественном числе слово-исключение, </text:span></text:p>
      <text:p text:style-name="P1216"><text:span text:style-name="T919">то применяются обычные правила: </text:span><text:span text:style-name="T666">men`s</text:span><text:span text:style-name="T618"> clothes</text:span><text:span text:style-name="T919"> (мужская одежда).</text:span></text:p>
      <text:p text:style-name="P519"/>
      <text:p text:style-name="P1373"><text:span text:style-name="T919">П</text:span><text:span text:style-name="T887">орядок слов следующий: сначала указывается владелец в притяжательном падеже, </text:span></text:p>
      <text:p text:style-name="P520"><text:soft-page-break/>а потом то, чем он владеет (в русском языке все наоборот).</text:p>
      <text:p text:style-name="P520"/>
      <text:p text:style-name="P1217"><text:span text:style-name="T920">Если </text:span><text:span text:style-name="T921">предмет</text:span><text:span text:style-name="T920"> является частью другого </text:span><text:span text:style-name="T921">предмета</text:span><text:span text:style-name="T920">, то вместо притяжательного падежа используется предлог </text:span><text:span text:style-name="T619">of</text:span><text:span text:style-name="T920">. Т. к. владельцем может быть кто-то живой.</text:span></text:p>
      <text:p text:style-name="P520"/>
      <text:p text:style-name="P105"><text:span text:style-name="T461">T</text:span><text:span text:style-name="T377">he wheel of the car — Колесо машины (Car`s wheel неправильно).</text:span></text:p>
      <text:p text:style-name="P65"><text:span text:style-name="T461">The door of the house — Двер дома </text:span><text:span text:style-name="T462">(предмет + of + больший предмет)</text:span><text:span text:style-name="T461">.</text:span></text:p>
      <text:p text:style-name="P521"/>
      <text:p text:style-name="P1375"><text:span text:style-name="T920">С</text:span><text:span text:style-name="T887">ловосочетания с предлогом </text:span><text:span text:style-name="T587">of</text:span><text:span text:style-name="T887">:</text:span></text:p>
      <text:list xml:id="list288265330" text:style-name="L67">
        <text:list-item>
          <text:p text:style-name="P1570">the beginning/end of — начало/конец чего-то;</text:p>
        </text:list-item>
        <text:list-item>
          <text:p text:style-name="P1570">the top/middle/bottom of — вершина/середина/дно чего-то;</text:p>
        </text:list-item>
        <text:list-item>
          <text:p text:style-name="P1570">the side of — сторона чего-то.</text:p>
        </text:list-item>
      </text:list>
      <text:p text:style-name="P1374"/>
      <text:p text:style-name="P1383">Существительное. Noun</text:p>
      <text:p text:style-name="P1376"/>
      <text:p text:style-name="P1218"><text:span text:style-name="T1323">Ч</text:span>асть речи, обознача<text:span text:style-name="T1323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14">в предложении. </text:span></text:p>
      <text:p text:style-name="P1377"/>
      <text:p text:style-name="P1219"><text:span text:style-name="T1314">В русском языке существительное меняется по падежам. В английском </text:span><text:span text:style-name="T1318">все</text:span><text:span text:style-name="T1314"> по другому. </text:span></text:p>
      <text:p text:style-name="P1219"><text:span text:style-name="T1314">Там за падежи отвечают предлоги, а не окончания:</text:span><text:span text:style-name="T1059"> </text:span><text:span text:style-name="T669">to</text:span><text:span text:style-name="T524"> the table </text:span><text:span text:style-name="T623">—</text:span><text:span text:style-name="T524"> </text:span><text:span text:style-name="T669">к</text:span><text:span text:style-name="T524"> стол</text:span><text:span text:style-name="T669">у</text:span><text:span text:style-name="T1314">.</text:span></text:p>
      <text:p text:style-name="P1219"/>
      <text:p text:style-name="P1253"><text:span text:style-name="T365">И</text:span><text:span text:style-name="T366">менительным и объектный падеж </text:span><text:span text:style-name="T367">распростанаются</text:span><text:span text:style-name="T366"> только </text:span><text:span text:style-name="T367">на</text:span><text:span text:style-name="T366"> местоимения!</text:span></text:p>
      <text:p text:style-name="P1377"/>
      <text:p text:style-name="P13">Множественное <text:span text:style-name="T1315">число. Plural</text:span></text:p>
      <text:p text:style-name="P1377"/>
      <text:p text:style-name="P1391">Распространяется только на существительные, и не касается прилагательных.</text:p>
      <text:p text:style-name="P1222"><text:span text:style-name="T1316">Образуется с помощью окончания </text:span><text:span text:style-name="T522">-s</text:span><text:span text:style-name="T1316"> или </text:span><text:span text:style-name="T522">-es.</text:span></text:p>
      <text:p text:style-name="P108"/>
      <text:p text:style-name="P1222"><text:span text:style-name="T523">a </text:span><text:span text:style-name="T522">blue ballon</text:span><text:span text:style-name="T668">s</text:span><text:span text:style-name="T522"> — </text:span><text:span text:style-name="T523">г</text:span><text:span text:style-name="T522">олуб</text:span><text:span text:style-name="T668">ые</text:span><text:span text:style-name="T522"> шарик</text:span><text:span text:style-name="T668">и</text:span><text:span text:style-name="T522">.</text:span></text:p>
      <text:p text:style-name="P1374"/>
      <text:p text:style-name="P522">Окончание <text:span text:style-name="T491">-es</text:span> ставится, когда:</text:p>
      <text:p text:style-name="P522"/>
      <text:list xml:id="list2383991901" text:style-name="L68">
        <text:list-item>
          <text:p text:style-name="P1571">слово заканчивается на <text:span text:style-name="T491">-s</text:span> или шипящий <text:span text:style-name="T491">-sh</text:span>, <text:span text:style-name="T491">-ch</text:span>, <text:span text:style-name="T491">-x</text:span>:</text:p>
          <text:p text:style-name="P1698">box/boxes, watch/watches, dish/dishes, bus/buses;</text:p>
          <text:p text:style-name="P1571"/>
        </text:list-item>
        <text:list-item>
          <text:p text:style-name="P1571">слово заканчивается на <text:span text:style-name="T491">-o</text:span> <text:span text:style-name="T1317">(</text:span>кроме исключений<text:span text:style-name="T1317">)</text:span>:</text:p>
          <text:p text:style-name="P1698">potato/potatoes, piano/pianos;</text:p>
          <text:p text:style-name="P1571"/>
        </text:list-item>
        <text:list-item>
          <text:p text:style-name="P1679"><text:span text:style-name="T922">слово заканчивается на </text:span><text:span text:style-name="T624">-f</text:span><text:span text:style-name="T922"> или </text:span><text:span text:style-name="T624">-fe</text:span><text:span text:style-name="T922">, </text:span><text:span text:style-name="T923">где</text:span><text:span text:style-name="T922"> </text:span><text:span text:style-name="T624">-f</text:span><text:span text:style-name="T922"> </text:span><text:span text:style-name="T923">также </text:span><text:span text:style-name="T922">заменяется на </text:span><text:span text:style-name="T624">-v</text:span><text:span text:style-name="T922"> </text:span><text:span text:style-name="T923">(кроме исключений)</text:span><text:span text:style-name="T922">:</text:span></text:p>
          <text:p text:style-name="P1705"><text:span text:style-name="T463">s</text:span><text:span text:style-name="T377">helf/shelves, wife/wives, proof/proofs.</text:span></text:p>
        </text:list-item>
      </text:list>
      <text:p text:style-name="P523"/>
      <text:p text:style-name="P524">Слова-исключения, которые меняются не по правилам:</text:p>
      <text:list xml:id="list3803704424" text:style-name="L69">
        <text:list-item>
          <text:p text:style-name="P1572">man/men — мужчина/мужчины;</text:p>
        </text:list-item>
        <text:list-item>
          <text:p text:style-name="P1572">child/children — ребенок/дети;</text:p>
        </text:list-item>
        <text:list-item>
          <text:p text:style-name="P1572">woman/women [вимен] — женщина/женщины;</text:p>
        </text:list-item>
        <text:list-item>
          <text:p text:style-name="P1572">foot/feet — нога/ноги;</text:p>
        </text:list-item>
        <text:list-item>
          <text:p text:style-name="P1572">mouse/mice — мышь/мыши;</text:p>
        </text:list-item>
        <text:list-item>
          <text:p text:style-name="P1572">sheep/sheep — овца/овцы;</text:p>
        </text:list-item>
        <text:list-item>
          <text:p text:style-name="P1708"><text:span text:style-name="T887">tooth/teeth — </text:span><text:span text:style-name="T924">зуб/</text:span><text:span text:style-name="T887">зубы;</text:span></text:p>
        </text:list-item>
        <text:list-item>
          <text:p text:style-name="P1573">fish/fish — рыба/рыбы;</text:p>
        </text:list-item>
        <text:list-item>
          <text:p text:style-name="P1708"><text:span text:style-name="T924">goose/geese — гусь/гуси.</text:span><text:span text:style-name="T887"> </text:span></text:p>
        </text:list-item>
      </text:list>
      <text:p text:style-name="P14"><text:soft-page-break/><text:span text:style-name="T811">И</text:span><text:span text:style-name="T778">счисляемые и неисчисляемые существительные</text:span></text:p>
      <text:p text:style-name="P525"/>
      <text:p text:style-name="P526">Исчисляемые существительные можно пересчитать. У них есть форма единственного </text:p>
      <text:p text:style-name="P1221"><text:span text:style-name="T925">и множественного числа. Количество можно указать числом, наречием </text:span><text:span text:style-name="T927">или артиклем </text:span><text:span text:style-name="T621">a</text:span><text:span text:style-name="T927"> (one).</text:span></text:p>
      <text:p text:style-name="P527"/>
      <text:p text:style-name="P186"><text:span text:style-name="T1043">3</text:span> apples — 3 яблока;</text:p>
      <text:p text:style-name="P186"><text:span text:style-name="T1043">many</text:span> books — много книг;</text:p>
      <text:p text:style-name="P1220"><text:span text:style-name="T620">I want </text:span><text:span text:style-name="T667">a</text:span><text:span text:style-name="T620"> banana — </text:span><text:span text:style-name="T622">я</text:span><text:span text:style-name="T620"> хочу банан.</text:span></text:p>
      <text:p text:style-name="P527"/>
      <text:p text:style-name="P1378"><text:span text:style-name="T887">Неисчисляемые существительные невозможно посчитать. К ним относятся вещества, жидкости, явления, ощущуне</text:span><text:span text:style-name="T927">н</text:span><text:span text:style-name="T887">ия, </text:span><text:span text:style-name="T928">абстрактные </text:span><text:span text:style-name="T887">понятия. </text:span><text:span text:style-name="T930">Они и</text:span><text:span text:style-name="T887">меют только одну форму единственного числа и заменяются местоимнием </text:span><text:span text:style-name="T587">it</text:span><text:span text:style-name="T887">.</text:span></text:p>
      <text:p text:style-name="P527"/>
      <text:p text:style-name="P527">Чтобы выразить количество, используется дополнительная мерка: </text:p>
      <text:p text:style-name="P527"/>
      <text:list xml:id="list153583414" text:style-name="L70">
        <text:list-item>
          <text:p text:style-name="P1574">для жидкостей:</text:p>
          <text:list>
            <text:list-item>
              <text:p text:style-name="P1576"><text:span text:style-name="T1325">a </text:span>glass of — стакан;</text:p>
            </text:list-item>
            <text:list-item>
              <text:p text:style-name="P1576"><text:span text:style-name="T1325">a </text:span>cup of — чашка;</text:p>
            </text:list-item>
            <text:list-item>
              <text:p text:style-name="P1576"><text:span text:style-name="T1325">a</text:span> jar of — банка;</text:p>
            </text:list-item>
            <text:list-item>
              <text:p text:style-name="P1576"><text:span text:style-name="T1325">a </text:span>jug of — кувшин;</text:p>
            </text:list-item>
            <text:list-item>
              <text:p text:style-name="P1576"><text:span text:style-name="T1325">a </text:span>bottle of — бутылка;</text:p>
            </text:list-item>
          </text:list>
          <text:p text:style-name="P1575"/>
        </text:list-item>
        <text:list-item>
          <text:p text:style-name="P1574">для сыпучих веществ:</text:p>
          <text:list>
            <text:list-item>
              <text:p text:style-name="P1576"><text:span text:style-name="T1325">a </text:span>packet of — упаковка;</text:p>
            </text:list-item>
            <text:list-item>
              <text:p text:style-name="P1576"><text:span text:style-name="T1325">a </text:span>bowl of — миска;</text:p>
            </text:list-item>
            <text:list-item>
              <text:p text:style-name="P1576"><text:span text:style-name="T1325">a </text:span>bag of — мешок;</text:p>
            </text:list-item>
            <text:list-item>
              <text:p text:style-name="P1576"><text:span text:style-name="T1325">a </text:span>kilo of — килограм;</text:p>
            </text:list-item>
          </text:list>
          <text:p text:style-name="P1579"/>
        </text:list-item>
        <text:list-item>
          <text:p text:style-name="P1578">для продуктов, которые режут:</text:p>
          <text:list>
            <text:list-item>
              <text:p text:style-name="P1709"><text:span text:style-name="T932">a </text:span><text:span text:style-name="T887">piece/</text:span><text:span text:style-name="T926">slice</text:span><text:span text:style-name="T887"> of — кусо</text:span><text:span text:style-name="T926">чек</text:span><text:span text:style-name="T887">;</text:span></text:p>
            </text:list-item>
            <text:list-item>
              <text:p text:style-name="P1576"><text:span text:style-name="T1325">a </text:span>loaf of — буханка;</text:p>
            </text:list-item>
          </text:list>
        </text:list-item>
      </text:list>
      <text:p text:style-name="P528"/>
      <text:p text:style-name="P66"><text:span text:style-name="T464">2 loafs of bread — </text:span><text:span text:style-name="T465">д</text:span><text:span text:style-name="T464">ве буханки хлеба.</text:span></text:p>
      <text:p text:style-name="P109"><text:span text:style-name="T467">a </text:span><text:span text:style-name="T464">c</text:span><text:span text:style-name="T377">up of tea — (одна) чашка чая</text:span></text:p>
      <text:p text:style-name="P528"/>
      <text:p text:style-name="P529">Существительные, которые всегда неислисляемые:</text:p>
      <text:list xml:id="list3528255292" text:style-name="L71">
        <text:list-item>
          <text:p text:style-name="P1577">news — новости;</text:p>
        </text:list-item>
        <text:list-item>
          <text:p text:style-name="P1577">money — деньги;</text:p>
        </text:list-item>
        <text:list-item>
          <text:p text:style-name="P1577">bad luck — неудача;</text:p>
        </text:list-item>
        <text:list-item>
          <text:p text:style-name="P1577">traffic — транспорт на дороге;</text:p>
        </text:list-item>
        <text:list-item>
          <text:p text:style-name="P1577">f<text:span text:style-name="T1324">u</text:span>rniture — мебель;</text:p>
        </text:list-item>
        <text:list-item>
          <text:p text:style-name="P1577">progress — прогресс;</text:p>
        </text:list-item>
        <text:list-item>
          <text:p text:style-name="P1577">information — информация;</text:p>
        </text:list-item>
        <text:list-item>
          <text:p text:style-name="P1577">advice — совет;</text:p>
        </text:list-item>
        <text:list-item>
          <text:p text:style-name="P1577">hair — волосы;</text:p>
        </text:list-item>
        <text:list-item>
          <text:p text:style-name="P1577">paper — бумага;</text:p>
        </text:list-item>
        <text:list-item>
          <text:p text:style-name="P1577">food — еда;</text:p>
        </text:list-item>
      </text:list>
      <text:p text:style-name="P528"/>
      <text:p text:style-name="P106"><text:span text:style-name="T377">It is good news — Это хорошие новости </text:span><text:span text:style-name="T466">(без артикля)</text:span><text:span text:style-name="T377">.</text:span></text:p>
      <text:p text:style-name="P107"><text:span text:style-name="T377">I need good advice — Мне нужен хороший совет </text:span><text:span text:style-name="T466">(без артикля)</text:span><text:span text:style-name="T377">.</text:span></text:p>
      <text:p text:style-name="P15"><text:soft-page-break/><text:span text:style-name="T778">Два </text:span><text:span text:style-name="T812">(и более) </text:span><text:span text:style-name="T778">существительный рядом</text:span></text:p>
      <text:p text:style-name="P530"/>
      <text:p text:style-name="P1225"><text:span text:style-name="T929">Такая цепочка обозначает один предмет, идею </text:span><text:span text:style-name="T931">или </text:span><text:span text:style-name="T929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33">ь</text:span><text:span text:style-name="T929">ся прилагательным </text:span><text:span text:style-name="T931">или</text:span><text:span text:style-name="T929"> существительным с предлогом).</text:span></text:p>
      <text:p text:style-name="P531"/>
      <text:p text:style-name="P187">a tennis ball — теннисный мяч / мяч для тенниса;</text:p>
      <text:p text:style-name="P187">a income tax — подоходный налог / налог на прибыль;</text:p>
      <text:p text:style-name="P532"/>
      <text:p text:style-name="P534">Первое существительное всегда стоит в единственном числе.</text:p>
      <text:p text:style-name="P534"/>
      <text:p text:style-name="P188">tennis balls — теннисные мячи;</text:p>
      <text:p text:style-name="P189">two part question (question of two parts) — <text:span text:style-name="T1326">вопрос из 2х частей;</text:span></text:p>
      <text:p text:style-name="P532"/>
      <text:p text:style-name="P1379"><text:span text:style-name="T929">И</text:span><text:span text:style-name="T887">ногда первое существительное имеет окончание </text:span><text:span text:style-name="T587">-ing</text:span><text:span text:style-name="T887">.</text:span></text:p>
      <text:p text:style-name="P533"/>
      <text:p text:style-name="P187">a swimming pool — плавательный бассейн;</text:p>
      <text:p text:style-name="P189">working hours — рабочие часы;</text:p>
      <text:p text:style-name="P533"/>
      <text:p text:style-name="P1385">Артикли. Articles</text:p>
      <text:p text:style-name="P535"/>
      <text:p text:style-name="P536">Это маленькие слова перед существительными, которые передают оттенки смысла.</text:p>
      <text:p text:style-name="P536">Есть 2 вида артикля: неопределенный <text:span text:style-name="T1329">(</text:span><text:span text:style-name="T491">a/an</text:span><text:span text:style-name="T1329">)</text:span> и определенный <text:span text:style-name="T1329">(</text:span><text:span text:style-name="T491">the</text:span><text:span text:style-name="T1329">)</text:span>.</text:p>
      <text:p text:style-name="P536"/>
      <text:p text:style-name="P643">Неопределенный артикль</text:p>
      <text:p text:style-name="P536"/>
      <text:p text:style-name="P1226"><text:span text:style-name="T934">Артикль </text:span><text:span text:style-name="T625">a</text:span><text:span text:style-name="T934"> </text:span><text:span text:style-name="T943">указывает на</text:span><text:span text:style-name="T934"> </text:span><text:span text:style-name="T935">один </text:span><text:span text:style-name="T934">предмет. Причем не конкретный предмет, а</text:span><text:span text:style-name="T935"> </text:span><text:span text:style-name="T934">неопределенный. </text:span><text:span text:style-name="T935">К</text:span><text:span text:style-name="T934">аждый </text:span><text:span text:style-name="T935">человек </text:span><text:span text:style-name="T934">может представлять </text:span><text:span text:style-name="T935">такой предмет </text:span><text:span text:style-name="T934">по своему.</text:span></text:p>
      <text:p text:style-name="P537"/>
      <text:p text:style-name="P190">a house — дом (один представит большой особняк, другой — маленький домик).</text:p>
      <text:p text:style-name="P537"/>
      <text:p text:style-name="P1229"><text:span text:style-name="T935">Его можно условно заменить на числительное </text:span><text:span text:style-name="T631">one </text:span><text:span text:style-name="T941">(какой-то один)</text:span><text:span text:style-name="T935">. </text:span><text:span text:style-name="T711">Поэтому о</text:span><text:span text:style-name="T712">н ставится перед исчисляемыми существительными в единственном числе.</text:span></text:p>
      <text:p text:style-name="P538"/>
      <text:p text:style-name="P1232"><text:span text:style-name="T626">I have </text:span><text:span text:style-name="T670">a</text:span><text:span text:style-name="T626"> cat / I have </text:span><text:span text:style-name="T670">one</text:span><text:span text:style-name="T626"> cat — У меня есть </text:span><text:span text:style-name="T633">(одна такая </text:span><text:span text:style-name="T639">прикольная</text:span><text:span text:style-name="T633">) </text:span><text:span text:style-name="T626">кошка.</text:span></text:p>
      <text:p text:style-name="P543"/>
      <text:p text:style-name="P539"><text:span text:style-name="T491">A</text:span> ставится перед согласными, а <text:span text:style-name="T491">an</text:span> — перед гласными. Оба означают одно и тоже.</text:p>
      <text:p text:style-name="P539"/>
      <text:p text:style-name="P724"><text:span text:style-name="T883">Если гласная читается как двойной звук с первым [</text:span>йи<text:span text:style-name="T883">], то ставится </text:span><text:span text:style-name="T547">a</text:span><text:span text:style-name="T883">: </text:span><text:span text:style-name="T547">a union</text:span><text:span text:style-name="T883">, </text:span><text:span text:style-name="T547">a European</text:span><text:span text:style-name="T883">.</text:span></text:p>
      <text:p text:style-name="P539"/>
      <text:p text:style-name="P1227"><text:span text:style-name="T937">Если первая согласная (после которой гласная) не произносится, то ставится </text:span><text:span text:style-name="T629">an</text:span><text:span text:style-name="T937">: </text:span></text:p>
      <text:p text:style-name="P1227"><text:span text:style-name="T629">an hour </text:span><text:span text:style-name="T937">(аувер), </text:span><text:span text:style-name="T629">an honesty </text:span><text:span text:style-name="T937">(анэсти).</text:span></text:p>
      <text:p text:style-name="P539"/>
      <text:p text:style-name="P749"><text:span text:style-name="T937">Т</text:span><text:span text:style-name="T938">акже артикль </text:span><text:span text:style-name="T630">a</text:span><text:span text:style-name="T938"> </text:span><text:span text:style-name="T940">ставится</text:span><text:span text:style-name="T938">, когда:</text:span></text:p>
      <text:list xml:id="list2033763884" text:style-name="L72">
        <text:list-item>
          <text:p text:style-name="P1710"><text:span text:style-name="T887">говорят о профессии (</text:span><text:span text:style-name="T587">I`m a doctor)</text:span><text:span text:style-name="T887">;</text:span></text:p>
        </text:list-item>
        <text:list-item>
          <text:p text:style-name="P1711"><text:span text:style-name="T887">впервые упоминяют человека или предмет в разговоре </text:span><text:span text:style-name="T939">(</text:span><text:span text:style-name="T626">I have a cat</text:span><text:span text:style-name="T939">);</text:span></text:p>
        </text:list-item>
        <text:list-item>
          <text:p text:style-name="P1680"><text:span text:style-name="T939">дается определение предмету (</text:span><text:span text:style-name="T627">He is a good man «</text:span><text:span text:style-name="T628">О</text:span><text:span text:style-name="T627">н относится к хорошим людям»</text:span><text:span text:style-name="T939">)</text:span></text:p>
        </text:list-item>
      </text:list>
      <text:p text:style-name="P544"/>
      <text:p text:style-name="P1228">Если перед существительным сто<text:span text:style-name="T1328">и</text:span>т прилагательн<text:span text:style-name="T1328">ое</text:span>, то артикль <text:span text:style-name="T525">a</text:span><text:span text:style-name="T1332"> </text:span>ставится перед ним.</text:p>
      <text:p text:style-name="P542"/>
      <text:p text:style-name="P1228">a big old house — большой старый дом.</text:p>
      <text:p text:style-name="P191">a black and white cat — черно-белый кот.</text:p>
      <text:p text:style-name="P538"><text:soft-page-break/></text:p>
      <text:p text:style-name="P540">При этом перед прилагательным без существительного артикль <text:span text:style-name="T525">a</text:span><text:span text:style-name="T1332"> </text:span>не ставится.</text:p>
      <text:p text:style-name="P540"/>
      <text:p text:style-name="P192">This book is a good (неправильно).</text:p>
      <text:p text:style-name="P192">Th<text:span text:style-name="T1327">i</text:span>s book is good (правильно).</text:p>
      <text:p text:style-name="P538"/>
      <text:p text:style-name="P644">Определенный артикль</text:p>
      <text:p text:style-name="P541"/>
      <text:p text:style-name="P546">Артикль <text:span text:style-name="T491">the</text:span> указывает на конкретный предмет или понятие.</text:p>
      <text:p text:style-name="P546">Т. е. на то, что выделяется из общей массы.</text:p>
      <text:p text:style-name="P547"/>
      <text:p text:style-name="P548">Его можно заменить указательным местоимением (<text:span text:style-name="T491">this, that, these, those</text:span>) </text:p>
      <text:p text:style-name="P1236"><text:span text:style-name="T944">и</text:span><text:span text:style-name="T943"> часто удобнее </text:span><text:span text:style-name="T946">им же </text:span><text:span text:style-name="T955">и </text:span><text:span text:style-name="T943">переводить.</text:span></text:p>
      <text:p text:style-name="P547"/>
      <text:p text:style-name="P547">Он может стоять как перед единственным числом, так и перед множественным; </text:p>
      <text:p text:style-name="P547">как перед исчисляемыми, так и неисчисляемыми существительными.</text:p>
      <text:p text:style-name="P549"/>
      <text:p text:style-name="P1231"><text:span text:style-name="T944">Е</text:span><text:span text:style-name="T936">сли предмет или человек упоминаются в </text:span><text:span text:style-name="T947">речи </text:span><text:span text:style-name="T936">впервые, то обычно о них ничего не известно, поэтому </text:span><text:span text:style-name="T945">сначала</text:span><text:span text:style-name="T936"> использ</text:span><text:span text:style-name="T945">уется</text:span><text:span text:style-name="T936"> неопределенный артикль </text:span><text:span text:style-name="T632">a/an</text:span><text:span text:style-name="T936"> </text:span><text:span text:style-name="T944">(при условии, что он нужен</text:span><text:span text:style-name="T936">).</text:span></text:p>
      <text:p text:style-name="P1394"><text:span text:style-name="T936">Н</text:span><text:span text:style-name="T887">о если </text:span><text:span text:style-name="T956">этот </text:span><text:span text:style-name="T887">предмет или человек упоминаются в речи повторно, то уже используется определенный артикль </text:span><text:span text:style-name="T587">the</text:span><text:span text:style-name="T887">.</text:span></text:p>
      <text:p text:style-name="P545"/>
      <text:p text:style-name="P110"><text:span text:style-name="T470">I </text:span><text:span text:style-name="T377">have got </text:span><text:span text:style-name="T1043">a</text:span><text:span text:style-name="T377"> puppy. </text:span><text:span text:style-name="T1043">The</text:span><text:span text:style-name="T377"> puppy is white — У меня есть щенок. (Этот) щенок белый.</text:span></text:p>
      <text:p text:style-name="P550"/>
      <text:p text:style-name="P550">Определенный артикль может стоять не только перед существительным, но и перед прилагательным. <text:span text:style-name="T1333">В этом случае прилагательное становится существительным.</text:span></text:p>
      <text:p text:style-name="P550"/>
      <text:p text:style-name="P195">rich people — богатые люди.</text:p>
      <text:p text:style-name="P110"><text:span text:style-name="T471">t</text:span><text:span text:style-name="T377">he rich — богачи.</text:span></text:p>
      <text:p text:style-name="P550"/>
      <text:p text:style-name="P551">Также артикль <text:span text:style-name="T491">the</text:span> ставится, когда:</text:p>
      <text:p text:style-name="P551"/>
      <text:list xml:id="list4145411733" text:style-name="L73">
        <text:list-item>
          <text:p text:style-name="P1580">говорят о части помещения:</text:p>
          <text:list>
            <text:list-item>
              <text:p text:style-name="P1584">in the room — в комнате;</text:p>
            </text:list-item>
            <text:list-item>
              <text:p text:style-name="P1584">on the floor — на полу;</text:p>
            </text:list-item>
          </text:list>
          <text:p text:style-name="P1582"/>
        </text:list-item>
        <text:list-item>
          <text:p text:style-name="P1581">говорят, на каком музыкальном инструменте играют:</text:p>
          <text:list>
            <text:list-item>
              <text:p text:style-name="P1585">play the piano — играть на фортепиано;</text:p>
            </text:list-item>
          </text:list>
          <text:p text:style-name="P1582"/>
        </text:list-item>
        <text:list-item>
          <text:p text:style-name="P1580">человек напрявляется в конкретное место:</text:p>
          <text:list>
            <text:list-item>
              <text:p text:style-name="P1584">go to the bank — идти в банк;</text:p>
            </text:list-item>
            <text:list-item>
              <text:p text:style-name="P1584">drive to the shop — поехать на машине в магазин;</text:p>
            </text:list-item>
          </text:list>
          <text:p text:style-name="P1582"/>
        </text:list-item>
        <text:list-item>
          <text:p text:style-name="P1589">объект, о котором идет речь, уникальный (другого такого нет):</text:p>
          <text:list>
            <text:list-item>
              <text:p text:style-name="P1588">природные объекты или явления:</text:p>
              <text:list>
                <text:list-item>
                  <text:p text:style-name="P1585">the equator — экватор;</text:p>
                </text:list-item>
                <text:list-item>
                  <text:p text:style-name="P1585">the sky — небо;</text:p>
                </text:list-item>
                <text:list-item>
                  <text:p text:style-name="P1588">the moon — луна;</text:p>
                </text:list-item>
              </text:list>
            </text:list-item>
            <text:list-item>
              <text:p text:style-name="P1588">объекты созданные человеком</text:p>
              <text:list>
                <text:list-item>
                  <text:p text:style-name="P1585"><text:soft-page-break/>the Bible (the Book) — Библия;</text:p>
                </text:list-item>
                <text:list-item>
                  <text:p text:style-name="P1585">the Internet — Интернет;</text:p>
                </text:list-item>
                <text:list-item>
                  <text:p text:style-name="P1588">the radio — радио;</text:p>
                </text:list-item>
              </text:list>
            </text:list-item>
            <text:list-item>
              <text:p text:style-name="P1588"><text:span text:style-name="T1334">с </text:span>превосходн<text:span text:style-name="T1334">ой</text:span> степень<text:span text:style-name="T1334">ю</text:span> прилагательных:</text:p>
              <text:list>
                <text:list-item>
                  <text:p text:style-name="P1585">the longest — самый длинный;</text:p>
                </text:list-item>
                <text:list-item>
                  <text:p text:style-name="P1588">the hottest — самый жаркий;</text:p>
                </text:list-item>
              </text:list>
            </text:list-item>
            <text:list-item>
              <text:p text:style-name="P1586"><text:span text:style-name="T1335">со </text:span>словосочетани<text:span text:style-name="T1335">ем</text:span><text:span text:style-name="T491"> the same</text:span> (такой же, одинаковый):</text:p>
              <text:p text:style-name="P1699">These two photos are the same — Эти 2 фото одинаковые;</text:p>
            </text:list-item>
          </text:list>
          <text:p text:style-name="P1587"/>
        </text:list-item>
        <text:list-item>
          <text:p text:style-name="P1580">перед порядковым числительным:</text:p>
          <text:list>
            <text:list-item>
              <text:p text:style-name="P1590">the first — первый;</text:p>
            </text:list-item>
            <text:list-item>
              <text:p text:style-name="P1590">the second — второй;</text:p>
            </text:list-item>
          </text:list>
          <text:p text:style-name="P1582"/>
        </text:list-item>
        <text:list-item>
          <text:p text:style-name="P1583">перед фамилией (чтобы показать что люди принадлежат одной семье):</text:p>
          <text:p text:style-name="P1706"><text:span text:style-name="T468">The Jachsons </text:span><text:span text:style-name="T469">are very nice people — Джексоны очень милые люди;</text:span></text:p>
          <text:p text:style-name="P1582"/>
        </text:list-item>
        <text:list-item>
          <text:p text:style-name="P1591">в словосочетаниях, касающихся сторон:</text:p>
          <text:list>
            <text:list-item>
              <text:p text:style-name="P1592">the top of — верхушка (чего-то);</text:p>
            </text:list-item>
            <text:list-item>
              <text:p text:style-name="P1592">on the left — слева.</text:p>
            </text:list-item>
          </text:list>
        </text:list-item>
      </text:list>
      <text:p text:style-name="P552"/>
      <text:p text:style-name="P647">Случаи, когда артикли не используются</text:p>
      <text:p text:style-name="P552"/>
      <text:p text:style-name="P553">Такие ситуации зачастую не имеют логического объяснения и их нужно просто запомнить.</text:p>
      <text:p text:style-name="P553"/>
      <text:list xml:id="list1127057505" text:style-name="L74">
        <text:list-item>
          <text:p text:style-name="P1593">в выражениях со словами <text:span text:style-name="T491">breakfast</text:span>, <text:span text:style-name="T491">lunch</text:span>, <text:span text:style-name="T491">dinner</text:span>:</text:p>
          <text:p text:style-name="P1700">When do you usually have breakfast? — Когда ты обычно завтракаешь?</text:p>
          <text:p text:style-name="P1594"/>
        </text:list-item>
        <text:list-item>
          <text:p text:style-name="P1595">когда говорят о направлении или местонахождении словами:</text:p>
          <text:list>
            <text:list-item>
              <text:p text:style-name="P1594">work <text:span text:style-name="T1345">(</text:span><text:span text:style-name="T491">go to work, start work</text:span><text:span text:style-name="T1345">)</text:span>;</text:p>
            </text:list-item>
            <text:list-item>
              <text:p text:style-name="P1594">school, university, college <text:span text:style-name="T1345">(</text:span><text:span text:style-name="T491">go to school, start school</text:span>);</text:p>
            </text:list-item>
            <text:list-item>
              <text:p text:style-name="P1594">church, hospital, prison <text:span text:style-name="T1345">(</text:span><text:span text:style-name="T491">go to church, be at hospital</text:span><text:span text:style-name="T1345">)</text:span>;</text:p>
            </text:list-item>
            <text:list-item>
              <text:p text:style-name="P1594">home, bed <text:span text:style-name="T1345">(</text:span><text:span text:style-name="T491">go home, go to bed</text:span><text:span text:style-name="T1345">)</text:span>;</text:p>
            </text:list-item>
          </text:list>
          <text:p text:style-name="P1594"/>
        </text:list-item>
        <text:list-item>
          <text:p text:style-name="P1593">в словосочетаниях <text:span text:style-name="T491">play</text:span> + вид спорта или игры:</text:p>
          <text:p text:style-name="P1700">I play football — Я играю в футбол;</text:p>
          <text:p text:style-name="P1594"/>
        </text:list-item>
        <text:list-item>
          <text:p text:style-name="P1593">перед названием языков или учебных дисциплин (котор. всегда с большой буквы):</text:p>
          <text:p text:style-name="P1700">I want to speak <text:span text:style-name="T1330">English well — Я хочу хорошо говорить по-английски;</text:span></text:p>
          <text:p text:style-name="P1594"/>
        </text:list-item>
        <text:list-item>
          <text:p text:style-name="P1596">перед именами людей и фамилями:</text:p>
          <text:p text:style-name="P1701">My name is Bond, James Bond — Меня зовут Бонд, Джеймс Бонд.</text:p>
        </text:list-item>
      </text:list>
      <text:p text:style-name="P554"/>
      <text:p text:style-name="P645">Артикли в географических названиях</text:p>
      <text:p text:style-name="P555"/>
      <text:p text:style-name="P1233"><text:span text:style-name="T948">Артикли не </text:span><text:span text:style-name="T950">ставятся</text:span><text:span text:style-name="T948"> </text:span><text:span text:style-name="T950">с</text:span><text:span text:style-name="T948"> названиями континентов:</text:span></text:p>
      <text:p text:style-name="P193">I live in Western Europe — Я живу в западной Европе.</text:p>
      <text:p text:style-name="P556"/>
      <text:p text:style-name="P556">Артикли не ставятся с названиям<text:span text:style-name="T1331">и</text:span> стран из 1 слова и с названиями городов:</text:p>
      <text:p text:style-name="P193">Washington is the capital of America — Вашингтон — столица Америки.</text:p>
      <text:p text:style-name="P193"><text:soft-page-break/></text:p>
      <text:p text:style-name="P194"><text:span text:style-name="T778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56"/>
      <text:p text:style-name="P1233"><text:span text:style-name="T948">Артикли не нужны в названиях горных вершин, а также там, где присутсв</text:span><text:span text:style-name="T949">ует</text:span><text:span text:style-name="T948"> слово Mount: </text:span></text:p>
      <text:p text:style-name="P1233"><text:span text:style-name="T634">Everest / Mount Everest, Makalu</text:span><text:span text:style-name="T948">. Но </text:span><text:span text:style-name="T949">в</text:span><text:span text:style-name="T948"> названия</text:span><text:span text:style-name="T949">х</text:span><text:span text:style-name="T948"> горных цепей ставится </text:span><text:span text:style-name="T634">the</text:span><text:span text:style-name="T948">: </text:span><text:span text:style-name="T634">the Himalayas</text:span><text:span text:style-name="T948">.</text:span></text:p>
      <text:p text:style-name="P556"/>
      <text:p text:style-name="P1392"><text:span text:style-name="T887">Артикль </text:span><text:span text:style-name="T587">the</text:span><text:span text:style-name="T887"> не нужен с прилагательными, образованными от частей света или когда часть света указана вместе с названием страны: </text:span><text:span text:style-name="T587">North America, Eastern Europe.</text:span></text:p>
      <text:p text:style-name="P559"/>
      <text:p text:style-name="P1392"><text:span text:style-name="T887">Артикль </text:span><text:span text:style-name="T587">the</text:span><text:span text:style-name="T887"> не нужен в названиях улиц, дорог, скверов, парков:</text:span></text:p>
      <text:p text:style-name="P197">Fifth Avenue (5я Авеню), Broadway, Times Square.</text:p>
      <text:p text:style-name="P556"/>
      <text:p text:style-name="P1233"><text:span text:style-name="T948">А</text:span><text:span text:style-name="T951">ртикль </text:span><text:span text:style-name="T636">the</text:span><text:span text:style-name="T951"> нужен в названиях водных объектов (океан, море, река, канал): </text:span><text:span text:style-name="T636">the Thames River, the Amazon (Амазонка), the Pacific (Тихий океан), the Baltic Sea. </text:span><text:span text:style-name="T950">Но с названиями озер он </text:span></text:p>
      <text:p text:style-name="P1233"><text:span text:style-name="T950">не используется: </text:span><text:span text:style-name="T635">Lake Superior (Верхнее озеро).</text:span></text:p>
      <text:p text:style-name="P561"/>
      <text:p text:style-name="P557">Также <text:span text:style-name="T491">the</text:span> нужен в названиях частей света: <text:span text:style-name="T491">the north, the south, the east, the west</text:span>.</text:p>
      <text:p text:style-name="P194">We should go to the north — Нам нужно идти на север.</text:p>
      <text:p text:style-name="P558"/>
      <text:p text:style-name="P1233"><text:span text:style-name="T957">Следует</text:span><text:span text:style-name="T958"> </text:span><text:span text:style-name="T957">знать</text:span><text:span text:style-name="T958">, что на картах не печатают артикль </text:span><text:span text:style-name="T640">the</text:span><text:span text:style-name="T958">, даже когда он нужен.</text:span></text:p>
      <text:p text:style-name="P558"/>
      <text:p text:style-name="P646">Артикли в других названиях</text:p>
      <text:p text:style-name="P558"/>
      <text:p text:style-name="P560">Артикль не ставится в названиях административных зданий или комплексов из 2х слов.</text:p>
      <text:p text:style-name="P196"/>
      <text:p text:style-name="P196">Cambridge University, JFK Airport, Buckingham Palace.</text:p>
      <text:p text:style-name="P196">(порядок слов: сначала уникальное название, а затем категория <text:s/>объекта).</text:p>
      <text:p text:style-name="P560"/>
      <text:p text:style-name="P1234"><text:span text:style-name="T952">Артикль </text:span><text:span text:style-name="T637">the</text:span><text:span text:style-name="T952"> ставится в названиях отелей, театров, галерей, а также в названиях всемирно известных зданий:</text:span><text:span text:style-name="T637"> the Hilton Hotel, the Red Lion (бар), the White House.</text:span></text:p>
      <text:p text:style-name="P560"/>
      <text:p text:style-name="P1393"><text:span text:style-name="T887">В названиях, где присутствует предлог </text:span><text:span text:style-name="T587">of</text:span><text:span text:style-name="T887">, артикль </text:span><text:span text:style-name="T587">the</text:span><text:span text:style-name="T887"> ставится всегда: </text:span></text:p>
      <text:p text:style-name="P196">the Bank of England, the Great Wall of China, the Tower of London.</text:p>
      <text:p text:style-name="P560"/>
      <text:p text:style-name="P648">Какой артикль выбрать</text:p>
      <text:p text:style-name="P562"/>
      <text:p text:style-name="P1235"><text:span text:style-name="T953">Мысленно предсавить перед существительным слово «один», «один такой (</text:span><text:span text:style-name="T954">прикольный</text:span><text:span text:style-name="T953">)», </text:span></text:p>
      <text:p text:style-name="P1235"><text:span text:style-name="T953">«один из» и т. д. Если логика предложения не нарушена, то скорее всего нужен </text:span><text:span text:style-name="T638">a/an</text:span><text:span text:style-name="T953">.</text:span></text:p>
      <text:p text:style-name="P562"/>
      <text:p text:style-name="P198">I`ve got a window in my room — У меня в комнате есть окно. (обычное окно, каких много)</text:p>
      <text:p text:style-name="P562"/>
      <text:p text:style-name="P1235"><text:span text:style-name="T953">Мысленно представить перед существительным слова: </text:span><text:span text:style-name="T638">this, that, these, those</text:span><text:span text:style-name="T953"> или «тот самый», «именно тот», «конкретное этот» и т. д. Если смысл предложения в целом не изменился, </text:span></text:p>
      <text:p text:style-name="P1235"><text:span text:style-name="T953">то можно ставить </text:span><text:span text:style-name="T638">the</text:span><text:span text:style-name="T953">.</text:span></text:p>
      <text:p text:style-name="P562"/>
      <text:p text:style-name="P198">Look at the window. It`s broken — Посмотри на окно. Оно разбито. (посмотри на это конкретное окно, именно оно разбито).</text:p>
      <text:p text:style-name="P562"/>
      <text:p text:style-name="P563"/>
      <text:p text:style-name="P1518">Прилагательное. Adjective</text:p>
      <text:p text:style-name="P563"/>
      <text:p text:style-name="P1237"><text:span text:style-name="T960">Ч</text:span><text:span text:style-name="T959">асть речи, которая описывает качества и свойства объектов, и отвечает на вопрос «какой?».</text:span></text:p>
      <text:p text:style-name="P564"/>
      <text:p text:style-name="P1238"><text:span text:style-name="T959">П</text:span><text:span text:style-name="T960">рилагательное стоит перед существительным, но может появиться и без него если используется после глагола </text:span><text:span text:style-name="T641">be</text:span><text:span text:style-name="T960">. В этом случае </text:span><text:span text:style-name="T968">оно</text:span><text:span text:style-name="T960"> </text:span><text:span text:style-name="T968">обычно</text:span><text:span text:style-name="T960"> переводиться глаголом.</text:span></text:p>
      <text:p text:style-name="P565"/>
      <text:p text:style-name="P1238"><text:span text:style-name="T960">Если перед прилагательным стоит артикль </text:span><text:span text:style-name="T641">the</text:span><text:span text:style-name="T960">, то оно </text:span><text:span text:style-name="T961">становится</text:span><text:span text:style-name="T960"> существительным.</text:span></text:p>
      <text:p text:style-name="P1239"><text:span text:style-name="T960">Прилагательн</text:span><text:span text:style-name="T962">ые</text:span><text:span text:style-name="T960"> не меняется по родам, числам и падежам.</text:span></text:p>
      <text:p text:style-name="P565"/>
      <text:p text:style-name="P1395"><text:span text:style-name="T960">П</text:span><text:span text:style-name="T887">рилагательные делятся на 2 группы:</text:span></text:p>
      <text:p text:style-name="P567"/>
      <text:list xml:id="list2165152497" text:style-name="L75">
        <text:list-item>
          <text:p text:style-name="P1597">оценочные прилагательные; они выражают личное мнение человека о предмете:</text:p>
          <text:p text:style-name="P1702">a funny cat — смешной кот (мнение, с которым можно не соглашаться)</text:p>
          <text:p text:style-name="P1597"/>
        </text:list-item>
        <text:list-item>
          <text:p text:style-name="P1597">фактовые прилагательные; они указывают на визуальную информацию, либо факты, </text:p>
          <text:p text:style-name="P1597">которые известны об объекте: размер, возраст, цвет, происхождение, состав и пр.:</text:p>
          <text:p text:style-name="P1702">a gray cat — серый кот (характеристика, которая не зависит от мнения)</text:p>
        </text:list-item>
      </text:list>
      <text:p text:style-name="P567"/>
      <text:p text:style-name="P567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67"/>
      <text:p text:style-name="P199">a gray funny cat (неправильно)</text:p>
      <text:p text:style-name="P199">a funny gray cat (правильно)</text:p>
      <text:p text:style-name="P567"/>
      <text:p text:style-name="P750"><text:span text:style-name="T964">Глаголы, после которых </text:span><text:span text:style-name="T980">всегда</text:span><text:span text:style-name="T964"> </text:span><text:span text:style-name="T980">идут</text:span><text:span text:style-name="T964"> прилагательн</text:span><text:span text:style-name="T963">ые</text:span><text:span text:style-name="T964">:</text:span></text:p>
      <text:list xml:id="list2672029249" text:style-name="L76">
        <text:list-item>
          <text:p text:style-name="P1598">be — быть;</text:p>
        </text:list-item>
        <text:list-item>
          <text:p text:style-name="P1598">get — становиться;</text:p>
        </text:list-item>
        <text:list-item>
          <text:p text:style-name="P1598">become — становиться;</text:p>
        </text:list-item>
        <text:list-item>
          <text:p text:style-name="P1598">seem — казаться;</text:p>
        </text:list-item>
        <text:list-item>
          <text:p text:style-name="P1598">look — выглядеть;</text:p>
        </text:list-item>
        <text:list-item>
          <text:p text:style-name="P1598">feel — чувствовать (себя);</text:p>
        </text:list-item>
        <text:list-item>
          <text:p text:style-name="P1598">sound — звучать;</text:p>
        </text:list-item>
        <text:list-item>
          <text:p text:style-name="P1712"><text:span text:style-name="T887">taste — </text:span><text:span text:style-name="T963">иметь вкус</text:span><text:span text:style-name="T887">;</text:span></text:p>
        </text:list-item>
        <text:list-item>
          <text:p text:style-name="P1712"><text:span text:style-name="T887">smell — </text:span><text:span text:style-name="T963">иметь запах</text:span><text:span text:style-name="T887">;</text:span></text:p>
        </text:list-item>
      </text:list>
      <text:p text:style-name="P567"/>
      <text:p text:style-name="P1241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969"/>
      <text:p text:style-name="P979"><text:span text:style-name="T377">You look nice! </text:span><text:span text:style-name="T472">— </text:span><text:span text:style-name="T377">Ты прекрасно выглядишь!</text:span></text:p>
      <text:p text:style-name="P1030">I feel bad — Я плохо себя чувствую.</text:p>
      <text:p text:style-name="P566"/>
      <text:p text:style-name="P1364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64"/>
      <text:p text:style-name="P1363"><text:span text:style-name="T377">He </text:span><text:span text:style-name="T1043">looked at</text:span><text:span text:style-name="T377"> me angrily — Он посмотрел на меня злобно</text:span></text:p>
      <text:p text:style-name="P566"/>
      <text:p text:style-name="P649">Степени сравнения прилагательных</text:p>
      <text:p text:style-name="P570"/>
      <text:p text:style-name="P571">Их всего 2: сравнительная и превосходная.</text:p>
      <text:p text:style-name="P568"/>
      <text:p text:style-name="P1240">Сравнительная степень нужна, когда сравниваются 2 альтернативы. Вторая альтернатива </text:p>
      <text:p text:style-name="P569"><text:soft-page-break/>не обязательно должна указываться напрямую. Она может подразумеваться.</text:p>
      <text:p text:style-name="P569"/>
      <text:p text:style-name="P572">Сравнительная степень образуется с помощью суффикса <text:span text:style-name="T491">-er</text:span> или слова <text:span text:style-name="T491">more</text:span>.</text:p>
      <text:p text:style-name="P573">Суффикс <text:span text:style-name="T491">-er</text:span> ставится, когда слово состоит из 1 слога, или 2х, но заканчивается на <text:span text:style-name="T491">-y</text:span>:</text:p>
      <text:p text:style-name="P1329">small → smaller (маленький → еще меньше); </text:p>
      <text:p text:style-name="P1329">funny → funnier (смешной → смешнее);</text:p>
      <text:p text:style-name="P1329"/>
      <text:p text:style-name="P753"><text:span text:style-name="T1164">Если сло</text:span><text:span text:style-name="T1165">г</text:span><text:span text:style-name="T1164"> с 1 гласной, после которой </text:span><text:span text:style-name="T1165">1 </text:span><text:span text:style-name="T1164">согласная, то эта согласная удваивается:</text:span></text:p>
      <text:p text:style-name="P1334">big → bigger (большой → больше);</text:p>
      <text:p text:style-name="P1334">hot → hotter (горячий → горячее);</text:p>
      <text:p text:style-name="P572"/>
      <text:p text:style-name="P1241"><text:span text:style-name="T969">С</text:span><text:span text:style-name="T966">лово </text:span><text:span text:style-name="T643">more</text:span><text:span text:style-name="T966"> </text:span><text:span text:style-name="T969">(более) ставится</text:span><text:span text:style-name="T966">, когда сло</text:span><text:span text:style-name="T967">в</text:span><text:span text:style-name="T966">о </text:span><text:span text:style-name="T968">состоит </text:span><text:span text:style-name="T966">из 2х и более слогов. </text:span></text:p>
      <text:p text:style-name="P753"><text:span text:style-name="T988">Здесь с</text:span><text:span text:style-name="T966">уффикс </text:span><text:span text:style-name="T643">-er</text:span><text:span text:style-name="T966"> уже не </text:span><text:span text:style-name="T969">используется</text:span><text:span text:style-name="T975">:</text:span></text:p>
      <text:p text:style-name="P1332">useful → more useful (полезный → более полезный)</text:p>
      <text:p text:style-name="P1333"><text:span text:style-name="T1336">i</text:span>nteresting → more interesting (интересный → более интересный)</text:p>
      <text:p text:style-name="P572"/>
      <text:p text:style-name="P575">Есть прилагательные, для которых сравнительная степень образовывается и так и эдак:</text:p>
      <text:p text:style-name="P1320">quiet (тихий), clever (умный), narrow (узкий), simple (простой).</text:p>
      <text:p text:style-name="P1358"/>
      <text:p text:style-name="P1320">Be quiet<text:span text:style-name="T1043">er</text:span>, please / Be <text:span text:style-name="T1043">more</text:span> quiet, please — Веди себя <text:span text:style-name="T1043">тише</text:span>, пожалуйста.</text:p>
      <text:p text:style-name="P572"/>
      <text:p text:style-name="P574"><text:span text:style-name="T1174">П</text:span><text:span text:style-name="T1129">ри сравнении двух прилагательных часто используется слово </text:span><text:span text:style-name="T1146">than</text:span><text:span text:style-name="T1129"> (чем).</text:span></text:p>
      <text:p text:style-name="P1330"/>
      <text:p text:style-name="P1323"><text:span text:style-name="T377">New York is </text:span><text:span text:style-name="T1043">bigger than</text:span><text:span text:style-name="T377"> Manchester — Нью Йорк </text:span><text:span text:style-name="T1043">больше, чем</text:span><text:span text:style-name="T377"> Манчестер.</text:span></text:p>
      <text:p text:style-name="P1242"><text:span text:style-name="T1132">Apples are </text:span><text:span text:style-name="T1144">testier than</text:span><text:span text:style-name="T1132"> cherries — Яблоки </text:span><text:span text:style-name="T1144">слаще</text:span><text:span text:style-name="T1132"> вишен.</text:span></text:p>
      <text:p text:style-name="P1321"/>
      <text:p text:style-name="P1337"><text:span text:style-name="T965">Иногда после </text:span><text:span text:style-name="T642">than</text:span><text:span text:style-name="T965"> может идти местоимение в объектной форме (</text:span><text:span text:style-name="T642">me, you, him, her</text:span><text:span text:style-name="T965"> и т. д.).</text:span></text:p>
      <text:p text:style-name="P1242"><text:span text:style-name="T1171">Сложность этой ситуации в том, </text:span><text:span text:style-name="T1172">что при переводе</text:span><text:span text:style-name="T1171"> местоимен. </text:span><text:span text:style-name="T1166">будет </text:span><text:span text:style-name="T1171">в именительном падеже.</text:span></text:p>
      <text:p text:style-name="P1330"/>
      <text:p text:style-name="P1323"><text:span text:style-name="T377">I`m more attentive </text:span><text:span text:style-name="T1043">than him</text:span><text:span text:style-name="T377"> — Я внимательней, </text:span><text:span text:style-name="T1043">чем он</text:span><text:span text:style-name="T377">.</text:span></text:p>
      <text:p text:style-name="P1320"/>
      <text:p text:style-name="P1242"><text:span text:style-name="T1166">В качестве альтернативы</text:span><text:span text:style-name="T1167"> </text:span><text:span text:style-name="T1166">м</text:span><text:span text:style-name="T1167">ожно поставить местоимение в начальной форме, а после </text:span></text:p>
      <text:p text:style-name="P1331">него вспомогательный или модальный глагол из первой части предложения.</text:p>
      <text:p text:style-name="P1322"/>
      <text:p text:style-name="P1324"><text:span text:style-name="T377">I am more attentive </text:span><text:span text:style-name="T1043">than he is</text:span><text:span text:style-name="T377"> — Я внимательне, </text:span><text:span text:style-name="T1043">чем он</text:span><text:span text:style-name="T377">.</text:span></text:p>
      <text:p text:style-name="P1322">I can jump higher <text:span text:style-name="T1043">than he can</text:span> — Я прыгаю выше, <text:span text:style-name="T1043">чем он</text:span>.</text:p>
      <text:p text:style-name="P572"/>
      <text:p text:style-name="P1243"><text:span text:style-name="T970">Прилагательн</text:span><text:span text:style-name="T971">ые</text:span><text:span text:style-name="T970"> в сравнительной степени </text:span><text:span text:style-name="T971">могут</text:span><text:span text:style-name="T970"> переводиться одинаково, будь он</text:span><text:span text:style-name="T971">и</text:span><text:span text:style-name="T970"> </text:span><text:span text:style-name="T1168">с суффиксом </text:span><text:span text:style-name="T1133">-er</text:span><text:span text:style-name="T1168"> или с</text:span><text:span text:style-name="T1169">о</text:span><text:span text:style-name="T1168"> словом </text:span><text:span text:style-name="T1133">more</text:span><text:span text:style-name="T1168">. Тоже самое касается и </text:span><text:span text:style-name="T1133">than</text:span><text:span text:style-name="T1168"> </text:span><text:span text:style-name="T1170">(см. внимательно примеры)</text:span><text:span text:style-name="T1168">.</text:span></text:p>
      <text:p text:style-name="P200"/>
      <text:p text:style-name="P295"><text:span text:style-name="T377">Превосходная степень </text:span><text:span text:style-name="T473">обозначает наивысшую степень качества, которая в русском соответствует усилительн</text:span><text:span text:style-name="T476">о</text:span><text:span text:style-name="T473">м</text:span><text:span text:style-name="T476">у</text:span><text:span text:style-name="T473"> суффикс</text:span><text:span text:style-name="T476">у</text:span><text:span text:style-name="T473"> </text:span><text:span text:style-name="T474">-ший</text:span><text:span text:style-name="T473"> или слову «самый».</text:span></text:p>
      <text:p text:style-name="P576"/>
      <text:p text:style-name="P296"><text:span text:style-name="T377">Она используется, когда сравнивают 3 и более объектов. Общее количество может подразумеваться или выражаться местоимением </text:span><text:span text:style-name="T587">all</text:span><text:span text:style-name="T377"> или </text:span><text:span text:style-name="T587">every</text:span><text:span text:style-name="T377">.</text:span></text:p>
      <text:p text:style-name="P577"/>
      <text:p text:style-name="P579">Превосходная степень образуется по тем же правилам, что и сравнительная, только вместо</text:p>
      <text:p text:style-name="P298"><text:span text:style-name="T377">суффикса </text:span><text:span text:style-name="T587">-er</text:span><text:span text:style-name="T377"> используется </text:span><text:span text:style-name="T587">-est</text:span><text:span text:style-name="T377">, а вместо слова more используется </text:span><text:span text:style-name="T587">-most</text:span><text:span text:style-name="T377"> (самый).</text:span></text:p>
      <text:p text:style-name="P201">strong → the strongest (сильный → сильнейший / самый сильный);</text:p>
      <text:p text:style-name="P201">reasonable → the most reasonable (разумный → разумнейший / самый разумный);</text:p>
      <text:p text:style-name="P578"><text:soft-page-break/></text:p>
      <text:p text:style-name="P1244"><text:span text:style-name="T972">П</text:span><text:span text:style-name="T973">еред прилогательным </text:span><text:span text:style-name="T972">в превосходной степени</text:span><text:span text:style-name="T974"> </text:span><text:span text:style-name="T973">почти всегда </text:span><text:span text:style-name="T972">стоит</text:span><text:span text:style-name="T973"> артикль </text:span><text:span text:style-name="T644">the</text:span><text:span text:style-name="T973"> </text:span><text:span text:style-name="T972">(т. к. эта степень подчеркивает уникальность). А после прилагательного — 2 предлога: </text:span><text:span text:style-name="T645">in</text:span><text:span text:style-name="T972"> и </text:span><text:span text:style-name="T645">of</text:span><text:span text:style-name="T972">.</text:span></text:p>
      <text:p text:style-name="P580"/>
      <text:p text:style-name="P1396"><text:span text:style-name="T887">Предлог </text:span><text:span text:style-name="T587">in</text:span><text:span text:style-name="T887"> указывает на место, или группу людей, в которых выделяется объект.</text:span></text:p>
      <text:p text:style-name="P1244"><text:span text:style-name="T972">А предлог </text:span><text:span text:style-name="T645">of</text:span><text:span text:style-name="T972"> — на период времени, в котором выделяется объект.</text:span></text:p>
      <text:p text:style-name="P580"/>
      <text:p text:style-name="P111"><text:span text:style-name="T475">W</text:span><text:span text:style-name="T377">hat is the longest river in the world? — Какая самая длинная река в мире?</text:span></text:p>
      <text:p text:style-name="P1245"><text:span text:style-name="T646">It</text:span><text:span text:style-name="T647"> was the happiest day of </text:span><text:span text:style-name="T646">my</text:span><text:span text:style-name="T647"> life — </text:span><text:span text:style-name="T646">Это</text:span><text:span text:style-name="T647"> был самый счастливый день </text:span><text:span text:style-name="T646">в моей</text:span><text:span text:style-name="T647"> жизни.</text:span></text:p>
      <text:p text:style-name="P578"/>
      <text:p text:style-name="P297"><text:span text:style-name="T377">Слова-исключения </text:span><text:span text:style-name="T477">с особой сравнительной и превосходной степен</text:span><text:span text:style-name="T478">ью</text:span><text:span text:style-name="T477">:</text:span></text:p>
      <text:p text:style-name="P581">good → better → the best (хороший → лучше → самый лучший);</text:p>
      <text:p text:style-name="P581">bad → worse → the worst (плохой → хуже → самый плохой);</text:p>
      <text:p text:style-name="P581">far → farther → the farthest (далекий → дальше → самый далекий);</text:p>
      <text:p text:style-name="P202"/>
      <text:p text:style-name="P1386">Наречие. Adverb</text:p>
      <text:p text:style-name="P581"/>
      <text:p text:style-name="P583">Часть речи, которая отвечает на вопросы «как?», «каким образом?». </text:p>
      <text:p text:style-name="P1247"><text:span text:style-name="T980">Оно п</text:span><text:span text:style-name="T979">омогает описать действие и дает его более точную характеристику.</text:span></text:p>
      <text:p text:style-name="P582"/>
      <text:p text:style-name="P1246"><text:span text:style-name="T1338">Е</text:span>сли наречие относится к глаголу, то оно ст<text:span text:style-name="T1341">ои</text:span>т после него <text:span text:style-name="T1337">(</text:span><text:span text:style-name="T1175">обычно </text:span><text:span text:style-name="T1129">в </text:span><text:span text:style-name="T1176">самом</text:span><text:span text:style-name="T1129"> </text:span><text:span text:style-name="T1175">конце</text:span><text:span text:style-name="T1337">)</text:span>. </text:p>
      <text:p text:style-name="P1246"><text:span text:style-name="T1339">Е</text:span><text:span text:style-name="T976">сли наречие относится к прилагательному, то оно сто</text:span><text:span text:style-name="T985">и</text:span><text:span text:style-name="T976">т перед ним.</text:span></text:p>
      <text:p text:style-name="P584"/>
      <text:p text:style-name="P203">I kwon him <text:span text:style-name="T1043">well</text:span> — Я <text:span text:style-name="T1043">хорошо</text:span> его знаю.</text:p>
      <text:p text:style-name="P203">He is <text:span text:style-name="T1043">very</text:span> serious — Он <text:span text:style-name="T1043">очень</text:span> серьезный.</text:p>
      <text:p text:style-name="P203"/>
      <text:p text:style-name="P586">В английском, начерия делятся на 2 группы: </text:p>
      <text:list xml:id="list2330088373" text:style-name="L77">
        <text:list-item>
          <text:p text:style-name="P1599">наречия, образованые от прилагательных;</text:p>
        </text:list-item>
        <text:list-item>
          <text:p text:style-name="P1599">самобытне наречия, которые существуют с давних времен.</text:p>
        </text:list-item>
      </text:list>
      <text:p text:style-name="P585"/>
      <text:p text:style-name="P650">Наречия, образованные от прилагательных</text:p>
      <text:p text:style-name="P585"/>
      <text:p text:style-name="P587"><text:span text:style-name="T1340">О</text:span>ни <text:span text:style-name="T1340">о</text:span>бразуются при помощи суффикса <text:span text:style-name="T491">-ly</text:span>:</text:p>
      <text:p text:style-name="P588">quick → quickly (быстрый → быстро);</text:p>
      <text:p text:style-name="P588">serious → seriously (серьезный → серьезно);</text:p>
      <text:p text:style-name="P588"/>
      <text:p text:style-name="P751"><text:span text:style-name="T983">Н</text:span><text:span text:style-name="T977">аречи</text:span><text:span text:style-name="T978">я</text:span><text:span text:style-name="T977">, которые </text:span><text:span text:style-name="T982">пишутся</text:span><text:span text:style-name="T977"> также, как </text:span><text:span text:style-name="T981">и </text:span><text:span text:style-name="T977">прилагательные</text:span><text:span text:style-name="T981">:</text:span></text:p>
      <text:list xml:id="list1860329417" text:style-name="L78">
        <text:list-item>
          <text:p text:style-name="P1713"><text:span text:style-name="T887">fast — </text:span><text:span text:style-name="T978">быстрый, быстро</text:span><text:span text:style-name="T887">;</text:span></text:p>
        </text:list-item>
        <text:list-item>
          <text:p text:style-name="P1713"><text:span text:style-name="T887">late — </text:span><text:span text:style-name="T978">поздний, поздно</text:span><text:span text:style-name="T887">;</text:span></text:p>
        </text:list-item>
        <text:list-item>
          <text:p text:style-name="P1713"><text:span text:style-name="T887">hard — </text:span><text:span text:style-name="T978">тяжелый, тяжело</text:span><text:span text:style-name="T887">.</text:span></text:p>
        </text:list-item>
      </text:list>
      <text:p text:style-name="P592"/>
      <text:p text:style-name="P112"><text:span text:style-name="T377">Jack is a very </text:span><text:span text:style-name="T1043">fast runner</text:span><text:span text:style-name="T377"> — Джек очень быстрый бегут. (fast — это прилагательное, </text:span></text:p>
      <text:p text:style-name="P205">т. к. стоит перед существительным; см. раздел «Прилагательное»)</text:p>
      <text:p text:style-name="P205"/>
      <text:p text:style-name="P112"><text:span text:style-name="T377">Jack can </text:span><text:span text:style-name="T1043">run fast</text:span><text:span text:style-name="T377"> — Джек быстро бегает. (fast — это наречие, т. к. стоит после глагола)</text:span></text:p>
      <text:p text:style-name="P205"/>
      <text:p text:style-name="P593"/>
      <text:p text:style-name="P1512"><text:span text:style-name="T984">Наречие </text:span><text:span text:style-name="T648">well</text:span><text:span text:style-name="T984"> (хорошо) можно использовать как прилагательное, если оно </text:span><text:span text:style-name="T992">идет в связке </text:span></text:p>
      <text:p text:style-name="P1249"><text:span text:style-name="T984">с глаголом </text:span><text:span text:style-name="T648">be</text:span><text:span text:style-name="T984"> или </text:span><text:span text:style-name="T648">get </text:span><text:span text:style-name="T984">(в разговор</text:span><text:span text:style-name="T995">ах</text:span><text:span text:style-name="T984"> о здоровь</text:span><text:span text:style-name="T994">и</text:span><text:span text:style-name="T984"> и самочувствии).</text:span></text:p>
      <text:p text:style-name="P206"/>
      <text:p text:style-name="P113"><text:span text:style-name="T479">H</text:span><text:span text:style-name="T377">ow are you? I`m </text:span><text:span text:style-name="T1043">well</text:span><text:span text:style-name="T377"> — Как ты? Я в </text:span><text:span text:style-name="T1043">порядке</text:span><text:span text:style-name="T377">.</text:span></text:p>
      <text:p text:style-name="P113"><text:span text:style-name="T377">He got </text:span><text:span text:style-name="T1043">well</text:span><text:span text:style-name="T377"> after the accident — Он </text:span><text:span text:style-name="T1043">поправился</text:span><text:span text:style-name="T377"> после аварии.</text:span></text:p>
      <text:p text:style-name="P593"/>
      <text:p text:style-name="P651">Самобытные наречия</text:p>
      <text:p text:style-name="P594"/>
      <text:p text:style-name="P1397"><text:span text:style-name="T980">О</text:span><text:span text:style-name="T887">ни имеют собственную форму и используются по особым правилам или в особых случаях.</text:span></text:p>
      <text:p text:style-name="P595">Ниже приведены списки самых распространенных самобытных наречий.</text:p>
      <text:p text:style-name="P590"/>
      <text:p text:style-name="P591">Наречия, указывающие на степень чего-либо:</text:p>
      <text:list xml:id="list3120634435" text:style-name="L79">
        <text:list-item>
          <text:p text:style-name="P1714"><text:span text:style-name="T887">enough — </text:span><text:span text:style-name="T986">достаточно</text:span><text:span text:style-name="T887">;</text:span></text:p>
        </text:list-item>
        <text:list-item>
          <text:p text:style-name="P1714"><text:span text:style-name="T887">a lot, much, many - </text:span><text:span text:style-name="T986">много</text:span><text:span text:style-name="T887">;</text:span></text:p>
        </text:list-item>
        <text:list-item>
          <text:p text:style-name="P1714"><text:span text:style-name="T887">almost — </text:span><text:span text:style-name="T986">почти</text:span><text:span text:style-name="T887">;</text:span></text:p>
        </text:list-item>
        <text:list-item>
          <text:p text:style-name="P1600">pretty, very — довольно (очень);</text:p>
        </text:list-item>
        <text:list-item>
          <text:p text:style-name="P1600">too — слишком;</text:p>
        </text:list-item>
      </text:list>
      <text:p text:style-name="P596"/>
      <text:p text:style-name="P597">Наречия, помогающие акцентироваться на чем-либо:</text:p>
      <text:list xml:id="list493567687" text:style-name="L80">
        <text:list-item>
          <text:p text:style-name="P1601">just — всего лишь;</text:p>
        </text:list-item>
        <text:list-item>
          <text:p text:style-name="P1601">only — только;</text:p>
        </text:list-item>
        <text:list-item>
          <text:p text:style-name="P1601">simply — просто;</text:p>
        </text:list-item>
        <text:list-item>
          <text:p text:style-name="P1601">especially — особенно.</text:p>
        </text:list-item>
      </text:list>
      <text:p text:style-name="P582"/>
      <text:p text:style-name="P752"><text:span text:style-name="T986">Другие</text:span><text:span text:style-name="T987"> распространенные наречи</text:span><text:span text:style-name="T986">я</text:span><text:span text:style-name="T987">:</text:span></text:p>
      <text:list xml:id="list3432283899" text:style-name="L81">
        <text:list-item>
          <text:p text:style-name="P1715"><text:span text:style-name="T887">quite - </text:span><text:span text:style-name="T986">совсем</text:span><text:span text:style-name="T887">;</text:span></text:p>
        </text:list-item>
        <text:list-item>
          <text:p text:style-name="P1715"><text:span text:style-name="T887">so - </text:span><text:span text:style-name="T986">такой</text:span><text:span text:style-name="T887">;</text:span></text:p>
        </text:list-item>
        <text:list-item>
          <text:p text:style-name="P1602">soon - <text:span text:style-name="T1342">скоро</text:span>;</text:p>
        </text:list-item>
      </text:list>
      <text:p text:style-name="P589"/>
      <text:p text:style-name="P67">Marry is pretty smart — Мэри очень умная;</text:p>
      <text:p text:style-name="P204">I almost finished my work yesterday — Я почти закончил вчера работу.</text:p>
      <text:p text:style-name="P204">We just want to ask you a question — Мы всего лишь хотим задать вам вопрос.</text:p>
      <text:p text:style-name="P114"><text:span text:style-name="T480">W</text:span><text:span text:style-name="T377">hy are you so sad? — Почему ты такой грусный?</text:span></text:p>
      <text:p text:style-name="P207">See you soon — Скоро увидимся.</text:p>
      <text:p text:style-name="P598"/>
      <text:p text:style-name="P652">Наречия <text:span text:style-name="T491">much</text:span>, <text:span text:style-name="T491">many</text:span>, <text:span text:style-name="T491">a lot</text:span>, <text:span text:style-name="T491">little</text:span>, <text:span text:style-name="T491">few</text:span></text:p>
      <text:p text:style-name="P595"/>
      <text:p text:style-name="P599">Наречия <text:span text:style-name="T491">much</text:span> и <text:span text:style-name="T491">many</text:span> стоят перед существительными. <text:span text:style-name="T491">Much</text:span> — перед неисчисляемыми, </text:p>
      <text:p text:style-name="P599">а <text:span text:style-name="T491">many</text:span> — перед исчисляемыми: <text:span text:style-name="T491">much work, many books</text:span>.</text:p>
      <text:p text:style-name="P599"/>
      <text:p text:style-name="P599">Связка <text:span text:style-name="T491">a lot of</text:span> (или <text:span text:style-name="T491">lots of</text:span>) может стоять как перед исчисляемыми, так и неисчисляемыми существительными: <text:span text:style-name="T491">a lot of coffee, a lot of cars</text:span>.</text:p>
      <text:p text:style-name="P599"/>
      <text:p text:style-name="P600">Англоговорящие избегают использовать <text:span text:style-name="T491">much</text:span> в утвердительных предложениях. </text:p>
      <text:p text:style-name="P600">Они заменяют его на <text:span text:style-name="T491">a lof of</text:span> <text:span text:style-name="T1343">в этих случаях</text:span>.</text:p>
      <text:p text:style-name="P600"/>
      <text:p text:style-name="P208">There is a lot of juice in the jug — В кувшине много сока.</text:p>
      <text:p text:style-name="P208">There isn`t much coffee in the cup — В чашке не много кофе.</text:p>
      <text:p text:style-name="P599"/>
      <text:p text:style-name="P601"/>
      <text:p text:style-name="P1505">Слова <text:span text:style-name="T491">little</text:span> и <text:span text:style-name="T491">few</text:span> переводятся как «мало». <text:span text:style-name="T491">Little</text:span> — это антоним <text:span text:style-name="T491">much</text:span>, </text:p>
      <text:p text:style-name="P601">а <text:span text:style-name="T491">few</text:span> — антоним <text:span text:style-name="T491">many</text:span>: <text:span text:style-name="T491">little work, few books</text:span>.</text:p>
      <text:p text:style-name="P601"/>
      <text:p text:style-name="P653">Наречия частности</text:p>
      <text:p text:style-name="P602"/>
      <text:p text:style-name="P1248"><text:span text:style-name="T989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93">я</text:span><text:span text:style-name="T989">ть правильное время)</text:span></text:p>
      <text:p text:style-name="P603"/>
      <text:p text:style-name="P1250"><text:span text:style-name="T990">Они могут стоять почти в любой позиции в предложении, </text:span><text:span text:style-name="T991">но </text:span><text:span text:style-name="T996">чаще всего стоят </text:span></text:p>
      <text:p text:style-name="P608">между подлежащим и сказуемым <text:span text:style-name="T1345">(после вспомогательного глагола)</text:span>.</text:p>
      <text:p text:style-name="P605"/>
      <text:p text:style-name="P209"><text:span text:style-name="T13">I</text:span> <text:span text:style-name="T3">don`t</text:span> <text:span text:style-name="T1043">usually</text:span> <text:span text:style-name="T23">drive</text:span> to work — Обычно, я не еду (на машине) на работу.</text:p>
      <text:p text:style-name="P210"><text:span text:style-name="T13">You</text:span> <text:span text:style-name="T3">can</text:span> <text:span text:style-name="T1043">always</text:span> <text:span text:style-name="T23">call</text:span> me — Ты всегда можешь позвонить мне.</text:p>
      <text:p text:style-name="P604"/>
      <text:p text:style-name="P617">Если в предложении есть глагол <text:span text:style-name="T491">be</text:span>, то наречие частности будет стоять после него.</text:p>
      <text:p text:style-name="P213">He <text:span text:style-name="T23">was</text:span> <text:span text:style-name="T1043">sometimes</text:span> very lazy — Иногда он был очень ленивым.</text:p>
      <text:p text:style-name="P606"/>
      <text:p text:style-name="P616">Если наречие частотности стоит в связке с другим словом, то вся связка </text:p>
      <text:p text:style-name="P616">должна быть в конце предложения.</text:p>
      <text:p text:style-name="P616"/>
      <text:p text:style-name="P214">I <text:span text:style-name="T1043">often</text:span> buy coffee on my way to work — Я часто покупаю кофе по дороге на работу.</text:p>
      <text:p text:style-name="P214">I buy coffee on my way to work <text:span text:style-name="T1043">very often</text:span> — Я очень часто покупаю кофе по дороге на работу.</text:p>
      <text:p text:style-name="P606"/>
      <text:p text:style-name="P1387">Порядок слов в предложении</text:p>
      <text:p text:style-name="P607"/>
      <text:p text:style-name="P609">Любое английское предложение <text:span text:style-name="T1344">обязано</text:span> иметь подлежащее и сказуемое.</text:p>
      <text:p text:style-name="P609">Если подлежащее отсутсвует, то на его место ставят формальное подлежащее.</text:p>
      <text:p text:style-name="P609"/>
      <text:p text:style-name="P609">Сказуемое всегда передает время. В вопросах и отрицаниях оно разделяется </text:p>
      <text:p text:style-name="P609">на вспомогательный и смысловой глаголы.</text:p>
      <text:p text:style-name="P609"/>
      <text:p text:style-name="P1251"><text:span text:style-name="T997">Если в предло</text:span><text:span text:style-name="T998">жении несколько смысловых глаголов, то </text:span><text:span text:style-name="T999">лишь </text:span><text:span text:style-name="T998">первый будет сказуемым, </text:span></text:p>
      <text:p text:style-name="P610">а остальные, в форме инфинитива или герундия, будут дополнять его.</text:p>
      <text:p text:style-name="P604"/>
      <text:p text:style-name="P1252"><text:span text:style-name="T1001">Наречие</text:span><text:span text:style-name="T1000"> обычно стоит после смыслового глагола, в конце предложения. </text:span></text:p>
      <text:p text:style-name="P611"/>
      <text:p text:style-name="P1252"><text:span text:style-name="T1000">Т</text:span><text:span text:style-name="T1001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13"/>
      <text:p text:style-name="P613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13"/>
      <text:p text:style-name="P654">В разговоре о месте и времени</text:p>
      <text:p text:style-name="P614"/>
      <text:p text:style-name="P615">Если после глагола указан человек, то сначала указывают человека, а потом говорят </text:p>
      <text:p text:style-name="P615">о месте, где все происходит.</text:p>
      <text:p text:style-name="P615"/>
      <text:p text:style-name="P615">Обстоятельство времени обычно идет в конце, после слов, связанных с местом.</text:p>
      <text:p text:style-name="P615">Но если оно состоит из нескольких слов, то может переехать в самое начало предложения.</text:p>
      <text:p text:style-name="P615"/>
      <text:p text:style-name="P211">Tom walks to work <text:span text:style-name="T10">every morning</text:span> / <text:span text:style-name="T10">Every morning</text:span> Tom walks to work — </text:p>
      <text:p text:style-name="P211">Том ходит на работу каждое утро.</text:p>
      <text:p text:style-name="P615"><text:soft-page-break/></text:p>
      <text:p text:style-name="P212">I`m going to Paris <text:span text:style-name="T10">on Monday</text:span> / <text:span text:style-name="T10">On Monday</text:span> I`m going to Paris — </text:p>
      <text:p text:style-name="P212">В понедельник я поеду в Париж.</text:p>
      <text:p text:style-name="P215"/>
      <text:p text:style-name="P655">Глаголы, которые требуют 2х дополнений</text:p>
      <text:p text:style-name="P618"/>
      <text:p text:style-name="P754"><text:span text:style-name="T1002">Эт</text:span><text:span text:style-name="T1003">и</text:span><text:span text:style-name="T1002"> глаголы могут направлять действие и на человека, и на предмет одновременно:</text:span></text:p>
      <text:list xml:id="list1473439525" text:style-name="L82">
        <text:list-item>
          <text:p text:style-name="P1603">give — давать, дарить;</text:p>
        </text:list-item>
        <text:list-item>
          <text:p text:style-name="P1603">lend — одалживать;</text:p>
        </text:list-item>
        <text:list-item>
          <text:p text:style-name="P1603">pass — передавать;</text:p>
        </text:list-item>
        <text:list-item>
          <text:p text:style-name="P1603">send — посылать;</text:p>
        </text:list-item>
        <text:list-item>
          <text:p text:style-name="P1603">show — показывать.</text:p>
        </text:list-item>
      </text:list>
      <text:p text:style-name="P618"/>
      <text:p text:style-name="P618">Дополнения могут указ<text:span text:style-name="T1347">ываться</text:span> двумя способами:</text:p>
      <text:p text:style-name="P618"/>
      <text:list xml:id="list4259125412" text:style-name="L83">
        <text:list-item>
          <text:p text:style-name="P1604"><text:span text:style-name="T1346">п</text:span>осле глагола указать человека, а затем предмет; без предлогов:</text:p>
          <text:p text:style-name="P1703">I lent <text:span text:style-name="T1276">Mike</text:span> some <text:span text:style-name="T1276">money </text:span><text:span text:style-name="T41">— Я одолжил</text:span><text:span text:style-name="T1276"> Майку деньги</text:span><text:span text:style-name="T41">.</text:span></text:p>
          <text:p text:style-name="P1704"><text:span text:style-name="T41">You lent </text:span><text:span text:style-name="T1276">me</text:span><text:span text:style-name="T41"> some </text:span><text:span text:style-name="T1276">money</text:span><text:span text:style-name="T41"> — Ты </text:span><text:span text:style-name="T364">одолжил </text:span><text:span text:style-name="T1284">мне деньги</text:span><text:span text:style-name="T364">.</text:span></text:p>
          <text:p text:style-name="P1537"/>
        </text:list-item>
        <text:list-item>
          <text:p text:style-name="P1681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716"><text:span text:style-name="T142">I </text:span><text:span text:style-name="T102">lent some </text:span><text:span text:style-name="T1278">money </text:span><text:span text:style-name="T102">to</text:span><text:span text:style-name="T1278"> Mike</text:span><text:span text:style-name="T102"> — Я одолжил </text:span><text:span text:style-name="T1278">деньги Майку</text:span><text:span text:style-name="T102">.</text:span></text:p>
        </text:list-item>
      </text:list>
      <text:p text:style-name="P618"/>
      <text:p text:style-name="P1388">Предлог. Preposition</text:p>
      <text:p text:style-name="P619"/>
      <text:p text:style-name="P1254"><text:span text:style-name="T1004">В английском языке предлоги заменяют падежи для существительных. </text:span><text:span text:style-name="T1005">При этом нет четкого соответствия. К одному падежу могут вести разные предлоги или вообще никаких.</text:span></text:p>
      <text:p text:style-name="P624"/>
      <text:p text:style-name="P16"><text:span text:style-name="T778">Предлоги времени </text:span><text:span text:style-name="T491">at</text:span><text:span text:style-name="T778">, </text:span><text:span text:style-name="T491">on</text:span><text:span text:style-name="T778">, </text:span><text:span text:style-name="T491">in</text:span></text:p>
      <text:p text:style-name="P625"/>
      <text:p text:style-name="P626">Отвечают на вопрос «когда?». Каждый из них обозначает разный момент времни.</text:p>
      <text:p text:style-name="P626"/>
      <text:p text:style-name="P1398"><text:span text:style-name="T887">Предлог </text:span><text:span text:style-name="T587">at</text:span><text:span text:style-name="T887"> используется для указания </text:span><text:span text:style-name="T1015">точного </text:span><text:span text:style-name="T887">времени </text:span><text:span text:style-name="T1015">(</text:span><text:span text:style-name="T887">на часах</text:span><text:span text:style-name="T1015">)</text:span><text:span text:style-name="T887">. Иногда с помощью </text:span></text:p>
      <text:p text:style-name="P757"><text:span text:style-name="T1006">него указываются периоды дня и праздники </text:span><text:span text:style-name="T1016">(в качестве исключени</text:span><text:span text:style-name="T1017">й</text:span><text:span text:style-name="T1016">)</text:span><text:span text:style-name="T1006">:</text:span></text:p>
      <text:list xml:id="list2522033317" text:style-name="L84">
        <text:list-item>
          <text:p text:style-name="P1605">at 5 o`clock — в 5 часов;</text:p>
        </text:list-item>
        <text:list-item>
          <text:p text:style-name="P1605">at noon — днем;</text:p>
        </text:list-item>
        <text:list-item>
          <text:p text:style-name="P1605">at night — ночью;</text:p>
        </text:list-item>
        <text:list-item>
          <text:p text:style-name="P1605">at luchtime — во время обеда;</text:p>
        </text:list-item>
        <text:list-item>
          <text:p text:style-name="P1605">at sunset — на рассвете;</text:p>
        </text:list-item>
        <text:list-item>
          <text:p text:style-name="P1605">at the weekdays — в будние дни;</text:p>
        </text:list-item>
        <text:list-item>
          <text:p text:style-name="P1605">at the weekend — в выходные;</text:p>
        </text:list-item>
        <text:list-item>
          <text:p text:style-name="P1605">at the moment — в данный момент;</text:p>
        </text:list-item>
        <text:list-item>
          <text:p text:style-name="P1605">at the end (of) — в конце;</text:p>
        </text:list-item>
        <text:list-item>
          <text:p text:style-name="P1605">at Christmas — на Рождество;</text:p>
        </text:list-item>
        <text:list-item>
          <text:p text:style-name="P1605">at Easter — на Пасху.</text:p>
        </text:list-item>
      </text:list>
      <text:p text:style-name="P626"/>
      <text:p text:style-name="P755"><text:span text:style-name="T1007">Предлог </text:span><text:span text:style-name="T649">on</text:span><text:span text:style-name="T1009"> </text:span><text:span text:style-name="T1007">указывает на конкретный день. Обычно это дни недели или точные даты</text:span><text:span text:style-name="T1029">:</text:span></text:p>
      <text:list xml:id="list3911476111" text:style-name="L85">
        <text:list-item>
          <text:p text:style-name="P1717"><text:span text:style-name="T887">on Sunday — </text:span><text:span text:style-name="T1009">в воскресенье / по воскресеньям</text:span><text:span text:style-name="T887">;</text:span></text:p>
        </text:list-item>
        <text:list-item>
          <text:p text:style-name="P1717"><text:span text:style-name="T887">on Monday — </text:span><text:span text:style-name="T1009">в понедельник / по понелеьникам</text:span><text:span text:style-name="T887">;</text:span></text:p>
        </text:list-item>
        <text:list-item>
          <text:p text:style-name="P1606">on Tuesday — во вторник / по вторникам;</text:p>
        </text:list-item>
        <text:list-item>
          <text:p text:style-name="P1606">on Wednesday — в срезу / по средам;</text:p>
        </text:list-item>
        <text:list-item>
          <text:p text:style-name="P1606">on Thursday — в четверг;</text:p>
        </text:list-item>
        <text:list-item>
          <text:p text:style-name="P1606"><text:soft-page-break/>on Friday — в пятницу;</text:p>
        </text:list-item>
        <text:list-item>
          <text:p text:style-name="P1607">on Saturday — в субботу;</text:p>
        </text:list-item>
        <text:list-item>
          <text:p text:style-name="P1606">on the 8th of March — 8го марта;</text:p>
        </text:list-item>
        <text:list-item>
          <text:p text:style-name="P1607">on April, 10 — 10го апреля;</text:p>
        </text:list-item>
        <text:list-item>
          <text:p text:style-name="P1606">on my birthday — на мой день рождения;</text:p>
        </text:list-item>
        <text:list-item>
          <text:p text:style-name="P1606">on Christmas day — в день Рождества.</text:p>
        </text:list-item>
      </text:list>
      <text:p text:style-name="P627"/>
      <text:p text:style-name="P628">В английском языке дни недели, месяцы, и названия праздников пишутся с большой буквы.</text:p>
      <text:p text:style-name="P1399"><text:span text:style-name="T1008">Первым днем недели является не понедельник, а воскресенье. </text:span><text:span text:style-name="T887">Если </text:span><text:span text:style-name="T1018">в названии </text:span><text:span text:style-name="T887">праздник</text:span><text:span text:style-name="T1018">а</text:span><text:span text:style-name="T887"> содержит</text:span><text:span text:style-name="T1018">ся</text:span><text:span text:style-name="T887"> слово </text:span><text:span text:style-name="T587">day</text:span><text:span text:style-name="T887">, то он </text:span><text:span text:style-name="T1010">также </text:span><text:span text:style-name="T887">пишется с предлогом </text:span><text:span text:style-name="T587">on</text:span><text:span text:style-name="T887">, а не </text:span><text:span text:style-name="T587">at</text:span><text:span text:style-name="T887">.</text:span></text:p>
      <text:p text:style-name="P627"/>
      <text:p text:style-name="P756"><text:span text:style-name="T1012">Предлог </text:span><text:span text:style-name="T650">in</text:span><text:span text:style-name="T1012"> </text:span><text:span text:style-name="T1011">указывает на</text:span><text:span text:style-name="T1010"> </text:span><text:span text:style-name="T1011">большие</text:span><text:span text:style-name="T1010"> период</text:span><text:span text:style-name="T1011">ы</text:span><text:span text:style-name="T1010">: </text:span><text:span text:style-name="T1011">месяцы</text:span><text:span text:style-name="T1010">, </text:span><text:span text:style-name="T1011">сезоны,</text:span><text:span text:style-name="T1010"> год</text:span><text:span text:style-name="T1011">ы</text:span><text:span text:style-name="T1010">:</text:span></text:p>
      <text:list xml:id="list2755185615" text:style-name="L86">
        <text:list-item>
          <text:p text:style-name="P1718"><text:span text:style-name="T887">In January — </text:span><text:span text:style-name="T1013">в январе</text:span><text:span text:style-name="T887">;</text:span></text:p>
        </text:list-item>
        <text:list-item>
          <text:p text:style-name="P1718"><text:span text:style-name="T887">in February — </text:span><text:span text:style-name="T1013">в феврале</text:span><text:span text:style-name="T887">;</text:span></text:p>
        </text:list-item>
        <text:list-item>
          <text:p text:style-name="P1718"><text:span text:style-name="T887">in March — </text:span><text:span text:style-name="T1013">в марте</text:span><text:span text:style-name="T887">;</text:span></text:p>
        </text:list-item>
        <text:list-item>
          <text:p text:style-name="P1718"><text:span text:style-name="T887">in April — </text:span><text:span text:style-name="T1013">в апреле</text:span><text:span text:style-name="T887">;</text:span></text:p>
        </text:list-item>
        <text:list-item>
          <text:p text:style-name="P1718"><text:span text:style-name="T887">in May — </text:span><text:span text:style-name="T1013">в мае</text:span><text:span text:style-name="T887">;</text:span></text:p>
        </text:list-item>
        <text:list-item>
          <text:p text:style-name="P1718"><text:span text:style-name="T887">in June — </text:span><text:span text:style-name="T1013">в июне</text:span><text:span text:style-name="T887">;</text:span></text:p>
        </text:list-item>
        <text:list-item>
          <text:p text:style-name="P1608">in July — в июле;</text:p>
        </text:list-item>
        <text:list-item>
          <text:p text:style-name="P1718"><text:span text:style-name="T887">in August — </text:span><text:span text:style-name="T1013">в авгесте</text:span><text:span text:style-name="T887">;</text:span></text:p>
        </text:list-item>
        <text:list-item>
          <text:p text:style-name="P1718"><text:span text:style-name="T887">in September — </text:span><text:span text:style-name="T1013">в сентябре</text:span><text:span text:style-name="T887">;</text:span></text:p>
        </text:list-item>
        <text:list-item>
          <text:p text:style-name="P1718"><text:span text:style-name="T887">in October — </text:span><text:span text:style-name="T1013">в октябре</text:span><text:span text:style-name="T887">;</text:span></text:p>
        </text:list-item>
        <text:list-item>
          <text:p text:style-name="P1718"><text:span text:style-name="T887">in November — </text:span><text:span text:style-name="T1013">в ноябре</text:span><text:span text:style-name="T887">;</text:span></text:p>
        </text:list-item>
        <text:list-item>
          <text:p text:style-name="P1719"><text:span text:style-name="T887">in December — </text:span><text:span text:style-name="T1013">в декабре</text:span><text:span text:style-name="T887">;</text:span></text:p>
        </text:list-item>
        <text:list-item>
          <text:p text:style-name="P1718"><text:span text:style-name="T887">in winter — </text:span><text:span text:style-name="T1013">зимой</text:span><text:span text:style-name="T887">;</text:span></text:p>
        </text:list-item>
        <text:list-item>
          <text:p text:style-name="P1718"><text:span text:style-name="T887">in spring — </text:span><text:span text:style-name="T1013">весной</text:span><text:span text:style-name="T887">;</text:span></text:p>
        </text:list-item>
        <text:list-item>
          <text:p text:style-name="P1718"><text:span text:style-name="T887">in summer — </text:span><text:span text:style-name="T1013">летом</text:span><text:span text:style-name="T887">;</text:span></text:p>
        </text:list-item>
        <text:list-item>
          <text:p text:style-name="P1719"><text:span text:style-name="T887">in autumn — </text:span><text:span text:style-name="T1013">осенью</text:span><text:span text:style-name="T887">;</text:span></text:p>
        </text:list-item>
        <text:list-item>
          <text:p text:style-name="P1718"><text:span text:style-name="T887">in the evening — </text:span><text:span text:style-name="T1013">вечером</text:span><text:span text:style-name="T887">;</text:span></text:p>
        </text:list-item>
        <text:list-item>
          <text:p text:style-name="P1719"><text:span text:style-name="T887">in the morning — </text:span><text:span text:style-name="T1013">утром</text:span><text:span text:style-name="T887">;</text:span></text:p>
        </text:list-item>
        <text:list-item>
          <text:p text:style-name="P1682"><text:span text:style-name="T1010">in </text:span><text:span text:style-name="T1014">2065</text:span><text:span text:style-name="T1010"> — </text:span><text:span text:style-name="T1013">в </text:span><text:span text:style-name="T1014">2065</text:span><text:span text:style-name="T1013"> году</text:span><text:span text:style-name="T1010">;</text:span></text:p>
        </text:list-item>
        <text:list-item>
          <text:p text:style-name="P1718"><text:span text:style-name="T887">in the 1970s — </text:span><text:span text:style-name="T1013">в 1970х годах</text:span><text:span text:style-name="T887">;</text:span></text:p>
        </text:list-item>
        <text:list-item>
          <text:p text:style-name="P1718"><text:span text:style-name="T887">in the 20th century — </text:span><text:span text:style-name="T1013">в 20м веке</text:span><text:span text:style-name="T887">;</text:span></text:p>
        </text:list-item>
        <text:list-item>
          <text:p text:style-name="P1718"><text:span text:style-name="T887">in the past — </text:span><text:span text:style-name="T1013">в прошлом</text:span><text:span text:style-name="T887">;</text:span></text:p>
        </text:list-item>
        <text:list-item>
          <text:p text:style-name="P1718"><text:span text:style-name="T887">in the future — </text:span><text:span text:style-name="T1013">в будущем</text:span><text:span text:style-name="T887">;</text:span></text:p>
        </text:list-item>
      </text:list>
      <text:p text:style-name="P626"/>
      <text:p text:style-name="P629">Предлог <text:span text:style-name="T491">in</text:span> в связке со временем означает «через»:</text:p>
      <text:list xml:id="list1757029566" text:style-name="L87">
        <text:list-item>
          <text:p text:style-name="P1609">in 5 minutes — через 5 минут;</text:p>
        </text:list-item>
        <text:list-item>
          <text:p text:style-name="P1609">in two weeks — через две недели;</text:p>
        </text:list-item>
        <text:list-item>
          <text:p text:style-name="P1609">in no time — мигом.</text:p>
        </text:list-item>
      </text:list>
      <text:p text:style-name="P612"/>
      <text:p text:style-name="P620">Предлоги времени не используются перед словами: <text:span text:style-name="T491">last, next, this, that, each, every</text:span>.</text:p>
      <text:p text:style-name="P620"/>
      <text:p text:style-name="P216">See you next Friday — Увидимся в следующую пятницу (next заменяет on).</text:p>
      <text:p text:style-name="P216">I didn`t have breakfast this morning — Я не завтракал этим утром (this вместо in the).</text:p>
      <text:p text:style-name="P216"/>
      <text:p text:style-name="P622"><text:span text:style-name="T1348">Эти п</text:span>редлоги имеют множество не логичных исключений. Так, напрамер <text:span text:style-name="T491">in</text:span> и <text:span text:style-name="T491">at</text:span> принятно говорить с некоторыми переодами дня и пр. Это нужно просто заучить.</text:p>
      <text:p text:style-name="P621"/>
      <text:p text:style-name="P656"><text:soft-page-break/>Предлоги времени <text:span text:style-name="T491">since, for, from … to, until</text:span></text:p>
      <text:p text:style-name="P623"/>
      <text:p text:style-name="P630">Они связаны с большими отрезками времени. Отвечают на вопрос «в какой период?»</text:p>
      <text:p text:style-name="P630"/>
      <text:p text:style-name="P1258"><text:span text:style-name="T1019">Предлог </text:span><text:span text:style-name="T651">since</text:span><text:span text:style-name="T1019"> </text:span><text:span text:style-name="T1020">означает</text:span><text:span text:style-name="T1019"> «с». Он указывает на начало периода:</text:span></text:p>
      <text:p text:style-name="P631">(с какого времени действие происходит)</text:p>
      <text:list xml:id="list4033177166" text:style-name="L88">
        <text:list-item>
          <text:p text:style-name="P1610">since Wednesday — со среды;</text:p>
        </text:list-item>
        <text:list-item>
          <text:p text:style-name="P1610">since 1984 — с 1984 года;</text:p>
        </text:list-item>
        <text:list-item>
          <text:p text:style-name="P1610">since Monday — с понедельника.</text:p>
        </text:list-item>
      </text:list>
      <text:p text:style-name="P630"/>
      <text:p text:style-name="P1255"><text:span text:style-name="T1019">Предлог </text:span><text:span text:style-name="T651">for</text:span><text:span text:style-name="T1019"> </text:span><text:span text:style-name="T1027">означает</text:span><text:span text:style-name="T1019"> «</text:span><text:span text:style-name="T1020">уже</text:span><text:span text:style-name="T1019">», «в течение». Он указывает, как долго длится дейс</text:span><text:span text:style-name="T1020">т</text:span><text:span text:style-name="T1019">вие. </text:span></text:p>
      <text:p text:style-name="P758"><text:span text:style-name="T1019">После </text:span><text:span text:style-name="T651">for</text:span><text:span text:style-name="T1019"> ставится время, в течении которого</text:span><text:span text:style-name="T1022"> это</text:span><text:span text:style-name="T1019"> </text:span><text:span text:style-name="T1022">действие длится</text:span><text:span text:style-name="T1019">:</text:span></text:p>
      <text:list xml:id="list3315071633" text:style-name="L89">
        <text:list-item>
          <text:p text:style-name="P1720"><text:span text:style-name="T887">for 10 hours — </text:span><text:span text:style-name="T1021">(</text:span><text:span text:style-name="T887">уже</text:span><text:span text:style-name="T1021">)</text:span><text:span text:style-name="T887"> 10 часов / в течении 10 часов</text:span></text:p>
        </text:list-item>
        <text:list-item>
          <text:p text:style-name="P1720"><text:span text:style-name="T1019">f</text:span><text:span text:style-name="T887">or two weeks — </text:span><text:span text:style-name="T1021">(</text:span><text:span text:style-name="T887">уже</text:span><text:span text:style-name="T1021">)</text:span><text:span text:style-name="T887"> две недели / в течении 2х недель</text:span></text:p>
        </text:list-item>
      </text:list>
      <text:p text:style-name="P630"/>
      <text:p text:style-name="P630">Предлоги <text:span text:style-name="T491">since</text:span> и <text:span text:style-name="T491">for</text:span> используются в Present Perfect Continuous.</text:p>
      <text:p text:style-name="P630"/>
      <text:p text:style-name="P1256">Составной предлог <text:span text:style-name="T491">from … to</text:span> означает «с … до». Он указыват с какого и по какое время</text:p>
      <text:p text:style-name="P633">происходит / происходило действие, <text:span text:style-name="T1349">т. е. границы периода:</text:span></text:p>
      <text:list xml:id="list3793387726" text:style-name="L90">
        <text:list-item>
          <text:p text:style-name="P1611">from 9 to 5 — с девяти до пяти (часов);</text:p>
        </text:list-item>
        <text:list-item>
          <text:p text:style-name="P1611">from January to March — с января по март;</text:p>
        </text:list-item>
      </text:list>
      <text:p text:style-name="P634"/>
      <text:p text:style-name="P759"><text:span text:style-name="T1023">Предлог </text:span><text:span text:style-name="T652">until</text:span><text:span text:style-name="T1023"> (</text:span><text:span text:style-name="T652">till</text:span><text:span text:style-name="T1023">) означает «до того момента, как». Он </text:span><text:span text:style-name="T1025">обозначает</text:span><text:span text:style-name="T1023"> конец </text:span><text:span text:style-name="T1024">периода</text:span><text:span text:style-name="T1028">:</text:span></text:p>
      <text:list xml:id="list3115471596" text:style-name="L91">
        <text:list-item>
          <text:p text:style-name="P1612">until Wednesday — до среды;</text:p>
        </text:list-item>
        <text:list-item>
          <text:p text:style-name="P1612">until I come — до того, как я вернусь;</text:p>
        </text:list-item>
      </text:list>
      <text:p text:style-name="P635"/>
      <text:p text:style-name="P115"><text:span text:style-name="T377">You should come back </text:span><text:span text:style-name="T1043">till</text:span><text:span text:style-name="T377"> 10 o`clock — Ты должен вернуться </text:span><text:span text:style-name="T1043">до</text:span><text:span text:style-name="T377"> 10 часов.</text:span></text:p>
      <text:p text:style-name="P632"/>
      <text:p text:style-name="P1257"><text:span text:style-name="T1026">После </text:span><text:span text:style-name="T653">until</text:span><text:span text:style-name="T1026"> можно указывать целое предложение, которое отвечает на вопрос </text:span></text:p>
      <text:p text:style-name="P1257"><text:span text:style-name="T1026">«до какого времени?», «когда закончится / закончилось ?». В этом случае </text:span><text:span text:style-name="T653">until</text:span><text:span text:style-name="T1026"> будет </text:span></text:p>
      <text:p text:style-name="P636">работать как союз перед придаточным предложением.</text:p>
      <text:p text:style-name="P636"/>
      <text:p text:style-name="P116"><text:span text:style-name="T481">W</text:span><text:span text:style-name="T377">ait for me </text:span><text:span text:style-name="T1043">until</text:span><text:span text:style-name="T377"> I finish my work — Подожди меня </text:span><text:span text:style-name="T1043">до того момента, как</text:span><text:span text:style-name="T377"> я закончу работу.</text:span></text:p>
      <text:p text:style-name="P636"/>
      <text:p text:style-name="P17"><text:span text:style-name="T813">П</text:span><text:span text:style-name="T778">редлоги места </text:span><text:span text:style-name="T491">at</text:span><text:span text:style-name="T778">, </text:span><text:span text:style-name="T491">on</text:span><text:span text:style-name="T778">, </text:span><text:span text:style-name="T491">in</text:span></text:p>
      <text:p text:style-name="P636"/>
      <text:p text:style-name="P1259"><text:span text:style-name="T814">Помимо времени </text:span><text:span text:style-name="T818">они </text:span><text:span text:style-name="T814">также используются для указания местоположения.</text:span></text:p>
      <text:p text:style-name="P299"/>
      <text:p text:style-name="P300">Предлог <text:span text:style-name="T491">in</text:span> переводится как «в», «внутри». Он обозначает положение в определенном месте,</text:p>
      <text:p text:style-name="P760"><text:span text:style-name="T814">зоне, области, пространстве (место, ограниченное какими-то рамками или барьером)</text:span><text:span text:style-name="T815">:</text:span></text:p>
      <text:list xml:id="list4000023269" text:style-name="L92">
        <text:list-item>
          <text:p text:style-name="P1721"><text:span text:style-name="T814">i</text:span><text:span text:style-name="T778">n the house — в доме;</text:span></text:p>
        </text:list-item>
        <text:list-item>
          <text:p text:style-name="P1631">in a box — в коробке;</text:p>
        </text:list-item>
        <text:list-item>
          <text:p text:style-name="P1631">in the garden — в саду;</text:p>
        </text:list-item>
        <text:list-item>
          <text:p text:style-name="P1631">in a country — в стране;</text:p>
        </text:list-item>
      </text:list>
      <text:p text:style-name="P303"/>
      <text:p text:style-name="P1400"><text:span text:style-name="T778">Предлог </text:span><text:span text:style-name="T491">on</text:span><text:span text:style-name="T778"> обозначает поверхность или линию, </text:span><text:span text:style-name="T724">на</text:span><text:span text:style-name="T778"> которой располагается объект:</text:span></text:p>
      <text:list xml:id="list321822826" text:style-name="L93">
        <text:list-item>
          <text:p text:style-name="P1722"><text:span text:style-name="T778">on the table — </text:span><text:span text:style-name="T818">на столе</text:span><text:span text:style-name="T778">;</text:span></text:p>
        </text:list-item>
        <text:list-item>
          <text:p text:style-name="P1723"><text:span text:style-name="T778">on the ceiling — </text:span><text:span text:style-name="T818">на потолке (на поверхности потолка)</text:span><text:span text:style-name="T778">;</text:span></text:p>
        </text:list-item>
        <text:list-item>
          <text:p text:style-name="P1722"><text:span text:style-name="T778">on the floor — </text:span><text:span text:style-name="T818">на полу</text:span><text:span text:style-name="T778">;</text:span></text:p>
        </text:list-item>
        <text:list-item>
          <text:p text:style-name="P1722"><text:soft-page-break/><text:span text:style-name="T778">on the head — </text:span><text:span text:style-name="T818">на голове</text:span><text:span text:style-name="T778">;</text:span></text:p>
        </text:list-item>
        <text:list-item>
          <text:p text:style-name="P1683"><text:span text:style-name="T836">on the page — на странице </text:span><text:span text:style-name="T837">(текс)</text:span><text:span text:style-name="T836">.</text:span></text:p>
        </text:list-item>
      </text:list>
      <text:p text:style-name="P302"/>
      <text:p text:style-name="P761"><text:span text:style-name="T815">Предлог </text:span><text:span text:style-name="T531">at</text:span><text:span text:style-name="T815"> обозначает конкретное место/точку, </text:span><text:span text:style-name="T816">где</text:span><text:span text:style-name="T815"> находится предмет</text:span><text:span text:style-name="T817">:</text:span></text:p>
      <text:list xml:id="list2986990038" text:style-name="L94">
        <text:list-item>
          <text:p text:style-name="P1724"><text:span text:style-name="T815">a</text:span><text:span text:style-name="T778">t the bus stop — на автобусной остановке;</text:span></text:p>
        </text:list-item>
        <text:list-item>
          <text:p text:style-name="P1632">at the top/bottom - наверху/внизу;</text:p>
        </text:list-item>
        <text:list-item>
          <text:p text:style-name="P1632">at the end — в конце;</text:p>
        </text:list-item>
        <text:list-item>
          <text:p text:style-name="P1632">at school — в школе;</text:p>
        </text:list-item>
      </text:list>
      <text:p text:style-name="P302"/>
      <text:p text:style-name="P301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1"><text:span text:style-name="T491">on the cornet</text:span>, и <text:span text:style-name="T491">at the corner</text:span>.</text:p>
      <text:p text:style-name="P301"/>
      <text:p text:style-name="P1260"><text:span text:style-name="T818">Очень часто предлог </text:span><text:span text:style-name="T532">in</text:span><text:span text:style-name="T818"> переводится как «на», </text:span><text:span text:style-name="T819">а </text:span><text:span text:style-name="T533">on</text:span><text:span text:style-name="T819"> — наоборот, как «в» </text:span><text:span text:style-name="T834">(</text:span><text:span text:style-name="T819">или похожим</text:span><text:span text:style-name="T834">)</text:span><text:span text:style-name="T819">. </text:span><text:span text:style-name="T820">Особенно это касается случаев, когда </text:span><text:span text:style-name="T834">они</text:span><text:span text:style-name="T820"> используются с транспортом:</text:span></text:p>
      <text:p text:style-name="P301"/>
      <text:list xml:id="list540555270" text:style-name="L95">
        <text:list-item>
          <text:p text:style-name="P1633">in the sky — на небе;</text:p>
        </text:list-item>
        <text:list-item>
          <text:p text:style-name="P1633">in the street — на улице;</text:p>
        </text:list-item>
        <text:list-item>
          <text:p text:style-name="P1725"><text:span text:style-name="T778">in a photo — на фото</text:span><text:span text:style-name="T819">;</text:span></text:p>
        </text:list-item>
        <text:list-item>
          <text:p text:style-name="P1726"><text:span text:style-name="T778">on the list — </text:span><text:span text:style-name="T820">в списке</text:span><text:span text:style-name="T778">;</text:span></text:p>
        </text:list-item>
        <text:list-item>
          <text:p text:style-name="P1726"><text:span text:style-name="T778">on the menu — </text:span><text:span text:style-name="T820">в меню</text:span><text:span text:style-name="T778">;</text:span></text:p>
        </text:list-item>
        <text:list-item>
          <text:p text:style-name="P1726"><text:span text:style-name="T778">on the left - </text:span><text:span text:style-name="T820">слева</text:span><text:span text:style-name="T778">;</text:span></text:p>
        </text:list-item>
        <text:list-item>
          <text:p text:style-name="P1727"><text:span text:style-name="T778">on the way — </text:span><text:span text:style-name="T820">по дороге;</text:span></text:p>
        </text:list-item>
        <text:list-item>
          <text:p text:style-name="P1634">on a bus — в автобусе;</text:p>
        </text:list-item>
        <text:list-item>
          <text:p text:style-name="P1634">on a plain — в самолете;</text:p>
        </text:list-item>
        <text:list-item>
          <text:p text:style-name="P1634">in a car — на машине;</text:p>
        </text:list-item>
        <text:list-item>
          <text:p text:style-name="P1634">in a taxi — на такси.</text:p>
        </text:list-item>
      </text:list>
      <text:p text:style-name="P304"/>
      <text:p text:style-name="P657">Другие предлоги места</text:p>
      <text:p text:style-name="P305"/>
      <text:p text:style-name="P306">Помогают определить нахождение объекта в пространсте:</text:p>
      <text:list xml:id="list3445014394" text:style-name="L96">
        <text:list-item>
          <text:p text:style-name="P1635">above — над;</text:p>
        </text:list-item>
        <text:list-item>
          <text:p text:style-name="P1635">under — под;</text:p>
        </text:list-item>
        <text:list-item>
          <text:p text:style-name="P1635">in front of — перед;</text:p>
        </text:list-item>
        <text:list-item>
          <text:p text:style-name="P1635">behind — позади;</text:p>
        </text:list-item>
        <text:list-item>
          <text:p text:style-name="P1635">between/<text:span text:style-name="T1370">with</text:span> — между/<text:span text:style-name="T1370">c</text:span>;</text:p>
        </text:list-item>
        <text:list-item>
          <text:p text:style-name="P1635">next to — рядом с.</text:p>
        </text:list-item>
      </text:list>
      <text:p text:style-name="P305"/>
      <text:p text:style-name="P128">The cat is <text:span text:style-name="T1043">under</text:span> the ball — Кот <text:span text:style-name="T1043">под</text:span> клубком.</text:p>
      <text:p text:style-name="P128">The cat is <text:span text:style-name="T1043">in front of</text:span> the ball — Кот <text:span text:style-name="T1043">перед</text:span> клубком.</text:p>
      <text:p text:style-name="P305"/>
      <text:p text:style-name="P18"><text:span text:style-name="T778">Предллог направления </text:span><text:span text:style-name="T491">to</text:span></text:p>
      <text:p text:style-name="P305"/>
      <text:p text:style-name="P307">Указывает в какое место хочет попасть человек. Отвечает на вопрос «куда?»</text:p>
      <text:p text:style-name="P307"/>
      <text:p text:style-name="P308">Используется после глаголов движения:</text:p>
      <text:list xml:id="list2356084217" text:style-name="L97">
        <text:list-item>
          <text:p text:style-name="P1636">go — ехать, идти, направляться;</text:p>
        </text:list-item>
        <text:list-item>
          <text:p text:style-name="P1636">walk — идти пешком;</text:p>
        </text:list-item>
        <text:list-item>
          <text:p text:style-name="P1636">drive — ехать на машине (в качестве водителя);</text:p>
        </text:list-item>
        <text:list-item>
          <text:p text:style-name="P1636">come — приходить;</text:p>
        </text:list-item>
        <text:list-item>
          <text:p text:style-name="P1636"><text:soft-page-break/>travel — путешествовать;</text:p>
        </text:list-item>
        <text:list-item>
          <text:p text:style-name="P1636">return — возвращаться;</text:p>
        </text:list-item>
        <text:list-item>
          <text:p text:style-name="P1636">send — посылать;</text:p>
        </text:list-item>
        <text:list-item>
          <text:p text:style-name="P1636">get to — добираться.</text:p>
        </text:list-item>
      </text:list>
      <text:p text:style-name="P302"/>
      <text:p text:style-name="P127">I want to go <text:span text:style-name="T377">to</text:span> New York — Я хочу поехать <text:span text:style-name="T377">в</text:span> Нью Йорк.</text:p>
      <text:p text:style-name="P127">Did they get to London? — Они добрались до Лондона?</text:p>
      <text:p text:style-name="P307"/>
      <text:p text:style-name="P309">Если в качестве направления используется слово <text:span text:style-name="T491">home</text:span>, то перед ним <text:span text:style-name="T491">to</text:span> не нужен. </text:p>
      <text:p text:style-name="P309"/>
      <text:p text:style-name="P126">Go to home (неправильно).</text:p>
      <text:p text:style-name="P126">Go home (правильно).</text:p>
      <text:p text:style-name="P309"/>
      <text:p text:style-name="P310">Если нужно сказать о том, что бывали в каком-то месте, например, в стране или городе, </text:p>
      <text:p text:style-name="P1401"><text:span text:style-name="T778">то нужно использовать Present Perfect с </text:span><text:span text:style-name="T491">to</text:span><text:span text:style-name="T778"> (</text:span><text:span text:style-name="T821">PP т. к </text:span><text:span text:style-name="T778">имеющийся опыт из прошлого).</text:span></text:p>
      <text:p text:style-name="P302"/>
      <text:p text:style-name="P125">The have been to Italy — Они бывали в Италии.</text:p>
      <text:p text:style-name="P125">Have you ever been to Mexico? — Ты когда-то бывал в Мексике.</text:p>
      <text:p text:style-name="P311"/>
      <text:p text:style-name="P19"><text:span text:style-name="T778">Предлог </text:span><text:span text:style-name="T491">by</text:span></text:p>
      <text:p text:style-name="P312"/>
      <text:p text:style-name="P313">Может переводится по-разному. Не нужно использовать только 1 вариант перевода.</text:p>
      <text:p text:style-name="P313"/>
      <text:p text:style-name="P762"><text:span text:style-name="T822">Он помогает сказать, </text:span><text:span text:style-name="T885">как</text:span><text:span text:style-name="T822"> что-</text:span><text:span text:style-name="T825">то</text:span><text:span text:style-name="T822"> делается или случается:</text:span></text:p>
      <text:list xml:id="list1527052077" text:style-name="L98">
        <text:list-item>
          <text:p text:style-name="P1637">send by post — <text:span text:style-name="T1351">отправиться почтой</text:span>;</text:p>
        </text:list-item>
        <text:list-item>
          <text:p text:style-name="P1638">happen by mistake — <text:span text:style-name="T1351">случиться по ошибке.</text:span></text:p>
        </text:list-item>
      </text:list>
      <text:p text:style-name="P313"/>
      <text:p text:style-name="P124">Did you play for the meal by credit card — Ты заплатил за еду кредиткой?</text:p>
      <text:p text:style-name="P314"/>
      <text:p text:style-name="P763"><text:span text:style-name="T823">Таже </text:span><text:span text:style-name="T826">применяется</text:span><text:span text:style-name="T823">, когда говорят, каким транспортом воспользовались:</text:span></text:p>
      <text:list xml:id="list1180282222" text:style-name="L99">
        <text:list-item>
          <text:p text:style-name="P1639">go by car — ехать <text:span text:style-name="T1352">на машине (машиной)</text:span>;</text:p>
        </text:list-item>
        <text:list-item>
          <text:p text:style-name="P1684"><text:span text:style-name="T823">travel by bu</text:span><text:span text:style-name="T824">s</text:span><text:span text:style-name="T823"> — </text:span><text:span text:style-name="T824">путешествовать на автобусе (автобусом);</text:span></text:p>
        </text:list-item>
        <text:list-item>
          <text:p text:style-name="P1640">fly by plane — лететь на самолете (самолетом);</text:p>
        </text:list-item>
      </text:list>
      <text:p text:style-name="P315"/>
      <text:p text:style-name="P123">I prefer to travel <text:span text:style-name="T1043">by bus</text:span> than <text:span text:style-name="T1043">by car</text:span> — Я больше люблю путешествовать </text:p>
      <text:p text:style-name="P123"><text:span text:style-name="T1043">на автобусе</text:span> (автобусом), а не <text:span text:style-name="T1043">на машине</text:span> (машиной).</text:p>
      <text:p text:style-name="P315"/>
      <text:p text:style-name="P1261">Предлог <text:span text:style-name="T491">by</text:span> может использоваться <text:span text:style-name="T1353">в пассивном залоге, когда указывают автора действия, </text:span></text:p>
      <text:p text:style-name="P1407">а также в значении «рядом», «около». </text:p>
      <text:p text:style-name="P1262"/>
      <text:p text:style-name="P122">Sit by me — Посиди рядом со мной (около меня).</text:p>
      <text:p text:style-name="P1262"/>
      <text:p text:style-name="P20">Устойчивые связки существительных и предлогов</text:p>
      <text:p text:style-name="P1402"/>
      <text:p text:style-name="P1404">Иногда, после некоторых существительных, принятно использовать определенные предлоги.</text:p>
      <text:p text:style-name="P1403">Такие связки нужно просто запомнить. При переводе на русский предлог может выпадать.</text:p>
      <text:p text:style-name="P1403">После предлога в связке обычно идет либо еще одно существительное, либо герундий:</text:p>
      <text:p text:style-name="P1403"/>
      <text:list xml:id="list3578331732" text:style-name="L100">
        <text:list-item>
          <text:p text:style-name="P1728">a need for — нужда в;</text:p>
        </text:list-item>
        <text:list-item>
          <text:p text:style-name="P1730">a reason for — причина для <text:span text:style-name="T1358">(</text:span>чего-либо<text:span text:style-name="T1358">)</text:span>;</text:p>
        </text:list-item>
        <text:list-item>
          <text:p text:style-name="P1728">an advantage of — преимущество <text:span text:style-name="T1358">(</text:span>чего-либо<text:span text:style-name="T1358">)</text:span>;</text:p>
        </text:list-item>
        <text:list-item>
          <text:p text:style-name="P1728"><text:soft-page-break/>a disadvantage of — <text:span text:style-name="T1355">недостаток </text:span><text:span text:style-name="T1358">(</text:span><text:span text:style-name="T1355">чего-либо</text:span><text:span text:style-name="T1358">)</text:span>;</text:p>
        </text:list-item>
        <text:list-item>
          <text:p text:style-name="P1728">a cause of — <text:span text:style-name="T1355">причина </text:span><text:span text:style-name="T1358">(</text:span><text:span text:style-name="T1355">чего-либо</text:span><text:span text:style-name="T1358">)</text:span>;</text:p>
        </text:list-item>
        <text:list-item>
          <text:p text:style-name="P1728">a photograph of — <text:span text:style-name="T1355">фото </text:span><text:span text:style-name="T1358">(</text:span><text:span text:style-name="T1355">чего-либо</text:span><text:span text:style-name="T1358">)</text:span>;</text:p>
        </text:list-item>
        <text:list-item>
          <text:p text:style-name="P1728">a picture of — <text:span text:style-name="T1355">изображение </text:span><text:span text:style-name="T1358">(</text:span><text:span text:style-name="T1355">чего-либо</text:span><text:span text:style-name="T1358">)</text:span>;</text:p>
        </text:list-item>
        <text:list-item>
          <text:p text:style-name="P1730">a map of — <text:span text:style-name="T1355">карта </text:span><text:span text:style-name="T1358">(</text:span><text:span text:style-name="T1355">чего-либо</text:span><text:span text:style-name="T1358">)</text:span>.</text:p>
        </text:list-item>
        <text:list-item>
          <text:p text:style-name="P1728">an invitation to — <text:span text:style-name="T1355">приглашение на</text:span>;</text:p>
        </text:list-item>
        <text:list-item>
          <text:p text:style-name="P1728">a solution to — <text:span text:style-name="T1355">решение какой-то проблемы</text:span>;</text:p>
        </text:list-item>
        <text:list-item>
          <text:p text:style-name="P1685"><text:span text:style-name="T1354">a key to — </text:span><text:span text:style-name="T1355">ключ к/от </text:span><text:span text:style-name="T1359">(</text:span><text:span text:style-name="T1355">чего-либо</text:span><text:span text:style-name="T1359">)</text:span><text:span text:style-name="T1354">;</text:span></text:p>
        </text:list-item>
        <text:list-item>
          <text:p text:style-name="P1728">an answer to — <text:span text:style-name="T1355">ответ на</text:span>;</text:p>
        </text:list-item>
        <text:list-item>
          <text:p text:style-name="P1728">a reaction to — <text:span text:style-name="T1355">реакция на</text:span>;</text:p>
        </text:list-item>
        <text:list-item>
          <text:p text:style-name="P1730">an attitude to — <text:span text:style-name="T1355">отношение к</text:span>;</text:p>
        </text:list-item>
        <text:list-item>
          <text:p text:style-name="P1729">a contact with/between — <text:span text:style-name="T1355">контакт с/между</text:span>;</text:p>
        </text:list-item>
        <text:list-item>
          <text:p text:style-name="P1729">a connection with/between — <text:span text:style-name="T1355">связь с/между</text:span>;</text:p>
        </text:list-item>
        <text:list-item>
          <text:p text:style-name="P1728">a relationship with/between — <text:span text:style-name="T1355">взаимосвязь с/между</text:span>;</text:p>
        </text:list-item>
      </text:list>
      <text:p text:style-name="P716"/>
      <text:p text:style-name="P217">There must be a reason for his actions — Должна быть какая-то причина его действий.</text:p>
      <text:p text:style-name="P218">What`s the advantage of living in a big city? — В чем преимущество жизни в большом городе?</text:p>
      <text:p text:style-name="P218">We`ll find a solution to the problem — Мы найдем решение этой проблемы.</text:p>
      <text:p text:style-name="P218">She has an emotion connection with him — У нее эмоциональная связь с ним.</text:p>
      <text:p text:style-name="P1405"/>
      <text:p text:style-name="P21">Устойчивые связки прилагательных и предлогов</text:p>
      <text:p text:style-name="P1406"/>
      <text:p text:style-name="P1409">После <text:span text:style-name="T1241">некоторых</text:span> прилагательных могут <text:span text:style-name="T1373">также </text:span>идти определенные предлоги. </text:p>
      <text:p text:style-name="P1267"><text:span text:style-name="T1372">Иногда </text:span><text:span text:style-name="T1373">такие связки</text:span><text:span text:style-name="T1372"> могут переводиться глаголами.</text:span></text:p>
      <text:p text:style-name="P1408"/>
      <text:p text:style-name="P765"><text:span text:style-name="T1371">П</text:span><text:span text:style-name="T1372">рилагательное + </text:span><text:span text:style-name="T536">about</text:span><text:span text:style-name="T1372"> означает «испытывать чувство из-за чего-либо»:</text:span></text:p>
      <text:list xml:id="list3381594130" text:style-name="L101">
        <text:list-item>
          <text:p text:style-name="P1731">angry about — злиться из-за;</text:p>
        </text:list-item>
        <text:list-item>
          <text:p text:style-name="P1731">furious about — разозлиться из-за;</text:p>
        </text:list-item>
        <text:list-item>
          <text:p text:style-name="P1731">upset about — расстроиться из-за;</text:p>
        </text:list-item>
        <text:list-item>
          <text:p text:style-name="P1731">happy about — счаствил из-за;</text:p>
        </text:list-item>
        <text:list-item>
          <text:p text:style-name="P1731">worried about — взволнованный из-за;</text:p>
        </text:list-item>
        <text:list-item>
          <text:p text:style-name="P1731">nervous about — нервничать из-за.</text:p>
        </text:list-item>
      </text:list>
      <text:p text:style-name="P1408"/>
      <text:p text:style-name="P121">Bull seems really <text:span text:style-name="T1043">upset about</text:span> this — Билл выглядит очень <text:span text:style-name="T1043">расстроенным из-за</text:span> этого.</text:p>
      <text:p text:style-name="P121">I was <text:span text:style-name="T1043">worried about</text:span> you — <text:span text:style-name="T1356">Я </text:span><text:span text:style-name="T1060">волновался за</text:span><text:span text:style-name="T1356"> тебя.</text:span></text:p>
      <text:p text:style-name="P1408"/>
      <text:p text:style-name="P764"><text:span text:style-name="T534">S</text:span><text:span text:style-name="T535">orry</text:span><text:span text:style-name="T1356"> </text:span><text:span text:style-name="T1368">в связке с</text:span><text:span text:style-name="T1356"> </text:span><text:span text:style-name="T535">about</text:span><text:span text:style-name="T1356"> и </text:span><text:span text:style-name="T535">for</text:span><text:span text:style-name="T1356"> выражает сожаление, сочувствие или просьбу о помощи:</text:span></text:p>
      <text:list xml:id="list1384956438" text:style-name="L102">
        <text:list-item>
          <text:p text:style-name="P1732">sorry about something — прости за (что-либо);</text:p>
        </text:list-item>
        <text:list-item>
          <text:p text:style-name="P1732">sorry for doing something — прости за то, что я сделал;</text:p>
        </text:list-item>
        <text:list-item>
          <text:p text:style-name="P1732">be/feel sorry for somebody — мне жаль <text:span text:style-name="T1360">(</text:span>кого-либо<text:span text:style-name="T1360">)</text:span>.</text:p>
        </text:list-item>
      </text:list>
      <text:p text:style-name="P1410"/>
      <text:p text:style-name="P120">I`m <text:span text:style-name="T1043">sorry about</text:span> my behavior — <text:span text:style-name="T1043">Прости</text:span> мое поведение.</text:p>
      <text:p text:style-name="P120"><text:span text:style-name="T1043">Sorry for</text:span> interrupting — <text:span text:style-name="T1043">Простите, что</text:span> беспокою вас.</text:p>
      <text:p text:style-name="P120">I`m <text:span text:style-name="T1043">sorry for</text:span> your loss — <text:span text:style-name="T1043">Сожалею о</text:span> вашей утрате.</text:p>
      <text:p text:style-name="P1408"/>
      <text:p text:style-name="P1412">Предлог <text:span text:style-name="T491">of</text:span> <text:span text:style-name="T1358">также </text:span>часто встречается после прилагательных. Во многих случаях он соответсвует родительскому падежу (кого/чего).</text:p>
      <text:p text:style-name="P1411"/>
      <text:p text:style-name="P1263"><text:span text:style-name="T1357">Он часто используется во фразах типа </text:span><text:span text:style-name="T526">i</text:span><text:span text:style-name="T527">t was nice/</text:span><text:span text:style-name="T534">kind/good/stupied</text:span><text:span text:style-name="T527"> of you/</text:span><text:span text:style-name="T537">them</text:span><text:span text:style-name="T527"> to</text:span><text:span text:style-name="T1357">.</text:span></text:p>
      <text:p text:style-name="P1413"/>
      <text:p text:style-name="P117"><text:soft-page-break/>It was very stupied of you to go there — Было очень глупо с твоей стороны идти туда.</text:p>
      <text:p text:style-name="P1414"/>
      <text:p text:style-name="P1414">Предлог <text:span text:style-name="T491">of</text:span> часто используется после прилагательных, выражающий отношение </text:p>
      <text:p text:style-name="P1415">к чему-либо, которые в этих значениях переводятся глаголом:</text:p>
      <text:list xml:id="list1344352263" text:style-name="L103">
        <text:list-item>
          <text:p text:style-name="P1733">afraid of — бояться (кого-то/чего-то);</text:p>
        </text:list-item>
        <text:list-item>
          <text:p text:style-name="P1734">ashamed of — стыдиться (кого-то/чего-то);</text:p>
        </text:list-item>
        <text:list-item>
          <text:p text:style-name="P1734">proud of — гордиться (кем-то/чем-то).</text:p>
        </text:list-item>
      </text:list>
      <text:p text:style-name="P1416"/>
      <text:p text:style-name="P119">Are you afraid of dogs? — Ты боишься собак?</text:p>
      <text:p text:style-name="P119">I`m so proud of you! — Я так горжусь тобой!</text:p>
      <text:p text:style-name="P1416"/>
      <text:p text:style-name="P1418">Другие связки с пред<text:span text:style-name="T1368">л</text:span>ого<text:span text:style-name="T1368">м</text:span> <text:span text:style-name="T491">of</text:span>:</text:p>
      <text:list xml:id="list546101459" text:style-name="L104">
        <text:list-item>
          <text:p text:style-name="P1735">full of — полон (чего-то);</text:p>
        </text:list-item>
        <text:list-item>
          <text:p text:style-name="P1735">short of — не хватает (чего-то);</text:p>
        </text:list-item>
        <text:list-item>
          <text:p text:style-name="P1735">tired of — уставать от;</text:p>
        </text:list-item>
        <text:list-item>
          <text:p text:style-name="P1735">sure of — быть уверенным в (чем-то).</text:p>
        </text:list-item>
      </text:list>
      <text:p text:style-name="P1417"/>
      <text:p text:style-name="P118">This bag is full of cash — В этой сумке полно денег.</text:p>
      <text:p text:style-name="P118">I`m tired of all this — Я устал от всего этого.</text:p>
      <text:p text:style-name="P118">I`m sure of him — Я уверен в нем.</text:p>
      <text:p text:style-name="P118"/>
      <text:p text:style-name="P658">Устойчивые связки глаголов и предлогов</text:p>
      <text:p text:style-name="P316"/>
      <text:p text:style-name="P317">Предлог, который стоит после глагола может целенаправленно меня его значение.</text:p>
      <text:p text:style-name="P317">Такие связки называются фразовыми глаголами. </text:p>
      <text:p text:style-name="P317"/>
      <text:p text:style-name="P317">Многие фразовые глаголы вытеснели из речи глаголы, <text:span text:style-name="T1369">предназначенные специально для той или иной ситуации</text:span>. Например вместо <text:span text:style-name="T491">search</text:span> чаще используется связка <text:span text:style-name="T491">look for</text:span>.</text:p>
      <text:p text:style-name="P317"/>
      <text:p text:style-name="P326">Связки глаголов и предлогов, которые всегда используются вместе:</text:p>
      <text:list xml:id="list1142540605" text:style-name="L105">
        <text:list-item>
          <text:p text:style-name="P1641">belong to — принадлежать (кому-то);</text:p>
        </text:list-item>
        <text:list-item>
          <text:p text:style-name="P1641">happen to — случилось с;</text:p>
        </text:list-item>
        <text:list-item>
          <text:p text:style-name="P1641">listen to — слушать (что-то);</text:p>
        </text:list-item>
        <text:list-item>
          <text:p text:style-name="P1641">speak to / talk to — говорить с (кем-то);</text:p>
        </text:list-item>
        <text:list-item>
          <text:p text:style-name="P1641">ask for — просить (чего-то);</text:p>
        </text:list-item>
        <text:list-item>
          <text:p text:style-name="P1641">thank for — благодарить за;</text:p>
        </text:list-item>
        <text:list-item>
          <text:p text:style-name="P1641">wait for — ждать (чего-то);</text:p>
        </text:list-item>
        <text:list-item>
          <text:p text:style-name="P1641">depend on — зависить от;</text:p>
        </text:list-item>
        <text:list-item>
          <text:p text:style-name="P1641">think about/of — думать о;</text:p>
        </text:list-item>
      </text:list>
      <text:p text:style-name="P327"/>
      <text:p text:style-name="P129">We <text:span text:style-name="T1043">belong to</text:span> different world — Мы <text:span text:style-name="T1043">принадлежим к</text:span> разным мирам.</text:p>
      <text:p text:style-name="P129">I would not let it <text:span text:style-name="T1043">happen to</text:span> you — Я не позволю, чтобы это <text:span text:style-name="T1043">случилось с</text:span> тобой.</text:p>
      <text:p text:style-name="P130">If you are in trouble, you should <text:span text:style-name="T1043">ask for</text:span> help — Если ты в беде, нужно <text:span text:style-name="T1043">просить о</text:span> помощи.</text:p>
      <text:p text:style-name="P318"/>
      <text:p text:style-name="P319">Фразовые глаголы нельзя переводить по отдельности (отдельно глагол, отдельно предлог).</text:p>
      <text:p text:style-name="P319">Предлоги в этом слуае работаю<text:span text:style-name="T1374">т</text:span> примерно также, как приставки в русском языке:</text:p>
      <text:p text:style-name="P319"/>
      <text:p text:style-name="P131">come back — приехать (приставка «при» и корень «ехать»).</text:p>
      <text:p text:style-name="P319"/>
      <text:p text:style-name="P322"/>
      <text:p text:style-name="P1510"><text:span text:style-name="T835">П</text:span><text:span text:style-name="T827">редлоги, передаю</text:span><text:span text:style-name="T835">щие</text:span><text:span text:style-name="T827"> особый контекст </text:span><text:span text:style-name="T835">для </text:span><text:span text:style-name="T827">глагол</text:span><text:span text:style-name="T835">ов</text:span><text:span text:style-name="T827"> движения </text:span><text:span text:style-name="T828">и перемещения</text:span><text:span text:style-name="T827">:</text:span></text:p>
      <text:list xml:id="list1048387038" text:style-name="L106">
        <text:list-item>
          <text:p text:style-name="P1642">in — переместить<text:span text:style-name="T1364">(</text:span>ся<text:span text:style-name="T1364">)</text:span> в закрытое пространство <text:span text:style-name="T1364">(</text:span><text:span text:style-name="T491">go on — войти</text:span><text:span text:style-name="T1364">)</text:span>;</text:p>
        </text:list-item>
        <text:list-item>
          <text:p text:style-name="P1642">out — покинуть закрытое пространство <text:span text:style-name="T1364">(</text:span><text:span text:style-name="T491">go out — выйти</text:span><text:span text:style-name="T1364">)</text:span>;</text:p>
        </text:list-item>
        <text:list-item>
          <text:p text:style-name="P1643">on — переместить(ся) на поверхность (<text:span text:style-name="T491">go on — продложать (движение)</text:span>);</text:p>
        </text:list-item>
        <text:list-item>
          <text:p text:style-name="P1686"><text:span text:style-name="T827">off — убрать с поверхности (</text:span><text:span text:style-name="T528">go off — </text:span><text:span text:style-name="T530">уходить, сходить</text:span><text:span text:style-name="T827">);</text:span></text:p>
        </text:list-item>
        <text:list-item>
          <text:p text:style-name="P1643">up — переместить(ся) выше уровнем (<text:span text:style-name="T491">go up — подняться</text:span>);</text:p>
        </text:list-item>
        <text:list-item>
          <text:p text:style-name="P1643">down — переместить(ся) ниже уровнем (<text:span text:style-name="T491">go down — опускаться</text:span>);</text:p>
        </text:list-item>
        <text:list-item>
          <text:p text:style-name="P1686"><text:span text:style-name="T827">away — убрать(ся) прочь (</text:span><text:span text:style-name="T528">go away — уходить, </text:span><text:span text:style-name="T530">разойтись</text:span><text:span text:style-name="T827">);</text:span></text:p>
        </text:list-item>
        <text:list-item>
          <text:p text:style-name="P1643">back — <text:span text:style-name="T1365">вернуть(ся) (</text:span><text:span text:style-name="T529">go back — возвращаться</text:span><text:span text:style-name="T1365">)</text:span>.</text:p>
        </text:list-item>
      </text:list>
      <text:p text:style-name="P321"/>
      <text:p text:style-name="P1265"><text:span text:style-name="T829">Если фразовый глагол имеет дополнение (направлен на какой-то объект), то дополнение может стоять </text:span><text:span text:style-name="T830">как </text:span><text:span text:style-name="T831">в середине связки</text:span><text:span text:style-name="T829">, </text:span><text:span text:style-name="T830">так и</text:span><text:span text:style-name="T829"> после. </text:span><text:span text:style-name="T831">Но если дополнение заменяется местоимением, то оно всегда будет между глаголом и предлогом.</text:span></text:p>
      <text:p text:style-name="P323"/>
      <text:p text:style-name="P132">I <text:span text:style-name="T1043">turned</text:span> <text:span text:style-name="T1276">the light</text:span> <text:span text:style-name="T1043">off / </text:span><text:span text:style-name="T482">I </text:span><text:span text:style-name="T1061">turned off</text:span><text:span text:style-name="T482"> </text:span><text:span text:style-name="T1285">the light</text:span><text:span text:style-name="T1043"> </text:span>— Я выключил свет.</text:p>
      <text:p text:style-name="P133">I <text:span text:style-name="T1043">turned</text:span> <text:span text:style-name="T1276">it</text:span> <text:span text:style-name="T1043">off</text:span> — Я выключил это.</text:p>
      <text:p text:style-name="P323"/>
      <text:p text:style-name="P1266"><text:span text:style-name="T831">Когда предлог отрывается от глагола, </text:span><text:span text:style-name="T832">то </text:span><text:span text:style-name="T833">порой</text:span><text:span text:style-name="T831"> сложно определить что это фразовый глагол.</text:span></text:p>
      <text:p text:style-name="P325"/>
      <text:p text:style-name="P1389">Сложные предложения</text:p>
      <text:p text:style-name="P330"/>
      <text:p text:style-name="P328">Простое предложение содержит 1 подлежащее и 1 и более сказуемых.</text:p>
      <text:p text:style-name="P329">Сложное предложение содержит 2 и более подлежащих, и 2 и более сказуемых.</text:p>
      <text:p text:style-name="P328"/>
      <text:p text:style-name="P135"><text:span text:style-name="T13">I</text:span> <text:span text:style-name="T23">woke</text:span> up at 7 o`clock — Я проснулся в 7 часов <text:span text:style-name="T1379">(простое предложение)</text:span>.</text:p>
      <text:p text:style-name="P135"/>
      <text:p text:style-name="P136"><text:span text:style-name="T13">Jake</text:span> <text:span text:style-name="T23">woke</text:span> up, <text:span text:style-name="T23">had</text:span> breakfast, <text:span text:style-name="T23">got</text:span> dressed and <text:span text:style-name="T23">went</text:span> to work — Джек проснулся, позавтракал, оделся и пошел на работу <text:span text:style-name="T1376">(перед and нет запятой, т. к. простое предложение)</text:span>.</text:p>
      <text:p text:style-name="P331"/>
      <text:p text:style-name="P134"><text:span text:style-name="T13">I</text:span> <text:span text:style-name="T23">woke</text:span> up at 7 o`clock, but <text:span text:style-name="T13">everybody</text:span> <text:span text:style-name="T23">was</text:span> still asleep — Я проснулся в 7, но все еще спали.</text:p>
      <text:p text:style-name="P324"/>
      <text:p text:style-name="P1279"><text:span text:style-name="T1158">Сложное предложение делится на </text:span><text:span text:style-name="T1159">1</text:span><text:span text:style-name="T1158"> главную часть и остальные, зависимые. </text:span><text:span text:style-name="T342">В английском, зависим</text:span><text:span text:style-name="T343">ая</text:span><text:span text:style-name="T342"> част</text:span><text:span text:style-name="T343">ь</text:span><text:span text:style-name="T342"> называется clause, а в русском — придаточным предложением.</text:span></text:p>
      <text:p text:style-name="P1338"><text:span text:style-name="T316">Г</text:span><text:span text:style-name="T237">лавная часть также называется главным предложением.</text:span></text:p>
      <text:p text:style-name="P1067"/>
      <text:p text:style-name="P860">Виды придаточных предложений:</text:p>
      <text:list xml:id="list2777813510" text:style-name="L107">
        <text:list-item>
          <text:p text:style-name="P1558">reperted clause (reported speech) — косвенная речь;</text:p>
        </text:list-item>
        <text:list-item>
          <text:p text:style-name="P1558">if clause (conditional) — условные предложения;</text:p>
        </text:list-item>
        <text:list-item>
          <text:p text:style-name="P1558">relative clause — придаточные определительные предложения.</text:p>
        </text:list-item>
      </text:list>
      <text:p text:style-name="P324"/>
      <text:p text:style-name="P659">Союзы <text:span text:style-name="T491">and</text:span>, <text:span text:style-name="T491">but</text:span>, <text:span text:style-name="T491">or</text:span>, <text:span text:style-name="T491">so</text:span>, <text:span text:style-name="T491">because</text:span></text:p>
      <text:p text:style-name="P332"/>
      <text:p text:style-name="P333">Они объединяют части сложного предложения. <text:span text:style-name="T1375">Но могут встречаться и в простых предложениях, чтобы объеднить между собой отдельные слова.</text:span></text:p>
      <text:p text:style-name="P333"/>
      <text:p text:style-name="P334">Самые популярные союзы:</text:p>
      <text:list xml:id="list1185257029" text:style-name="L108">
        <text:list-item>
          <text:p text:style-name="P1644">and — и;</text:p>
        </text:list-item>
        <text:list-item>
          <text:p text:style-name="P1644">or — или;</text:p>
        </text:list-item>
        <text:list-item>
          <text:p text:style-name="P1644">but — но;</text:p>
        </text:list-item>
        <text:list-item>
          <text:p text:style-name="P1644">so — поэтому;</text:p>
        </text:list-item>
        <text:list-item>
          <text:p text:style-name="P1644">because — потому что.</text:p>
        </text:list-item>
      </text:list>
      <text:p text:style-name="P1269"><text:soft-page-break/><text:span text:style-name="T838">Части сложного предложения </text:span><text:span text:style-name="T839">всегда </text:span><text:span text:style-name="T838">разделяются запятыми, за исключением случаев, </text:span></text:p>
      <text:p text:style-name="P337">когда используются союз <text:span text:style-name="T491">because</text:span>. Но если союзы <text:span text:style-name="T1378">стоят </text:span>в простом предложении, </text:p>
      <text:p text:style-name="P1269"><text:span text:style-name="T842">то</text:span><text:span text:style-name="T838"> перед ними запятые не </text:span><text:span text:style-name="T845">нужны</text:span><text:span text:style-name="T838">.</text:span></text:p>
      <text:p text:style-name="P335"/>
      <text:p text:style-name="P137">I met Jill, <text:span text:style-name="T1043">and</text:span> we went for a wolk — Я встретила Джил <text:span text:style-name="T1043">и</text:span> мы пошли гулять.</text:p>
      <text:p text:style-name="P137">I was very tired, <text:span text:style-name="T1043">so</text:span> I went to sleep early — Я очень устал, <text:span text:style-name="T1043">поэтому</text:span> я пошел спать раньше.</text:p>
      <text:p text:style-name="P137"/>
      <text:p text:style-name="P145">We can`t go to the party <text:span text:style-name="T1043">because</text:span> we were going away that weekend — </text:p>
      <text:p text:style-name="P145">Мы не сможет пойти <text:span text:style-name="T778">на вечеринку, </text:span><text:span text:style-name="T1034">потому что</text:span><text:span text:style-name="T778"> уезжаем в эти выходные.</text:span></text:p>
      <text:p text:style-name="P336"/>
      <text:p text:style-name="P1270"><text:span text:style-name="T838">В </text:span><text:span text:style-name="T846">русском и английском язык</text:span><text:span text:style-name="T845">ах</text:span><text:span text:style-name="T846"> расстановка запятых </text:span><text:span text:style-name="T852">часто </text:span><text:span text:style-name="T846">не совпадает!</text:span></text:p>
      <text:p text:style-name="P338"/>
      <text:p text:style-name="P1268"><text:span text:style-name="T840">Иногда встречаются сложные предложения состоящие из </text:span><text:span text:style-name="T841">2</text:span><text:span text:style-name="T840">х и более простых предложений, объединенных вместе, но без запятых. Это сильно сбивает по началу.</text:span></text:p>
      <text:p text:style-name="P339"/>
      <text:p text:style-name="P68"><text:span text:style-name="T1079">It`s the fitst time I have driven a car — </text:span><text:span text:style-name="T1085">Это впервые, когда я веду машину.</text:span></text:p>
      <text:p text:style-name="P140"><text:span text:style-name="T1085">S</text:span><text:span text:style-name="T1072">he told me she wanted to go — Она сказал мне, что хочет уйти.</text:span></text:p>
      <text:p text:style-name="P231"/>
      <text:p text:style-name="P22"><text:span text:style-name="T1377">В</text:span>опросительные <text:span text:style-name="T1377">c</text:span>ложные предложения</text:p>
      <text:p text:style-name="P23"/>
      <text:p text:style-name="P721">Главная часть сохраняет вопросительный порядок слов. В зависимых частях порядок </text:p>
      <text:p text:style-name="P1271"><text:span text:style-name="T486">слов такой же, как в утверждениях. </text:span><text:span text:style-name="T485">Зависимая част</text:span><text:span text:style-name="T487">ь</text:span><text:span text:style-name="T485"> разделя</text:span><text:span text:style-name="T487">е</text:span><text:span text:style-name="T485">тся вопросительным словом, которое в данном случае </text:span><text:span text:style-name="T489">является</text:span><text:span text:style-name="T487"> </text:span><text:span text:style-name="T485">союз</text:span><text:span text:style-name="T489">ом</text:span><text:span text:style-name="T485">.</text:span></text:p>
      <text:p text:style-name="P718"/>
      <text:p text:style-name="P139"><text:span text:style-name="T377">Why is she crying? </text:span><text:span text:style-name="T483">(простое предложение)</text:span></text:p>
      <text:p text:style-name="P139"><text:span text:style-name="T1086">D</text:span><text:span text:style-name="T1072">o you know</text:span><text:span text:style-name="T377"> </text:span><text:span text:style-name="T1087">why</text:span><text:span text:style-name="T1072"> she is crying</text:span><text:span text:style-name="T377">? </text:span><text:span text:style-name="T483">(сложное предложение; </text:span><text:span text:style-name="T485">why — это союз</text:span><text:span text:style-name="T483">)</text:span></text:p>
      <text:p text:style-name="P720"/>
      <text:p text:style-name="P722">Если вопрос общий (без вопросительного слова), то зависимая часть разделяется </text:p>
      <text:p text:style-name="P1272"><text:span text:style-name="T488">союзом</text:span><text:span text:style-name="T485"> </text:span><text:span text:style-name="T654">if/whether</text:span><text:span text:style-name="T485">, </text:span><text:span text:style-name="T487">котор</text:span><text:span text:style-name="T489">ый</text:span><text:span text:style-name="T485"> перевод</text:span><text:span text:style-name="T487">и</text:span><text:span text:style-name="T485">тся частицей «ли».</text:span></text:p>
      <text:p text:style-name="P719"/>
      <text:p text:style-name="P138"><text:span text:style-name="T484">C</text:span><text:span text:style-name="T377">an you tell </text:span><text:span text:style-name="T1043">if</text:span><text:span text:style-name="T377"> this house belongs to Jerry? — Скажите, этот </text:span><text:span text:style-name="T1043">ли</text:span><text:span text:style-name="T377"> дом принадлежит Джерри?</text:span></text:p>
      <text:p text:style-name="P717"/>
      <text:p text:style-name="P723">Если вопросительное слово или союз <text:span text:style-name="T491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717"/>
      <text:p text:style-name="P24">Косвенная речь</text:p>
      <text:p text:style-name="P320"/>
      <text:p text:style-name="P1273"><text:span text:style-name="T843">Это </text:span><text:span text:style-name="T844">способ передать слова другого человека, т. е. дословный пересказ речи.</text:span></text:p>
      <text:p text:style-name="P345"/>
      <text:p text:style-name="P343">Части предложения разделяются вопросительным словом или союзом<text:span text:style-name="T1381"> </text:span><text:span text:style-name="T491">if/whether</text:span> <text:span text:style-name="T1381">и др</text:span>. </text:p>
      <text:p text:style-name="P1277"><text:span text:style-name="T844">В главной части указывается автор слов. В зависимой части меняется время </text:span><text:span text:style-name="T1381">(</text:span><text:span text:style-name="T1386">на прошлое</text:span><text:span text:style-name="T1387">).</text:span></text:p>
      <text:p text:style-name="P346"/>
      <text:p text:style-name="P141"><text:span text:style-name="T1063">I </text:span><text:span text:style-name="T1043">want to eat</text:span> — Я хочу есть (прямая речь; Джон)</text:p>
      <text:p text:style-name="P141">John said that <text:span text:style-name="T1043">he wanted to eat</text:span> — Джон сказал, что он хочет есть (ковенная речь)</text:p>
      <text:p text:style-name="P347"/>
      <text:p text:style-name="P340"><text:span text:style-name="T778">Союз </text:span><text:span text:style-name="T491">that</text:span><text:span text:style-name="T778"> означает «что». Он часто выпадает при переводе.</text:span></text:p>
      <text:p text:style-name="P344"/>
      <text:p text:style-name="P343">Косвенную речь принято выражать в форме прошедшего, поэтому если слова автора были </text:p>
      <text:p text:style-name="P343">в Present, то при пересказе они станут в Past, а если были в Future, то станут </text:p>
      <text:p text:style-name="P1278"><text:span text:style-name="T849">в future-in-the-past </text:span><text:span text:style-name="T850">(это когда will меняется на would)</text:span><text:span text:style-name="T849">. </text:span><text:span text:style-name="T857">(перевод не обязательно </text:span><text:span text:style-name="T859">будет </text:span></text:p>
      <text:p text:style-name="P1278"><text:span text:style-name="T857">в прошедшем; прошедшее указывается </text:span><text:span text:style-name="T858">просто</text:span><text:span text:style-name="T857"> грамматически)</text:span></text:p>
      <text:p text:style-name="P352"/>
      <text:p text:style-name="P69"><text:soft-page-break/><text:span text:style-name="T1380">W</text:span>hen <text:span text:style-name="T1043">will</text:span> <text:span text:style-name="T1383">Joe</text:span> <text:span text:style-name="T1043">come</text:span><text:span text:style-name="T1383"> to the meeting</text:span>? <text:span text:style-name="T1382">—</text:span> <text:span text:style-name="T1383">Когда Джо </text:span><text:span text:style-name="T1062">придет</text:span><text:span text:style-name="T1383"> на собрание?</text:span></text:p>
      <text:p text:style-name="P69"><text:span text:style-name="T1383">I asked when Joe </text:span><text:span text:style-name="T1062">would</text:span><text:span text:style-name="T1383"> </text:span><text:span text:style-name="T1062">come</text:span><text:span text:style-name="T1383"> to the meeting? — Я спросил, когда Джо </text:span><text:span text:style-name="T1062">придет</text:span><text:span text:style-name="T1383"> на собрание?</text:span></text:p>
      <text:p text:style-name="P342"/>
      <text:p text:style-name="P1274"><text:span text:style-name="T849">Модальные глаголы </text:span><text:span text:style-name="T851">также </text:span><text:span text:style-name="T849">меняются на аналогичные в прошедшей форме или на </text:span></text:p>
      <text:p text:style-name="P343">заменяющие их модальные конструкции.</text:p>
      <text:p text:style-name="P342"/>
      <text:p text:style-name="P1276"><text:span text:style-name="T848">Если пересказывается просьба или приказ в утвердительной форме, то перед </text:span><text:span text:style-name="T847">зависимой</text:span><text:span text:style-name="T848"> частью ставится слово </text:span><text:span text:style-name="T538">to</text:span><text:span text:style-name="T848">, а если в отрицательной </text:span><text:span text:style-name="T855">форме</text:span><text:span text:style-name="T848"> — то </text:span><text:span text:style-name="T538">not to</text:span><text:span text:style-name="T848">. </text:span><text:span text:style-name="T855">При этом </text:span></text:p>
      <text:p text:style-name="P1276"><text:span text:style-name="T855">зависимая часть уже не меняется </text:span><text:span text:style-name="T864">по</text:span><text:span text:style-name="T855"> времени </text:span><text:span text:style-name="T856">(уточнить)</text:span><text:span text:style-name="T855">.</text:span></text:p>
      <text:p text:style-name="P348"/>
      <text:p text:style-name="P142">Stop the car, Tom →<text:span text:style-name="T1384"> She told Tom </text:span><text:span text:style-name="T1064">to</text:span><text:span text:style-name="T1384"> stop the car.</text:span></text:p>
      <text:p text:style-name="P143">Don`t stop the car, Tom → She told Tom <text:span text:style-name="T1043">not to</text:span> stop the car.</text:p>
      <text:p text:style-name="P349"/>
      <text:p text:style-name="P1275"><text:span text:style-name="T853">Если пересказывается вопрос, то </text:span><text:span text:style-name="T854">дополнительно</text:span><text:span text:style-name="T853"> </text:span><text:span text:style-name="T854">подключаться все</text:span><text:span text:style-name="T853"> те же правила, </text:span></text:p>
      <text:p text:style-name="P350">что в вопросительном сложном предложении.</text:p>
      <text:p text:style-name="P351"/>
      <text:p text:style-name="P144">Do you like cars, Tom → She asked Tom <text:span text:style-name="T377">if</text:span> he liked <text:span text:style-name="T1385">cars (Она спросила Тома, </text:span></text:p>
      <text:p text:style-name="P146">любит ли он машины)</text:p>
      <text:p text:style-name="P351"/>
      <text:p text:style-name="P660">Условные предложения</text:p>
      <text:p text:style-name="P354"/>
      <text:p text:style-name="P1280"><text:span text:style-name="T860">Если ситуация, описанная в главно</text:span><text:span text:style-name="T864">й</text:span><text:span text:style-name="T860"> </text:span><text:span text:style-name="T864">части</text:span><text:span text:style-name="T860">, может случиться только при условии, </text:span><text:span text:style-name="T880">у</text:span><text:span text:style-name="T860">казан</text:span><text:span text:style-name="T880">ном</text:span><text:span text:style-name="T860"> </text:span></text:p>
      <text:p text:style-name="P1280"><text:span text:style-name="T860">в </text:span><text:span text:style-name="T864">зависимой</text:span><text:span text:style-name="T860"> </text:span><text:span text:style-name="T864">части</text:span><text:span text:style-name="T860">, то </text:span><text:span text:style-name="T862">так</text:span><text:span text:style-name="T866">ое</text:span><text:span text:style-name="T860"> предложени</text:span><text:span text:style-name="T866">е</text:span><text:span text:style-name="T860"> </text:span><text:span text:style-name="T866">называется</text:span><text:span text:style-name="T862"> </text:span><text:span text:style-name="T860">условным.</text:span><text:span text:style-name="T861"> </text:span></text:p>
      <text:p text:style-name="P1645"/>
      <text:p text:style-name="P70"><text:span text:style-name="T1389">When I com home (</text:span><text:span text:style-name="T1390">зависимая часть</text:span><text:span text:style-name="T1389">), I always watch TV (главн</text:span><text:span text:style-name="T1390">ая часть</text:span><text:span text:style-name="T1389">) — </text:span></text:p>
      <text:p text:style-name="P1707">Когда я прихожу домой, я всегда смотрю телевизор.</text:p>
      <text:p text:style-name="P341"/>
      <text:p text:style-name="P1687"><text:span text:style-name="T860">В условном предложении </text:span><text:span text:style-name="T864">зависимая часть</text:span><text:span text:style-name="T860"> начинается с </text:span><text:span text:style-name="T863">союза</text:span><text:span text:style-name="T860"> </text:span><text:span text:style-name="T539">when</text:span><text:span text:style-name="T860"> или </text:span><text:span text:style-name="T539">if</text:span><text:span text:style-name="T860">. </text:span><text:span text:style-name="T881">Если действие случится наверняка, то используется </text:span><text:span text:style-name="T546">when</text:span><text:span text:style-name="T881">. </text:span><text:span text:style-name="T860">Если уверенности нет, но есть </text:span><text:span text:style-name="T870">только</text:span><text:span text:style-name="T860"> </text:span></text:p>
      <text:p text:style-name="P1687"><text:span text:style-name="T860">вероятность, что случится, то </text:span><text:span text:style-name="T882">используется</text:span><text:span text:style-name="T860"> </text:span><text:span text:style-name="T540">if</text:span><text:span text:style-name="T870">.</text:span></text:p>
      <text:p text:style-name="P353"/>
      <text:p text:style-name="P766"><text:span text:style-name="T872">С</text:span><text:span text:style-name="T869">оюзы в условных предложениях:</text:span></text:p>
      <text:list xml:id="list145082876" text:style-name="L109">
        <text:list-item>
          <text:p text:style-name="P1646">when — когда;</text:p>
        </text:list-item>
        <text:list-item>
          <text:p text:style-name="P1646">if — если;</text:p>
        </text:list-item>
        <text:list-item>
          <text:p text:style-name="P1648">before — до того, как;</text:p>
        </text:list-item>
        <text:list-item>
          <text:p text:style-name="P1648">while — в то время, как;</text:p>
        </text:list-item>
        <text:list-item>
          <text:p text:style-name="P1648">after — после;</text:p>
        </text:list-item>
        <text:list-item>
          <text:p text:style-name="P1648">until (till) — до того момента, как.</text:p>
        </text:list-item>
      </text:list>
      <text:p text:style-name="P360"/>
      <text:p text:style-name="P1283"><text:span text:style-name="T870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40">if</text:span><text:span text:style-name="T870"> запятая может вовсе не ставиться.</text:span></text:p>
      <text:p text:style-name="P358"/>
      <text:p text:style-name="P359"><text:span text:style-name="T1396">Е</text:span><text:span text:style-name="T1399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8"/>
      <text:p text:style-name="P1279"><text:span text:style-name="T864">Когда </text:span><text:span text:style-name="T865">в </text:span><text:span text:style-name="T864">главн</text:span><text:span text:style-name="T865">ой</text:span><text:span text:style-name="T864"> </text:span><text:span text:style-name="T865">части</text:span><text:span text:style-name="T864"> </text:span><text:span text:style-name="T879">стоит </text:span><text:span text:style-name="T864">настояще</text:span><text:span text:style-name="T865">е </text:span><text:span text:style-name="T879">время</text:span><text:span text:style-name="T864">, то так</text:span><text:span text:style-name="T865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67">(уклад жизни)</text:span><text:span text:style-name="T865">.</text:span></text:p>
      <text:p text:style-name="P355"/>
      <text:p text:style-name="P148"><text:span text:style-name="T1391">W</text:span>ater boils when the temperature is 100 degrees — Вода кипит, когда температ<text:span text:style-name="T1402">ура</text:span> 100 град.</text:p>
      <text:p text:style-name="P148">When the sun goes down, it gets dark — Когда солнце садится, становится темно.</text:p>
      <text:p text:style-name="P148"><text:soft-page-break/>If I am late for work, my boss gets angree — Если я опаздывают на работу, мой шеф злится.</text:p>
      <text:p text:style-name="P356"/>
      <text:p text:style-name="P1281"><text:span text:style-name="T867">Когда в главной части </text:span><text:span text:style-name="T869">стоит </text:span><text:span text:style-name="T867">будущее, </text:span><text:span text:style-name="T868">то </text:span><text:span text:style-name="T867">такие предложения называются условными</text:span></text:p>
      <text:p text:style-name="P1282"><text:span text:style-name="T867">предложениями первого типа (first conditionals). </text:span><text:span text:style-name="T871">С помощью них</text:span><text:span text:style-name="T867"> говорят, при каких условиях </text:span><text:span text:style-name="T1160">произойдут будущие события (планы).</text:span></text:p>
      <text:p text:style-name="P1736"/>
      <text:p text:style-name="P147">If it`s nice day tomorrow, I will go <text:span text:style-name="T1392">the beach — Если завтра будет хор. день, я пойду на пляж.</text:span></text:p>
      <text:p text:style-name="P149">I will go shopping if I have time — Я зайду в магазин, если у меня будет время.</text:p>
      <text:p text:style-name="P357"/>
      <text:p text:style-name="P1282"><text:span text:style-name="T1161">В </text:span><text:span text:style-name="T1162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163">ь удобнее</text:span><text:span text:style-name="T1162"> будущим.</text:span></text:p>
      <text:p text:style-name="P1737"/>
      <text:p text:style-name="P1325">If I <text:span text:style-name="T1043">see</text:span> him, I <text:span text:style-name="T1043">will </text:span><text:span text:style-name="T1065">tell</text:span><text:span text:style-name="T1394"> </text:span>him exactly how angry I am — Если я <text:span text:style-name="T1043">увижу</text:span> его, я <text:span text:style-name="T1043">выскажусь</text:span> ему </text:p>
      <text:p text:style-name="P1336"><text:span text:style-name="T541">в подробностях о том, как я разозлилась </text:span><text:span text:style-name="T542">(first conditional)</text:span><text:span text:style-name="T541">. </text:span><text:span text:style-name="T1393"><text:s/></text:span></text:p>
      <text:p text:style-name="P150"/>
      <text:p text:style-name="P1284"><text:span text:style-name="T1031">Условные предложения второго типа </text:span><text:span text:style-name="T1032">используются </text:span><text:span text:style-name="T1030">для описания нереальных </text:span><text:span text:style-name="T1033">либо</text:span><text:span text:style-name="T1030"> маловероятных ситуаций, связанных с насто</text:span><text:span text:style-name="T1033">я</text:span><text:span text:style-name="T1030">щим (альтернативн</text:span><text:span text:style-name="T1033">ая</text:span><text:span text:style-name="T1030"> реальност</text:span><text:span text:style-name="T1033">ь</text:span><text:span text:style-name="T1030">).</text:span></text:p>
      <text:p text:style-name="P361"/>
      <text:p text:style-name="P1285"><text:span text:style-name="T874">Главная часть содержит связку </text:span><text:span text:style-name="T545">would</text:span><text:span text:style-name="T874"> + инфинитив. Зависимая часть, грамматически, </text:span></text:p>
      <text:p text:style-name="P1285"><text:span text:style-name="T873">стоит </text:span><text:span text:style-name="T874">в прошешем времени, </text:span><text:span text:style-name="T875">но </text:span><text:span text:style-name="T877">привязана</text:span><text:span text:style-name="T876"> к</text:span><text:span text:style-name="T875"> настоящ</text:span><text:span text:style-name="T876">ему</text:span><text:span text:style-name="T874">. </text:span><text:span text:style-name="T873">Со</text:span><text:span text:style-name="T877">ю</text:span><text:span text:style-name="T873">з </text:span><text:span text:style-name="T544">if</text:span><text:span text:style-name="T873"> переводится </text:span><text:span text:style-name="T878">как «если бы».</text:span></text:p>
      <text:p text:style-name="P1335"/>
      <text:p text:style-name="P1326"><text:span text:style-name="T1066">I</text:span><text:span text:style-name="T1067">f</text:span><text:span text:style-name="T490"> he was rich (зависимая часть), he </text:span><text:span text:style-name="T1067">would buy</text:span><text:span text:style-name="T490"> Lamborgini (главная часть) — </text:span></text:p>
      <text:p text:style-name="P1688"><text:span text:style-name="T1145">Если бы</text:span><text:span text:style-name="T1134"> он был богатым, он </text:span><text:span text:style-name="T1145">бы купил</text:span><text:span text:style-name="T1134"> Ламборджини </text:span><text:span text:style-name="T1135">(would </text:span><text:span text:style-name="T1143">и</text:span><text:span text:style-name="T1142"> will </text:span><text:span text:style-name="T1135">заменя</text:span><text:span text:style-name="T1142">ю</text:span><text:span text:style-name="T1135">т to?)</text:span><text:span text:style-name="T1134">.</text:span></text:p>
      <text:p text:style-name="P1738"/>
      <text:p text:style-name="P1419"><text:span text:style-name="T872">О</text:span><text:span text:style-name="T778">чень часто в условных предложениях второго типа в if-части, глагол </text:span><text:span text:style-name="T491">be</text:span><text:span text:style-name="T778"> стоит в форме </text:span><text:span text:style-name="T491">were</text:span><text:span text:style-name="T778">, даже после </text:span><text:span text:style-name="T491">I, he, she, it</text:span><text:span text:style-name="T778">. Это исключение из правил, которое нужно запомнить.</text:span></text:p>
      <text:p text:style-name="P1649"/>
      <text:p text:style-name="P1286"><text:span text:style-name="T543">If </text:span><text:span text:style-name="T671">he were</text:span><text:span text:style-name="T543"> rich, he would buy Lamborgini — Если бы </text:span><text:span text:style-name="T671">он был</text:span><text:span text:style-name="T543"> богатым, он бы купил Ламборджини (такой вариант тоже считается правильным)</text:span></text:p>
      <text:p text:style-name="P1647"/>
      <text:p text:style-name="P1651">Придаточные определительные предложения</text:p>
      <text:p text:style-name="P1650"/>
      <text:p text:style-name="P1650"/>
      <text:p text:style-name="P150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56770459520">
          <table:table-cell table:style-name="Table7.A1" office:value-type="string">
            <text:p text:style-name="P1439"/>
          </table:table-cell>
          <table:table-cell table:style-name="Table7.A1" office:value-type="string">
            <text:p text:style-name="P1420">Past</text:p>
          </table:table-cell>
          <table:table-cell table:style-name="Table7.A1" office:value-type="string">
            <text:p text:style-name="P1420">Present</text:p>
          </table:table-cell>
          <table:table-cell table:style-name="Table7.D1" office:value-type="string">
            <text:p text:style-name="P1420">Future</text:p>
          </table:table-cell>
        </table:table-row>
        <table:table-row table:style-name="TableLine94856769520032">
          <table:table-cell table:style-name="Table7.A2" office:value-type="string">
            <text:p text:style-name="P1427">+</text:p>
          </table:table-cell>
          <table:table-cell table:style-name="Table7.A2" office:value-type="string">
            <text:p text:style-name="P1461">I/y<text:span text:style-name="T1184">ou</text:span>/w<text:span text:style-name="T1184">e</text:span>/t<text:span text:style-name="T1184">hey</text:span>/he/she/it started</text:p>
          </table:table-cell>
          <table:table-cell table:style-name="Table7.A2" office:value-type="string">
            <text:p text:style-name="P1452">I/you/we/they start</text:p>
            <text:p text:style-name="P1452">He/she/it starts</text:p>
          </table:table-cell>
          <table:table-cell table:style-name="Table7.D2" office:value-type="string">
            <text:p text:style-name="P1464">I/y<text:span text:style-name="T1184">ou</text:span>/w<text:span text:style-name="T1184">e</text:span>/t<text:span text:style-name="T1184">hey</text:span>/he/she/it </text:p>
            <text:p text:style-name="P1464">will start</text:p>
          </table:table-cell>
        </table:table-row>
        <table:table-row table:style-name="TableLine94856769597440">
          <table:table-cell table:style-name="Table7.A2" office:value-type="string">
            <text:p text:style-name="P1421">-</text:p>
          </table:table-cell>
          <table:table-cell table:style-name="Table7.A2" office:value-type="string">
            <text:p text:style-name="P1461">I/y<text:span text:style-name="T1184">ou</text:span>/w<text:span text:style-name="T1184">e</text:span>/t<text:span text:style-name="T1184">hey</text:span>/he/she/it</text:p>
            <text:p text:style-name="P1461">didn`t start</text:p>
          </table:table-cell>
          <table:table-cell table:style-name="Table7.A2" office:value-type="string">
            <text:p text:style-name="P1452">I/you/we/they don`t start</text:p>
            <text:p text:style-name="P1452">He/she/it doesn`t start</text:p>
          </table:table-cell>
          <table:table-cell table:style-name="Table7.D2" office:value-type="string">
            <text:p text:style-name="P1464">I/y<text:span text:style-name="T1184">ou</text:span>/w<text:span text:style-name="T1184">e</text:span>/t<text:span text:style-name="T1184">hey</text:span>/he/she/it</text:p>
            <text:p text:style-name="P1464">won`t start</text:p>
          </table:table-cell>
        </table:table-row>
        <table:table-row table:style-name="TableLine94856769690144">
          <table:table-cell table:style-name="Table7.A2" office:value-type="string">
            <text:p text:style-name="P1421">?</text:p>
          </table:table-cell>
          <table:table-cell table:style-name="Table7.A2" office:value-type="string">
            <text:p text:style-name="P1462">Did I/y<text:span text:style-name="T1184">ou</text:span>/w<text:span text:style-name="T1184">e</text:span>/t<text:span text:style-name="T1184">hey</text:span>/he</text:p>
            <text:p text:style-name="P1462">/she/it start?</text:p>
          </table:table-cell>
          <table:table-cell table:style-name="Table7.A2" office:value-type="string">
            <text:p text:style-name="P1452">Do I/you/we/they start?</text:p>
            <text:p text:style-name="P1452">Does he/she/it start?</text:p>
          </table:table-cell>
          <table:table-cell table:style-name="Table7.D2" office:value-type="string">
            <text:p text:style-name="P1465">Will I/y<text:span text:style-name="T1184">ou</text:span>/w<text:span text:style-name="T1184">e</text:span>/t<text:span text:style-name="T1184">hey</text:span>/he</text:p>
            <text:p text:style-name="P1465">/she/it start?</text:p>
          </table:table-cell>
        </table:table-row>
      </table:table>
      <text:p text:style-name="P258"/>
      <text:p text:style-name="P735"><text:span text:style-name="T784">Таблица времен группы Continu</text:span><text:span text:style-name="T785">ou</text:span><text:span text:style-name="T784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56772145344">
          <table:table-cell table:style-name="Table8.A1" office:value-type="string">
            <text:p text:style-name="P1451"/>
          </table:table-cell>
          <table:table-cell table:style-name="Table8.A1" office:value-type="string">
            <text:p text:style-name="P1420">Past</text:p>
          </table:table-cell>
          <table:table-cell table:style-name="Table8.A1" office:value-type="string">
            <text:p text:style-name="P1420">Present</text:p>
          </table:table-cell>
          <table:table-cell table:style-name="Table8.D1" office:value-type="string">
            <text:p text:style-name="P1420">Future</text:p>
          </table:table-cell>
        </table:table-row>
        <table:table-row table:style-name="TableLine94856770161984">
          <table:table-cell table:style-name="Table8.A2" office:value-type="string">
            <text:p text:style-name="P1421">+</text:p>
          </table:table-cell>
          <table:table-cell table:style-name="Table8.A2" office:value-type="string">
            <text:p text:style-name="P1463">I/<text:span text:style-name="T1183">he/she/it</text:span> <text:span text:style-name="T1183">was starting</text:span></text:p>
            <text:p text:style-name="P1463"><text:span text:style-name="T1183">Y</text:span><text:span text:style-name="T1184">ou</text:span><text:span text:style-name="T1183">/w</text:span><text:span text:style-name="T1184">e</text:span><text:span text:style-name="T1183">/t</text:span><text:span text:style-name="T1184">hey</text:span><text:span text:style-name="T1183"> were starting</text:span></text:p>
          </table:table-cell>
          <table:table-cell table:style-name="Table8.A2" office:value-type="string">
            <text:p text:style-name="P1454">I am starting</text:p>
            <text:p text:style-name="P1455">He/she/it is starting</text:p>
            <text:p text:style-name="P1454">You/we/they are starting</text:p>
          </table:table-cell>
          <table:table-cell table:style-name="Table8.D2" office:value-type="string">
            <text:p text:style-name="P1439"/>
          </table:table-cell>
        </table:table-row>
        <table:table-row table:style-name="TableLine94856770191904">
          <table:table-cell table:style-name="Table8.A2" office:value-type="string">
            <text:p text:style-name="P1421">-</text:p>
          </table:table-cell>
          <table:table-cell table:style-name="Table8.A2" office:value-type="string">
            <text:p text:style-name="P1464">I/he/she/it wasn`t starting</text:p>
            <text:p text:style-name="P1464">Y<text:span text:style-name="T1184">ou</text:span>/w<text:span text:style-name="T1184">e</text:span>/t<text:span text:style-name="T1184">hey</text:span> weren`t starting</text:p>
          </table:table-cell>
          <table:table-cell table:style-name="Table8.A2" office:value-type="string">
            <text:p text:style-name="P1454">I`m not starting</text:p>
            <text:p text:style-name="P1455">He/she/it isn`t starting</text:p>
            <text:p text:style-name="P1454">You/we/they aren`t starting</text:p>
          </table:table-cell>
          <table:table-cell table:style-name="Table8.D2" office:value-type="string">
            <text:p text:style-name="P1439"/>
          </table:table-cell>
        </table:table-row>
        <table:table-row table:style-name="TableLine94856769735184">
          <table:table-cell table:style-name="Table8.A2" office:value-type="string">
            <text:p text:style-name="P1421">?</text:p>
          </table:table-cell>
          <table:table-cell table:style-name="Table8.A2" office:value-type="string">
            <text:p text:style-name="P1464">Was I/he/she/it starting?</text:p>
            <text:p text:style-name="P1464">Were y<text:span text:style-name="T1184">ou</text:span>/w<text:span text:style-name="T1184">e</text:span>/t<text:span text:style-name="T1184">hey</text:span> starting?</text:p>
          </table:table-cell>
          <table:table-cell table:style-name="Table8.A2" office:value-type="string">
            <text:p text:style-name="P1454">Am I starting?</text:p>
            <text:p text:style-name="P1455">Is he/she/it starting?</text:p>
            <text:p text:style-name="P1454">Are you/we/they starting?</text:p>
          </table:table-cell>
          <table:table-cell table:style-name="Table8.D2" office:value-type="string">
            <text:p text:style-name="P1439"/>
          </table:table-cell>
        </table:table-row>
      </table:table>
      <text:p text:style-name="P258"/>
      <text:p text:style-name="P26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56769758880">
          <table:table-cell table:style-name="Table9.A1" office:value-type="string">
            <text:p text:style-name="P1451"/>
          </table:table-cell>
          <table:table-cell table:style-name="Table9.A1" office:value-type="string">
            <text:p text:style-name="P1420">Past</text:p>
          </table:table-cell>
          <table:table-cell table:style-name="Table9.A1" office:value-type="string">
            <text:p text:style-name="P1420">Present</text:p>
          </table:table-cell>
          <table:table-cell table:style-name="Table9.D1" office:value-type="string">
            <text:p text:style-name="P1420">Future</text:p>
          </table:table-cell>
        </table:table-row>
        <table:table-row table:style-name="TableLine94856770448496">
          <table:table-cell table:style-name="Table9.A2" office:value-type="string">
            <text:p text:style-name="P1421">+</text:p>
          </table:table-cell>
          <table:table-cell table:style-name="Table9.A2" office:value-type="string">
            <text:p text:style-name="P1439"/>
          </table:table-cell>
          <table:table-cell table:style-name="Table9.A2" office:value-type="string">
            <text:p text:style-name="P1454">I/you/we/they have started</text:p>
            <text:p text:style-name="P1454">He/she/it has started</text:p>
          </table:table-cell>
          <table:table-cell table:style-name="Table9.D2" office:value-type="string">
            <text:p text:style-name="P1439"/>
          </table:table-cell>
        </table:table-row>
        <table:table-row table:style-name="TableLine94856770456656">
          <table:table-cell table:style-name="Table9.A2" office:value-type="string">
            <text:p text:style-name="P1421">-</text:p>
          </table:table-cell>
          <table:table-cell table:style-name="Table9.A2" office:value-type="string">
            <text:p text:style-name="P1439"/>
          </table:table-cell>
          <table:table-cell table:style-name="Table9.A2" office:value-type="string">
            <text:p text:style-name="P1454">I/y<text:span text:style-name="T1116">ou</text:span>/w<text:span text:style-name="T1116">e</text:span>/t<text:span text:style-name="T1116">hey</text:span> haven`t started</text:p>
            <text:p text:style-name="P1454">He/she/it hasn`t started</text:p>
          </table:table-cell>
          <table:table-cell table:style-name="Table9.D2" office:value-type="string">
            <text:p text:style-name="P1439"/>
          </table:table-cell>
        </table:table-row>
        <table:table-row table:style-name="TableLine94856770468224">
          <table:table-cell table:style-name="Table9.A2" office:value-type="string">
            <text:p text:style-name="P1421">?</text:p>
          </table:table-cell>
          <table:table-cell table:style-name="Table9.A2" office:value-type="string">
            <text:p text:style-name="P1439"/>
          </table:table-cell>
          <table:table-cell table:style-name="Table9.A2" office:value-type="string">
            <text:p text:style-name="P1454">Have I/y<text:span text:style-name="T1117">ou</text:span>/w<text:span text:style-name="T1117">e</text:span>/t<text:span text:style-name="T1117">hey</text:span> started?</text:p>
            <text:p text:style-name="P1454">Has he/she/it started?</text:p>
          </table:table-cell>
          <table:table-cell table:style-name="Table9.D2" office:value-type="string">
            <text:p text:style-name="P1439"/>
          </table:table-cell>
        </table:table-row>
      </table:table>
      <text:p text:style-name="P260"/>
      <text:p text:style-name="P26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56770473344">
          <table:table-cell table:style-name="Table1.A1" office:value-type="string">
            <text:p text:style-name="P1453"/>
          </table:table-cell>
          <table:table-cell table:style-name="Table1.A1" office:value-type="string">
            <text:p text:style-name="P1422">Past</text:p>
          </table:table-cell>
          <table:table-cell table:style-name="Table1.A1" office:value-type="string">
            <text:p text:style-name="P1422">Present</text:p>
          </table:table-cell>
          <table:table-cell table:style-name="Table1.D1" office:value-type="string">
            <text:p text:style-name="P1422">Future</text:p>
          </table:table-cell>
        </table:table-row>
        <table:table-row table:style-name="TableLine94856770630784">
          <table:table-cell table:style-name="Table1.A2" office:value-type="string">
            <text:p text:style-name="P1422">+</text:p>
          </table:table-cell>
          <table:table-cell table:style-name="Table1.A2" office:value-type="string">
            <text:p text:style-name="P1440"/>
          </table:table-cell>
          <table:table-cell table:style-name="Table1.A2" office:value-type="string">
            <text:p text:style-name="P1460">I/y<text:span text:style-name="T1184">ou</text:span>/w<text:span text:style-name="T1184">e</text:span>/t<text:span text:style-name="T1184">hey</text:span> have been starting</text:p>
            <text:p text:style-name="P1460">He/she/it has been starting</text:p>
          </table:table-cell>
          <table:table-cell table:style-name="Table1.D2" office:value-type="string">
            <text:p text:style-name="P1440"/>
          </table:table-cell>
        </table:table-row>
        <table:table-row table:style-name="TableLine94856770680336">
          <table:table-cell table:style-name="Table1.A2" office:value-type="string">
            <text:p text:style-name="P1422">-</text:p>
          </table:table-cell>
          <table:table-cell table:style-name="Table1.A2" office:value-type="string">
            <text:p text:style-name="P1440"/>
          </table:table-cell>
          <table:table-cell table:style-name="Table1.A2" office:value-type="string">
            <text:p text:style-name="P1460">I/y<text:span text:style-name="T1184">ou</text:span>/w<text:span text:style-name="T1184">e</text:span>/t<text:span text:style-name="T1184">hey</text:span> haven`t been starting</text:p>
            <text:p text:style-name="P1460">He/she/it hasn`t been starting</text:p>
          </table:table-cell>
          <table:table-cell table:style-name="Table1.D2" office:value-type="string">
            <text:p text:style-name="P1440"/>
          </table:table-cell>
        </table:table-row>
        <table:table-row table:style-name="TableLine94856770684176">
          <table:table-cell table:style-name="Table1.A2" office:value-type="string">
            <text:p text:style-name="P1422">?</text:p>
          </table:table-cell>
          <table:table-cell table:style-name="Table1.A2" office:value-type="string">
            <text:p text:style-name="P1440"/>
          </table:table-cell>
          <table:table-cell table:style-name="Table1.A2" office:value-type="string">
            <text:p text:style-name="P1460">Have I/y<text:span text:style-name="T1184">ou</text:span>/w<text:span text:style-name="T1184">e</text:span>/t<text:span text:style-name="T1184">hey</text:span> been starting?</text:p>
            <text:p text:style-name="P1460">Has he/she/it been starting?</text:p>
          </table:table-cell>
          <table:table-cell table:style-name="Table1.D2" office:value-type="string">
            <text:p text:style-name="P1440"/>
          </table:table-cell>
        </table:table-row>
      </table:table>
      <text:p text:style-name="P1507"><text:span text:style-name="T694">Таблица </text:span><text:span text:style-name="T706">форм </text:span><text:span text:style-name="T694">пассивно</text:span><text:span text:style-name="T707">го</text:span><text:span text:style-name="T694"> залог</text:span><text:span text:style-name="T707">а</text:span><text:span text:style-name="T694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856770724784">
          <table:table-cell table:style-name="Table4.A1" office:value-type="string">
            <text:p text:style-name="P1442"/>
          </table:table-cell>
          <table:table-cell table:style-name="Table4.A1" office:value-type="string">
            <text:p text:style-name="P1431">Past</text:p>
          </table:table-cell>
          <table:table-cell table:style-name="Table4.A1" office:value-type="string">
            <text:p text:style-name="P1431">Present</text:p>
          </table:table-cell>
          <table:table-cell table:style-name="Table4.D1" office:value-type="string">
            <text:p text:style-name="P1431">Future</text:p>
          </table:table-cell>
        </table:table-row>
        <table:table-row table:style-name="TableLine94856771230944">
          <table:table-cell table:style-name="Table4.A2" office:value-type="string">
            <text:p text:style-name="P1432">Simple</text:p>
          </table:table-cell>
          <table:table-cell table:style-name="Table4.A2" office:value-type="string">
            <text:p text:style-name="P1442"><text:span text:style-name="T1212">I/</text:span><text:span text:style-name="T1213">he/she/it</text:span><text:span text:style-name="T1212"> </text:span><text:span text:style-name="T1213">was</text:span><text:span text:style-name="T1212"> </text:span><text:span text:style-name="T212">taught</text:span></text:p>
            <text:p text:style-name="P1471">You/we/they were <text:span text:style-name="T212">taught</text:span></text:p>
          </table:table-cell>
          <table:table-cell table:style-name="Table4.A2" office:value-type="string">
            <text:p text:style-name="P1472">I am <text:span text:style-name="T212">taught</text:span></text:p>
            <text:p text:style-name="P1471">He/she/it is <text:span text:style-name="T212">taught</text:span></text:p>
            <text:p text:style-name="P1471">You/we/the<text:span text:style-name="T1214">y</text:span> are <text:span text:style-name="T212">taught</text:span></text:p>
          </table:table-cell>
          <table:table-cell table:style-name="Table4.D2" office:value-type="string">
            <text:p text:style-name="P1470">I/you/we/they/he/she/it</text:p>
            <text:p text:style-name="P1470">will be <text:span text:style-name="T212">taught</text:span></text:p>
          </table:table-cell>
        </table:table-row>
        <table:table-row table:style-name="TableLine94856771283072">
          <table:table-cell table:style-name="Table4.A2" office:value-type="string">
            <text:p text:style-name="P1432">Contin.</text:p>
          </table:table-cell>
          <table:table-cell table:style-name="Table4.A2" office:value-type="string">
            <text:p text:style-name="P1442"><text:span text:style-name="T1214">I/he/she/it was being </text:span><text:span text:style-name="T212">taught</text:span></text:p>
            <text:p text:style-name="P1442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470">I am being <text:span text:style-name="T212">taught</text:span></text:p>
            <text:p text:style-name="P1470"><text:span text:style-name="T212">H</text:span><text:span text:style-name="T151">e/she/it is being taught</text:span></text:p>
            <text:p text:style-name="P1471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470">— </text:p>
          </table:table-cell>
        </table:table-row>
        <table:table-row table:style-name="TableLine94856771278096">
          <table:table-cell table:style-name="Table4.A2" office:value-type="string">
            <text:p text:style-name="P1432">Perfect</text:p>
          </table:table-cell>
          <table:table-cell table:style-name="Table4.A2" office:value-type="string">
            <text:p text:style-name="P1442"><text:span text:style-name="T1215">I/you/we/they/</text:span><text:span text:style-name="T215">he/she/it</text:span><text:span text:style-name="T1215"> </text:span></text:p>
            <text:p text:style-name="P1442"><text:span text:style-name="T1215">had been </text:span><text:span text:style-name="T212">taught</text:span></text:p>
          </table:table-cell>
          <table:table-cell table:style-name="Table4.A2" office:value-type="string">
            <text:p text:style-name="P1473">I/you/we/they have been <text:span text:style-name="T212">taught</text:span></text:p>
            <text:p text:style-name="P1473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442"><text:span text:style-name="T1215">I/you/we/they/</text:span><text:span text:style-name="T215">he/she/it</text:span><text:span text:style-name="T1215"> </text:span></text:p>
            <text:p text:style-name="P1442"><text:span text:style-name="T1215">will have been </text:span><text:span text:style-name="T212">taught</text:span></text:p>
          </table:table-cell>
        </table:table-row>
      </table:table>
      <text:p text:style-name="P387"/>
      <text:p text:style-name="P740"><text:span text:style-name="T694">Таблица </text:span><text:span text:style-name="T695">форм</text:span><text:span text:style-name="T694"> глагола </text:span><text:span text:style-name="T704">b</text:span><text:span text:style-name="T694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56771385056">
          <table:table-cell table:style-name="Table5.A1" office:value-type="string">
            <text:p text:style-name="P1426">Подлежащее</text:p>
          </table:table-cell>
          <table:table-cell table:style-name="Table5.A1" office:value-type="string">
            <text:p text:style-name="P1423">Past</text:p>
          </table:table-cell>
          <table:table-cell table:style-name="Table5.A1" office:value-type="string">
            <text:p text:style-name="P1423">Present</text:p>
          </table:table-cell>
          <table:table-cell table:style-name="Table5.D1" office:value-type="string">
            <text:p text:style-name="P1423">Future</text:p>
          </table:table-cell>
        </table:table-row>
        <table:table-row table:style-name="TableLine94856771594848">
          <table:table-cell table:style-name="Table5.A2" office:value-type="string">
            <text:p text:style-name="P1459">I</text:p>
          </table:table-cell>
          <table:table-cell table:style-name="Table5.A2" office:value-type="string">
            <text:p text:style-name="P1460">was</text:p>
          </table:table-cell>
          <table:table-cell table:style-name="Table5.A2" office:value-type="string">
            <text:p text:style-name="P1456">am</text:p>
          </table:table-cell>
          <table:table-cell table:style-name="Table5.D2" office:value-type="string">
            <text:p text:style-name="P1466">will be</text:p>
          </table:table-cell>
        </table:table-row>
        <table:table-row table:style-name="TableLine94856771672704">
          <table:table-cell table:style-name="Table5.A2" office:value-type="string">
            <text:p text:style-name="P1458">he/she/<text:span text:style-name="T1124">it</text:span></text:p>
          </table:table-cell>
          <table:table-cell table:style-name="Table5.A2" office:value-type="string">
            <text:p text:style-name="P1460">was</text:p>
          </table:table-cell>
          <table:table-cell table:style-name="Table5.A2" office:value-type="string">
            <text:p text:style-name="P1457">is</text:p>
          </table:table-cell>
          <table:table-cell table:style-name="Table5.D2" office:value-type="string">
            <text:p text:style-name="P1466">will be</text:p>
          </table:table-cell>
        </table:table-row>
        <table:table-row table:style-name="TableLine94856771679888">
          <table:table-cell table:style-name="Table5.A2" office:value-type="string">
            <text:p text:style-name="P1458">you/we/they</text:p>
          </table:table-cell>
          <table:table-cell table:style-name="Table5.A2" office:value-type="string">
            <text:p text:style-name="P1460">were</text:p>
          </table:table-cell>
          <table:table-cell table:style-name="Table5.A2" office:value-type="string">
            <text:p text:style-name="P1457">are</text:p>
          </table:table-cell>
          <table:table-cell table:style-name="Table5.D2" office:value-type="string">
            <text:p text:style-name="P1466">will be</text:p>
          </table:table-cell>
        </table:table-row>
      </table:table>
      <text:p text:style-name="P384"/>
      <text:p text:style-name="P384">Таблица модальных глаголов:</text:p>
      <table:table table:name="Table2" table:style-name="Table2">
        <table:table-column table:style-name="Table2.A" table:number-columns-repeated="3"/>
        <table:table-row table:style-name="TableLine94856771682496">
          <table:table-cell table:style-name="Table2.A1" office:value-type="string">
            <text:p text:style-name="P1429">Глагол</text:p>
          </table:table-cell>
          <table:table-cell table:style-name="Table2.A1" office:value-type="string">
            <text:p text:style-name="P1441"><text:span text:style-name="T1046">З</text:span><text:span text:style-name="T1047">начение</text:span></text:p>
          </table:table-cell>
          <table:table-cell table:style-name="Table2.C1" office:value-type="string">
            <text:p text:style-name="P1441"><text:span text:style-name="T1046">В</text:span><text:span text:style-name="T1047">рем</text:span><text:span text:style-name="T1046">я</text:span></text:p>
          </table:table-cell>
        </table:table-row>
        <table:table-row table:style-name="TableLine94856771022608">
          <table:table-cell table:style-name="Table2.A2" office:value-type="string">
            <text:p text:style-name="P1497">can</text:p>
          </table:table-cell>
          <table:table-cell table:style-name="Table2.A2" office:value-type="string">
            <text:p text:style-name="P1497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497">настоящее и будущее</text:p>
          </table:table-cell>
        </table:table-row>
        <table:table-row table:style-name="TableLine94856771519920">
          <table:table-cell table:style-name="Table2.A2" office:value-type="string">
            <text:p text:style-name="P1497">could</text:p>
          </table:table-cell>
          <table:table-cell table:style-name="Table2.A2" office:value-type="string">
            <text:p text:style-name="P1497">мог, умел</text:p>
          </table:table-cell>
          <table:table-cell table:style-name="Table2.C2" office:value-type="string">
            <text:p text:style-name="P1497">прошедшее</text:p>
          </table:table-cell>
        </table:table-row>
        <table:table-row table:style-name="TableLine94856771290256">
          <table:table-cell table:style-name="Table2.A2" office:value-type="string">
            <text:p text:style-name="P1497">might, may</text:p>
          </table:table-cell>
          <table:table-cell table:style-name="Table2.A2" office:value-type="string">
            <text:p text:style-name="P1498">может быть, мог бы,</text:p>
            <text:p text:style-name="P1498">возможно, наверное</text:p>
          </table:table-cell>
          <table:table-cell table:style-name="Table2.C2" office:value-type="string">
            <text:p text:style-name="P1497">настоящее и будущие</text:p>
          </table:table-cell>
        </table:table-row>
        <table:table-row table:style-name="TableLine94856772124272">
          <table:table-cell table:style-name="Table2.A2" office:value-type="string">
            <text:p text:style-name="P1497">must</text:p>
          </table:table-cell>
          <table:table-cell table:style-name="Table2.A2" office:value-type="string">
            <text:p text:style-name="P1497">должен, обязан, нужно, запрет, нельзя</text:p>
          </table:table-cell>
          <table:table-cell table:style-name="Table2.C2" office:value-type="string">
            <text:p text:style-name="P1497">настоящее</text:p>
          </table:table-cell>
        </table:table-row>
        <table:table-row table:style-name="TableLine94856772139872">
          <table:table-cell table:style-name="Table2.A2" office:value-type="string">
            <text:p text:style-name="P1497">should</text:p>
          </table:table-cell>
          <table:table-cell table:style-name="Table2.A2" office:value-type="string">
            <text:p text:style-name="P1497">следует сделать, следовало бы сделать; (совет)</text:p>
          </table:table-cell>
          <table:table-cell table:style-name="Table2.C2" office:value-type="string">
            <text:p text:style-name="P1497">настоящее и будущие</text:p>
          </table:table-cell>
        </table:table-row>
        <table:table-row table:style-name="TableLine94856772142432">
          <table:table-cell table:style-name="Table2.A2" office:value-type="string">
            <text:p text:style-name="P1497">would</text:p>
          </table:table-cell>
          <table:table-cell table:style-name="Table2.A2" office:value-type="string">
            <text:p text:style-name="P1497">частица «бы», предложение услуги, привычка прошлого</text:p>
          </table:table-cell>
          <table:table-cell table:style-name="Table2.C2" office:value-type="string">
            <text:p text:style-name="P1497">настоящее, прошедшее, будущие</text:p>
          </table:table-cell>
        </table:table-row>
      </table:table>
      <text:p text:style-name="P385"/>
      <text:p text:style-name="P385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56772155040">
          <table:table-cell table:style-name="Table3.A1" office:value-type="string">
            <text:p text:style-name="P1430">Конструкция</text:p>
          </table:table-cell>
          <table:table-cell table:style-name="Table3.A1" office:value-type="string">
            <text:p text:style-name="P1430">Значение</text:p>
          </table:table-cell>
          <table:table-cell table:style-name="Table3.C1" office:value-type="string">
            <text:p text:style-name="P1430">Время</text:p>
          </table:table-cell>
        </table:table-row>
        <table:table-row table:style-name="TableLine94856772201824">
          <table:table-cell table:style-name="Table3.A2" office:value-type="string">
            <text:p text:style-name="P1467">be able to</text:p>
          </table:table-cell>
          <table:table-cell table:style-name="Table3.A2" office:value-type="string">
            <text:p text:style-name="P1467">могу (близко к can)</text:p>
          </table:table-cell>
          <table:table-cell table:style-name="Table3.C2" office:value-type="string">
            <text:p text:style-name="P1467">be меняется по временам</text:p>
          </table:table-cell>
        </table:table-row>
        <table:table-row table:style-name="TableLine94856772218160">
          <table:table-cell table:style-name="Table3.A2" office:value-type="string">
            <text:p text:style-name="P1467">have to</text:p>
          </table:table-cell>
          <table:table-cell table:style-name="Table3.A2" office:value-type="string">
            <text:p text:style-name="P1467">должен (близко к must)</text:p>
          </table:table-cell>
          <table:table-cell table:style-name="Table3.C2" office:value-type="string">
            <text:p text:style-name="P1467">have меняется по временам</text:p>
          </table:table-cell>
        </table:table-row>
        <table:table-row table:style-name="TableLine94856772223008">
          <table:table-cell table:style-name="Table3.A2" office:value-type="string">
            <text:p text:style-name="P1467">used to</text:p>
          </table:table-cell>
          <table:table-cell table:style-name="Table3.A2" office:value-type="string">
            <text:p text:style-name="P1467">делал раньше, имел привычку делать (близко к would)</text:p>
          </table:table-cell>
          <table:table-cell table:style-name="Table3.C2" office:value-type="string">
            <text:p text:style-name="P1467">всегда стоит в прошедшем;</text:p>
            <text:p text:style-name="P1467">меняется как Past Simple</text:p>
          </table:table-cell>
        </table:table-row>
      </table:table>
      <text:p text:style-name="P386"/>
      <text:p text:style-name="P392"/>
      <text:p text:style-name="P1508"><text:span text:style-name="T423">Таблица </text:span><text:span text:style-name="T440">личны</text:span><text:span text:style-name="T441">х</text:span><text:span text:style-name="T440"> и притяжательных </text:span><text:span text:style-name="T42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56772283040">
          <table:table-cell table:style-name="Table11.A1" table:number-columns-spanned="2" office:value-type="string">
            <text:p text:style-name="P1434">Личные местоимения</text:p>
          </table:table-cell>
          <table:covered-table-cell/>
          <table:table-cell table:style-name="Table11.C1" table:number-columns-spanned="2" office:value-type="string">
            <text:p text:style-name="P1434">Притяжательные местоимения</text:p>
          </table:table-cell>
          <table:covered-table-cell/>
        </table:table-row>
        <table:table-row table:style-name="TableLine94856772357120">
          <table:table-cell table:style-name="Table11.A2" office:value-type="string">
            <text:p text:style-name="P1443"><text:span text:style-name="T1301">и</text:span><text:span text:style-name="T1295">менительный падеж</text:span></text:p>
            <text:p text:style-name="P1477"><text:span text:style-name="T1298">(</text:span>кто/что<text:span text:style-name="T1298">)</text:span></text:p>
          </table:table-cell>
          <table:table-cell table:style-name="Table11.A2" office:value-type="string">
            <text:p text:style-name="P1443"><text:span text:style-name="T1301">о</text:span><text:span text:style-name="T1295">бъектный падеж</text:span></text:p>
            <text:p text:style-name="P1477"><text:span text:style-name="T1298">(</text:span>кого, <text:span text:style-name="T1298">к</text:span>ому, кем<text:span text:style-name="T1298">)</text:span></text:p>
          </table:table-cell>
          <table:table-cell table:style-name="Table11.A2" office:value-type="string">
            <text:p text:style-name="P1476"><text:span text:style-name="T1298">с</text:span> существительным</text:p>
            <text:p text:style-name="P1478">(чей)</text:p>
          </table:table-cell>
          <table:table-cell table:style-name="Table11.D2" office:value-type="string">
            <text:p text:style-name="P1443"><text:span text:style-name="T1298">о</text:span><text:span text:style-name="T1295">тдельно</text:span></text:p>
            <text:p text:style-name="P1478">(чей)</text:p>
          </table:table-cell>
        </table:table-row>
        <table:table-row table:style-name="TableLine94856772361488">
          <table:table-cell table:style-name="Table11.A2" office:value-type="string">
            <text:p text:style-name="P1481">I</text:p>
          </table:table-cell>
          <table:table-cell table:style-name="Table11.A2" office:value-type="string">
            <text:p text:style-name="P1481">me</text:p>
          </table:table-cell>
          <table:table-cell table:style-name="Table11.A2" office:value-type="string">
            <text:p text:style-name="P1479">my</text:p>
          </table:table-cell>
          <table:table-cell table:style-name="Table11.D2" office:value-type="string">
            <text:p text:style-name="P1479">mine</text:p>
          </table:table-cell>
        </table:table-row>
        <table:table-row table:style-name="TableLine94856772371808">
          <table:table-cell table:style-name="Table11.A2" office:value-type="string">
            <text:p text:style-name="P1481">you</text:p>
          </table:table-cell>
          <table:table-cell table:style-name="Table11.A2" office:value-type="string">
            <text:p text:style-name="P1481">you</text:p>
          </table:table-cell>
          <table:table-cell table:style-name="Table11.A2" office:value-type="string">
            <text:p text:style-name="P1479">your</text:p>
          </table:table-cell>
          <table:table-cell table:style-name="Table11.D2" office:value-type="string">
            <text:p text:style-name="P1479">yours</text:p>
          </table:table-cell>
        </table:table-row>
        <table:table-row table:style-name="TableLine94856772374624">
          <table:table-cell table:style-name="Table11.A2" office:value-type="string">
            <text:p text:style-name="P1481">he</text:p>
          </table:table-cell>
          <table:table-cell table:style-name="Table11.A2" office:value-type="string">
            <text:p text:style-name="P1481">him</text:p>
          </table:table-cell>
          <table:table-cell table:style-name="Table11.A2" office:value-type="string">
            <text:p text:style-name="P1479">his</text:p>
          </table:table-cell>
          <table:table-cell table:style-name="Table11.D2" office:value-type="string">
            <text:p text:style-name="P1480">his</text:p>
          </table:table-cell>
        </table:table-row>
        <table:table-row table:style-name="TableLine94856772394944">
          <table:table-cell table:style-name="Table11.A2" office:value-type="string">
            <text:p text:style-name="P1481">she</text:p>
          </table:table-cell>
          <table:table-cell table:style-name="Table11.A2" office:value-type="string">
            <text:p text:style-name="P1479">her</text:p>
          </table:table-cell>
          <table:table-cell table:style-name="Table11.A2" office:value-type="string">
            <text:p text:style-name="P1479">her</text:p>
          </table:table-cell>
          <table:table-cell table:style-name="Table11.D2" office:value-type="string">
            <text:p text:style-name="P1479">hers</text:p>
          </table:table-cell>
        </table:table-row>
        <table:table-row table:style-name="TableLine94856772398576">
          <table:table-cell table:style-name="Table11.A2" office:value-type="string">
            <text:p text:style-name="P1481">it</text:p>
          </table:table-cell>
          <table:table-cell table:style-name="Table11.A2" office:value-type="string">
            <text:p text:style-name="P1479">it</text:p>
          </table:table-cell>
          <table:table-cell table:style-name="Table11.A2" office:value-type="string">
            <text:p text:style-name="P1479">its</text:p>
          </table:table-cell>
          <table:table-cell table:style-name="Table11.D2" office:value-type="string">
            <text:p text:style-name="P1480">its</text:p>
          </table:table-cell>
        </table:table-row>
        <table:table-row table:style-name="TableLine94856772417392">
          <table:table-cell table:style-name="Table11.A2" office:value-type="string">
            <text:p text:style-name="P1481">we</text:p>
          </table:table-cell>
          <table:table-cell table:style-name="Table11.A2" office:value-type="string">
            <text:p text:style-name="P1479">us</text:p>
          </table:table-cell>
          <table:table-cell table:style-name="Table11.A2" office:value-type="string">
            <text:p text:style-name="P1479">our</text:p>
          </table:table-cell>
          <table:table-cell table:style-name="Table11.D2" office:value-type="string">
            <text:p text:style-name="P1479">ours</text:p>
          </table:table-cell>
        </table:table-row>
        <table:table-row table:style-name="TableLine94856772425632">
          <table:table-cell table:style-name="Table11.A2" office:value-type="string">
            <text:p text:style-name="P1481">they</text:p>
          </table:table-cell>
          <table:table-cell table:style-name="Table11.A2" office:value-type="string">
            <text:p text:style-name="P1479">them</text:p>
          </table:table-cell>
          <table:table-cell table:style-name="Table11.A2" office:value-type="string">
            <text:p text:style-name="P1479">their</text:p>
          </table:table-cell>
          <table:table-cell table:style-name="Table11.D2" office:value-type="string">
            <text:p text:style-name="P1479">theirs</text:p>
          </table:table-cell>
        </table:table-row>
      </table:table>
      <text:p text:style-name="P393"/>
      <text:p text:style-name="P511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856772434464">
          <table:table-cell table:style-name="Table12.A1" office:value-type="string">
            <text:p text:style-name="P1428"/>
          </table:table-cell>
          <table:table-cell table:style-name="Table12.A1" office:value-type="string">
            <text:p text:style-name="P1435">body/one</text:p>
          </table:table-cell>
          <table:table-cell table:style-name="Table12.A1" office:value-type="string">
            <text:p text:style-name="P1435">thing</text:p>
          </table:table-cell>
          <table:table-cell table:style-name="Table12.D1" office:value-type="string">
            <text:p text:style-name="P1435">where</text:p>
          </table:table-cell>
        </table:table-row>
        <table:table-row table:style-name="TableLine94856772445520">
          <table:table-cell table:style-name="Table12.A2" office:value-type="string">
            <text:p text:style-name="P1435">some </text:p>
          </table:table-cell>
          <table:table-cell table:style-name="Table12.A2" office:value-type="string">
            <text:p text:style-name="P1482">somebody/someone (кто-то)</text:p>
          </table:table-cell>
          <table:table-cell table:style-name="Table12.A2" office:value-type="string">
            <text:p text:style-name="P1482">something </text:p>
            <text:p text:style-name="P1482">(что-то)</text:p>
          </table:table-cell>
          <table:table-cell table:style-name="Table12.D2" office:value-type="string">
            <text:p text:style-name="P1482">somewhere </text:p>
            <text:p text:style-name="P1482">(где-то)</text:p>
          </table:table-cell>
        </table:table-row>
        <table:table-row table:style-name="TableLine94856772455168">
          <table:table-cell table:style-name="Table12.A2" office:value-type="string">
            <text:p text:style-name="P1435">any</text:p>
          </table:table-cell>
          <table:table-cell table:style-name="Table12.A2" office:value-type="string">
            <text:p text:style-name="P1482">anybody/anyone </text:p>
            <text:p text:style-name="P1482">(кто-то)</text:p>
          </table:table-cell>
          <table:table-cell table:style-name="Table12.A2" office:value-type="string">
            <text:p text:style-name="P1482">anything </text:p>
            <text:p text:style-name="P1482">(что-то)</text:p>
          </table:table-cell>
          <table:table-cell table:style-name="Table12.D2" office:value-type="string">
            <text:p text:style-name="P1482">anywhere </text:p>
            <text:p text:style-name="P1482">(где-то)</text:p>
          </table:table-cell>
        </table:table-row>
        <table:table-row table:style-name="TableLine94856772466352">
          <table:table-cell table:style-name="Table12.A2" office:value-type="string">
            <text:p text:style-name="P1435">no</text:p>
          </table:table-cell>
          <table:table-cell table:style-name="Table12.A2" office:value-type="string">
            <text:p text:style-name="P1482">nobody/noone </text:p>
            <text:p text:style-name="P1482">(никто)</text:p>
          </table:table-cell>
          <table:table-cell table:style-name="Table12.A2" office:value-type="string">
            <text:p text:style-name="P1482">nothing </text:p>
            <text:p text:style-name="P1482">(ничто)</text:p>
          </table:table-cell>
          <table:table-cell table:style-name="Table12.D2" office:value-type="string">
            <text:p text:style-name="P1482">nowhere </text:p>
            <text:p text:style-name="P1482">(нигде)</text:p>
          </table:table-cell>
        </table:table-row>
      </table:table>
      <text:p text:style-name="P395"/>
      <text:p text:style-name="P767"><text:span text:style-name="T718">Таблица </text:span><text:span text:style-name="T719">условных предложений</text:span><text:span text:style-name="T718">:</text:span></text:p>
      <table:table table:name="Table14" table:style-name="Table14">
        <table:table-column table:style-name="Table14.A"/>
        <table:table-column table:style-name="Table14.B"/>
        <table:table-row table:style-name="TableLine94856772469440">
          <table:table-cell table:style-name="Table14.A1" office:value-type="string">
            <text:p text:style-name="P1438">Тип</text:p>
          </table:table-cell>
          <table:table-cell table:style-name="Table14.B1" office:value-type="string">
            <text:p text:style-name="P1438">Пример</text:p>
          </table:table-cell>
        </table:table-row>
        <table:table-row table:style-name="TableLine94856772536272">
          <table:table-cell table:style-name="Table14.A2" office:value-type="string">
            <text:p text:style-name="P1500">zero conditionals</text:p>
          </table:table-cell>
          <table:table-cell table:style-name="Table14.B2" office:value-type="string">
            <text:p text:style-name="P1501"><text:span text:style-name="T1397">If I </text:span><text:span text:style-name="T658">drive</text:span><text:span text:style-name="T1397"> home early, I </text:span><text:span text:style-name="T658">watch</text:span><text:span text:style-name="T1397"> some movie (уклад жизни) — </text:span></text:p>
            <text:p text:style-name="P1499">Если я приезжаю домой рано, я смотрю какой-нибудь фильм.</text:p>
          </table:table-cell>
        </table:table-row>
        <table:table-row table:style-name="TableLine94856772538192">
          <table:table-cell table:style-name="Table14.A2" office:value-type="string">
            <text:p text:style-name="P1500">first conditionals</text:p>
          </table:table-cell>
          <table:table-cell table:style-name="Table14.B2" office:value-type="string">
            <text:p text:style-name="P1499">If I <text:span text:style-name="T657">drive</text:span> home early today, I <text:span text:style-name="T657">will watch</text:span> some movie (планы) — </text:p>
            <text:p text:style-name="P1499">Если я сегодня приеду домой раньше, я посмотрю какой-нибудь фильм.</text:p>
          </table:table-cell>
        </table:table-row>
        <table:table-row table:style-name="TableLine94856772538832">
          <table:table-cell table:style-name="Table14.A2" office:value-type="string">
            <text:p text:style-name="P1500">second conditionals</text:p>
          </table:table-cell>
          <table:table-cell table:style-name="Table14.B2" office:value-type="string">
            <text:p text:style-name="P1503"><text:span text:style-name="T1397">If I </text:span><text:span text:style-name="T658">drove</text:span><text:span text:style-name="T1397"> home earcly, I </text:span><text:span text:style-name="T658">would watch</text:span><text:span text:style-name="T1397"> some movie (</text:span><text:span text:style-name="T1398">нереальность</text:span><text:span text:style-name="T1397">) — </text:span></text:p>
            <text:p text:style-name="P1502">Если бы я приехал домой раньше, я бы посмотрел какой-нибудь фильм.</text:p>
          </table:table-cell>
        </table:table-row>
      </table:table>
      <text:p text:style-name="P397"/>
      <text:p text:style-name="P399"/>
      <text:p text:style-name="P1509"><text:span text:style-name="T715">Таблица попу</text:span><text:span text:style-name="T717">л</text:span><text:span text:style-name="T715">я</text:span><text:span text:style-name="T717">р</text:span><text:span text:style-name="T715">ных</text:span><text:span text:style-name="T716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856772557840">
          <table:table-cell table:style-name="Table13.A1" office:value-type="string">
            <text:p text:style-name="P1436">Связка</text:p>
          </table:table-cell>
          <table:table-cell table:style-name="Table13.A1" office:value-type="string">
            <text:p text:style-name="P1436">Значение</text:p>
          </table:table-cell>
          <table:table-cell table:style-name="Table13.C1" office:value-type="string">
            <text:p text:style-name="P1437">Контекст</text:p>
          </table:table-cell>
        </table:table-row>
        <table:table-row table:style-name="TableLine94856772870752">
          <table:table-cell table:style-name="Table13.A2" office:value-type="string">
            <text:p text:style-name="P1484">back off</text:p>
          </table:table-cell>
          <table:table-cell table:style-name="Table13.A2" office:value-type="string">
            <text:p text:style-name="P1484">отступать</text:p>
          </table:table-cell>
          <table:table-cell table:style-name="Table13.C2" office:value-type="string">
            <text:p text:style-name="P1483"><text:span text:style-name="T1366">The police told the protesters to </text:span><text:span text:style-name="T660">back off</text:span><text:span text:style-name="T1366"> — </text:span></text:p>
            <text:p text:style-name="P1483"><text:span text:style-name="T1366">Полиция сказала протестующим </text:span><text:span text:style-name="T660">отступи</text:span><text:span text:style-name="T661">ть</text:span><text:span text:style-name="T1366">.</text:span></text:p>
          </table:table-cell>
        </table:table-row>
        <table:table-row table:style-name="TableLine94856772869696">
          <table:table-cell table:style-name="Table13.A2" office:value-type="string">
            <text:p text:style-name="P1484">be away</text:p>
          </table:table-cell>
          <table:table-cell table:style-name="Table13.A2" office:value-type="string">
            <text:p text:style-name="P1485">отсутствовать, </text:p>
            <text:p text:style-name="P1485">быть в отпуске</text:p>
          </table:table-cell>
          <table:table-cell table:style-name="Table13.C2" office:value-type="string">
            <text:p text:style-name="P1487">She <text:span text:style-name="T659">is away</text:span> on business for three weeks — </text:p>
            <text:p text:style-name="P1487">Она <text:span text:style-name="T659">отсутствует</text:span> по делам 3 недели.</text:p>
          </table:table-cell>
        </table:table-row>
        <table:table-row table:style-name="TableLine94856772888752">
          <table:table-cell table:style-name="Table13.A2" office:value-type="string">
            <text:p text:style-name="P1484">break up</text:p>
          </table:table-cell>
          <table:table-cell table:style-name="Table13.A2" office:value-type="string">
            <text:p text:style-name="P1485">разойтись, заканчивать отноше<text:span text:style-name="T1366">н</text:span>ия, </text:p>
            <text:p text:style-name="P1485">разбиться на части</text:p>
          </table:table-cell>
          <table:table-cell table:style-name="Table13.C2" office:value-type="string">
            <text:p text:style-name="P1488">Yesterday we decided to <text:span text:style-name="T659">break up</text:span> — </text:p>
            <text:p text:style-name="P1486">Вчера мы решили <text:span text:style-name="T659">разойтись</text:span>.</text:p>
            <text:p text:style-name="P1490">Tha plate <text:span text:style-name="T659">broke up</text:span> when he dropped it on the floor <text:span text:style-name="T1366">—</text:span></text:p>
            <text:p text:style-name="P1490">Тарелка <text:span text:style-name="T659">разбилась</text:span>, когда он уронил ее на пол.</text:p>
          </table:table-cell>
        </table:table-row>
        <table:table-row table:style-name="TableLine94856772894816">
          <table:table-cell table:style-name="Table13.A2" office:value-type="string">
            <text:p text:style-name="P1484">call back</text:p>
          </table:table-cell>
          <table:table-cell table:style-name="Table13.A2" office:value-type="string">
            <text:p text:style-name="P1484">перезванивать</text:p>
          </table:table-cell>
          <table:table-cell table:style-name="Table13.C2" office:value-type="string">
            <text:p text:style-name="P1490">I must <text:span text:style-name="T659">call</text:span> her <text:span text:style-name="T659">back</text:span> when <text:span text:style-name="T1367">we get to the office — </text:span></text:p>
            <text:p text:style-name="P1490"><text:span text:style-name="T1367">Я должен </text:span><text:span text:style-name="T662">перезвонить</text:span><text:span text:style-name="T1367"> ей, когда вернемся в офис.</text:span></text:p>
          </table:table-cell>
        </table:table-row>
        <table:table-row table:style-name="TableLine94856772906416">
          <table:table-cell table:style-name="Table13.A2" office:value-type="string">
            <text:p text:style-name="P1484">fall down</text:p>
          </table:table-cell>
          <table:table-cell table:style-name="Table13.A2" office:value-type="string">
            <text:p text:style-name="P1484">упасть на землю</text:p>
          </table:table-cell>
          <table:table-cell table:style-name="Table13.C2" office:value-type="string">
            <text:p text:style-name="P1491">I slipped on the ice and <text:span text:style-name="T659">fell down</text:span> — </text:p>
            <text:p text:style-name="P1491">Я подскользнулся на льду и <text:span text:style-name="T659">упал</text:span><text:span text:style-name="T680">.</text:span></text:p>
          </table:table-cell>
        </table:table-row>
        <table:table-row table:style-name="TableLine94856772912464">
          <table:table-cell table:style-name="Table13.A2" office:value-type="string">
            <text:p text:style-name="P1484">eat out</text:p>
          </table:table-cell>
          <table:table-cell table:style-name="Table13.A2" office:value-type="string">
            <text:p text:style-name="P1485">есть вне дома</text:p>
            <text:p text:style-name="P1485"><text:span text:style-name="T1366">(</text:span>в кафе <text:span text:style-name="T1366">или </text:span>ресторане<text:span text:style-name="T1366">)</text:span></text:p>
          </table:table-cell>
          <table:table-cell table:style-name="Table13.C2" office:value-type="string">
            <text:p text:style-name="P1492">I don`t <text:span text:style-name="T659">eat out</text:span> much — Я не часто <text:span text:style-name="T659">хожу в кафе</text:span>.</text:p>
          </table:table-cell>
        </table:table-row>
        <table:table-row table:style-name="TableLine94856772921056">
          <table:table-cell table:style-name="Table13.A2" office:value-type="string">
            <text:p text:style-name="P1484">get out</text:p>
          </table:table-cell>
          <table:table-cell table:style-name="Table13.A2" office:value-type="string">
            <text:p text:style-name="P1485">убираться прочь, </text:p>
            <text:p text:style-name="P1485">покинуть помещение</text:p>
          </table:table-cell>
          <table:table-cell table:style-name="Table13.C2" office:value-type="string">
            <text:p text:style-name="P1492">I can <text:span text:style-name="T659">get out</text:span> if you want — </text:p>
            <text:p text:style-name="P1492">Я могу <text:span text:style-name="T659">выйти</text:span>, если ты хочешь.</text:p>
          </table:table-cell>
        </table:table-row>
        <table:table-row table:style-name="TableLine94856772931216">
          <table:table-cell table:style-name="Table13.A2" office:value-type="string">
            <text:p text:style-name="P1484">work out</text:p>
          </table:table-cell>
          <table:table-cell table:style-name="Table13.A2" office:value-type="string">
            <text:p text:style-name="P1485">заниматься спортом, </text:p>
            <text:p text:style-name="P1485">делать упражнения, </text:p>
            <text:p text:style-name="P1485">решать проблему</text:p>
          </table:table-cell>
          <table:table-cell table:style-name="Table13.C2" office:value-type="string">
            <text:p text:style-name="P1492">Don`t worry. We`ll <text:span text:style-name="T657">work</text:span> it <text:span text:style-name="T657">out</text:span> — </text:p>
            <text:p text:style-name="P1492">Не волнуйся, мы <text:span text:style-name="T657">найдем выход</text:span> из этой ситуации.</text:p>
          </table:table-cell>
        </table:table-row>
        <table:table-row table:style-name="TableLine94856772936800">
          <table:table-cell table:style-name="Table13.A2" office:value-type="string">
            <text:p text:style-name="P1484">find out</text:p>
          </table:table-cell>
          <table:table-cell table:style-name="Table13.A2" office:value-type="string">
            <text:p text:style-name="P1485">выяснить, </text:p>
            <text:p text:style-name="P1485">узнать правду</text:p>
          </table:table-cell>
          <table:table-cell table:style-name="Table13.C2" office:value-type="string">
            <text:p text:style-name="P1492">Let`s <text:span text:style-name="T657">find out</text:span> what`s going on here — </text:p>
            <text:p text:style-name="P1492">Давайте <text:span text:style-name="T657">выясним</text:span>, что здесь происходит.</text:p>
          </table:table-cell>
        </table:table-row>
        <table:table-row table:style-name="TableLine94856772939472">
          <table:table-cell table:style-name="Table13.A2" office:value-type="string">
            <text:p text:style-name="P1484">turn out</text:p>
          </table:table-cell>
          <table:table-cell table:style-name="Table13.A2" office:value-type="string">
            <text:p text:style-name="P1489">выясняться, </text:p>
            <text:p text:style-name="P1489">открывать правду</text:p>
          </table:table-cell>
          <table:table-cell table:style-name="Table13.C2" office:value-type="string">
            <text:p text:style-name="P1493">It <text:span text:style-name="T657">turned out</text:span> that Mike knew the truth all the time —</text:p>
            <text:p text:style-name="P1493"><text:span text:style-name="T657">Выяснилось</text:span>, что Майк знал правду все время.</text:p>
          </table:table-cell>
        </table:table-row>
        <table:table-row table:style-name="TableLine94856772946160">
          <table:table-cell table:style-name="Table13.A2" office:value-type="string">
            <text:p text:style-name="P1484">turn on</text:p>
          </table:table-cell>
          <table:table-cell table:style-name="Table13.A2" office:value-type="string">
            <text:p text:style-name="P1489">включить</text:p>
          </table:table-cell>
          <table:table-cell table:style-name="Table13.C2" office:value-type="string">
            <text:p text:style-name="P1492">It`s dark. Let`s <text:span text:style-name="T657">turn</text:span> the light <text:span text:style-name="T657">on</text:span> — </text:p>
            <text:p text:style-name="P1492">Стало темно. Давай <text:span text:style-name="T657">включим</text:span> свет.</text:p>
          </table:table-cell>
        </table:table-row>
        <table:table-row table:style-name="TableLine94856772970064">
          <table:table-cell table:style-name="Table13.A2" office:value-type="string">
            <text:p text:style-name="P1484">turn off</text:p>
          </table:table-cell>
          <table:table-cell table:style-name="Table13.A2" office:value-type="string">
            <text:p text:style-name="P1489">выключить</text:p>
          </table:table-cell>
          <table:table-cell table:style-name="Table13.C2" office:value-type="string">
            <text:p text:style-name="P1494">Could you <text:span text:style-name="T657">turn off</text:span> the TV? — </text:p>
            <text:p text:style-name="P1494">Не мог бы ты <text:span text:style-name="T657">выключить</text:span> телевизор?</text:p>
          </table:table-cell>
        </table:table-row>
        <table:table-row table:style-name="TableLine94856772987472">
          <table:table-cell table:style-name="Table13.A2" office:value-type="string">
            <text:p text:style-name="P1484">go on</text:p>
          </table:table-cell>
          <table:table-cell table:style-name="Table13.A2" office:value-type="string">
            <text:p text:style-name="P1489">происходить (о ситуации)</text:p>
          </table:table-cell>
          <table:table-cell table:style-name="Table13.C2" office:value-type="string">
            <text:p text:style-name="P1494">What`s <text:span text:style-name="T657">going on</text:span> here? — Что здесь <text:span text:style-name="T657">происходит</text:span>?</text:p>
          </table:table-cell>
        </table:table-row>
        <table:table-row table:style-name="TableLine94856772999584">
          <table:table-cell table:style-name="Table13.A2" office:value-type="string">
            <text:p text:style-name="P1484">carry on</text:p>
          </table:table-cell>
          <table:table-cell table:style-name="Table13.A2" office:value-type="string">
            <text:p text:style-name="P1489">продолжать</text:p>
          </table:table-cell>
          <table:table-cell table:style-name="Table13.C2" office:value-type="string">
            <text:p text:style-name="P1494">I`d like to <text:span text:style-name="T657">carry on</text:span> if you don`t mind — </text:p>
            <text:p text:style-name="P1494">Я бы хотел <text:span text:style-name="T657">продолжить</text:span>, если вы не возражаете.</text:p>
          </table:table-cell>
        </table:table-row>
        <table:table-row table:style-name="TableLine94856773024576">
          <table:table-cell table:style-name="Table13.A2" office:value-type="string">
            <text:p text:style-name="P1484">keep on</text:p>
          </table:table-cell>
          <table:table-cell table:style-name="Table13.A2" office:value-type="string">
            <text:p text:style-name="P1489">постоянно делать</text:p>
          </table:table-cell>
          <table:table-cell table:style-name="Table13.C2" office:value-type="string">
            <text:p text:style-name="P1494"><text:span text:style-name="T657">Keep on</text:span> working in order to succeed — </text:p>
            <text:p text:style-name="P1494"><text:span text:style-name="T657">Продолжай</text:span> работать, чтобы добиться успеха.</text:p>
          </table:table-cell>
        </table:table-row>
        <table:table-row table:style-name="TableLine94856773030544">
          <table:table-cell table:style-name="Table13.A2" office:value-type="string">
            <text:p text:style-name="P1484">put on</text:p>
          </table:table-cell>
          <table:table-cell table:style-name="Table13.A2" office:value-type="string">
            <text:p text:style-name="P1489">надевать (одежду), </text:p>
            <text:p text:style-name="P1489">набирать вес</text:p>
          </table:table-cell>
          <table:table-cell table:style-name="Table13.C2" office:value-type="string">
            <text:p text:style-name="P1494">I see you`ve <text:span text:style-name="T657">put on</text:span> a few kilos — </text:p>
            <text:p text:style-name="P1494">Вижу, ты <text:span text:style-name="T657">поправился</text:span> на пару килограммов.</text:p>
          </table:table-cell>
        </table:table-row>
        <table:table-row table:style-name="TableLine94856773036928">
          <table:table-cell table:style-name="Table13.A2" office:value-type="string">
            <text:p text:style-name="P1484">take off</text:p>
          </table:table-cell>
          <table:table-cell table:style-name="Table13.A2" office:value-type="string">
            <text:p text:style-name="P1489">снимать (одежду)</text:p>
          </table:table-cell>
          <table:table-cell table:style-name="Table13.C2" office:value-type="string">
            <text:p text:style-name="P1494">You should <text:span text:style-name="T657">take off</text:span> these ugly pants — </text:p>
            <text:p text:style-name="P1494">Тебе следует <text:span text:style-name="T657">снять</text:span> эти ужасные штаны.</text:p>
          </table:table-cell>
        </table:table-row>
        <table:table-row table:style-name="TableLine94856773040288">
          <table:table-cell table:style-name="Table13.A2" office:value-type="string">
            <text:p text:style-name="P1484">calm down</text:p>
          </table:table-cell>
          <table:table-cell table:style-name="Table13.A2" office:value-type="string">
            <text:p text:style-name="P1489">успокоиться</text:p>
          </table:table-cell>
          <table:table-cell table:style-name="Table13.C2" office:value-type="string">
            <text:p text:style-name="P1494">Please, dear, <text:span text:style-name="T657">calm down</text:span> — </text:p>
            <text:p text:style-name="P1494">Прошу тебя, <text:span text:style-name="T657">успокойся</text:span>, дорогая.</text:p>
          </table:table-cell>
        </table:table-row>
        <table:table-row table:style-name="TableLine94856773058848">
          <table:table-cell table:style-name="Table13.A2" office:value-type="string">
            <text:p text:style-name="P1484">keep away</text:p>
          </table:table-cell>
          <table:table-cell table:style-name="Table13.A2" office:value-type="string">
            <text:p text:style-name="P1489">держаться подальше, </text:p>
            <text:p text:style-name="P1489">не приближаться</text:p>
          </table:table-cell>
          <table:table-cell table:style-name="Table13.C2" office:value-type="string">
            <text:p text:style-name="P1495">Hazard! <text:span text:style-name="T657">Keep away</text:span> — </text:p>
            <text:p text:style-name="P1495">Опасность! <text:span text:style-name="T657">Держитесь подальше</text:span>.</text:p>
          </table:table-cell>
        </table:table-row>
        <table:table-row table:style-name="TableLine94856773080112">
          <table:table-cell table:style-name="Table13.A2" office:value-type="string">
            <text:p text:style-name="P1484">give up</text:p>
          </table:table-cell>
          <table:table-cell table:style-name="Table13.A2" office:value-type="string">
            <text:p text:style-name="P1489">сдаваться</text:p>
          </table:table-cell>
          <table:table-cell table:style-name="Table13.C2" office:value-type="string">
            <text:p text:style-name="P1496">Never <text:span text:style-name="T657">give up</text:span>! — Никогда не <text:span text:style-name="T657">сдавайся</text:span>!</text:p>
          </table:table-cell>
        </table:table-row>
      </table:table>
      <text:p text:style-name="P392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56773099520">
          <table:table-cell table:style-name="Table6.A1" office:value-type="string">
            <text:p text:style-name="P1425">Перевод</text:p>
          </table:table-cell>
          <table:table-cell table:style-name="Table6.A1" office:value-type="string">
            <text:p text:style-name="P1424">Начальная форма</text:p>
          </table:table-cell>
          <table:table-cell table:style-name="Table6.A1" office:value-type="string">
            <text:p text:style-name="P1424">2я форма</text:p>
          </table:table-cell>
          <table:table-cell table:style-name="Table6.D1" office:value-type="string">
            <text:p text:style-name="P1425">3я форма</text:p>
          </table:table-cell>
        </table:table-row>
        <table:table-row table:style-name="TableLine94856773405264">
          <table:table-cell table:style-name="Table6.A2" office:value-type="string">
            <text:p text:style-name="P1444">начинать</text:p>
          </table:table-cell>
          <table:table-cell table:style-name="Table6.A2" office:value-type="string">
            <text:p text:style-name="P1445">begin</text:p>
          </table:table-cell>
          <table:table-cell table:style-name="Table6.A2" office:value-type="string">
            <text:p text:style-name="P1445">began</text:p>
          </table:table-cell>
          <table:table-cell table:style-name="Table6.D2" office:value-type="string">
            <text:p text:style-name="P1444">begun</text:p>
          </table:table-cell>
        </table:table-row>
        <table:table-row table:style-name="TableLine94856773424832">
          <table:table-cell table:style-name="Table6.A2" office:value-type="string">
            <text:p text:style-name="P1444">ломать</text:p>
          </table:table-cell>
          <table:table-cell table:style-name="Table6.A2" office:value-type="string">
            <text:p text:style-name="P1445">break</text:p>
          </table:table-cell>
          <table:table-cell table:style-name="Table6.A2" office:value-type="string">
            <text:p text:style-name="P1445">broke</text:p>
          </table:table-cell>
          <table:table-cell table:style-name="Table6.D2" office:value-type="string">
            <text:p text:style-name="P1444">broken</text:p>
          </table:table-cell>
        </table:table-row>
        <table:table-row table:style-name="TableLine94856773427920">
          <table:table-cell table:style-name="Table6.A2" office:value-type="string">
            <text:p text:style-name="P1444">приносить</text:p>
          </table:table-cell>
          <table:table-cell table:style-name="Table6.A2" office:value-type="string">
            <text:p text:style-name="P1445">bring</text:p>
          </table:table-cell>
          <table:table-cell table:style-name="Table6.A2" office:value-type="string">
            <text:p text:style-name="P1445">brought</text:p>
          </table:table-cell>
          <table:table-cell table:style-name="Table6.D2" office:value-type="string">
            <text:p text:style-name="P1444">brought</text:p>
          </table:table-cell>
        </table:table-row>
        <table:table-row table:style-name="TableLine94856773435056">
          <table:table-cell table:style-name="Table6.A2" office:value-type="string">
            <text:p text:style-name="P1444">покупать</text:p>
          </table:table-cell>
          <table:table-cell table:style-name="Table6.A2" office:value-type="string">
            <text:p text:style-name="P1445">buy</text:p>
          </table:table-cell>
          <table:table-cell table:style-name="Table6.A2" office:value-type="string">
            <text:p text:style-name="P1445">bought</text:p>
          </table:table-cell>
          <table:table-cell table:style-name="Table6.D2" office:value-type="string">
            <text:p text:style-name="P1444">bought</text:p>
          </table:table-cell>
        </table:table-row>
        <table:table-row table:style-name="TableLine94856773450816">
          <table:table-cell table:style-name="Table6.A2" office:value-type="string">
            <text:p text:style-name="P1444">приходить</text:p>
          </table:table-cell>
          <table:table-cell table:style-name="Table6.A2" office:value-type="string">
            <text:p text:style-name="P1445">come</text:p>
          </table:table-cell>
          <table:table-cell table:style-name="Table6.A2" office:value-type="string">
            <text:p text:style-name="P1445">came</text:p>
          </table:table-cell>
          <table:table-cell table:style-name="Table6.D2" office:value-type="string">
            <text:p text:style-name="P1444">come</text:p>
          </table:table-cell>
        </table:table-row>
        <table:table-row table:style-name="TableLine94856773457088">
          <table:table-cell table:style-name="Table6.A2" office:value-type="string">
            <text:p text:style-name="P1444">делать</text:p>
          </table:table-cell>
          <table:table-cell table:style-name="Table6.A2" office:value-type="string">
            <text:p text:style-name="P1445">do</text:p>
          </table:table-cell>
          <table:table-cell table:style-name="Table6.A2" office:value-type="string">
            <text:p text:style-name="P1445">did</text:p>
          </table:table-cell>
          <table:table-cell table:style-name="Table6.D2" office:value-type="string">
            <text:p text:style-name="P1444">done</text:p>
          </table:table-cell>
        </table:table-row>
        <table:table-row table:style-name="TableLine94856773460752">
          <table:table-cell table:style-name="Table6.A2" office:value-type="string">
            <text:p text:style-name="P1444">пить</text:p>
          </table:table-cell>
          <table:table-cell table:style-name="Table6.A2" office:value-type="string">
            <text:p text:style-name="P1445">drink</text:p>
          </table:table-cell>
          <table:table-cell table:style-name="Table6.A2" office:value-type="string">
            <text:p text:style-name="P1445">drank</text:p>
          </table:table-cell>
          <table:table-cell table:style-name="Table6.D2" office:value-type="string">
            <text:p text:style-name="P1444">drunk</text:p>
          </table:table-cell>
        </table:table-row>
        <table:table-row table:style-name="TableLine94856773464032">
          <table:table-cell table:style-name="Table6.A2" office:value-type="string">
            <text:p text:style-name="P1444">есть</text:p>
          </table:table-cell>
          <table:table-cell table:style-name="Table6.A2" office:value-type="string">
            <text:p text:style-name="P1445">eat</text:p>
          </table:table-cell>
          <table:table-cell table:style-name="Table6.A2" office:value-type="string">
            <text:p text:style-name="P1445">ate</text:p>
          </table:table-cell>
          <table:table-cell table:style-name="Table6.D2" office:value-type="string">
            <text:p text:style-name="P1444">eaten</text:p>
          </table:table-cell>
        </table:table-row>
        <table:table-row table:style-name="TableLine94856773495984">
          <table:table-cell table:style-name="Table6.A2" office:value-type="string">
            <text:p text:style-name="P1444">падать</text:p>
          </table:table-cell>
          <table:table-cell table:style-name="Table6.A2" office:value-type="string">
            <text:p text:style-name="P1446">fall</text:p>
          </table:table-cell>
          <table:table-cell table:style-name="Table6.A2" office:value-type="string">
            <text:p text:style-name="P1446">fell</text:p>
          </table:table-cell>
          <table:table-cell table:style-name="Table6.D2" office:value-type="string">
            <text:p text:style-name="P1444">fallen</text:p>
          </table:table-cell>
        </table:table-row>
        <table:table-row table:style-name="TableLine94856773503488">
          <table:table-cell table:style-name="Table6.A2" office:value-type="string">
            <text:p text:style-name="P1444">летать</text:p>
          </table:table-cell>
          <table:table-cell table:style-name="Table6.A2" office:value-type="string">
            <text:p text:style-name="P1446">fly</text:p>
          </table:table-cell>
          <table:table-cell table:style-name="Table6.A2" office:value-type="string">
            <text:p text:style-name="P1446">flew</text:p>
          </table:table-cell>
          <table:table-cell table:style-name="Table6.D2" office:value-type="string">
            <text:p text:style-name="P1444">flown</text:p>
          </table:table-cell>
        </table:table-row>
        <table:table-row table:style-name="TableLine94856773513328">
          <table:table-cell table:style-name="Table6.A2" office:value-type="string">
            <text:p text:style-name="P1444">забывать</text:p>
          </table:table-cell>
          <table:table-cell table:style-name="Table6.A2" office:value-type="string">
            <text:p text:style-name="P1446">forget</text:p>
          </table:table-cell>
          <table:table-cell table:style-name="Table6.A2" office:value-type="string">
            <text:p text:style-name="P1446">forgot</text:p>
          </table:table-cell>
          <table:table-cell table:style-name="Table6.D2" office:value-type="string">
            <text:p text:style-name="P1444">forgotten</text:p>
          </table:table-cell>
        </table:table-row>
        <table:table-row table:style-name="TableLine94856773515952">
          <table:table-cell table:style-name="Table6.A2" office:value-type="string">
            <text:p text:style-name="P1444">получать</text:p>
          </table:table-cell>
          <table:table-cell table:style-name="Table6.A2" office:value-type="string">
            <text:p text:style-name="P1446">get</text:p>
          </table:table-cell>
          <table:table-cell table:style-name="Table6.A2" office:value-type="string">
            <text:p text:style-name="P1446">got</text:p>
          </table:table-cell>
          <table:table-cell table:style-name="Table6.D2" office:value-type="string">
            <text:p text:style-name="P1444">got</text:p>
          </table:table-cell>
        </table:table-row>
        <table:table-row table:style-name="TableLine94856773521632">
          <table:table-cell table:style-name="Table6.A2" office:value-type="string">
            <text:p text:style-name="P1447">давать</text:p>
          </table:table-cell>
          <table:table-cell table:style-name="Table6.A2" office:value-type="string">
            <text:p text:style-name="P1448">give</text:p>
          </table:table-cell>
          <table:table-cell table:style-name="Table6.A2" office:value-type="string">
            <text:p text:style-name="P1448">gave</text:p>
          </table:table-cell>
          <table:table-cell table:style-name="Table6.D2" office:value-type="string">
            <text:p text:style-name="P1447">given</text:p>
          </table:table-cell>
        </table:table-row>
        <table:table-row table:style-name="TableLine94856773528528">
          <table:table-cell table:style-name="Table6.A2" office:value-type="string">
            <text:p text:style-name="P1447">идти</text:p>
          </table:table-cell>
          <table:table-cell table:style-name="Table6.A2" office:value-type="string">
            <text:p text:style-name="P1448">go</text:p>
          </table:table-cell>
          <table:table-cell table:style-name="Table6.A2" office:value-type="string">
            <text:p text:style-name="P1448">went</text:p>
          </table:table-cell>
          <table:table-cell table:style-name="Table6.D2" office:value-type="string">
            <text:p text:style-name="P1447">gone</text:p>
          </table:table-cell>
        </table:table-row>
        <table:table-row table:style-name="TableLine94856773545216">
          <table:table-cell table:style-name="Table6.A2" office:value-type="string">
            <text:p text:style-name="P1449">иметь </text:p>
          </table:table-cell>
          <table:table-cell table:style-name="Table6.A2" office:value-type="string">
            <text:p text:style-name="P1450">have</text:p>
          </table:table-cell>
          <table:table-cell table:style-name="Table6.A2" office:value-type="string">
            <text:p text:style-name="P1450">had</text:p>
          </table:table-cell>
          <table:table-cell table:style-name="Table6.D2" office:value-type="string">
            <text:p text:style-name="P1449">had</text:p>
          </table:table-cell>
        </table:table-row>
        <table:table-row table:style-name="TableLine94856773549040">
          <table:table-cell table:style-name="Table6.A2" office:value-type="string">
            <text:p text:style-name="P1449">слышать</text:p>
          </table:table-cell>
          <table:table-cell table:style-name="Table6.A2" office:value-type="string">
            <text:p text:style-name="P1450">hear</text:p>
          </table:table-cell>
          <table:table-cell table:style-name="Table6.A2" office:value-type="string">
            <text:p text:style-name="P1450">heard</text:p>
          </table:table-cell>
          <table:table-cell table:style-name="Table6.D2" office:value-type="string">
            <text:p text:style-name="P1449">heard</text:p>
          </table:table-cell>
        </table:table-row>
        <table:table-row table:style-name="TableLine94856773562224">
          <table:table-cell table:style-name="Table6.A2" office:value-type="string">
            <text:p text:style-name="P1449">знать</text:p>
          </table:table-cell>
          <table:table-cell table:style-name="Table6.A2" office:value-type="string">
            <text:p text:style-name="P1450">know</text:p>
          </table:table-cell>
          <table:table-cell table:style-name="Table6.A2" office:value-type="string">
            <text:p text:style-name="P1450">knew</text:p>
          </table:table-cell>
          <table:table-cell table:style-name="Table6.D2" office:value-type="string">
            <text:p text:style-name="P1449">known</text:p>
          </table:table-cell>
        </table:table-row>
        <table:table-row table:style-name="TableLine94856773570640">
          <table:table-cell table:style-name="Table6.A2" office:value-type="string">
            <text:p text:style-name="P1449">терять</text:p>
          </table:table-cell>
          <table:table-cell table:style-name="Table6.A2" office:value-type="string">
            <text:p text:style-name="P1450">lose</text:p>
          </table:table-cell>
          <table:table-cell table:style-name="Table6.A2" office:value-type="string">
            <text:p text:style-name="P1450">lost</text:p>
          </table:table-cell>
          <table:table-cell table:style-name="Table6.D2" office:value-type="string">
            <text:p text:style-name="P1449">lost</text:p>
          </table:table-cell>
        </table:table-row>
        <table:table-row table:style-name="TableLine94856773575488">
          <table:table-cell table:style-name="Table6.A2" office:value-type="string">
            <text:p text:style-name="P1449">делать</text:p>
          </table:table-cell>
          <table:table-cell table:style-name="Table6.A2" office:value-type="string">
            <text:p text:style-name="P1450">make</text:p>
          </table:table-cell>
          <table:table-cell table:style-name="Table6.A2" office:value-type="string">
            <text:p text:style-name="P1450">made</text:p>
          </table:table-cell>
          <table:table-cell table:style-name="Table6.D2" office:value-type="string">
            <text:p text:style-name="P1449">made</text:p>
          </table:table-cell>
        </table:table-row>
        <table:table-row table:style-name="TableLine94856773583632">
          <table:table-cell table:style-name="Table6.A2" office:value-type="string">
            <text:p text:style-name="P1449">платить</text:p>
          </table:table-cell>
          <table:table-cell table:style-name="Table6.A2" office:value-type="string">
            <text:p text:style-name="P1450">pay</text:p>
          </table:table-cell>
          <table:table-cell table:style-name="Table6.A2" office:value-type="string">
            <text:p text:style-name="P1450">paid</text:p>
          </table:table-cell>
          <table:table-cell table:style-name="Table6.D2" office:value-type="string">
            <text:p text:style-name="P1449">paid</text:p>
          </table:table-cell>
        </table:table-row>
        <table:table-row table:style-name="TableLine94856773587072">
          <table:table-cell table:style-name="Table6.A2" office:value-type="string">
            <text:p text:style-name="P1449">класть</text:p>
          </table:table-cell>
          <table:table-cell table:style-name="Table6.A2" office:value-type="string">
            <text:p text:style-name="P1450">put</text:p>
          </table:table-cell>
          <table:table-cell table:style-name="Table6.A2" office:value-type="string">
            <text:p text:style-name="P1450">put</text:p>
          </table:table-cell>
          <table:table-cell table:style-name="Table6.D2" office:value-type="string">
            <text:p text:style-name="P1449">put</text:p>
          </table:table-cell>
        </table:table-row>
        <table:table-row table:style-name="TableLine94856773600656">
          <table:table-cell table:style-name="Table6.A2" office:value-type="string">
            <text:p text:style-name="P1449">читать</text:p>
          </table:table-cell>
          <table:table-cell table:style-name="Table6.A2" office:value-type="string">
            <text:p text:style-name="P1450">read</text:p>
          </table:table-cell>
          <table:table-cell table:style-name="Table6.A2" office:value-type="string">
            <text:p text:style-name="P1450">read</text:p>
          </table:table-cell>
          <table:table-cell table:style-name="Table6.D2" office:value-type="string">
            <text:p text:style-name="P1450">read</text:p>
          </table:table-cell>
        </table:table-row>
        <table:table-row table:style-name="TableLine94856773605344">
          <table:table-cell table:style-name="Table6.A2" office:value-type="string">
            <text:p text:style-name="P1449">сказать</text:p>
          </table:table-cell>
          <table:table-cell table:style-name="Table6.A2" office:value-type="string">
            <text:p text:style-name="P1450">say</text:p>
          </table:table-cell>
          <table:table-cell table:style-name="Table6.A2" office:value-type="string">
            <text:p text:style-name="P1450">said</text:p>
          </table:table-cell>
          <table:table-cell table:style-name="Table6.D2" office:value-type="string">
            <text:p text:style-name="P1450">said</text:p>
          </table:table-cell>
        </table:table-row>
        <table:table-row table:style-name="TableLine94856773608944">
          <table:table-cell table:style-name="Table6.A2" office:value-type="string">
            <text:p text:style-name="P1449">говорить</text:p>
          </table:table-cell>
          <table:table-cell table:style-name="Table6.A2" office:value-type="string">
            <text:p text:style-name="P1450">speak</text:p>
          </table:table-cell>
          <table:table-cell table:style-name="Table6.A2" office:value-type="string">
            <text:p text:style-name="P1450">spoke</text:p>
          </table:table-cell>
          <table:table-cell table:style-name="Table6.D2" office:value-type="string">
            <text:p text:style-name="P1449">spoken</text:p>
          </table:table-cell>
        </table:table-row>
        <table:table-row table:style-name="TableLine94856773612320">
          <table:table-cell table:style-name="Table6.A2" office:value-type="string">
            <text:p text:style-name="P1449">видеть</text:p>
          </table:table-cell>
          <table:table-cell table:style-name="Table6.A2" office:value-type="string">
            <text:p text:style-name="P1450">see</text:p>
          </table:table-cell>
          <table:table-cell table:style-name="Table6.A2" office:value-type="string">
            <text:p text:style-name="P1450">saw</text:p>
          </table:table-cell>
          <table:table-cell table:style-name="Table6.D2" office:value-type="string">
            <text:p text:style-name="P1449">seen</text:p>
          </table:table-cell>
        </table:table-row>
        <table:table-row table:style-name="TableLine94856773616448">
          <table:table-cell table:style-name="Table6.A2" office:value-type="string">
            <text:p text:style-name="P1449">сидеть</text:p>
          </table:table-cell>
          <table:table-cell table:style-name="Table6.A2" office:value-type="string">
            <text:p text:style-name="P1450">sit</text:p>
          </table:table-cell>
          <table:table-cell table:style-name="Table6.A2" office:value-type="string">
            <text:p text:style-name="P1450">sat</text:p>
          </table:table-cell>
          <table:table-cell table:style-name="Table6.D2" office:value-type="string">
            <text:p text:style-name="P1449">sat</text:p>
          </table:table-cell>
        </table:table-row>
        <table:table-row table:style-name="TableLine94856773620512">
          <table:table-cell table:style-name="Table6.A2" office:value-type="string">
            <text:p text:style-name="P1449">брать</text:p>
          </table:table-cell>
          <table:table-cell table:style-name="Table6.A2" office:value-type="string">
            <text:p text:style-name="P1450">take</text:p>
          </table:table-cell>
          <table:table-cell table:style-name="Table6.A2" office:value-type="string">
            <text:p text:style-name="P1450">took</text:p>
          </table:table-cell>
          <table:table-cell table:style-name="Table6.D2" office:value-type="string">
            <text:p text:style-name="P1449">taken</text:p>
          </table:table-cell>
        </table:table-row>
        <table:table-row table:style-name="TableLine94856773630304">
          <table:table-cell table:style-name="Table6.A2" office:value-type="string">
            <text:p text:style-name="P1468">обучать</text:p>
          </table:table-cell>
          <table:table-cell table:style-name="Table6.A2" office:value-type="string">
            <text:p text:style-name="P1468">teach</text:p>
          </table:table-cell>
          <table:table-cell table:style-name="Table6.A2" office:value-type="string">
            <text:p text:style-name="P1469">taught</text:p>
          </table:table-cell>
          <table:table-cell table:style-name="Table6.D2" office:value-type="string">
            <text:p text:style-name="P1468">taught</text:p>
          </table:table-cell>
        </table:table-row>
        <table:table-row table:style-name="TableLine94856773640672">
          <table:table-cell table:style-name="Table6.A2" office:value-type="string">
            <text:p text:style-name="P1449">рассказывать</text:p>
          </table:table-cell>
          <table:table-cell table:style-name="Table6.A2" office:value-type="string">
            <text:p text:style-name="P1450">tell</text:p>
          </table:table-cell>
          <table:table-cell table:style-name="Table6.A2" office:value-type="string">
            <text:p text:style-name="P1450">told</text:p>
          </table:table-cell>
          <table:table-cell table:style-name="Table6.D2" office:value-type="string">
            <text:p text:style-name="P1449">told</text:p>
          </table:table-cell>
        </table:table-row>
        <table:table-row table:style-name="TableLine94856773644304">
          <table:table-cell table:style-name="Table6.A2" office:value-type="string">
            <text:p text:style-name="P1449">думать</text:p>
          </table:table-cell>
          <table:table-cell table:style-name="Table6.A2" office:value-type="string">
            <text:p text:style-name="P1450">think</text:p>
          </table:table-cell>
          <table:table-cell table:style-name="Table6.A2" office:value-type="string">
            <text:p text:style-name="P1450">thought</text:p>
          </table:table-cell>
          <table:table-cell table:style-name="Table6.D2" office:value-type="string">
            <text:p text:style-name="P1449">thought</text:p>
          </table:table-cell>
        </table:table-row>
        <table:table-row table:style-name="TableLine94856773647504">
          <table:table-cell table:style-name="Table6.A2" office:value-type="string">
            <text:p text:style-name="P1449">побеждать</text:p>
          </table:table-cell>
          <table:table-cell table:style-name="Table6.A2" office:value-type="string">
            <text:p text:style-name="P1450">win</text:p>
          </table:table-cell>
          <table:table-cell table:style-name="Table6.A2" office:value-type="string">
            <text:p text:style-name="P1450">won</text:p>
          </table:table-cell>
          <table:table-cell table:style-name="Table6.D2" office:value-type="string">
            <text:p text:style-name="P1449">won</text:p>
          </table:table-cell>
        </table:table-row>
        <table:table-row table:style-name="TableLine94856773659856">
          <table:table-cell table:style-name="Table6.A2" office:value-type="string">
            <text:p text:style-name="P1449">писать</text:p>
          </table:table-cell>
          <table:table-cell table:style-name="Table6.A2" office:value-type="string">
            <text:p text:style-name="P1450">write</text:p>
          </table:table-cell>
          <table:table-cell table:style-name="Table6.A2" office:value-type="string">
            <text:p text:style-name="P1450">wrote</text:p>
          </table:table-cell>
          <table:table-cell table:style-name="Table6.D2" office:value-type="string">
            <text:p text:style-name="P1449">written</text:p>
          </table:table-cell>
        </table:table-row>
      </table:table>
      <text:p text:style-name="P394"/>
      <text:p text:style-name="P396"/>
      <text:p text:style-name="P390"/>
      <text:p text:style-name="P390"/>
      <text:p text:style-name="P391"><text:soft-page-break/>Попробовать написать упрощенный конспект, без тонких подробностей, <text:span text:style-name="T1286">т. к. они только забивают голову лишней информацией, мешая сосредоточиться на главном. </text:span></text:p>
      <text:p text:style-name="P391"/>
      <text:p text:style-name="P1264"><text:span text:style-name="T713">Отделить </text:span><text:span text:style-name="T714">грамматические</text:span><text:span text:style-name="T713"> правила от информации, которую нужно заучить</text:span></text:p>
      <text:p text:style-name="P391"><text:span text:style-name="T1361">(устойчивые связки, фразовые глаголы и т. п.; </text:span><text:span text:style-name="T1363">можно в таблицах</text:span><text:span text:style-name="T1362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5T18:58:25.931061109</dc:date>
    <meta:editing-duration>P3DT1H16M33S</meta:editing-duration>
    <meta:editing-cycles>1341</meta:editing-cycles>
    <meta:generator>LibreOffice/6.4.7.2$Linux_X86_64 LibreOffice_project/40$Build-2</meta:generator>
    <meta:document-statistic meta:table-count="14" meta:image-count="0" meta:object-count="0" meta:page-count="66" meta:paragraph-count="2420" meta:word-count="19190" meta:character-count="120904" meta:non-whitespace-character-count="103424"/>
  </office:meta>
</office:document-meta>
</file>